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mm"/>
    </style:style>
    <style:style style:name="ro1" style:family="table-row">
      <style:table-row-properties style:row-height="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A1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A6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A6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A11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2" style:family="table-cell" style:parent-style-name="Default">
      <style:map style:condition="cell-content()=1" style:apply-style-name="nw1e" style:base-cell-address="Feuille1.A11"/>
    </style:style>
    <style:style style:name="ce8" style:family="table-cell" style:parent-style-name="Default">
      <style:map style:condition="cell-content()=1" style:apply-style-name="nw1e" style:base-cell-address="Feuille1.A61"/>
    </style:style>
    <style:style style:name="ce9" style:family="table-cell" style:parent-style-name="Default">
      <style:map style:condition="cell-content()=1" style:apply-style-name="nw1e" style:base-cell-address="Feuille1.B66"/>
    </style:style>
    <style:style style:name="ce10" style:family="table-cell" style:parent-style-name="Default">
      <style:map style:condition="cell-content()=1" style:apply-style-name="nw1e" style:base-cell-address="Feuille1.A11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mm"/>
      <style:map style:condition="cell-content()=1" style:apply-style-name="nw1e" style:base-cell-address="Feuille1.C13"/>
    </style:style>
    <style:style style:name="ce167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p0l9s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71" style:family="table-cell" style:parent-style-name="Default">
      <style:table-cell-properties fo:border-bottom="none" fo:border-left="0.06pt solid #000000" fo:border-right="none" fo:border-top="none"/>
    </style:style>
    <style:style style:name="ce19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13"/>
    </style:style>
    <style:style style:name="ce20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C44"/>
    </style:style>
    <style:style style:name="ce21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57"/>
    </style:style>
    <style:style style:name="ce22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61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  <style:map style:condition="cell-content()=1" style:apply-style-name="nw1e" style:base-cell-address="Feuille1.C57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14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27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C13"/>
    </style:style>
    <style:style style:name="ce28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D14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D15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D16"/>
    </style:style>
    <style:style style:name="ce31" style:family="table-cell" style:parent-style-name="Default">
      <style:map style:condition="cell-content()=1" style:apply-style-name="nw1e" style:base-cell-address="Feuille1.D17"/>
    </style:style>
    <style:style style:name="ce172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map style:condition="cell-content()=1" style:apply-style-name="nw1e" style:base-cell-address="Feuille1.D20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D21"/>
    </style:style>
    <style:style style:name="ce3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D24"/>
    </style:style>
    <style:style style:name="ce36" style:family="table-cell" style:parent-style-name="Default">
      <style:map style:condition="cell-content()=1" style:apply-style-name="nw1e" style:base-cell-address="Feuille1.D25"/>
    </style:style>
    <style:style style:name="ce37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nw1e" style:base-cell-address="Feuille1.D12"/>
    </style:style>
    <style:style style:name="ce38" style:family="table-cell" style:parent-style-name="Default">
      <style:map style:condition="cell-content()=1" style:apply-style-name="nw1e" style:base-cell-address="Feuille1.D12"/>
    </style:style>
    <style:style style:name="ce39" style:family="table-cell" style:parent-style-name="Default">
      <style:map style:condition="cell-content()=1" style:apply-style-name="nw1e" style:base-cell-address="Feuille1.D28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D29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D12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D32"/>
    </style:style>
    <style:style style:name="ce43" style:family="table-cell" style:parent-style-name="Default">
      <style:map style:condition="cell-content()=1" style:apply-style-name="nw1e" style:base-cell-address="Feuille1.D33"/>
    </style:style>
    <style:style style:name="ce44" style:family="table-cell" style:parent-style-name="Default">
      <style:map style:condition="cell-content()=1" style:apply-style-name="nw1e" style:base-cell-address="Feuille1.D36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D37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D40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D41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D12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13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44"/>
    </style:style>
    <style:style style:name="ce51" style:family="table-cell" style:parent-style-name="Default">
      <style:map style:condition="cell-content()=1" style:apply-style-name="nw1e" style:base-cell-address="Feuille1.D59"/>
    </style:style>
    <style:style style:name="ce52" style:family="table-cell" style:parent-style-name="Default">
      <style:map style:condition="cell-content()=1" style:apply-style-name="nw1e" style:base-cell-address="Feuille1.D60"/>
    </style:style>
    <style:style style:name="ce53" style:family="table-cell" style:parent-style-name="Default">
      <style:map style:condition="cell-content()=1" style:apply-style-name="nw1e" style:base-cell-address="Feuille1.C61"/>
    </style:style>
    <style:style style:name="ce54" style:family="table-cell" style:parent-style-name="Default">
      <style:map style:condition="cell-content()=1" style:apply-style-name="nw1e" style:base-cell-address="Feuille1.C57"/>
    </style:style>
    <style:style style:name="ce55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nw1e" style:base-cell-address="Feuille1.C57"/>
    </style:style>
    <style:style style:name="ce56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E12"/>
    </style:style>
    <style:style style:name="ce57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13"/>
    </style:style>
    <style:style style:name="ce1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E15"/>
    </style:style>
    <style:style style:name="ce6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D16"/>
    </style:style>
    <style:style style:name="ce61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E17"/>
    </style:style>
    <style:style style:name="ce62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E18"/>
    </style:style>
    <style:style style:name="ce6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E19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E20"/>
    </style:style>
    <style:style style:name="ce65" style:family="table-cell" style:parent-style-name="Default">
      <style:map style:condition="cell-content()=1" style:apply-style-name="nw1e" style:base-cell-address="Feuille1.E25"/>
    </style:style>
    <style:style style:name="ce66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nw1e" style:base-cell-address="Feuille1.E26"/>
    </style:style>
    <style:style style:name="ce67" style:family="table-cell" style:parent-style-name="Default">
      <style:map style:condition="cell-content()=1" style:apply-style-name="nw1e" style:base-cell-address="Feuille1.E27"/>
    </style:style>
    <style:style style:name="ce68" style:family="table-cell" style:parent-style-name="Default">
      <style:map style:condition="cell-content()=1" style:apply-style-name="nw1e" style:base-cell-address="Feuille1.E28"/>
    </style:style>
    <style:style style:name="ce6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E33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E34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E35"/>
    </style:style>
    <style:style style:name="ce7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E36"/>
    </style:style>
    <style:style style:name="ce7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E37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E38"/>
    </style:style>
    <style:style style:name="ce75" style:family="table-cell" style:parent-style-name="Default">
      <style:map style:condition="cell-content()=1" style:apply-style-name="nw1e" style:base-cell-address="Feuille1.E39"/>
    </style:style>
    <style:style style:name="ce76" style:family="table-cell" style:parent-style-name="Default">
      <style:map style:condition="cell-content()=1" style:apply-style-name="nw1e" style:base-cell-address="Feuille1.E40"/>
    </style:style>
    <style:style style:name="ce77" style:family="table-cell" style:parent-style-name="Default">
      <style:map style:condition="cell-content()=1" style:apply-style-name="nw1e" style:base-cell-address="Feuille1.C13"/>
    </style:style>
    <style:style style:name="ce78" style:family="table-cell" style:parent-style-name="Default">
      <style:map style:condition="cell-content()=1" style:apply-style-name="nw1e" style:base-cell-address="Feuille1.C44"/>
    </style:style>
    <style:style style:name="ce79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F12"/>
    </style:style>
    <style:style style:name="ce80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13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F14"/>
    </style:style>
    <style:style style:name="ce8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F15"/>
    </style:style>
    <style:style style:name="ce83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F16"/>
    </style:style>
    <style:style style:name="ce84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F17"/>
    </style:style>
    <style:style style:name="ce85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F18"/>
    </style:style>
    <style:style style:name="ce16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87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D12"/>
    </style:style>
    <style:style style:name="ce88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D12"/>
    </style:style>
    <style:style style:name="ce8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F27"/>
    </style:style>
    <style:style style:name="ce90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F28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F29"/>
    </style:style>
    <style:style style:name="ce9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F30"/>
    </style:style>
    <style:style style:name="ce9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F31"/>
    </style:style>
    <style:style style:name="ce9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F32"/>
    </style:style>
    <style:style style:name="ce9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F33"/>
    </style:style>
    <style:style style:name="ce9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F34"/>
    </style:style>
    <style:style style:name="ce97" style:family="table-cell" style:parent-style-name="Default">
      <style:map style:condition="cell-content()=1" style:apply-style-name="nw1e" style:base-cell-address="Feuille1.F37"/>
    </style:style>
    <style:style style:name="ce98" style:family="table-cell" style:parent-style-name="Default">
      <style:map style:condition="cell-content()=1" style:apply-style-name="nw1e" style:base-cell-address="Feuille1.F38"/>
    </style:style>
    <style:style style:name="ce99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G12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C13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D12"/>
    </style:style>
    <style:style style:name="ce102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03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04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05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G18"/>
    </style:style>
    <style:style style:name="ce106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G19"/>
    </style:style>
    <style:style style:name="ce107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G20"/>
    </style:style>
    <style:style style:name="ce108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G21"/>
    </style:style>
    <style:style style:name="ce109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G22"/>
    </style:style>
    <style:style style:name="ce110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G23"/>
    </style:style>
    <style:style style:name="ce111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G24"/>
    </style:style>
    <style:style style:name="ce112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G25"/>
    </style:style>
    <style:style style:name="ce113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G26"/>
    </style:style>
    <style:style style:name="ce1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G27"/>
    </style:style>
    <style:style style:name="ce115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G28"/>
    </style:style>
    <style:style style:name="ce11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G29"/>
    </style:style>
    <style:style style:name="ce117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G30"/>
    </style:style>
    <style:style style:name="ce11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C13"/>
    </style:style>
    <style:style style:name="ce119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C44"/>
    </style:style>
    <style:style style:name="ce164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C13"/>
    </style:style>
    <style:style style:name="ce1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D12"/>
    </style:style>
    <style:style style:name="ce124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25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26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27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28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29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30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31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32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33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34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35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36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37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38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39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40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41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42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43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44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45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12"/>
    </style:style>
    <style:style style:name="ce146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13"/>
    </style:style>
    <style:style style:name="ce147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44"/>
    </style:style>
    <style:style style:name="ce161" style:family="table-cell" style:parent-style-name="Default">
      <style:table-cell-properties fo:border-bottom="none" fo:border-left="none" fo:border-right="0.06pt solid #000000" fo:border-top="none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I12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I12"/>
    </style:style>
    <style:style style:name="ce151" style:family="table-cell" style:parent-style-name="Default">
      <style:map style:condition="cell-content()=1" style:apply-style-name="nw1e" style:base-cell-address="Feuille1.I12"/>
    </style:style>
    <style:style style:name="ce152" style:family="table-cell" style:parent-style-name="Default">
      <style:map style:condition="cell-content()=1" style:apply-style-name="nw1e" style:base-cell-address="Feuille1.I12"/>
    </style:style>
    <style:style style:name="ce153" style:family="table-cell" style:parent-style-name="Default">
      <style:map style:condition="cell-content()=1" style:apply-style-name="nw1e" style:base-cell-address="Feuille1.I44"/>
    </style:style>
    <style:style style:name="ce704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R12"/>
    </style:style>
    <style:style style:name="ce705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R12"/>
    </style:style>
    <style:style style:name="ce70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R12"/>
    </style:style>
    <style:style style:name="ce707" style:family="table-cell" style:parent-style-name="Default">
      <style:map style:condition="cell-content()=1" style:apply-style-name="nw1e" style:base-cell-address="Feuille1.R12"/>
    </style:style>
    <style:style style:name="ce157" style:family="table-cell" style:parent-style-name="Default">
      <style:table-cell-properties fo:border-bottom="0.06pt solid #000000" fo:border-left="0.06pt solid #000000" fo:border-right="none" fo:border-top="none"/>
      <style:map style:condition="cell-content()=1" style:apply-style-name="nw1e" style:base-cell-address="Feuille1.R12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p0l9s"/>
      <style:map style:condition="cell-content()=1" style:apply-style-name="nw1e" style:base-cell-address="Feuille1.R12"/>
    </style:style>
    <style:style style:name="ce156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R12"/>
    </style:style>
    <style:style style:name="ce15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R12"/>
    </style:style>
    <style:style style:name="ce159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nw1e" style:base-cell-address="Feuille1.R12"/>
    </style:style>
    <style:style style:name="ce713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()=1" style:apply-style-name="nw1e" style:base-cell-address="Feuille1.R12"/>
    </style:style>
    <style:style style:name="ce171" style:family="table-cell" style:parent-style-name="Default">
      <style:map style:condition="cell-content()=1" style:apply-style-name="nw1e" style:base-cell-address="Feuille1.W12"/>
    </style:style>
    <style:style style:name="ce715" style:family="table-cell" style:parent-style-name="Default">
      <style:table-cell-properties fo:border-bottom="0.06pt solid #000000" fo:border-left="0.06pt solid #000000" fo:border-right="none" fo:border-top="none"/>
      <style:map style:condition="cell-content()=1" style:apply-style-name="nw1e" style:base-cell-address="Feuille1.W12"/>
    </style:style>
    <style:style style:name="ce16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p0l9s"/>
      <style:map style:condition="cell-content()=1" style:apply-style-name="nw1e" style:base-cell-address="Feuille1.W12"/>
    </style:style>
    <style:style style:name="ce166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W12"/>
    </style:style>
    <style:style style:name="ce168" style:family="table-cell" style:parent-style-name="Default">
      <style:map style:condition="cell-content()=1" style:apply-style-name="nw1e" style:base-cell-address="Feuille1.X57"/>
    </style:style>
    <style:style style:name="ce169" style:family="table-cell" style:parent-style-name="Default">
      <style:map style:condition="cell-content()=1" style:apply-style-name="nw1e" style:base-cell-address="Feuille1.X58"/>
    </style:style>
    <style:style style:name="ce720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W12"/>
    </style:style>
    <style:style style:name="ce721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W12"/>
    </style:style>
    <style:style style:name="ce722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W12"/>
    </style:style>
    <style:style style:name="ce170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W12"/>
    </style:style>
    <style:style style:name="ce205" style:family="table-cell" style:parent-style-name="Default">
      <style:map style:condition="cell-content()=1" style:apply-style-name="nw1e" style:base-cell-address="Feuille1.AB12"/>
    </style:style>
    <style:style style:name="ce207" style:family="table-cell" style:parent-style-name="Default">
      <style:map style:condition="cell-content()=1" style:apply-style-name="nw1e" style:base-cell-address="Feuille1.AB12"/>
    </style:style>
    <style:style style:name="ce1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map style:condition="cell-content()=1" style:apply-style-name="nw1e" style:base-cell-address="Feuille1.AB50"/>
    </style:style>
    <style:style style:name="ce178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mm"/>
      <style:map style:condition="cell-content()=1" style:apply-style-name="nw1e" style:base-cell-address="Feuille1.AB50"/>
    </style:style>
    <style:style style:name="ce179" style:family="table-cell" style:parent-style-name="Default">
      <style:table-cell-properties fo:border-bottom="0.06pt solid #000000" fo:background-color="#ff3333" fo:border-left="0.06pt solid #000000" fo:border-right="0.06pt solid #000000" fo:border-top="none"/>
      <style:map style:condition="cell-content()=1" style:apply-style-name="nw1e" style:base-cell-address="Feuille1.AB50"/>
    </style:style>
    <style:style style:name="ce180" style:family="table-cell" style:parent-style-name="Default">
      <style:table-cell-properties fo:border-bottom="none" fo:background-color="#ff3333" fo:border-left="0.06pt solid #000000" fo:border-right="none" fo:border-top="none"/>
      <style:map style:condition="cell-content()=1" style:apply-style-name="nw1e" style:base-cell-address="Feuille1.AB50"/>
    </style:style>
    <style:style style:name="ce18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AB50"/>
    </style:style>
    <style:style style:name="ce182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mm"/>
      <style:map style:condition="cell-content()=1" style:apply-style-name="nw1e" style:base-cell-address="Feuille1.AB50"/>
    </style:style>
    <style:style style:name="ce1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AB50"/>
    </style:style>
    <style:style style:name="ce18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AB50"/>
    </style:style>
    <style:style style:name="ce185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6" style:family="table-cell" style:parent-style-name="Default">
      <style:table-cell-properties fo:border-bottom="none" fo:background-color="#ff3333" fo:border-left="0.06pt solid #000000" fo:border-right="none" fo:border-top="none"/>
      <style:map style:condition="cell-content()=1" style:apply-style-name="nw1e" style:base-cell-address="Feuille1.AB50"/>
    </style:style>
    <style:style style:name="ce187" style:family="table-cell" style:parent-style-name="Default">
      <style:table-cell-properties fo:border-bottom="none" fo:background-color="#ff3333" fo:border-left="0.06pt solid #000000" fo:border-right="none" fo:border-top="none"/>
    </style:style>
    <style:style style:name="ce188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mm"/>
      <style:map style:condition="cell-content()=1" style:apply-style-name="nw1e" style:base-cell-address="Feuille1.AB50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AB76"/>
    </style:style>
    <style:style style:name="ce739" style:family="table-cell" style:parent-style-name="Default">
      <style:table-cell-properties fo:border-bottom="0.06pt solid #000000" fo:border-left="0.06pt solid #000000" fo:border-right="none" fo:border-top="none"/>
      <style:map style:condition="cell-content()=1" style:apply-style-name="nw1e" style:base-cell-address="Feuille1.AB12"/>
    </style:style>
    <style:style style:name="ce19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p0l9s"/>
      <style:map style:condition="cell-content()=1" style:apply-style-name="nw1e" style:base-cell-address="Feuille1.AB12"/>
    </style:style>
    <style:style style:name="ce19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AB12"/>
    </style:style>
    <style:style style:name="ce742" style:family="table-cell" style:parent-style-name="Default">
      <style:table-cell-properties fo:border-bottom="0.06pt solid #000000" fo:border-left="0.06pt solid #000000" fo:border-right="none" fo:border-top="none"/>
      <style:map style:condition="cell-content()=1" style:apply-style-name="nw1e" style:base-cell-address="Feuille1.AB12"/>
    </style:style>
    <style:style style:name="ce193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AB12"/>
    </style:style>
    <style:style style:name="ce194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AB12"/>
    </style:style>
    <style:style style:name="ce19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()=1" style:apply-style-name="nw1e" style:base-cell-address="Feuille1.AB50"/>
    </style:style>
    <style:style style:name="ce1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AB50"/>
    </style:style>
    <style:style style:name="ce19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AB50"/>
    </style:style>
    <style:style style:name="ce199" style:family="table-cell" style:parent-style-name="Default">
      <style:table-cell-properties fo:border-bottom="none" fo:background-color="#ff3333" fo:border-left="none" fo:border-right="0.06pt solid #000000" fo:border-top="none"/>
      <style:map style:condition="cell-content()=1" style:apply-style-name="nw1e" style:base-cell-address="Feuille1.AB50"/>
    </style:style>
    <style:style style:name="ce200" style:family="table-cell" style:parent-style-name="Default">
      <style:table-cell-properties fo:border-bottom="0.06pt solid #000000" fo:background-color="#ff3333" fo:border-left="none" fo:border-right="0.06pt solid #000000" fo:border-top="none"/>
    </style:style>
    <style:style style:name="ce750" style:family="table-cell" style:parent-style-name="Default">
      <style:table-cell-properties fo:background-color="#ff3333" fo:border="none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AB50"/>
    </style:style>
    <style:style style:name="ce20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()=1" style:apply-style-name="nw1e" style:base-cell-address="Feuille1.AB76"/>
    </style:style>
    <style:style style:name="ce753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AB12"/>
    </style:style>
    <style:style style:name="ce75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AB12"/>
    </style:style>
    <style:style style:name="ce75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AB12"/>
    </style:style>
    <style:style style:name="ce20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AB12"/>
    </style:style>
    <style:style style:name="ce757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nw1e" style:base-cell-address="Feuille1.AB12"/>
    </style:style>
    <style:style style:name="ce20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AB12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()=1" style:apply-style-name="nw1e" style:base-cell-address="Feuille1.AB50"/>
    </style:style>
    <style:style style:name="ce211" style:family="table-cell" style:parent-style-name="Default">
      <style:table-cell-properties fo:border-bottom="none" fo:background-color="#ff3333" fo:border-left="none" fo:border-right="0.06pt solid #000000" fo:border-top="none"/>
    </style:style>
    <style:style style:name="ce761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AB12"/>
    </style:style>
    <style:style style:name="ce7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AB12"/>
    </style:style>
    <style:style style:name="ce76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AB12"/>
    </style:style>
    <style:style style:name="ce764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AB12"/>
    </style:style>
    <style:style style:name="ce216" style:family="table-cell" style:parent-style-name="Default">
      <style:map style:condition="cell-content()=1" style:apply-style-name="nw1e" style:base-cell-address="Feuille1.AF57"/>
    </style:style>
    <style:style style:name="ce217" style:family="table-cell" style:parent-style-name="Default">
      <style:map style:condition="cell-content()=1" style:apply-style-name="nw1e" style:base-cell-address="Feuille1.AF58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p0l9s" fo:font-size="10pt" style:font-size-asian="10pt" style:font-size-complex="10pt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p0l9s"/>
      <style:map style:condition="cell-content()=1" style:apply-style-name="nw1e" style:base-cell-address="Feuille1.AH5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p0l9s"/>
      <style:map style:condition="cell-content()=1" style:apply-style-name="nw1e" style:base-cell-address="Feuille1.AH5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p0l9s"/>
      <style:map style:condition="cell-content()=1" style:apply-style-name="nw1e" style:base-cell-address="Feuille1.AH5"/>
    </style:style>
    <style:style style:name="ce2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AH5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AH5"/>
    </style:style>
    <style:style style:name="ce48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</style:style>
    <style:style style:name="ce775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AI67"/>
    </style:style>
    <style:style style:name="ce776" style:family="table-cell" style:parent-style-name="Default">
      <style:table-cell-properties fo:background-color="#ff3333" fo:border="none"/>
      <style:map style:condition="cell-content()=1" style:apply-style-name="nw1e" style:base-cell-address="Feuille1.AI67"/>
    </style:style>
    <style:style style:name="ce777" style:family="table-cell" style:parent-style-name="Default">
      <style:map style:condition="cell-content()=1" style:apply-style-name="nw1e" style:base-cell-address="Feuille1.AI67"/>
    </style:style>
    <style:style style:name="ce778" style:family="table-cell" style:parent-style-name="Default">
      <style:map style:condition="cell-content()=1" style:apply-style-name="nw1e" style:base-cell-address="Feuille1.AI76"/>
    </style:style>
    <style:style style:name="ce2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AJ50"/>
    </style:style>
    <style:style style:name="ce780" style:family="table-cell" style:parent-style-name="Default">
      <style:table-cell-properties fo:border-bottom="none" fo:border-left="0.06pt solid #000000" fo:border-right="none" fo:border-top="0.06pt solid #000000"/>
    </style:style>
    <style:style style:name="ce781" style:family="table-cell" style:parent-style-name="Default">
      <style:map style:condition="cell-content()=1" style:apply-style-name="nw1e" style:base-cell-address="Feuille1.AQ12"/>
    </style:style>
    <style:style style:name="ce782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AQ12"/>
    </style:style>
    <style:style style:name="ce23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p0l9s"/>
      <style:map style:condition="cell-content()=1" style:apply-style-name="nw1e" style:base-cell-address="Feuille1.AQ12"/>
    </style:style>
    <style:style style:name="ce236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AQ12"/>
    </style:style>
    <style:style style:name="ce237" style:family="table-cell" style:parent-style-name="Default">
      <style:table-cell-properties fo:border-bottom="0.06pt solid #000000" fo:border-left="0.06pt solid #000000" fo:border-right="none" fo:border-top="none"/>
      <style:map style:condition="cell-content()=1" style:apply-style-name="nw1e" style:base-cell-address="Feuille1.AQ12"/>
    </style:style>
    <style:style style:name="ce786" style:family="table-cell" style:parent-style-name="Default">
      <style:table-cell-properties fo:border-bottom="none" fo:border-left="none" fo:border-right="none" fo:border-top="0.06pt solid #000000"/>
    </style:style>
    <style:style style:name="ce787" style:family="table-cell" style:parent-style-name="Default">
      <style:table-cell-properties fo:border="none"/>
    </style:style>
    <style:style style:name="ce78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AQ12"/>
    </style:style>
    <style:style style:name="ce240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AQ12"/>
    </style:style>
    <style:style style:name="ce241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nw1e" style:base-cell-address="Feuille1.AQ12"/>
    </style:style>
    <style:style style:name="ce242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()=1" style:apply-style-name="nw1e" style:base-cell-address="Feuille1.AQ12"/>
    </style:style>
    <style:style style:name="ce792" style:family="table-cell" style:parent-style-name="Default">
      <style:table-cell-properties fo:border-bottom="none" fo:border-left="none" fo:border-right="0.06pt solid #000000" fo:border-top="0.06pt solid #000000"/>
      <style:map style:condition="cell-content()=1" style:apply-style-name="nw1e" style:base-cell-address="Feuille1.AT11"/>
    </style:style>
    <style:style style:name="ce243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A11"/>
    </style:style>
    <style:style style:name="ce2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A11"/>
    </style:style>
    <style:style style:name="ce24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A11"/>
    </style:style>
    <style:style style:name="ce247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A11"/>
    </style:style>
    <style:style style:name="ce797" style:family="table-cell" style:parent-style-name="Default">
      <style:map style:condition="cell-content()=1" style:apply-style-name="nw1e" style:base-cell-address="Feuille1.A11"/>
    </style:style>
    <style:style style:name="ce249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()=1" style:apply-style-name="nw1e" style:base-cell-address="Feuille1.A11"/>
    </style:style>
    <style:style style:name="ce799" style:family="table-cell" style:parent-style-name="Default">
      <style:map style:condition="cell-content()=1" style:apply-style-name="nw1e" style:base-cell-address="Feuille1.AT11"/>
    </style:style>
    <style:style style:name="ce800" style:family="table-cell" style:parent-style-name="Default">
      <style:map style:condition="cell-content()=1" style:apply-style-name="nw1e" style:base-cell-address="Feuille1.A11"/>
    </style:style>
    <style:style style:name="ce801" style:family="table-cell" style:parent-style-name="Default">
      <style:table-cell-properties fo:border-bottom="none" fo:border-left="0.06pt solid #000000" fo:border-right="none" fo:border-top="0.06pt solid #000000"/>
      <style:map style:condition="cell-content()=1" style:apply-style-name="nw1e" style:base-cell-address="Feuille1.AT11"/>
    </style:style>
    <style:style style:name="ce25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A11"/>
    </style:style>
    <style:style style:name="ce803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A11"/>
    </style:style>
    <style:style style:name="ce25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p0l9s"/>
      <style:map style:condition="cell-content()=1" style:apply-style-name="nw1e" style:base-cell-address="Feuille1.A11"/>
    </style:style>
    <style:style style:name="ce254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A11"/>
    </style:style>
    <style:style style:name="ce255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A11"/>
    </style:style>
    <style:style style:name="ce256" style:family="table-cell" style:parent-style-name="Default">
      <style:table-cell-properties fo:border-bottom="0.06pt solid #000000" fo:border-left="0.06pt solid #000000" fo:border-right="none" fo:border-top="none"/>
      <style:map style:condition="cell-content()=1" style:apply-style-name="nw1e" style:base-cell-address="Feuille1.A11"/>
    </style:style>
    <style:style style:name="ce808" style:family="table-cell" style:parent-style-name="Default">
      <style:table-cell-properties fo:background-color="transparent"/>
    </style:style>
    <style:style style:name="ce809" style:family="table-cell" style:parent-style-name="Default">
      <style:table-cell-properties fo:border-bottom="none" fo:border-left="none" fo:border-right="none" fo:border-top="0.06pt solid #000000"/>
      <style:map style:condition="cell-content()=1" style:apply-style-name="nw1e" style:base-cell-address="Feuille1.AT11"/>
    </style:style>
    <style:style style:name="ce258" style:family="table-cell" style:parent-style-name="Default">
      <style:table-cell-properties fo:border="none"/>
      <style:map style:condition="cell-content()=1" style:apply-style-name="nw1e" style:base-cell-address="Feuille1.A11"/>
    </style:style>
    <style:style style:name="ce811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A11"/>
    </style:style>
    <style:style style:name="ce81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A11"/>
    </style:style>
    <style:style style:name="ce260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A11"/>
    </style:style>
    <style:style style:name="ce261" style:family="table-cell" style:parent-style-name="Default">
      <style:map style:condition="cell-content()=1" style:apply-style-name="nw1e" style:base-cell-address="Feuille1.A11"/>
    </style:style>
    <style:style style:name="ce26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A11"/>
    </style:style>
    <style:style style:name="ce264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nw1e" style:base-cell-address="Feuille1.A11"/>
    </style:style>
    <style:style style:name="ce817" style:family="table-cell" style:parent-style-name="Default">
      <style:text-properties fo:color="#ffffff"/>
    </style:style>
    <style:style style:name="ce266" style:family="table-cell" style:parent-style-name="Default">
      <style:table-cell-properties fo:border="none"/>
      <style:map style:condition="cell-content()=1" style:apply-style-name="nw1e" style:base-cell-address="Feuille1.AV12"/>
    </style:style>
    <style:style style:name="ce267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()=1" style:apply-style-name="nw1e" style:base-cell-address="Feuille1.AV12"/>
    </style:style>
    <style:style style:name="ce820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AV12"/>
    </style:style>
    <style:style style:name="ce821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BA12"/>
    </style:style>
    <style:style style:name="ce2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p0l9s"/>
      <style:map style:condition="cell-content()=1" style:apply-style-name="nw1e" style:base-cell-address="Feuille1.BA12"/>
    </style:style>
    <style:style style:name="ce270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BA12"/>
    </style:style>
    <style:style style:name="ce272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BA12"/>
    </style:style>
    <style:style style:name="ce273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BA12"/>
    </style:style>
    <style:style style:name="ce826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BA12"/>
    </style:style>
    <style:style style:name="ce27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BA12"/>
    </style:style>
    <style:style style:name="ce276" style:family="table-cell" style:parent-style-name="Default">
      <style:map style:condition="cell-content()=1" style:apply-style-name="nw1e" style:base-cell-address="Feuille1.BA12"/>
    </style:style>
    <style:style style:name="ce829" style:family="table-cell" style:parent-style-name="Default">
      <style:table-cell-properties fo:border="none"/>
      <style:map style:condition="cell-content()=1" style:apply-style-name="nw1e" style:base-cell-address="Feuille1.BA12"/>
    </style:style>
    <style:style style:name="ce278" style:family="table-cell" style:parent-style-name="Default">
      <style:map style:condition="cell-content()=1" style:apply-style-name="nw1e" style:base-cell-address="Feuille1.BA12"/>
    </style:style>
    <style:style style:name="ce27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BA12"/>
    </style:style>
    <style:style style:name="ce832" style:family="table-cell" style:parent-style-name="Default">
      <style:table-cell-properties fo:border="none"/>
      <style:map style:condition="cell-content()=1" style:apply-style-name="nw1e" style:base-cell-address="Feuille1.BA12"/>
    </style:style>
    <style:style style:name="ce281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()=1" style:apply-style-name="nw1e" style:base-cell-address="Feuille1.BA12"/>
    </style:style>
    <style:style style:name="ce83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BA12"/>
    </style:style>
    <style:style style:name="ce283" style:family="table-cell" style:parent-style-name="Default">
      <style:map style:condition="cell-content()=1" style:apply-style-name="nw1e" style:base-cell-address="Feuille1.BD13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BD13"/>
    </style:style>
    <style:style style:name="ce2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BA12"/>
    </style:style>
    <style:style style:name="ce286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BA12"/>
    </style:style>
    <style:style style:name="ce287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BA12"/>
    </style:style>
    <style:style style:name="ce28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290" style:family="table-cell" style:parent-style-name="Default">
      <style:table-cell-properties fo:border-bottom="0.06pt solid #000000" fo:border-left="none" fo:border-right="0.06pt solid #000000" fo:border-top="none"/>
    </style:style>
    <style:style style:name="ce2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9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p0l9s"/>
    </style:style>
    <style:style style:name="ce296" style:family="table-cell" style:parent-style-name="Default">
      <style:map style:condition="cell-content()=1" style:apply-style-name="nw1e" style:base-cell-address="Feuille1.BX11"/>
    </style:style>
    <style:style style:name="ce8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BX11"/>
    </style:style>
    <style:style style:name="ce846" style:family="table-cell" style:parent-style-name="Default">
      <style:map style:condition="cell-content()=1" style:apply-style-name="nw1e" style:base-cell-address="Feuille1.BX11"/>
    </style:style>
    <style:style style:name="ce295" style:family="table-cell" style:parent-style-name="Default">
      <style:map style:condition="cell-content()=1" style:apply-style-name="nw1e" style:base-cell-address="Feuille1.BX11"/>
    </style:style>
    <style:style style:name="ce848" style:family="table-cell" style:parent-style-name="Default">
      <style:map style:condition="cell-content()=1" style:apply-style-name="nw1e" style:base-cell-address="Feuille1.CB41"/>
    </style:style>
    <style:style style:name="ce297" style:family="table-cell" style:parent-style-name="Default">
      <style:map style:condition="cell-content()=1" style:apply-style-name="nw1e" style:base-cell-address="Feuille1.CA42"/>
    </style:style>
    <style:style style:name="ce850" style:family="table-cell" style:parent-style-name="Default">
      <style:map style:condition="cell-content()=1" style:apply-style-name="nw1e" style:base-cell-address="Feuille1.CC39"/>
    </style:style>
    <style:style style:name="ce851" style:family="table-cell" style:parent-style-name="Default">
      <style:table-cell-properties fo:border-bottom="none" fo:border-left="none" fo:border-right="none" fo:border-top="0.06pt solid #000000"/>
      <style:map style:condition="cell-content()=1" style:apply-style-name="nw1e" style:base-cell-address="Feuille1.CD11"/>
    </style:style>
    <style:style style:name="ce300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D11"/>
    </style:style>
    <style:style style:name="ce301" style:family="table-cell" style:parent-style-name="Default">
      <style:table-cell-properties fo:border="none"/>
      <style:map style:condition="cell-content()=1" style:apply-style-name="nw1e" style:base-cell-address="Feuille1.CD11"/>
    </style:style>
    <style:style style:name="ce30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p0l9s"/>
      <style:map style:condition="cell-content()=1" style:apply-style-name="nw1e" style:base-cell-address="Feuille1.CD11"/>
    </style:style>
    <style:style style:name="ce303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nw1e" style:base-cell-address="Feuille1.CD11"/>
    </style:style>
    <style:style style:name="ce309" style:family="table-cell" style:parent-style-name="Default">
      <style:map style:condition="cell-content()=1" style:apply-style-name="nw1e" style:base-cell-address="Feuille1.CD11"/>
    </style:style>
    <style:style style:name="ce857" style:family="table-cell" style:parent-style-name="Default">
      <style:table-cell-properties fo:border-bottom="none" fo:border-left="none" fo:border-right="none" fo:border-top="0.06pt solid #000000"/>
      <style:map style:condition="cell-content()=1" style:apply-style-name="nw1e" style:base-cell-address="Feuille1.CD11"/>
    </style:style>
    <style:style style:name="ce306" style:family="table-cell" style:parent-style-name="Default">
      <style:table-cell-properties fo:border="none"/>
      <style:map style:condition="cell-content()=1" style:apply-style-name="nw1e" style:base-cell-address="Feuille1.CD11"/>
    </style:style>
    <style:style style:name="ce85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D11"/>
    </style:style>
    <style:style style:name="ce860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D11"/>
    </style:style>
    <style:style style:name="ce30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D11"/>
    </style:style>
    <style:style style:name="ce8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D11"/>
    </style:style>
    <style:style style:name="ce311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()=1" style:apply-style-name="nw1e" style:base-cell-address="Feuille1.CD11"/>
    </style:style>
    <style:style style:name="ce864" style:family="table-cell" style:parent-style-name="Default">
      <style:map style:condition="cell-content()=1" style:apply-style-name="nw1e" style:base-cell-address="Feuille1.CD11"/>
    </style:style>
    <style:style style:name="ce312" style:family="table-cell" style:parent-style-name="Default">
      <style:map style:condition="cell-content()=1" style:apply-style-name="nw1e" style:base-cell-address="Feuille1.CD11"/>
    </style:style>
    <style:style style:name="ce866" style:family="table-cell" style:parent-style-name="Default">
      <style:table-cell-properties fo:border-bottom="none" fo:border-left="none" fo:border-right="0.06pt solid #000000" fo:border-top="0.06pt solid #000000"/>
      <style:map style:condition="cell-content()=1" style:apply-style-name="nw1e" style:base-cell-address="Feuille1.CD11"/>
    </style:style>
    <style:style style:name="ce314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D11"/>
    </style:style>
    <style:style style:name="ce868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D11"/>
    </style:style>
    <style:style style:name="ce317" style:family="table-cell" style:parent-style-name="Default">
      <style:table-cell-properties fo:border-bottom="0.06pt solid #000000" fo:border-left="none" fo:border-right="0.06pt solid #000000" fo:border-top="none"/>
      <style:map style:condition="cell-content()=1" style:apply-style-name="nw1e" style:base-cell-address="Feuille1.CD11"/>
    </style:style>
    <style:style style:name="ce870" style:family="table-cell" style:parent-style-name="Default">
      <style:map style:condition="cell-content()=1" style:apply-style-name="nw1e" style:base-cell-address="Feuille1.CD11"/>
    </style:style>
    <style:style style:name="ce318" style:family="table-cell" style:parent-style-name="Default">
      <style:map style:condition="cell-content()=1" style:apply-style-name="nw1e" style:base-cell-address="Feuille1.CD11"/>
    </style:style>
    <style:style style:name="ce872" style:family="table-cell" style:parent-style-name="Default">
      <style:map style:condition="cell-content()=1" style:apply-style-name="nw1e" style:base-cell-address="Feuille1.CD11"/>
    </style:style>
    <style:style style:name="ce320" style:family="table-cell" style:parent-style-name="Default">
      <style:map style:condition="cell-content()=1" style:apply-style-name="nw1e" style:base-cell-address="Feuille1.CD11"/>
    </style:style>
    <style:style style:name="ce321" style:family="table-cell" style:parent-style-name="Default">
      <style:map style:condition="cell-content()=1" style:apply-style-name="nw1e" style:base-cell-address="Feuille1.CD11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D11"/>
    </style:style>
    <style:style style:name="ce8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D11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D11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D11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D11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D11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D11"/>
    </style:style>
    <style:style style:name="ce882" style:family="table-cell" style:parent-style-name="Default">
      <style:map style:condition="cell-content()=1" style:apply-style-name="nw1e" style:base-cell-address="Feuille1.CH11"/>
    </style:style>
    <style:style style:name="ce883" style:family="table-cell" style:parent-style-name="Default">
      <style:map style:condition="cell-content()=1" style:apply-style-name="nw1e" style:base-cell-address="Feuille1.CI23"/>
      <style:map style:condition="cell-content()=0" style:apply-style-name="bla" style:base-cell-address="Feuille1.CI23"/>
    </style:style>
    <style:style style:name="ce330" style:family="table-cell" style:parent-style-name="Default">
      <style:map style:condition="cell-content()=1" style:apply-style-name="nw1e" style:base-cell-address="Feuille1.CI24"/>
    </style:style>
    <style:style style:name="ce331" style:family="table-cell" style:parent-style-name="Default">
      <style:map style:condition="cell-content()=1" style:apply-style-name="nw1e" style:base-cell-address="Feuille1.CI25"/>
    </style:style>
    <style:style style:name="ce332" style:family="table-cell" style:parent-style-name="Default">
      <style:map style:condition="cell-content()=1" style:apply-style-name="nw1e" style:base-cell-address="Feuille1.CI26"/>
    </style:style>
    <style:style style:name="ce333" style:family="table-cell" style:parent-style-name="Default">
      <style:map style:condition="cell-content()=1" style:apply-style-name="nw1e" style:base-cell-address="Feuille1.CI27"/>
    </style:style>
    <style:style style:name="ce334" style:family="table-cell" style:parent-style-name="Default">
      <style:map style:condition="cell-content()=1" style:apply-style-name="nw1e" style:base-cell-address="Feuille1.CI28"/>
    </style:style>
    <style:style style:name="ce335" style:family="table-cell" style:parent-style-name="Default">
      <style:map style:condition="cell-content()=1" style:apply-style-name="nw1e" style:base-cell-address="Feuille1.CI29"/>
    </style:style>
    <style:style style:name="ce890" style:family="table-cell" style:parent-style-name="Default">
      <style:map style:condition="cell-content()=1" style:apply-style-name="nw1e" style:base-cell-address="Feuille1.CI31"/>
    </style:style>
    <style:style style:name="ce337" style:family="table-cell" style:parent-style-name="Default">
      <style:map style:condition="cell-content()=1" style:apply-style-name="nw1e" style:base-cell-address="Feuille1.CI32"/>
    </style:style>
    <style:style style:name="ce338" style:family="table-cell" style:parent-style-name="Default">
      <style:map style:condition="cell-content()=1" style:apply-style-name="nw1e" style:base-cell-address="Feuille1.CI33"/>
    </style:style>
    <style:style style:name="ce339" style:family="table-cell" style:parent-style-name="Default">
      <style:map style:condition="cell-content()=1" style:apply-style-name="nw1e" style:base-cell-address="Feuille1.CI34"/>
    </style:style>
    <style:style style:name="ce340" style:family="table-cell" style:parent-style-name="Default">
      <style:map style:condition="cell-content()=1" style:apply-style-name="nw1e" style:base-cell-address="Feuille1.CI35"/>
    </style:style>
    <style:style style:name="ce341" style:family="table-cell" style:parent-style-name="Default">
      <style:map style:condition="cell-content()=1" style:apply-style-name="nw1e" style:base-cell-address="Feuille1.CH36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H36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H36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H36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H36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H36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H36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H36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H36"/>
    </style:style>
    <style:style style:name="ce3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CH36"/>
    </style:style>
    <style:style style:name="ce905" style:family="table-cell" style:parent-style-name="Default">
      <style:table-cell-properties fo:border-bottom="none" fo:border-left="0.06pt solid #000000" fo:border-right="none" fo:border-top="0.06pt solid #000000"/>
      <style:map style:condition="cell-content()=1" style:apply-style-name="nw1e" style:base-cell-address="Feuille1.CJ11"/>
    </style:style>
    <style:style style:name="ce906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I23"/>
    </style:style>
    <style:style style:name="ce353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J24"/>
    </style:style>
    <style:style style:name="ce354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I25"/>
    </style:style>
    <style:style style:name="ce909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J27"/>
    </style:style>
    <style:style style:name="ce356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I28"/>
    </style:style>
    <style:style style:name="ce357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J29"/>
    </style:style>
    <style:style style:name="ce358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J30"/>
    </style:style>
    <style:style style:name="ce359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J31"/>
    </style:style>
    <style:style style:name="ce360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J32"/>
    </style:style>
    <style:style style:name="ce361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H12"/>
    </style:style>
    <style:style style:name="ce916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J35"/>
    </style:style>
    <style:style style:name="ce363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H36"/>
    </style:style>
    <style:style style:name="ce364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H36"/>
    </style:style>
    <style:style style:name="ce365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H36"/>
    </style:style>
    <style:style style:name="ce366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H36"/>
    </style:style>
    <style:style style:name="ce367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H36"/>
    </style:style>
    <style:style style:name="ce368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H36"/>
    </style:style>
    <style:style style:name="ce369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H36"/>
    </style:style>
    <style:style style:name="ce370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H36"/>
    </style:style>
    <style:style style:name="ce372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CH36"/>
    </style:style>
    <style:style style:name="ce926" style:family="table-cell" style:parent-style-name="Default">
      <style:table-cell-properties fo:border-bottom="none" fo:border-left="none" fo:border-right="none" fo:border-top="0.06pt solid #000000"/>
      <style:map style:condition="cell-content()=1" style:apply-style-name="nw1e" style:base-cell-address="Feuille1.CK11"/>
    </style:style>
    <style:style style:name="ce37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1"/>
    </style:style>
    <style:style style:name="ce426" style:family="table-cell" style:parent-style-name="Default">
      <style:table-cell-properties fo:border="none"/>
      <style:map style:condition="cell-content()=1" style:apply-style-name="nw1e" style:base-cell-address="Feuille1.CK11"/>
    </style:style>
    <style:style style:name="ce37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p0l9s"/>
      <style:map style:condition="cell-content()=1" style:apply-style-name="nw1e" style:base-cell-address="Feuille1.CK11"/>
    </style:style>
    <style:style style:name="ce930" style:family="table-cell" style:parent-style-name="Default">
      <style:table-cell-properties fo:border="none"/>
      <style:map style:condition="cell-content()=1" style:apply-style-name="nw1e" style:base-cell-address="Feuille1.CK11"/>
    </style:style>
    <style:style style:name="ce37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1"/>
    </style:style>
    <style:style style:name="ce379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1"/>
    </style:style>
    <style:style style:name="ce380" style:family="table-cell" style:parent-style-name="Default">
      <style:table-cell-properties fo:border="none"/>
      <style:map style:condition="cell-content()=1" style:apply-style-name="nw1e" style:base-cell-address="Feuille1.CK11"/>
    </style:style>
    <style:style style:name="ce381" style:family="table-cell" style:parent-style-name="Default">
      <style:table-cell-properties fo:border="none"/>
      <style:map style:condition="cell-content()=1" style:apply-style-name="nw1e" style:base-cell-address="Feuille1.CK11"/>
    </style:style>
    <style:style style:name="ce38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1"/>
    </style:style>
    <style:style style:name="ce38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1"/>
    </style:style>
    <style:style style:name="ce384" style:family="table-cell" style:parent-style-name="Default">
      <style:table-cell-properties fo:border="none"/>
      <style:map style:condition="cell-content()=1" style:apply-style-name="nw1e" style:base-cell-address="Feuille1.CK11"/>
    </style:style>
    <style:style style:name="ce385" style:family="table-cell" style:parent-style-name="Default">
      <style:table-cell-properties fo:border="none"/>
      <style:map style:condition="cell-content()=1" style:apply-style-name="nw1e" style:base-cell-address="Feuille1.CK11"/>
    </style:style>
    <style:style style:name="ce939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1"/>
    </style:style>
    <style:style style:name="ce940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1"/>
    </style:style>
    <style:style style:name="ce38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1"/>
    </style:style>
    <style:style style:name="ce942" style:family="table-cell" style:parent-style-name="Default">
      <style:table-cell-properties fo:border="none"/>
      <style:map style:condition="cell-content()=1" style:apply-style-name="nw1e" style:base-cell-address="Feuille1.CK11"/>
    </style:style>
    <style:style style:name="ce943" style:family="table-cell" style:parent-style-name="Default">
      <style:table-cell-properties fo:border="none"/>
      <style:map style:condition="cell-content()=1" style:apply-style-name="nw1e" style:base-cell-address="Feuille1.CK11"/>
    </style:style>
    <style:style style:name="ce390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1"/>
    </style:style>
    <style:style style:name="ce391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1"/>
    </style:style>
    <style:style style:name="ce392" style:family="table-cell" style:parent-style-name="Default">
      <style:table-cell-properties fo:border="none"/>
      <style:map style:condition="cell-content()=1" style:apply-style-name="nw1e" style:base-cell-address="Feuille1.CK11"/>
    </style:style>
    <style:style style:name="ce393" style:family="table-cell" style:parent-style-name="Default">
      <style:table-cell-properties fo:border="none"/>
      <style:map style:condition="cell-content()=1" style:apply-style-name="nw1e" style:base-cell-address="Feuille1.CK11"/>
    </style:style>
    <style:style style:name="ce39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1"/>
    </style:style>
    <style:style style:name="ce395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1"/>
    </style:style>
    <style:style style:name="ce396" style:family="table-cell" style:parent-style-name="Default">
      <style:table-cell-properties fo:border="none"/>
      <style:map style:condition="cell-content()=1" style:apply-style-name="nw1e" style:base-cell-address="Feuille1.CK11"/>
    </style:style>
    <style:style style:name="ce951" style:family="table-cell" style:parent-style-name="Default">
      <style:table-cell-properties fo:border-bottom="none" fo:border-left="none" fo:border-right="none" fo:border-top="0.06pt solid #000000"/>
      <style:map style:condition="cell-content()=1" style:apply-style-name="nw1e" style:base-cell-address="Feuille1.CK11"/>
    </style:style>
    <style:style style:name="ce95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95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00" style:family="table-cell" style:parent-style-name="Default">
      <style:map style:condition="cell-content()=1" style:apply-style-name="nw1e" style:base-cell-address="Feuille1.CK11"/>
    </style:style>
    <style:style style:name="ce95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0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0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0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05" style:family="table-cell" style:parent-style-name="Default">
      <style:map style:condition="cell-content()=1" style:apply-style-name="nw1e" style:base-cell-address="Feuille1.CK11"/>
    </style:style>
    <style:style style:name="ce406" style:family="table-cell" style:parent-style-name="Default">
      <style:table-cell-properties fo:border="none"/>
      <style:map style:condition="cell-content()=1" style:apply-style-name="nw1e" style:base-cell-address="Feuille1.CK11"/>
    </style:style>
    <style:style style:name="ce407" style:family="table-cell" style:parent-style-name="Default">
      <style:map style:condition="cell-content()=1" style:apply-style-name="nw1e" style:base-cell-address="Feuille1.CK11"/>
    </style:style>
    <style:style style:name="ce408" style:family="table-cell" style:parent-style-name="Default">
      <style:map style:condition="cell-content()=1" style:apply-style-name="nw1e" style:base-cell-address="Feuille1.CK11"/>
    </style:style>
    <style:style style:name="ce40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10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1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1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13" style:family="table-cell" style:parent-style-name="Default">
      <style:map style:condition="cell-content()=1" style:apply-style-name="nw1e" style:base-cell-address="Feuille1.CK11"/>
    </style:style>
    <style:style style:name="ce414" style:family="table-cell" style:parent-style-name="Default">
      <style:map style:condition="cell-content()=1" style:apply-style-name="nw1e" style:base-cell-address="Feuille1.CK11"/>
    </style:style>
    <style:style style:name="ce415" style:family="table-cell" style:parent-style-name="Default">
      <style:map style:condition="cell-content()=1" style:apply-style-name="nw1e" style:base-cell-address="Feuille1.CK11"/>
    </style:style>
    <style:style style:name="ce416" style:family="table-cell" style:parent-style-name="Default">
      <style:map style:condition="cell-content()=1" style:apply-style-name="nw1e" style:base-cell-address="Feuille1.CK11"/>
    </style:style>
    <style:style style:name="ce417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1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1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20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2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2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2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2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25" style:family="table-cell" style:parent-style-name="Default">
      <style:map style:condition="cell-content()=1" style:apply-style-name="nw1e" style:base-cell-address="Feuille1.CK11"/>
    </style:style>
    <style:style style:name="ce980" style:family="table-cell" style:parent-style-name="Default">
      <style:table-cell-properties fo:border-bottom="none" fo:border-left="none" fo:border-right="none" fo:border-top="0.06pt solid #000000"/>
      <style:map style:condition="cell-content()=1" style:apply-style-name="nw1e" style:base-cell-address="Feuille1.CK11"/>
    </style:style>
    <style:style style:name="ce981" style:family="table-cell" style:parent-style-name="Default">
      <style:table-cell-properties fo:border="none"/>
      <style:map style:condition="cell-content()=1" style:apply-style-name="nw1e" style:base-cell-address="Feuille1.CK11"/>
    </style:style>
    <style:style style:name="ce427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()=1" style:apply-style-name="nw1e" style:base-cell-address="Feuille1.CK11"/>
    </style:style>
    <style:style style:name="ce983" style:family="table-cell" style:parent-style-name="Default">
      <style:table-cell-properties fo:border="none"/>
      <style:map style:condition="cell-content()=1" style:apply-style-name="nw1e" style:base-cell-address="Feuille1.CK11"/>
    </style:style>
    <style:style style:name="ce98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49" style:family="table-cell" style:parent-style-name="Default">
      <style:map style:condition="cell-content()=1" style:apply-style-name="nw1e" style:base-cell-address="Feuille1.CK11"/>
    </style:style>
    <style:style style:name="ce986" style:family="table-cell" style:parent-style-name="Default">
      <style:map style:condition="cell-content()=1" style:apply-style-name="nw1e" style:base-cell-address="Feuille1.CK11"/>
    </style:style>
    <style:style style:name="ce43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3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33" style:family="table-cell" style:parent-style-name="Default">
      <style:map style:condition="cell-content()=1" style:apply-style-name="nw1e" style:base-cell-address="Feuille1.CK11"/>
    </style:style>
    <style:style style:name="ce990" style:family="table-cell" style:parent-style-name="Default">
      <style:table-cell-properties fo:border="none"/>
      <style:map style:condition="cell-content()=1" style:apply-style-name="nw1e" style:base-cell-address="Feuille1.CK11"/>
    </style:style>
    <style:style style:name="ce991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1"/>
    </style:style>
    <style:style style:name="ce437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1"/>
    </style:style>
    <style:style style:name="ce43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1"/>
    </style:style>
    <style:style style:name="ce43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40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4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4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4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4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44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CK11"/>
    </style:style>
    <style:style style:name="ce1001" style:family="table-cell" style:parent-style-name="Default">
      <style:map style:condition="cell-content()=1" style:apply-style-name="nw1e" style:base-cell-address="Feuille1.CK11"/>
    </style:style>
    <style:style style:name="ce448" style:family="table-cell" style:parent-style-name="Default">
      <style:map style:condition="cell-content()=1" style:apply-style-name="nw1e" style:base-cell-address="Feuille1.CK11"/>
    </style:style>
    <style:style style:name="ce1003" style:family="table-cell" style:parent-style-name="Default">
      <style:map style:condition="cell-content()=1" style:apply-style-name="nw1e" style:base-cell-address="Feuille1.CK11"/>
    </style:style>
    <style:style style:name="ce1004" style:family="table-cell" style:parent-style-name="Default">
      <style:map style:condition="cell-content()=1" style:apply-style-name="nw1e" style:base-cell-address="Feuille1.CK11"/>
    </style:style>
    <style:style style:name="ce450" style:family="table-cell" style:parent-style-name="Default">
      <style:map style:condition="cell-content()=1" style:apply-style-name="nw1e" style:base-cell-address="Feuille1.CK11"/>
    </style:style>
    <style:style style:name="ce451" style:family="table-cell" style:parent-style-name="Default">
      <style:map style:condition="cell-content()=1" style:apply-style-name="nw1e" style:base-cell-address="Feuille1.CK11"/>
    </style:style>
    <style:style style:name="ce452" style:family="table-cell" style:parent-style-name="Default">
      <style:map style:condition="cell-content()=1" style:apply-style-name="nw1e" style:base-cell-address="Feuille1.CK11"/>
    </style:style>
    <style:style style:name="ce453" style:family="table-cell" style:parent-style-name="Default">
      <style:map style:condition="cell-content()=1" style:apply-style-name="nw1e" style:base-cell-address="Feuille1.CK11"/>
    </style:style>
    <style:style style:name="ce454" style:family="table-cell" style:parent-style-name="Default">
      <style:map style:condition="cell-content()=1" style:apply-style-name="nw1e" style:base-cell-address="Feuille1.CK11"/>
    </style:style>
    <style:style style:name="ce455" style:family="table-cell" style:parent-style-name="Default">
      <style:map style:condition="cell-content()=1" style:apply-style-name="nw1e" style:base-cell-address="Feuille1.CK11"/>
    </style:style>
    <style:style style:name="ce1011" style:family="table-cell" style:parent-style-name="Default">
      <style:table-cell-properties fo:border-bottom="none" fo:border-left="none" fo:border-right="none" fo:border-top="0.06pt solid #000000"/>
      <style:map style:condition="cell-content()=1" style:apply-style-name="nw1e" style:base-cell-address="Feuille1.CO11"/>
    </style:style>
    <style:style style:name="ce457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()=1" style:apply-style-name="nw1e" style:base-cell-address="Feuille1.CK12"/>
    </style:style>
    <style:style style:name="ce458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()=1" style:apply-style-name="nw1e" style:base-cell-address="Feuille1.CK13"/>
    </style:style>
    <style:style style:name="ce1014" style:family="table-cell" style:parent-style-name="Default">
      <style:table-cell-properties fo:border="none"/>
      <style:map style:condition="cell-content()=1" style:apply-style-name="nw1e" style:base-cell-address="Feuille1.CK13"/>
    </style:style>
    <style:style style:name="ce1015" style:family="table-cell" style:parent-style-name="Default">
      <style:table-cell-properties fo:border="none"/>
      <style:map style:condition="cell-content()=1" style:apply-style-name="nw1e" style:base-cell-address="Feuille1.CO22"/>
    </style:style>
    <style:style style:name="ce461" style:family="table-cell" style:parent-style-name="Default">
      <style:table-cell-properties fo:border="none"/>
      <style:map style:condition="cell-content()=1" style:apply-style-name="nw1e" style:base-cell-address="Feuille1.CO23"/>
    </style:style>
    <style:style style:name="ce462" style:family="table-cell" style:parent-style-name="Default">
      <style:table-cell-properties fo:border="none"/>
      <style:map style:condition="cell-content()=1" style:apply-style-name="nw1e" style:base-cell-address="Feuille1.CO24"/>
      <style:map style:condition="cell-content()=0" style:apply-style-name="bla" style:base-cell-address="Feuille1.CO24"/>
    </style:style>
    <style:style style:name="ce463" style:family="table-cell" style:parent-style-name="Default">
      <style:table-cell-properties fo:border="none"/>
      <style:map style:condition="cell-content()=1" style:apply-style-name="nw1e" style:base-cell-address="Feuille1.CO25"/>
    </style:style>
    <style:style style:name="ce464" style:family="table-cell" style:parent-style-name="Default">
      <style:table-cell-properties fo:border="none"/>
      <style:map style:condition="cell-content()=1" style:apply-style-name="nw1e" style:base-cell-address="Feuille1.CL26"/>
    </style:style>
    <style:style style:name="ce465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O27"/>
    </style:style>
    <style:style style:name="ce466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O28"/>
    </style:style>
    <style:style style:name="ce467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2"/>
    </style:style>
    <style:style style:name="ce46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2"/>
    </style:style>
    <style:style style:name="ce469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2"/>
    </style:style>
    <style:style style:name="ce470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2"/>
    </style:style>
    <style:style style:name="ce471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2"/>
    </style:style>
    <style:style style:name="ce47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2"/>
    </style:style>
    <style:style style:name="ce47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2"/>
    </style:style>
    <style:style style:name="ce47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2"/>
    </style:style>
    <style:style style:name="ce475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2"/>
    </style:style>
    <style:style style:name="ce476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2"/>
    </style:style>
    <style:style style:name="ce477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N39"/>
    </style:style>
    <style:style style:name="ce47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2"/>
    </style:style>
    <style:style style:name="ce479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O41"/>
    </style:style>
    <style:style style:name="ce480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N42"/>
    </style:style>
    <style:style style:name="ce481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43"/>
    </style:style>
    <style:style style:name="ce48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K13"/>
    </style:style>
    <style:style style:name="ce48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CO45"/>
    </style:style>
    <style:style style:name="ce485" style:family="table-cell" style:parent-style-name="Default">
      <style:table-cell-properties fo:border-bottom="none" fo:border-left="none" fo:border-right="0.06pt solid #000000" fo:border-top="0.06pt solid #000000"/>
      <style:map style:condition="cell-content()=1" style:apply-style-name="nw1e" style:base-cell-address="Feuille1.BX11"/>
    </style:style>
    <style:style style:name="ce486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BX11"/>
    </style:style>
    <style:style style:name="ce1041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N24"/>
    </style:style>
    <style:style style:name="ce488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P25"/>
    </style:style>
    <style:style style:name="ce1043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P28"/>
    </style:style>
    <style:style style:name="ce490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O29"/>
    </style:style>
    <style:style style:name="ce491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P30"/>
    </style:style>
    <style:style style:name="ce492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P31"/>
    </style:style>
    <style:style style:name="ce493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P32"/>
    </style:style>
    <style:style style:name="ce494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P33"/>
    </style:style>
    <style:style style:name="ce1049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P36"/>
    </style:style>
    <style:style style:name="ce496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P37"/>
    </style:style>
    <style:style style:name="ce497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P38"/>
    </style:style>
    <style:style style:name="ce498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N39"/>
    </style:style>
    <style:style style:name="ce499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P40"/>
    </style:style>
    <style:style style:name="ce500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P41"/>
    </style:style>
    <style:style style:name="ce501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P42"/>
    </style:style>
    <style:style style:name="ce1056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CK13"/>
    </style:style>
    <style:style style:name="ce5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A11"/>
    </style:style>
    <style:style style:name="ce50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p0l9s" fo:font-size="10pt" style:font-size-asian="10pt" style:font-size-complex="10pt"/>
    </style:style>
    <style:style style:name="ce5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p0l9s" fo:font-size="10pt" style:font-size-asian="10pt" style:font-size-complex="10pt"/>
    </style:style>
    <style:style style:name="ce50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p0l9s" fo:font-size="10pt" style:font-size-asian="10pt" style:font-size-complex="10pt"/>
    </style:style>
    <style:style style:name="ce50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p0l9s" fo:font-size="10pt" style:font-size-asian="10pt" style:font-size-complex="10pt"/>
    </style:style>
    <style:style style:name="ce509" style:family="table-cell" style:parent-style-name="Default">
      <style:table-cell-properties fo:border-bottom="none" fo:background-color="#ffffff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style:font-name="p0l9s" fo:font-size="10pt" style:font-size-asian="10pt" style:font-size-complex="10pt"/>
    </style:style>
    <style:style style:name="ce1063" style:family="table-cell" style:parent-style-name="Default">
      <style:table-cell-properties fo:background-color="#ffffff"/>
    </style:style>
    <style:style style:name="ce511" style:family="table-cell" style:parent-style-name="Default">
      <style:table-cell-properties fo:border-bottom="none" fo:background-color="#ffffff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style:font-name="p0l9s" fo:font-size="10pt" style:font-size-asian="10pt" style:font-size-complex="10pt"/>
    </style:style>
    <style:style style:name="ce512" style:family="table-cell" style:parent-style-name="Default">
      <style:table-cell-properties fo:border-bottom="none" fo:background-color="#ffffff" fo:border-left="2.01pt solid #000000" fo:border-right="2.01pt solid #000000" fo:border-top="none"/>
    </style:style>
    <style:style style:name="ce513" style:family="table-cell" style:parent-style-name="Default">
      <style:table-cell-properties fo:border-bottom="2.01pt solid #000000" fo:background-color="#ffffff" fo:border-left="2.01pt solid #000000" fo:border-right="none" fo:border-top="none"/>
    </style:style>
    <style:style style:name="ce514" style:family="table-cell" style:parent-style-name="Default">
      <style:table-cell-properties fo:border-bottom="none" fo:background-color="#ffffff" fo:border-left="2.01pt solid #000000" fo:border-right="2.01pt solid #000000" fo:border-top="2.01pt solid #000000"/>
    </style:style>
    <style:style style:name="ce51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style:font-name="p0l9s" fo:font-size="10pt" style:font-size-asian="10pt" style:font-size-complex="10pt"/>
    </style:style>
    <style:style style:name="ce516" style:family="table-cell" style:parent-style-name="Default">
      <style:table-cell-properties fo:background-color="#ffffff" style:text-align-source="fix" style:repeat-content="false" fo:border="2.01pt solid #000000" style:vertical-align="middle"/>
      <style:paragraph-properties fo:text-align="center" fo:margin-left="0mm"/>
      <style:text-properties style:font-name="p0l9s" fo:font-size="10pt" style:font-size-asian="10pt" style:font-size-complex="10pt"/>
    </style:style>
    <style:style style:name="ce517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p0l9s" fo:font-size="10pt" style:font-size-asian="10pt" style:font-size-complex="10pt"/>
    </style:style>
    <style:style style:name="ce518" style:family="table-cell" style:parent-style-name="Default">
      <style:table-cell-properties fo:border-bottom="none" fo:background-color="#ffffff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p0l9s" fo:font-size="10pt" style:font-size-asian="10pt" style:font-size-complex="10pt"/>
    </style:style>
    <style:style style:name="ce519" style:family="table-cell" style:parent-style-name="Default">
      <style:table-cell-properties fo:border-bottom="none" fo:background-color="#ffffff" style:text-align-source="fix" style:repeat-content="false" fo:border-left="none" fo:border-right="2.01pt solid #000000" fo:border-top="2.01pt solid #000000" style:vertical-align="middle"/>
      <style:paragraph-properties fo:text-align="center" fo:margin-left="0mm"/>
      <style:text-properties style:font-name="p0l9s" fo:font-size="10pt" style:font-size-asian="10pt" style:font-size-complex="10pt"/>
    </style:style>
    <style:style style:name="ce520" style:family="table-cell" style:parent-style-name="Default">
      <style:table-cell-properties fo:border-bottom="2.01pt solid #000000" fo:background-color="#ffffff" fo:border-left="none" fo:border-right="none" fo:border-top="2.01pt solid #000000"/>
    </style:style>
    <style:style style:name="ce521" style:family="table-cell" style:parent-style-name="Default">
      <style:table-cell-properties fo:border-bottom="2.01pt solid #000000" fo:background-color="#ffffff" fo:border-left="none" fo:border-right="2.01pt solid #000000" fo:border-top="2.01pt solid #000000"/>
    </style:style>
    <style:style style:name="ce52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mm"/>
      <style:text-properties style:font-name="p0l9s" fo:font-size="10pt" style:font-size-asian="10pt" style:font-size-complex="10pt"/>
    </style:style>
    <style:style style:name="ce107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  <style:map style:condition="cell-content()=1" style:apply-style-name="nw1e" style:base-cell-address="Feuille1.DC11"/>
    </style:style>
    <style:style style:name="ce524" style:family="table-cell" style:parent-style-name="Default">
      <style:table-cell-properties fo:border-bottom="none" fo:background-color="#ffffff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style:font-name="p0l9s" fo:font-size="10pt" style:font-size-asian="10pt" style:font-size-complex="10pt"/>
      <style:map style:condition="cell-content()=1" style:apply-style-name="nw1e" style:base-cell-address="Feuille1.DC11"/>
    </style:style>
    <style:style style:name="ce107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cell-content()=1" style:apply-style-name="nw1e" style:base-cell-address="Feuille1.DC11"/>
    </style:style>
    <style:style style:name="ce526" style:family="table-cell" style:parent-style-name="Default">
      <style:table-cell-properties fo:border-bottom="2.01pt solid #000000" fo:background-color="#ffffff" style:text-align-source="fix" style:repeat-content="false" fo:border-left="none" fo:border-right="2.01pt solid #000000" fo:border-top="none"/>
      <style:paragraph-properties fo:text-align="center" fo:margin-left="0mm"/>
      <style:map style:condition="cell-content()=1" style:apply-style-name="nw1e" style:base-cell-address="Feuille1.DC11"/>
    </style:style>
    <style:style style:name="ce527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2.01pt solid #000000" fo:border-top="none"/>
      <style:paragraph-properties fo:text-align="center" fo:margin-left="0mm"/>
      <style:map style:condition="cell-content()=1" style:apply-style-name="nw1e" style:base-cell-address="Feuille1.DC11"/>
    </style:style>
    <style:style style:name="ce52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</style:style>
    <style:style style:name="ce108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  <style:map style:condition="cell-content()=1" style:apply-style-name="nw1e" style:base-cell-address="Feuille1.DC11"/>
    </style:style>
    <style:style style:name="ce1083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084" style:family="table-cell" style:parent-style-name="Default">
      <style:table-cell-properties fo:background-color="#ffffff"/>
      <style:map style:condition="cell-content()=1" style:apply-style-name="nw1e" style:base-cell-address="Feuille1.DC11"/>
    </style:style>
    <style:style style:name="ce529" style:family="table-cell" style:parent-style-name="Default">
      <style:table-cell-properties fo:border-bottom="2.01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p0l9s" fo:font-size="10pt" style:font-size-asian="10pt" style:font-size-complex="10pt"/>
      <style:map style:condition="cell-content()=1" style:apply-style-name="nw1e" style:base-cell-address="Feuille1.DC11"/>
    </style:style>
    <style:style style:name="ce530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none" fo:border-top="2.01pt solid #000000"/>
      <style:paragraph-properties fo:text-align="center" fo:margin-left="0mm"/>
      <style:map style:condition="cell-content()=1" style:apply-style-name="nw1e" style:base-cell-address="Feuille1.DC11"/>
    </style:style>
    <style:style style:name="ce53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()=1" style:apply-style-name="nw1e" style:base-cell-address="Feuille1.DC11"/>
    </style:style>
    <style:style style:name="ce53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DC11"/>
    </style:style>
    <style:style style:name="ce533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</style:style>
    <style:style style:name="ce53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map style:condition="cell-content()=1" style:apply-style-name="nw1e" style:base-cell-address="Feuille1.DI11"/>
    </style:style>
    <style:style style:name="ce53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DI11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DI19"/>
    </style:style>
    <style:style style:name="ce537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map style:condition="cell-content()=1" style:apply-style-name="nw1e" style:base-cell-address="Feuille1.DI11"/>
    </style:style>
    <style:style style:name="ce5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DI11"/>
    </style:style>
    <style:style style:name="ce54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()=1" style:apply-style-name="nw1e" style:base-cell-address="Feuille1.DI11"/>
    </style:style>
    <style:style style:name="ce5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DI11"/>
    </style:style>
    <style:style style:name="ce54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DM12"/>
    </style:style>
    <style:style style:name="ce543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DM12"/>
    </style:style>
    <style:style style:name="ce544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DM12"/>
    </style:style>
    <style:style style:name="ce5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p0l9s"/>
      <style:map style:condition="cell-content()=1" style:apply-style-name="nw1e" style:base-cell-address="Feuille1.DM12"/>
    </style:style>
    <style:style style:name="ce546" style:family="table-cell" style:parent-style-name="Default">
      <style:table-cell-properties fo:border-bottom="0.06pt solid #000000" fo:border-left="0.06pt solid #000000" fo:border-right="none" fo:border-top="none"/>
      <style:map style:condition="cell-content()=1" style:apply-style-name="nw1e" style:base-cell-address="Feuille1.DM12"/>
    </style:style>
    <style:style style:name="ce547" style:family="table-cell" style:parent-style-name="Default">
      <style:table-cell-properties fo:border="none"/>
      <style:map style:condition="cell-content()=1" style:apply-style-name="nw1e" style:base-cell-address="Feuille1.DM12"/>
    </style:style>
    <style:style style:name="ce54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DM12"/>
    </style:style>
    <style:style style:name="ce549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DM12"/>
    </style:style>
    <style:style style:name="ce550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DI11"/>
    </style:style>
    <style:style style:name="ce551" style:family="table-cell" style:parent-style-name="Default">
      <style:map style:condition="cell-content()=1" style:apply-style-name="nw1e" style:base-cell-address="Feuille1.DM12"/>
    </style:style>
    <style:style style:name="ce552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nw1e" style:base-cell-address="Feuille1.DI11"/>
    </style:style>
    <style:style style:name="ce553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DM12"/>
    </style:style>
    <style:style style:name="ce5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DM12"/>
    </style:style>
    <style:style style:name="ce555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DM12"/>
    </style:style>
    <style:style style:name="ce55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DI11"/>
    </style:style>
    <style:style style:name="ce557" style:family="table-cell" style:parent-style-name="Default">
      <style:map style:condition="cell-content()=1" style:apply-style-name="nw1e" style:base-cell-address="Feuille1.DP11"/>
    </style:style>
    <style:style style:name="ce558" style:family="table-cell" style:parent-style-name="Default">
      <style:map style:condition="cell-content()=1" style:apply-style-name="nw1e" style:base-cell-address="Feuille1.DP11"/>
    </style:style>
    <style:style style:name="ce1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p0l9s"/>
    </style:style>
    <style:style style:name="ce560" style:family="table-cell" style:parent-style-name="Default">
      <style:table-cell-properties fo:border-bottom="0.06pt solid #000000" fo:background-color="#ff3333" fo:border-left="none" fo:border-right="none" fo:border-top="none"/>
    </style:style>
    <style:style style:name="ce5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DX11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DX11"/>
    </style:style>
    <style:style style:name="ce5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DX11"/>
    </style:style>
    <style:style style:name="ce5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DX11"/>
    </style:style>
    <style:style style:name="ce5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A11"/>
    </style:style>
    <style:style style:name="ce56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EB59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p0l9s"/>
      <style:map style:condition="cell-content()=1" style:apply-style-name="nw1e" style:base-cell-address="Feuille1.A11"/>
    </style:style>
    <style:style style:name="ce5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A11"/>
    </style:style>
    <style:style style:name="ce5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A11"/>
    </style:style>
    <style:style style:name="ce57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map style:condition="cell-content()=1" style:apply-style-name="nw1e" style:base-cell-address="Feuille1.A11"/>
    </style:style>
    <style:style style:name="ce571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572" style:family="table-cell" style:parent-style-name="Default">
      <style:table-cell-properties fo:border-bottom="0.06pt solid #000000" fo:background-color="#ff3333" fo:border-left="none" fo:border-right="0.06pt solid #000000" fo:border-top="0.06pt solid #000000"/>
    </style:style>
    <style:style style:name="ce5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ES45"/>
    </style:style>
    <style:style style:name="ce57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p0l9s"/>
      <style:map style:condition="cell-content()=1" style:apply-style-name="nw1e" style:base-cell-address="Feuille1.EX66"/>
    </style:style>
    <style:style style:name="ce575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EX66"/>
    </style:style>
    <style:style style:name="ce576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EX66"/>
    </style:style>
    <style:style style:name="ce577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EX80"/>
    </style:style>
    <style:style style:name="ce578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EX80"/>
    </style:style>
    <style:style style:name="ce1135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EX66"/>
    </style:style>
    <style:style style:name="ce57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EX66"/>
    </style:style>
    <style:style style:name="ce580" style:family="table-cell" style:parent-style-name="Default">
      <style:map style:condition="cell-content()=1" style:apply-style-name="nw1e" style:base-cell-address="Feuille1.EX66"/>
    </style:style>
    <style:style style:name="ce581" style:family="table-cell" style:parent-style-name="Default">
      <style:table-cell-properties fo:border="none"/>
      <style:map style:condition="cell-content()=1" style:apply-style-name="nw1e" style:base-cell-address="Feuille1.EX66"/>
    </style:style>
    <style:style style:name="ce582" style:family="table-cell" style:parent-style-name="Default">
      <style:map style:condition="cell-content()=1" style:apply-style-name="nw1e" style:base-cell-address="Feuille1.EX80"/>
    </style:style>
    <style:style style:name="ce58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EX80"/>
    </style:style>
    <style:style style:name="ce58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EX66"/>
    </style:style>
    <style:style style:name="ce587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EX80"/>
    </style:style>
    <style:style style:name="ce58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EX80"/>
    </style:style>
    <style:style style:name="ce58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map style:condition="cell-content()=1" style:apply-style-name="nw1e" style:base-cell-address="Feuille1.FB64"/>
    </style:style>
    <style:style style:name="ce59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FB64"/>
    </style:style>
    <style:style style:name="ce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FB64"/>
    </style:style>
    <style:style style:name="ce59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map style:condition="cell-content()=1" style:apply-style-name="nw1e" style:base-cell-address="Feuille1.FB64"/>
    </style:style>
    <style:style style:name="ce5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FB64"/>
    </style:style>
    <style:style style:name="ce5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()=1" style:apply-style-name="nw1e" style:base-cell-address="Feuille1.FB64"/>
    </style:style>
    <style:style style:name="ce59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()=1" style:apply-style-name="nw1e" style:base-cell-address="Feuille1.FB64"/>
    </style:style>
    <style:style style:name="ce59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FB64"/>
    </style:style>
    <style:style style:name="ce59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p0l9s"/>
      <style:map style:condition="cell-content()=1" style:apply-style-name="nw1e" style:base-cell-address="Feuille1.FI34"/>
    </style:style>
    <style:style style:name="ce598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FI34"/>
    </style:style>
    <style:style style:name="ce599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FI34"/>
    </style:style>
    <style:style style:name="ce600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FI48"/>
    </style:style>
    <style:style style:name="ce60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FI48"/>
    </style:style>
    <style:style style:name="ce602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FI34"/>
    </style:style>
    <style:style style:name="ce603" style:family="table-cell" style:parent-style-name="Default">
      <style:map style:condition="cell-content()=1" style:apply-style-name="nw1e" style:base-cell-address="Feuille1.FI34"/>
    </style:style>
    <style:style style:name="ce604" style:family="table-cell" style:parent-style-name="Default">
      <style:table-cell-properties fo:border="none"/>
      <style:map style:condition="cell-content()=1" style:apply-style-name="nw1e" style:base-cell-address="Feuille1.FI34"/>
    </style:style>
    <style:style style:name="ce605" style:family="table-cell" style:parent-style-name="Default">
      <style:map style:condition="cell-content()=1" style:apply-style-name="nw1e" style:base-cell-address="Feuille1.FI48"/>
    </style:style>
    <style:style style:name="ce607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FI48"/>
    </style:style>
    <style:style style:name="ce608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FI34"/>
    </style:style>
    <style:style style:name="ce6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FI34"/>
    </style:style>
    <style:style style:name="ce61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FI34"/>
    </style:style>
    <style:style style:name="ce611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FI48"/>
    </style:style>
    <style:style style:name="ce6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FI48"/>
    </style:style>
    <style:style style:name="ce6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map style:condition="cell-content()=1" style:apply-style-name="nw1e" style:base-cell-address="Feuille1.A11"/>
    </style:style>
    <style:style style:name="ce6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A11"/>
    </style:style>
    <style:style style:name="ce6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A11"/>
    </style:style>
    <style:style style:name="ce6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map style:condition="cell-content()=1" style:apply-style-name="nw1e" style:base-cell-address="Feuille1.A11"/>
    </style:style>
    <style:style style:name="ce6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()=1" style:apply-style-name="nw1e" style:base-cell-address="Feuille1.A11"/>
    </style:style>
    <style:style style:name="ce6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map style:condition="cell-content()=1" style:apply-style-name="nw1e" style:base-cell-address="Feuille1.A11"/>
    </style:style>
    <style:style style:name="ce6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A11"/>
    </style:style>
    <style:style style:name="ce622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GC63"/>
    </style:style>
    <style:style style:name="ce623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GC63"/>
    </style:style>
    <style:style style:name="ce6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GD31"/>
    </style:style>
    <style:style style:name="ce62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GC63"/>
    </style:style>
    <style:style style:name="ce626" style:family="table-cell" style:parent-style-name="Default">
      <style:map style:condition="cell-content()=1" style:apply-style-name="nw1e" style:base-cell-address="Feuille1.GC63"/>
    </style:style>
    <style:style style:name="ce6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GE33"/>
    </style:style>
    <style:style style:name="ce6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GE36"/>
    </style:style>
    <style:style style:name="ce6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GE37"/>
    </style:style>
    <style:style style:name="ce6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GE40"/>
    </style:style>
    <style:style style:name="ce631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GC63"/>
    </style:style>
    <style:style style:name="ce632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nw1e" style:base-cell-address="Feuille1.GC63"/>
    </style:style>
    <style:style style:name="ce633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()=1" style:apply-style-name="nw1e" style:base-cell-address="Feuille1.GE33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GF34"/>
    </style:style>
    <style:style style:name="ce6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GF39"/>
    </style:style>
    <style:style style:name="ce6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1" style:apply-style-name="nw1e" style:base-cell-address="Feuille1.GE40"/>
    </style:style>
    <style:style style:name="ce6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GE33"/>
    </style:style>
    <style:style style:name="ce6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GF34"/>
    </style:style>
    <style:style style:name="ce6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GG35"/>
    </style:style>
    <style:style style:name="ce6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1" style:apply-style-name="nw1e" style:base-cell-address="Feuille1.GE36"/>
    </style:style>
    <style:style style:name="ce641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GQ33"/>
    </style:style>
    <style:style style:name="ce642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GQ33"/>
    </style:style>
    <style:style style:name="ce6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p0l9s"/>
      <style:map style:condition="cell-content()=1" style:apply-style-name="nw1e" style:base-cell-address="Feuille1.GQ33"/>
    </style:style>
    <style:style style:name="ce644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mm"/>
      <style:map style:condition="cell-content()=1" style:apply-style-name="nw1e" style:base-cell-address="Feuille1.GQ33"/>
    </style:style>
    <style:style style:name="ce645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nw1e" style:base-cell-address="Feuille1.GQ33"/>
    </style:style>
    <style:style style:name="ce646" style:family="table-cell" style:parent-style-name="Default">
      <style:table-cell-properties fo:border-bottom="0.06pt solid #000000" fo:border-left="0.06pt solid #000000" fo:border-right="none" fo:border-top="none"/>
      <style:map style:condition="cell-content()=1" style:apply-style-name="nw1e" style:base-cell-address="Feuille1.GQ33"/>
    </style:style>
    <style:style style:name="ce647" style:family="table-cell" style:parent-style-name="Default">
      <style:table-cell-properties fo:border="none"/>
      <style:map style:condition="cell-content()=1" style:apply-style-name="nw1e" style:base-cell-address="Feuille1.GQ33"/>
    </style:style>
    <style:style style:name="ce64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GQ33"/>
    </style:style>
    <style:style style:name="ce64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GQ33"/>
    </style:style>
    <style:style style:name="ce650" style:family="table-cell" style:parent-style-name="Default">
      <style:map style:condition="cell-content()=1" style:apply-style-name="nw1e" style:base-cell-address="Feuille1.GQ33"/>
    </style:style>
    <style:style style:name="ce651" style:family="table-cell" style:parent-style-name="Default">
      <style:table-cell-properties fo:border="none"/>
      <style:map style:condition="cell-content()=1" style:apply-style-name="nw1e" style:base-cell-address="Feuille1.GQ33"/>
    </style:style>
    <style:style style:name="ce652" style:family="table-cell" style:parent-style-name="Default">
      <style:map style:condition="cell-content()=1" style:apply-style-name="nw1e" style:base-cell-address="Feuille1.GQ33"/>
    </style:style>
    <style:style style:name="ce65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map style:condition="cell-content()=1" style:apply-style-name="nw1e" style:base-cell-address="Feuille1.GQ33"/>
    </style:style>
    <style:style style:name="ce654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nw1e" style:base-cell-address="Feuille1.GQ33"/>
    </style:style>
    <style:style style:name="ce655" style:family="table-cell" style:parent-style-name="Default">
      <style:table-cell-properties fo:border="none"/>
      <style:map style:condition="cell-content()=1" style:apply-style-name="nw1e" style:base-cell-address="Feuille1.GQ34"/>
    </style:style>
    <style:style style:name="ce656" style:family="table-cell" style:parent-style-name="Default">
      <style:table-cell-properties style:text-align-source="fix" style:repeat-content="false" fo:border="none"/>
      <style:paragraph-properties fo:text-align="center" fo:margin-left="0mm"/>
      <style:map style:condition="cell-content()=1" style:apply-style-name="nw1e" style:base-cell-address="Feuille1.GQ34"/>
    </style:style>
    <style:style style:name="ce657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map style:condition="cell-content()=1" style:apply-style-name="nw1e" style:base-cell-address="Feuille1.GQ34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24" table:default-cell-style-name="ce7"/>
        <table:table-row table:style-name="ro1" table:number-rows-repeated="2">
          <table:table-cell table:style-name="ce1"/>
          <table:table-cell table:style-name="Default" table:number-columns-repeated="47"/>
          <table:table-cell table:style-name="ce808"/>
          <table:table-cell table:style-name="ce817"/>
          <table:table-cell table:style-name="Default" table:number-columns-repeated="13"/>
          <table:table-cell table:style-name="ce1" table:number-columns-repeated="15"/>
          <table:table-cell table:style-name="Default" table:number-columns-repeated="7"/>
          <table:table-cell table:style-name="ce1" table:number-columns-repeated="939"/>
        </table:table-row>
        <table:table-row table:style-name="ro1">
          <table:table-cell table:style-name="ce1"/>
          <table:table-cell table:style-name="Default" table:number-columns-repeated="32"/>
          <table:table-cell table:style-name="ce148" office:value-type="string" calcext:value-type="string" table:number-columns-spanned="44" table:number-rows-spanned="2">
            <text:p>binGr refleqi</text:p>
          </table:table-cell>
          <table:covered-table-cell table:number-columns-repeated="14" table:style-name="Default"/>
          <table:covered-table-cell table:style-name="ce808"/>
          <table:covered-table-cell table:style-name="ce817"/>
          <table:covered-table-cell table:number-columns-repeated="13" table:style-name="Default"/>
          <table:covered-table-cell table:number-columns-repeated="14" table:style-name="ce1"/>
          <table:table-cell table:style-name="ce1"/>
          <table:table-cell table:style-name="Default" table:number-columns-repeated="7"/>
          <table:table-cell table:style-name="ce1" table:number-columns-repeated="939"/>
        </table:table-row>
        <table:table-row table:style-name="ro1">
          <table:table-cell table:style-name="ce1"/>
          <table:table-cell table:style-name="Default" table:number-columns-repeated="32"/>
          <table:covered-table-cell table:style-name="ce222"/>
          <table:covered-table-cell table:number-columns-repeated="14" table:style-name="Default"/>
          <table:covered-table-cell table:style-name="ce808"/>
          <table:covered-table-cell table:style-name="ce817"/>
          <table:covered-table-cell table:number-columns-repeated="13" table:style-name="Default"/>
          <table:covered-table-cell table:number-columns-repeated="14" table:style-name="ce1"/>
          <table:table-cell table:style-name="ce1"/>
          <table:table-cell table:style-name="Default" table:number-columns-repeated="7"/>
          <table:table-cell table:style-name="ce1" table:number-columns-repeated="939"/>
        </table:table-row>
        <table:table-row table:style-name="ro1">
          <table:table-cell table:style-name="ce1"/>
          <table:table-cell table:style-name="Default" table:number-columns-repeated="32"/>
          <table:table-cell table:style-name="ce223" office:value-type="string" calcext:value-type="string" table:number-columns-spanned="44" table:number-rows-spanned="4">
            <text:p>bHkl(kopi</text:p>
            <text:p>si (nobr(1);pGR)→NvGRse(pREmye kaz)</text:p>
            <text:p>sinM→NvGRse(kaz(drwat(mwN lE plus a gDq)))</text:p>
          </table:table-cell>
          <table:covered-table-cell table:number-columns-repeated="43" table:style-name="ce229"/>
          <table:table-cell table:style-name="ce1"/>
          <table:table-cell table:style-name="Default" table:number-columns-repeated="7"/>
          <table:table-cell table:style-name="ce1" table:number-columns-repeated="16"/>
          <table:table-cell table:style-name="Default" table:number-columns-repeated="5"/>
          <table:table-cell table:style-name="ce1" table:number-columns-repeated="918"/>
        </table:table-row>
        <table:table-row table:style-name="ro1">
          <table:table-cell table:style-name="ce1"/>
          <table:table-cell table:style-name="Default" table:number-columns-repeated="32"/>
          <table:covered-table-cell table:style-name="ce224"/>
          <table:covered-table-cell table:number-columns-repeated="43" table:style-name="ce230"/>
          <table:table-cell table:style-name="ce1"/>
          <table:table-cell table:style-name="Default" table:number-columns-repeated="7"/>
          <table:table-cell table:style-name="ce1" table:number-columns-repeated="16"/>
          <table:table-cell table:style-name="Default" table:number-columns-repeated="5"/>
          <table:table-cell table:style-name="ce1" table:number-columns-repeated="918"/>
        </table:table-row>
        <table:table-row table:style-name="ro1">
          <table:table-cell table:style-name="ce1"/>
          <table:table-cell table:style-name="Default" table:number-columns-repeated="32"/>
          <table:covered-table-cell table:style-name="ce224"/>
          <table:covered-table-cell table:number-columns-repeated="43" table:style-name="ce230"/>
          <table:table-cell table:style-name="ce1"/>
          <table:table-cell table:style-name="Default" table:number-columns-repeated="7"/>
          <table:table-cell table:style-name="ce1" table:number-columns-repeated="16"/>
          <table:table-cell table:style-name="Default" table:number-columns-repeated="5"/>
          <table:table-cell table:style-name="ce1" table:number-columns-repeated="14"/>
          <table:table-cell table:style-name="Default" table:number-columns-repeated="8"/>
          <table:table-cell table:style-name="ce1" table:number-columns-repeated="896"/>
        </table:table-row>
        <table:table-row table:style-name="ro1">
          <table:table-cell table:style-name="ce1"/>
          <table:table-cell table:style-name="Default" table:number-columns-repeated="32"/>
          <table:covered-table-cell table:style-name="ce225"/>
          <table:covered-table-cell table:number-columns-repeated="43" table:style-name="ce230"/>
          <table:table-cell table:style-name="ce1"/>
          <table:table-cell table:style-name="Default" table:number-columns-repeated="7"/>
          <table:table-cell table:style-name="ce1" table:number-columns-repeated="16"/>
          <table:table-cell table:style-name="Default" table:number-columns-repeated="5"/>
          <table:table-cell table:style-name="ce1" table:number-columns-repeated="14"/>
          <table:table-cell table:style-name="Default" table:number-columns-repeated="14"/>
          <table:table-cell table:style-name="ce1" table:number-columns-repeated="890"/>
        </table:table-row>
        <table:table-row table:style-name="ro1">
          <table:table-cell table:style-name="Default"/>
          <table:table-cell table:style-name="ce1"/>
          <table:table-cell table:style-name="ce148" office:value-type="string" calcext:value-type="string" table:number-columns-spanned="5" table:number-rows-spanned="1">
            <text:p>nivo</text:p>
          </table:table-cell>
          <table:covered-table-cell table:number-columns-repeated="4" table:style-name="Default"/>
          <table:table-cell table:style-name="Default" table:number-columns-repeated="41"/>
          <table:table-cell table:style-name="ce808"/>
          <table:table-cell table:style-name="ce817"/>
          <table:table-cell table:style-name="Default" table:number-columns-repeated="13"/>
          <table:table-cell table:style-name="ce1" table:number-columns-repeated="15"/>
          <table:table-cell table:style-name="Default" table:number-columns-repeated="7"/>
          <table:table-cell table:style-name="ce1" table:number-columns-repeated="16"/>
          <table:table-cell table:style-name="Default" table:number-columns-repeated="5"/>
          <table:table-cell table:style-name="ce1" table:number-columns-repeated="7"/>
          <table:table-cell table:style-name="Default" table:number-columns-repeated="21"/>
          <table:table-cell table:style-name="ce1" table:number-columns-repeated="16"/>
          <table:table-cell table:style-name="Default" table:number-columns-repeated="15"/>
          <table:table-cell table:style-name="ce1" table:number-columns-repeated="859"/>
        </table:table-row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41"/>
          <table:table-cell table:style-name="ce808"/>
          <table:table-cell table:style-name="ce817"/>
          <table:table-cell table:style-name="Default" table:number-columns-repeated="13"/>
          <table:table-cell table:style-name="ce1" table:number-columns-repeated="15"/>
          <table:table-cell table:style-name="Default" table:number-columns-repeated="7"/>
          <table:table-cell table:style-name="ce1" table:number-columns-repeated="28"/>
          <table:table-cell table:style-name="Default" table:number-columns-repeated="33"/>
          <table:table-cell table:style-name="ce1" table:number-columns-repeated="4"/>
          <table:table-cell table:style-name="Default" table:number-columns-repeated="15"/>
          <table:table-cell table:style-name="ce1" table:number-columns-repeated="859"/>
        </table:table-row>
        <table:table-row table:style-name="ro1">
          <table:table-cell table:style-name="Default"/>
          <table:table-cell table:style-name="ce1"/>
          <table:table-cell table:style-name="ce12"/>
          <table:table-cell table:style-name="ce214" table:number-columns-repeated="4"/>
          <table:table-cell table:style-name="ce121"/>
          <table:table-cell table:style-name="ce1" table:number-columns-repeated="6"/>
          <table:table-cell table:style-name="ce12"/>
          <table:table-cell table:style-name="Default"/>
          <table:table-cell table:style-name="ce12"/>
          <table:table-cell table:style-name="ce214"/>
          <table:table-cell table:style-name="Default"/>
          <table:table-cell table:style-name="ce12"/>
          <table:table-cell table:style-name="ce214" table:number-columns-repeated="2"/>
          <table:table-cell table:style-name="Default"/>
          <table:table-cell table:style-name="ce12"/>
          <table:table-cell table:style-name="ce214" table:number-columns-repeated="3"/>
          <table:table-cell table:style-name="Default"/>
          <table:table-cell table:style-name="ce12"/>
          <table:table-cell table:style-name="ce214" table:number-columns-repeated="4"/>
          <table:table-cell table:style-name="Default" table:number-columns-repeated="5"/>
          <table:table-cell table:style-name="ce12"/>
          <table:table-cell table:style-name="Default"/>
          <table:table-cell table:style-name="ce780"/>
          <table:table-cell table:style-name="ce214"/>
          <table:table-cell table:style-name="Default"/>
          <table:table-cell table:style-name="ce780"/>
          <table:table-cell table:style-name="ce786"/>
          <table:table-cell table:style-name="ce792"/>
          <table:table-cell table:style-name="ce799"/>
          <table:table-cell table:style-name="ce801"/>
          <table:table-cell table:style-name="ce809"/>
          <table:table-cell table:style-name="ce786"/>
          <table:table-cell table:style-name="ce214"/>
          <table:table-cell table:style-name="Default"/>
          <table:table-cell table:style-name="ce780"/>
          <table:table-cell table:style-name="ce786" table:number-columns-repeated="3"/>
          <table:table-cell table:style-name="ce214"/>
          <table:table-cell table:style-name="ce32" table:number-columns-repeated="6"/>
          <table:table-cell table:style-name="Default" table:number-columns-repeated="2"/>
          <table:table-cell table:style-name="ce780"/>
          <table:table-cell table:style-name="ce786"/>
          <table:table-cell table:style-name="ce214"/>
          <table:table-cell table:style-name="Default"/>
          <table:table-cell table:style-name="ce780"/>
          <table:table-cell table:style-name="ce291" table:number-columns-repeated="2"/>
          <table:table-cell table:style-name="ce214"/>
          <table:table-cell table:style-name="Default"/>
          <table:table-cell table:style-name="ce780"/>
          <table:table-cell table:style-name="ce291" table:number-columns-repeated="3"/>
          <table:table-cell table:style-name="ce214"/>
          <table:table-cell table:style-name="Default"/>
          <table:table-cell table:style-name="ce780"/>
          <table:table-cell table:style-name="ce851"/>
          <table:table-cell table:style-name="ce857"/>
          <table:table-cell table:style-name="ce851" table:number-columns-repeated="2"/>
          <table:table-cell table:style-name="ce866"/>
          <table:table-cell table:style-name="ce882"/>
          <table:table-cell table:style-name="ce905"/>
          <table:table-cell table:style-name="ce926"/>
          <table:table-cell table:style-name="ce951"/>
          <table:table-cell table:style-name="ce980" table:number-columns-repeated="2"/>
          <table:table-cell table:style-name="ce1011"/>
          <table:table-cell table:style-name="ce485"/>
          <table:table-cell table:style-name="Default" table:number-columns-repeated="7"/>
          <table:table-cell table:style-name="ce505"/>
          <table:table-cell table:style-name="ce508" table:number-columns-repeated="4"/>
          <table:table-cell table:style-name="ce1076"/>
          <table:table-cell table:style-name="ce1082"/>
          <table:table-cell table:style-name="ce1076"/>
          <table:table-cell table:style-name="ce531"/>
          <table:table-cell table:number-columns-repeated="2"/>
          <table:table-cell table:style-name="ce534"/>
          <table:table-cell table:style-name="ce538"/>
          <table:table-cell table:style-name="ce540"/>
          <table:table-cell table:style-name="ce539"/>
          <table:table-cell table:style-name="ce780"/>
          <table:table-cell table:style-name="ce786"/>
          <table:table-cell table:style-name="ce214"/>
          <table:table-cell table:style-name="ce557"/>
          <table:table-cell table:style-name="Default" table:number-columns-repeated="7"/>
          <table:table-cell table:style-name="ce561"/>
          <table:table-cell table:style-name="Default" table:number-columns-repeated="18"/>
          <table:table-cell table:number-columns-repeated="4"/>
          <table:table-cell table:style-name="Default" table:number-columns-repeated="15"/>
          <table:table-cell table:number-columns-repeated="859"/>
        </table:table-row>
        <table:table-row table:style-name="ro1">
          <table:table-cell table:style-name="Default"/>
          <table:table-cell table:style-name="ce6"/>
          <table:table-cell table:style-name="ce13"/>
          <table:table-cell table:style-name="ce26"/>
          <table:table-cell table:style-name="ce56"/>
          <table:table-cell table:style-name="ce79"/>
          <table:table-cell table:style-name="ce99"/>
          <table:table-cell table:style-name="ce101"/>
          <table:table-cell table:style-name="ce149" table:number-columns-repeated="2"/>
          <table:table-cell table:style-name="Default" table:number-columns-repeated="4"/>
          <table:table-cell table:style-name="ce13"/>
          <table:table-cell table:style-name="Default"/>
          <table:table-cell table:style-name="ce13"/>
          <table:table-cell table:style-name="ce704"/>
          <table:table-cell table:style-name="Default"/>
          <table:table-cell table:style-name="ce13"/>
          <table:table-cell table:style-name="ce704"/>
          <table:table-cell table:style-name="ce161"/>
          <table:table-cell table:style-name="Default"/>
          <table:table-cell table:style-name="ce13"/>
          <table:table-cell table:style-name="ce720"/>
          <table:table-cell table:style-name="ce161" table:number-columns-repeated="2"/>
          <table:table-cell table:style-name="Default"/>
          <table:table-cell table:style-name="ce13"/>
          <table:table-cell table:style-name="ce753"/>
          <table:table-cell table:style-name="ce161"/>
          <table:table-cell table:style-name="ce761"/>
          <table:table-cell table:style-name="ce162"/>
          <table:table-cell table:style-name="Default" table:number-columns-repeated="5"/>
          <table:table-cell table:style-name="ce13"/>
          <table:table-cell table:style-name="Default"/>
          <table:table-cell table:style-name="ce17"/>
          <table:table-cell table:style-name="ce161"/>
          <table:table-cell table:style-name="ce781"/>
          <table:table-cell table:style-name="ce17"/>
          <table:table-cell table:style-name="ce787"/>
          <table:table-cell table:style-name="ce243"/>
          <table:table-cell table:style-name="ce800"/>
          <table:table-cell table:style-name="ce251"/>
          <table:table-cell table:style-name="ce258"/>
          <table:table-cell table:style-name="ce266"/>
          <table:table-cell table:style-name="ce161"/>
          <table:table-cell table:style-name="Default"/>
          <table:table-cell table:style-name="ce17"/>
          <table:table-cell table:style-name="ce787"/>
          <table:table-cell table:style-name="ce832"/>
          <table:table-cell table:style-name="ce787"/>
          <table:table-cell table:style-name="ce285"/>
          <table:table-cell table:style-name="Default" table:number-columns-repeated="8"/>
          <table:table-cell table:style-name="ce271"/>
          <table:table-cell table:style-name="ce289"/>
          <table:table-cell table:style-name="ce161"/>
          <table:table-cell table:style-name="Default"/>
          <table:table-cell table:style-name="ce271"/>
          <table:table-cell table:style-name="ce484"/>
          <table:table-cell table:style-name="ce787"/>
          <table:table-cell table:style-name="ce161"/>
          <table:table-cell table:style-name="Default"/>
          <table:table-cell table:style-name="ce271"/>
          <table:table-cell table:style-name="ce484"/>
          <table:table-cell table:style-name="ce787" table:number-columns-repeated="2"/>
          <table:table-cell table:style-name="ce161"/>
          <table:table-cell table:style-name="Default"/>
          <table:table-cell table:style-name="ce271"/>
          <table:table-cell table:style-name="ce300"/>
          <table:table-cell table:style-name="ce306"/>
          <table:table-cell table:style-name="ce301" table:number-columns-repeated="2"/>
          <table:table-cell table:style-name="ce314"/>
          <table:table-cell table:style-name="Default"/>
          <table:table-cell table:style-name="ce271"/>
          <table:table-cell table:style-name="ce374"/>
          <table:table-cell table:style-name="ce385"/>
          <table:table-cell table:style-name="ce981"/>
          <table:table-cell table:style-name="ce990"/>
          <table:table-cell table:style-name="ce457"/>
          <table:table-cell table:style-name="ce486"/>
          <table:table-cell table:style-name="Default" table:number-columns-repeated="7"/>
          <table:table-cell table:style-name="ce506"/>
          <table:table-cell table:style-name="ce509"/>
          <table:table-cell table:style-name="ce1063"/>
          <table:table-cell table:style-name="ce518"/>
          <table:table-cell table:style-name="ce522"/>
          <table:table-cell table:style-name="ce524"/>
          <table:table-cell table:style-name="ce1078"/>
          <table:table-cell table:style-name="ce529"/>
          <table:table-cell table:style-name="ce532"/>
          <table:table-cell table:number-columns-repeated="2"/>
          <table:table-cell table:style-name="ce17"/>
          <table:table-cell table:style-name="ce539"/>
          <table:table-cell table:style-name="ce541"/>
          <table:table-cell table:style-name="ce539"/>
          <table:table-cell table:style-name="ce542"/>
          <table:table-cell table:style-name="ce547"/>
          <table:table-cell table:style-name="ce553"/>
          <table:table-cell table:style-name="ce557"/>
          <table:table-cell table:style-name="Default" table:number-columns-repeated="7"/>
          <table:table-cell table:style-name="ce561"/>
          <table:table-cell table:style-name="Default" table:number-columns-repeated="18"/>
          <table:table-cell table:number-columns-repeated="4"/>
          <table:table-cell table:style-name="Default" table:number-columns-repeated="15"/>
          <table:table-cell table:number-columns-repeated="859"/>
        </table:table-row>
        <table:table-row table:style-name="ro1">
          <table:table-cell table:style-name="Default" table:number-columns-repeated="2"/>
          <table:table-cell table:style-name="ce14"/>
          <table:table-cell table:style-name="ce27"/>
          <table:table-cell table:style-name="ce57"/>
          <table:table-cell table:style-name="ce80"/>
          <table:table-cell table:style-name="ce100"/>
          <table:table-cell table:style-name="ce122"/>
          <table:table-cell table:style-name="ce150" table:number-columns-repeated="2"/>
          <table:table-cell table:style-name="ce152" table:number-columns-repeated="4"/>
          <table:table-cell table:style-name="Default" table:number-columns-repeated="2"/>
          <table:table-cell table:style-name="ce17"/>
          <table:table-cell table:style-name="ce705"/>
          <table:table-cell table:style-name="Default"/>
          <table:table-cell table:style-name="ce17"/>
          <table:table-cell table:style-name="ce705"/>
          <table:table-cell table:style-name="ce161"/>
          <table:table-cell table:style-name="Default"/>
          <table:table-cell table:style-name="ce17"/>
          <table:table-cell table:style-name="ce721"/>
          <table:table-cell table:style-name="ce161" table:number-columns-repeated="2"/>
          <table:table-cell table:style-name="Default"/>
          <table:table-cell table:style-name="ce17"/>
          <table:table-cell table:style-name="ce754"/>
          <table:table-cell table:style-name="ce161"/>
          <table:table-cell table:style-name="ce761"/>
          <table:table-cell table:style-name="ce162"/>
          <table:table-cell table:style-name="Default" table:number-columns-repeated="7"/>
          <table:table-cell table:style-name="ce17"/>
          <table:table-cell table:style-name="ce163"/>
          <table:table-cell table:style-name="ce781"/>
          <table:table-cell table:style-name="ce17"/>
          <table:table-cell table:style-name="ce484"/>
          <table:table-cell table:style-name="ce243"/>
          <table:table-cell table:style-name="ce800"/>
          <table:table-cell table:style-name="ce251"/>
          <table:table-cell table:style-name="ce811"/>
          <table:table-cell table:style-name="ce266"/>
          <table:table-cell table:style-name="ce161"/>
          <table:table-cell table:style-name="Default"/>
          <table:table-cell table:style-name="ce17"/>
          <table:table-cell table:style-name="ce484"/>
          <table:table-cell table:style-name="ce832"/>
          <table:table-cell table:style-name="ce787"/>
          <table:table-cell table:style-name="ce285"/>
          <table:table-cell table:style-name="ce283" table:number-columns-repeated="3"/>
          <table:table-cell table:style-name="Default" table:number-columns-repeated="5"/>
          <table:table-cell table:style-name="ce167"/>
          <table:table-cell table:style-name="ce172"/>
          <table:table-cell table:style-name="ce290"/>
          <table:table-cell table:style-name="Default"/>
          <table:table-cell table:style-name="ce271"/>
          <table:table-cell table:style-name="ce484" table:number-columns-repeated="2"/>
          <table:table-cell table:style-name="ce161"/>
          <table:table-cell table:style-name="Default"/>
          <table:table-cell table:style-name="ce271"/>
          <table:table-cell table:style-name="ce484" table:number-columns-repeated="2"/>
          <table:table-cell table:style-name="ce787"/>
          <table:table-cell table:style-name="ce161"/>
          <table:table-cell table:style-name="Default"/>
          <table:table-cell table:style-name="ce271"/>
          <table:table-cell table:style-name="ce300" table:number-columns-repeated="2"/>
          <table:table-cell table:style-name="ce301" table:number-columns-repeated="2"/>
          <table:table-cell table:style-name="ce314"/>
          <table:table-cell table:style-name="Default"/>
          <table:table-cell table:style-name="ce271"/>
          <table:table-cell table:style-name="ce374"/>
          <table:table-cell table:style-name="ce939"/>
          <table:table-cell table:style-name="ce426" table:number-columns-repeated="2"/>
          <table:table-cell table:style-name="ce458"/>
          <table:table-cell table:style-name="ce161"/>
          <table:table-cell table:style-name="Default" table:number-columns-repeated="7"/>
          <table:table-cell table:style-name="ce506"/>
          <table:table-cell table:style-name="ce1063" table:number-columns-repeated="3"/>
          <table:table-cell table:style-name="ce522"/>
          <table:table-cell table:style-name="ce1078" table:number-columns-repeated="3"/>
          <table:table-cell table:style-name="ce532"/>
          <table:table-cell table:number-columns-repeated="2"/>
          <table:table-cell table:style-name="ce535"/>
          <table:table-cell table:style-name="ce17"/>
          <table:table-cell table:style-name="ce541"/>
          <table:table-cell table:style-name="ce539"/>
          <table:table-cell table:style-name="ce543"/>
          <table:table-cell table:style-name="ce548"/>
          <table:table-cell table:style-name="ce553"/>
          <table:table-cell table:style-name="ce557"/>
          <table:table-cell table:style-name="Default" table:number-columns-repeated="7"/>
          <table:table-cell table:style-name="ce561"/>
          <table:table-cell table:style-name="Default" table:number-columns-repeated="18"/>
          <table:table-cell table:number-columns-repeated="4"/>
          <table:table-cell table:style-name="Default" table:number-columns-repeated="15"/>
          <table:table-cell table:number-columns-repeated="859"/>
        </table:table-row>
        <table:table-row table:style-name="ro1">
          <table:table-cell table:style-name="Default" table:number-columns-repeated="2"/>
          <table:table-cell table:style-name="ce167"/>
          <table:table-cell table:style-name="ce28"/>
          <table:table-cell table:style-name="ce162"/>
          <table:table-cell table:style-name="ce81"/>
          <table:table-cell table:style-name="ce101"/>
          <table:table-cell table:style-name="ce123"/>
          <table:table-cell table:style-name="ce150" table:number-columns-repeated="2"/>
          <table:table-cell table:style-name="Default" table:number-columns-repeated="6"/>
          <table:table-cell table:style-name="ce167"/>
          <table:table-cell table:style-name="ce706"/>
          <table:table-cell table:style-name="ce707"/>
          <table:table-cell table:style-name="ce157"/>
          <table:table-cell table:style-name="ce706"/>
          <table:table-cell table:style-name="ce162"/>
          <table:table-cell table:style-name="ce171"/>
          <table:table-cell table:style-name="ce715"/>
          <table:table-cell table:style-name="ce722"/>
          <table:table-cell table:style-name="ce162" table:number-columns-repeated="2"/>
          <table:table-cell table:style-name="ce205"/>
          <table:table-cell table:style-name="ce739"/>
          <table:table-cell table:style-name="ce755"/>
          <table:table-cell table:style-name="ce162"/>
          <table:table-cell table:style-name="ce762"/>
          <table:table-cell table:style-name="ce162"/>
          <table:table-cell table:style-name="Default" table:number-columns-repeated="7"/>
          <table:table-cell table:style-name="ce167"/>
          <table:table-cell table:style-name="ce164"/>
          <table:table-cell table:style-name="ce781"/>
          <table:table-cell table:style-name="ce782"/>
          <table:table-cell table:style-name="ce788"/>
          <table:table-cell table:style-name="ce245"/>
          <table:table-cell table:style-name="ce800"/>
          <table:table-cell table:style-name="ce803"/>
          <table:table-cell table:style-name="ce812"/>
          <table:table-cell table:style-name="ce267"/>
          <table:table-cell table:style-name="ce162"/>
          <table:table-cell table:style-name="Default"/>
          <table:table-cell table:style-name="ce821"/>
          <table:table-cell table:style-name="ce826"/>
          <table:table-cell table:style-name="ce281"/>
          <table:table-cell table:style-name="ce6"/>
          <table:table-cell table:style-name="ce285"/>
          <table:table-cell table:style-name="ce283" table:number-columns-repeated="3"/>
          <table:table-cell table:style-name="Default" table:number-columns-repeated="9"/>
          <table:table-cell table:style-name="ce271"/>
          <table:table-cell table:style-name="ce787"/>
          <table:table-cell table:style-name="ce484"/>
          <table:table-cell table:style-name="ce161"/>
          <table:table-cell table:style-name="Default"/>
          <table:table-cell table:style-name="ce271"/>
          <table:table-cell table:style-name="ce787"/>
          <table:table-cell table:style-name="ce484"/>
          <table:table-cell table:style-name="ce6"/>
          <table:table-cell table:style-name="ce161"/>
          <table:table-cell table:style-name="Default"/>
          <table:table-cell table:style-name="ce271"/>
          <table:table-cell table:style-name="ce301"/>
          <table:table-cell table:style-name="ce300"/>
          <table:table-cell table:style-name="ce311" table:number-columns-repeated="2"/>
          <table:table-cell table:style-name="ce314"/>
          <table:table-cell table:style-name="Default"/>
          <table:table-cell table:style-name="ce271"/>
          <table:table-cell table:style-name="ce426"/>
          <table:table-cell table:style-name="ce939"/>
          <table:table-cell table:style-name="ce427" table:number-columns-repeated="2"/>
          <table:table-cell table:style-name="ce458"/>
          <table:table-cell table:style-name="ce161"/>
          <table:table-cell table:style-name="Default" table:number-columns-repeated="7"/>
          <table:table-cell table:style-name="ce506"/>
          <table:table-cell table:style-name="ce511"/>
          <table:table-cell table:style-name="ce1063"/>
          <table:table-cell table:style-name="ce519"/>
          <table:table-cell table:style-name="ce515"/>
          <table:table-cell table:style-name="ce526"/>
          <table:table-cell table:style-name="ce1078" table:number-columns-repeated="2"/>
          <table:table-cell table:style-name="ce532"/>
          <table:table-cell table:number-columns-repeated="2"/>
          <table:table-cell table:style-name="ce17" table:number-columns-repeated="2"/>
          <table:table-cell table:style-name="ce541"/>
          <table:table-cell table:style-name="ce539"/>
          <table:table-cell table:style-name="ce544"/>
          <table:table-cell table:style-name="ce549"/>
          <table:table-cell table:style-name="ce554"/>
          <table:table-cell table:style-name="ce557"/>
          <table:table-cell table:style-name="Default" table:number-columns-repeated="7"/>
          <table:table-cell table:style-name="ce561"/>
          <table:table-cell table:style-name="Default" table:number-columns-repeated="18"/>
          <table:table-cell table:number-columns-repeated="4"/>
          <table:table-cell table:style-name="Default" table:number-columns-repeated="15"/>
          <table:table-cell table:number-columns-repeated="859"/>
        </table:table-row>
        <table:table-row table:style-name="ro1">
          <table:table-cell table:style-name="Default" table:number-columns-repeated="2"/>
          <table:table-cell table:style-name="ce16"/>
          <table:table-cell table:style-name="ce29"/>
          <table:table-cell table:style-name="ce59"/>
          <table:table-cell table:style-name="ce82"/>
          <table:table-cell table:style-name="ce102"/>
          <table:table-cell table:style-name="ce124"/>
          <table:table-cell table:style-name="ce151" table:number-columns-repeated="2"/>
          <table:table-cell table:style-name="Default" table:number-columns-repeated="7"/>
          <table:table-cell table:style-name="ce707" table:number-columns-repeated="2"/>
          <table:table-cell table:style-name="ce155"/>
          <table:table-cell table:style-name="ce158"/>
          <table:table-cell table:style-name="ce163"/>
          <table:table-cell table:style-name="ce171"/>
          <table:table-cell table:style-name="ce165"/>
          <table:table-cell table:style-name="ce170"/>
          <table:table-cell table:style-name="ce163"/>
          <table:table-cell table:style-name="ce162"/>
          <table:table-cell table:style-name="ce205"/>
          <table:table-cell table:style-name="ce190"/>
          <table:table-cell table:style-name="ce204"/>
          <table:table-cell table:style-name="ce163"/>
          <table:table-cell table:style-name="ce762"/>
          <table:table-cell table:style-name="ce161"/>
          <table:table-cell table:style-name="Default" table:number-columns-repeated="9"/>
          <table:table-cell table:style-name="ce781"/>
          <table:table-cell table:style-name="ce235"/>
          <table:table-cell table:style-name="ce240"/>
          <table:table-cell table:style-name="ce246"/>
          <table:table-cell table:style-name="ce800"/>
          <table:table-cell table:style-name="ce253"/>
          <table:table-cell table:style-name="ce260"/>
          <table:table-cell table:style-name="ce820"/>
          <table:table-cell table:style-name="ce162"/>
          <table:table-cell table:style-name="Default"/>
          <table:table-cell table:style-name="ce269"/>
          <table:table-cell table:style-name="ce275"/>
          <table:table-cell table:style-name="ce826"/>
          <table:table-cell table:style-name="ce6"/>
          <table:table-cell table:style-name="ce286"/>
          <table:table-cell table:style-name="ce283" table:number-columns-repeated="3"/>
          <table:table-cell table:style-name="Default" table:number-columns-repeated="9"/>
          <table:table-cell table:style-name="ce167"/>
          <table:table-cell table:style-name="ce172" table:number-columns-repeated="2"/>
          <table:table-cell table:style-name="ce290"/>
          <table:table-cell table:style-name="Default"/>
          <table:table-cell table:style-name="ce271"/>
          <table:table-cell table:style-name="ce292"/>
          <table:table-cell table:style-name="ce24"/>
          <table:table-cell table:style-name="ce484"/>
          <table:table-cell table:style-name="ce161"/>
          <table:table-cell table:style-name="Default"/>
          <table:table-cell table:style-name="ce271"/>
          <table:table-cell table:style-name="ce302"/>
          <table:table-cell table:style-name="ce859"/>
          <table:table-cell table:style-name="ce300"/>
          <table:table-cell table:style-name="ce311"/>
          <table:table-cell table:style-name="ce314"/>
          <table:table-cell table:style-name="Default"/>
          <table:table-cell table:style-name="ce271"/>
          <table:table-cell table:style-name="ce377"/>
          <table:table-cell table:style-name="ce952"/>
          <table:table-cell table:style-name="ce374"/>
          <table:table-cell table:style-name="ce427"/>
          <table:table-cell table:style-name="ce1014"/>
          <table:table-cell table:style-name="ce161"/>
          <table:table-cell table:style-name="Default" table:number-columns-repeated="4"/>
          <table:table-cell table:number-columns-repeated="3"/>
          <table:table-cell table:style-name="ce506"/>
          <table:table-cell table:style-name="ce1063" table:number-columns-repeated="2"/>
          <table:table-cell table:style-name="ce515"/>
          <table:table-cell table:style-name="ce522"/>
          <table:table-cell table:style-name="ce1078" table:number-columns-repeated="3"/>
          <table:table-cell table:style-name="ce532"/>
          <table:table-cell table:number-columns-repeated="2"/>
          <table:table-cell table:style-name="ce535"/>
          <table:table-cell table:style-name="ce539"/>
          <table:table-cell table:style-name="ce17"/>
          <table:table-cell table:style-name="ce539"/>
          <table:table-cell table:style-name="ce545"/>
          <table:table-cell table:style-name="ce550"/>
          <table:table-cell table:style-name="ce555"/>
          <table:table-cell table:style-name="ce557"/>
          <table:table-cell table:style-name="Default" table:number-columns-repeated="4"/>
          <table:table-cell table:style-name="ce1115" office:value-type="string" calcext:value-type="string" table:number-columns-spanned="16" table:number-rows-spanned="3">
            <text:p>kMbinezM(diksyonGr)</text:p>
          </table:table-cell>
          <table:covered-table-cell table:number-columns-repeated="2" table:style-name="Default"/>
          <table:covered-table-cell table:style-name="ce562"/>
          <table:covered-table-cell table:number-columns-repeated="12" table:style-name="Default"/>
          <table:table-cell table:style-name="Default" table:number-columns-repeated="6"/>
          <table:table-cell table:number-columns-repeated="4"/>
          <table:table-cell table:style-name="Default" table:number-columns-repeated="15"/>
          <table:table-cell table:number-columns-repeated="859"/>
        </table:table-row>
        <table:table-row table:style-name="ro1">
          <table:table-cell table:style-name="Default" table:number-columns-repeated="2"/>
          <table:table-cell table:style-name="ce17"/>
          <table:table-cell table:style-name="ce30"/>
          <table:table-cell table:style-name="ce60"/>
          <table:table-cell table:style-name="ce83"/>
          <table:table-cell table:style-name="ce103"/>
          <table:table-cell table:style-name="ce124"/>
          <table:table-cell table:style-name="ce151" table:number-columns-repeated="2"/>
          <table:table-cell table:style-name="Default" table:number-columns-repeated="7"/>
          <table:table-cell table:style-name="ce707" table:number-columns-repeated="2"/>
          <table:table-cell table:style-name="ce156"/>
          <table:table-cell table:style-name="ce158"/>
          <table:table-cell table:style-name="ce163"/>
          <table:table-cell table:style-name="ce171"/>
          <table:table-cell table:style-name="ce166"/>
          <table:table-cell table:style-name="ce170"/>
          <table:table-cell table:style-name="ce163"/>
          <table:table-cell table:style-name="ce161"/>
          <table:table-cell table:style-name="ce205"/>
          <table:table-cell table:style-name="ce191"/>
          <table:table-cell table:style-name="ce204"/>
          <table:table-cell table:style-name="ce163"/>
          <table:table-cell table:style-name="ce761"/>
          <table:table-cell table:style-name="ce161"/>
          <table:table-cell table:style-name="Default" table:number-columns-repeated="9"/>
          <table:table-cell table:style-name="ce781"/>
          <table:table-cell table:style-name="ce236"/>
          <table:table-cell table:style-name="ce240"/>
          <table:table-cell table:style-name="ce246"/>
          <table:table-cell table:style-name="ce800"/>
          <table:table-cell table:style-name="ce254"/>
          <table:table-cell table:style-name="ce260"/>
          <table:table-cell table:style-name="ce820"/>
          <table:table-cell table:style-name="ce161"/>
          <table:table-cell table:style-name="Default"/>
          <table:table-cell table:style-name="ce270"/>
          <table:table-cell table:style-name="ce275"/>
          <table:table-cell table:style-name="ce826"/>
          <table:table-cell table:style-name="ce787"/>
          <table:table-cell table:style-name="ce286"/>
          <table:table-cell table:style-name="ce283" table:number-columns-repeated="3"/>
          <table:table-cell table:style-name="Default" table:number-columns-repeated="14"/>
          <table:table-cell table:style-name="ce271"/>
          <table:table-cell table:style-name="ce484"/>
          <table:table-cell table:style-name="ce24"/>
          <table:table-cell table:style-name="ce484"/>
          <table:table-cell table:style-name="ce161"/>
          <table:table-cell table:style-name="Default"/>
          <table:table-cell table:style-name="ce271"/>
          <table:table-cell table:style-name="ce300"/>
          <table:table-cell table:style-name="ce859"/>
          <table:table-cell table:style-name="ce300"/>
          <table:table-cell table:style-name="ce301"/>
          <table:table-cell table:style-name="ce314"/>
          <table:table-cell table:style-name="Default"/>
          <table:table-cell table:style-name="ce271"/>
          <table:table-cell table:style-name="ce374"/>
          <table:table-cell table:style-name="ce953"/>
          <table:table-cell table:style-name="ce374"/>
          <table:table-cell table:style-name="ce426"/>
          <table:table-cell table:style-name="ce1014"/>
          <table:table-cell table:style-name="ce161"/>
          <table:table-cell table:style-name="Default" table:number-columns-repeated="4"/>
          <table:table-cell table:number-columns-repeated="3"/>
          <table:table-cell table:style-name="ce506"/>
          <table:table-cell table:style-name="ce512"/>
          <table:table-cell table:style-name="ce1063"/>
          <table:table-cell table:style-name="ce520"/>
          <table:table-cell table:style-name="ce522"/>
          <table:table-cell table:style-name="ce1078"/>
          <table:table-cell table:style-name="ce1083"/>
          <table:table-cell table:style-name="ce1078"/>
          <table:table-cell table:style-name="ce532"/>
          <table:table-cell table:number-columns-repeated="2"/>
          <table:table-cell table:style-name="ce17"/>
          <table:table-cell table:style-name="ce539"/>
          <table:table-cell table:style-name="ce17"/>
          <table:table-cell table:style-name="ce539"/>
          <table:table-cell table:style-name="ce542"/>
          <table:table-cell table:style-name="ce550"/>
          <table:table-cell table:style-name="ce555"/>
          <table:table-cell table:style-name="ce557"/>
          <table:table-cell table:style-name="Default" table:number-columns-repeated="4"/>
          <table:covered-table-cell table:number-columns-repeated="3" table:style-name="Default"/>
          <table:covered-table-cell table:style-name="ce563"/>
          <table:covered-table-cell table:number-columns-repeated="12" table:style-name="Default"/>
          <table:table-cell table:style-name="Default" table:number-columns-repeated="6"/>
          <table:table-cell table:number-columns-repeated="4"/>
          <table:table-cell table:style-name="Default" table:number-columns-repeated="15"/>
          <table:table-cell table:number-columns-repeated="859"/>
        </table:table-row>
        <table:table-row table:style-name="ro1">
          <table:table-cell table:style-name="Default" table:number-columns-repeated="2"/>
          <table:table-cell table:style-name="ce17"/>
          <table:table-cell table:style-name="ce31"/>
          <table:table-cell table:style-name="ce61"/>
          <table:table-cell table:style-name="ce84"/>
          <table:table-cell table:style-name="ce104"/>
          <table:table-cell table:style-name="ce124"/>
          <table:table-cell table:style-name="ce151" table:number-columns-repeated="2"/>
          <table:table-cell table:style-name="Default" table:number-columns-repeated="7"/>
          <table:table-cell table:style-name="ce707" table:number-columns-repeated="2"/>
          <table:table-cell table:style-name="ce156"/>
          <table:table-cell table:style-name="ce707"/>
          <table:table-cell table:style-name="ce163"/>
          <table:table-cell table:style-name="ce171"/>
          <table:table-cell table:style-name="ce166"/>
          <table:table-cell table:style-name="ce171"/>
          <table:table-cell table:style-name="ce163"/>
          <table:table-cell table:style-name="ce161"/>
          <table:table-cell table:style-name="ce205"/>
          <table:table-cell table:style-name="ce191"/>
          <table:table-cell table:style-name="ce205"/>
          <table:table-cell table:style-name="ce163"/>
          <table:table-cell table:style-name="ce761"/>
          <table:table-cell table:style-name="ce161"/>
          <table:table-cell table:style-name="Default" table:number-columns-repeated="9"/>
          <table:table-cell table:style-name="ce781"/>
          <table:table-cell table:style-name="ce236"/>
          <table:table-cell table:style-name="ce781"/>
          <table:table-cell table:style-name="ce246"/>
          <table:table-cell table:style-name="ce800"/>
          <table:table-cell table:style-name="ce254"/>
          <table:table-cell table:style-name="ce261"/>
          <table:table-cell table:style-name="ce820"/>
          <table:table-cell table:style-name="ce161"/>
          <table:table-cell table:style-name="Default"/>
          <table:table-cell table:style-name="ce270"/>
          <table:table-cell table:style-name="ce276"/>
          <table:table-cell table:style-name="ce826"/>
          <table:table-cell table:style-name="ce787"/>
          <table:table-cell table:style-name="ce286"/>
          <table:table-cell table:style-name="ce283" table:number-columns-repeated="3"/>
          <table:table-cell table:style-name="Default" table:number-columns-repeated="14"/>
          <table:table-cell table:style-name="ce271"/>
          <table:table-cell table:style-name="ce484"/>
          <table:table-cell table:style-name="Default"/>
          <table:table-cell table:style-name="ce484"/>
          <table:table-cell table:style-name="ce161"/>
          <table:table-cell table:style-name="Default"/>
          <table:table-cell table:style-name="ce271"/>
          <table:table-cell table:style-name="ce300"/>
          <table:table-cell table:style-name="ce309"/>
          <table:table-cell table:style-name="ce300"/>
          <table:table-cell table:style-name="ce301"/>
          <table:table-cell table:style-name="ce314"/>
          <table:table-cell table:style-name="Default"/>
          <table:table-cell table:style-name="ce271"/>
          <table:table-cell table:style-name="ce374"/>
          <table:table-cell table:style-name="ce400"/>
          <table:table-cell table:style-name="ce374"/>
          <table:table-cell table:style-name="ce426"/>
          <table:table-cell table:style-name="ce787"/>
          <table:table-cell table:style-name="ce161"/>
          <table:table-cell table:style-name="Default" table:number-columns-repeated="5"/>
          <table:table-cell table:number-columns-repeated="2"/>
          <table:table-cell table:style-name="ce506"/>
          <table:table-cell table:style-name="ce1063" table:number-columns-repeated="3"/>
          <table:table-cell table:style-name="ce522"/>
          <table:table-cell table:style-name="ce1078"/>
          <table:table-cell table:style-name="ce1084"/>
          <table:table-cell table:style-name="ce1083"/>
          <table:table-cell table:style-name="ce532"/>
          <table:table-cell table:number-columns-repeated="2"/>
          <table:table-cell table:style-name="ce535"/>
          <table:table-cell table:style-name="ce17" table:number-columns-repeated="2"/>
          <table:table-cell table:style-name="ce539"/>
          <table:table-cell table:style-name="ce542"/>
          <table:table-cell table:style-name="ce551"/>
          <table:table-cell table:style-name="ce555"/>
          <table:table-cell table:style-name="ce557"/>
          <table:table-cell table:style-name="Default" table:number-columns-repeated="4"/>
          <table:covered-table-cell table:number-columns-repeated="3" table:style-name="Default"/>
          <table:covered-table-cell table:style-name="ce563"/>
          <table:covered-table-cell table:number-columns-repeated="12" table:style-name="Default"/>
          <table:table-cell table:style-name="Default" table:number-columns-repeated="6"/>
          <table:table-cell table:number-columns-repeated="4"/>
          <table:table-cell table:style-name="Default" table:number-columns-repeated="15"/>
          <table:table-cell table:number-columns-repeated="859"/>
        </table:table-row>
        <table:table-row table:style-name="ro1">
          <table:table-cell table:style-name="Default" table:number-columns-repeated="2"/>
          <table:table-cell table:style-name="ce167"/>
          <table:table-cell table:style-name="ce172"/>
          <table:table-cell table:style-name="ce62"/>
          <table:table-cell table:style-name="ce85"/>
          <table:table-cell table:style-name="ce105"/>
          <table:table-cell table:style-name="ce125"/>
          <table:table-cell table:style-name="ce152" table:number-columns-repeated="2"/>
          <table:table-cell table:style-name="Default" table:number-columns-repeated="7"/>
          <table:table-cell table:style-name="ce707" table:number-columns-repeated="2"/>
          <table:table-cell table:style-name="ce157"/>
          <table:table-cell table:style-name="ce159"/>
          <table:table-cell table:style-name="ce164"/>
          <table:table-cell table:style-name="Default"/>
          <table:table-cell table:style-name="ce167"/>
          <table:table-cell table:style-name="ce172"/>
          <table:table-cell table:style-name="ce164"/>
          <table:table-cell table:style-name="ce161"/>
          <table:table-cell table:style-name="Default"/>
          <table:table-cell table:style-name="ce167"/>
          <table:table-cell table:style-name="ce172"/>
          <table:table-cell table:style-name="ce164"/>
          <table:table-cell table:style-name="ce761"/>
          <table:table-cell table:style-name="ce161"/>
          <table:table-cell table:style-name="Default" table:number-columns-repeated="9"/>
          <table:table-cell table:style-name="ce781"/>
          <table:table-cell table:style-name="ce237"/>
          <table:table-cell table:style-name="ce241"/>
          <table:table-cell table:style-name="ce247"/>
          <table:table-cell table:style-name="ce800"/>
          <table:table-cell table:style-name="ce255"/>
          <table:table-cell table:style-name="ce258"/>
          <table:table-cell table:style-name="ce484"/>
          <table:table-cell table:style-name="ce161"/>
          <table:table-cell table:style-name="Default"/>
          <table:table-cell table:style-name="ce271"/>
          <table:table-cell table:style-name="ce787"/>
          <table:table-cell table:style-name="ce484"/>
          <table:table-cell table:style-name="ce787"/>
          <table:table-cell table:style-name="ce286"/>
          <table:table-cell table:style-name="ce283" table:number-columns-repeated="3"/>
          <table:table-cell table:style-name="Default" table:number-columns-repeated="14"/>
          <table:table-cell table:style-name="ce271"/>
          <table:table-cell table:style-name="ce787" table:number-columns-repeated="2"/>
          <table:table-cell table:style-name="ce484"/>
          <table:table-cell table:style-name="ce161"/>
          <table:table-cell table:style-name="Default"/>
          <table:table-cell table:style-name="ce271"/>
          <table:table-cell table:style-name="ce301" table:number-columns-repeated="2"/>
          <table:table-cell table:style-name="ce300"/>
          <table:table-cell table:style-name="ce301"/>
          <table:table-cell table:style-name="ce314"/>
          <table:table-cell table:style-name="Default"/>
          <table:table-cell table:style-name="ce271"/>
          <table:table-cell table:style-name="ce426" table:number-columns-repeated="2"/>
          <table:table-cell table:style-name="ce374"/>
          <table:table-cell table:style-name="ce426"/>
          <table:table-cell table:style-name="ce787"/>
          <table:table-cell table:style-name="ce161"/>
          <table:table-cell table:style-name="Default" table:number-columns-repeated="5"/>
          <table:table-cell table:number-columns-repeated="2"/>
          <table:table-cell table:style-name="ce506"/>
          <table:table-cell table:style-name="ce513"/>
          <table:table-cell table:style-name="ce515"/>
          <table:table-cell table:style-name="ce1063"/>
          <table:table-cell table:style-name="ce522"/>
          <table:table-cell table:style-name="ce1078" table:number-columns-repeated="2"/>
          <table:table-cell table:style-name="ce1084"/>
          <table:table-cell table:style-name="ce532"/>
          <table:table-cell table:number-columns-repeated="2"/>
          <table:table-cell table:style-name="ce17" table:number-columns-repeated="3"/>
          <table:table-cell table:style-name="ce539"/>
          <table:table-cell table:style-name="ce546"/>
          <table:table-cell table:style-name="ce552"/>
          <table:table-cell table:style-name="ce556"/>
          <table:table-cell table:style-name="ce557"/>
          <table:table-cell table:style-name="Default" table:number-columns-repeated="7"/>
          <table:table-cell table:style-name="ce564"/>
          <table:table-cell table:style-name="Default" table:number-columns-repeated="18"/>
          <table:table-cell table:number-columns-repeated="4"/>
          <table:table-cell table:style-name="Default" table:number-columns-repeated="15"/>
          <table:table-cell table:number-columns-repeated="859"/>
        </table:table-row>
        <table:table-row table:style-name="ro1">
          <table:table-cell table:style-name="Default" table:number-columns-repeated="2"/>
          <table:table-cell table:style-name="ce271"/>
          <table:table-cell table:style-name="Default"/>
          <table:table-cell table:style-name="ce63"/>
          <table:table-cell table:style-name="ce163"/>
          <table:table-cell table:style-name="ce106"/>
          <table:table-cell table:style-name="ce125"/>
          <table:table-cell table:style-name="ce152" table:number-columns-repeated="2"/>
          <table:table-cell table:style-name="Default" table:number-columns-repeated="7"/>
          <table:table-cell table:style-name="ce707" table:number-columns-repeated="4"/>
          <table:table-cell table:style-name="Default" table:number-columns-repeated="2"/>
          <table:table-cell table:style-name="ce271"/>
          <table:table-cell table:style-name="Default"/>
          <table:table-cell table:style-name="ce24"/>
          <table:table-cell table:style-name="ce163"/>
          <table:table-cell table:style-name="Default"/>
          <table:table-cell table:style-name="ce271"/>
          <table:table-cell table:style-name="Default"/>
          <table:table-cell table:style-name="ce24"/>
          <table:table-cell table:style-name="ce763"/>
          <table:table-cell table:style-name="ce161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/>
          <table:table-cell table:style-name="ce255"/>
          <table:table-cell table:style-name="ce800"/>
          <table:table-cell table:style-name="ce24"/>
          <table:table-cell table:style-name="ce163"/>
          <table:table-cell table:style-name="Default"/>
          <table:table-cell table:style-name="ce271"/>
          <table:table-cell table:style-name="Default"/>
          <table:table-cell table:style-name="ce24"/>
          <table:table-cell table:style-name="ce484"/>
          <table:table-cell table:style-name="ce286"/>
          <table:table-cell table:style-name="ce283" table:number-columns-repeated="3"/>
          <table:table-cell table:style-name="Default" table:number-columns-repeated="14"/>
          <table:table-cell table:style-name="ce167"/>
          <table:table-cell table:style-name="ce172" table:number-columns-repeated="3"/>
          <table:table-cell table:style-name="ce290"/>
          <table:table-cell table:style-name="Default"/>
          <table:table-cell table:style-name="ce271"/>
          <table:table-cell table:style-name="ce301"/>
          <table:table-cell table:style-name="ce309"/>
          <table:table-cell table:style-name="ce859"/>
          <table:table-cell table:style-name="ce300"/>
          <table:table-cell table:style-name="ce314"/>
          <table:table-cell table:style-name="Default"/>
          <table:table-cell table:style-name="ce271"/>
          <table:table-cell table:style-name="ce426"/>
          <table:table-cell table:style-name="ce400"/>
          <table:table-cell table:style-name="ce953"/>
          <table:table-cell table:style-name="ce374"/>
          <table:table-cell table:style-name="ce787"/>
          <table:table-cell table:style-name="ce161"/>
          <table:table-cell table:style-name="Default" table:number-columns-repeated="5"/>
          <table:table-cell table:number-columns-repeated="2"/>
          <table:table-cell table:style-name="ce506"/>
          <table:table-cell table:style-name="ce1063"/>
          <table:table-cell table:style-name="ce515"/>
          <table:table-cell table:style-name="ce1063"/>
          <table:table-cell table:style-name="ce522"/>
          <table:table-cell table:style-name="ce1078" table:number-columns-repeated="3"/>
          <table:table-cell table:style-name="ce532"/>
          <table:table-cell table:number-columns-repeated="2"/>
          <table:table-cell table:style-name="ce536" table:number-columns-repeated="5"/>
          <table:table-cell table:style-name="ce539" table:number-columns-repeated="2"/>
          <table:table-cell table:style-name="ce558"/>
          <table:table-cell table:style-name="Default" table:number-columns-repeated="5"/>
          <table:table-cell table:style-name="ce484"/>
          <table:table-cell table:style-name="ce750"/>
          <table:table-cell table:style-name="ce561"/>
          <table:table-cell table:style-name="Default" table:number-columns-repeated="18"/>
          <table:table-cell table:number-columns-repeated="4"/>
          <table:table-cell table:style-name="Default" table:number-columns-repeated="15"/>
          <table:table-cell table:number-columns-repeated="859"/>
        </table:table-row>
        <table:table-row table:style-name="ro1">
          <table:table-cell table:style-name="Default" table:number-columns-repeated="2"/>
          <table:table-cell table:style-name="ce17"/>
          <table:table-cell table:style-name="ce33"/>
          <table:table-cell table:style-name="ce64"/>
          <table:table-cell table:style-name="ce163"/>
          <table:table-cell table:style-name="ce107"/>
          <table:table-cell table:style-name="ce125"/>
          <table:table-cell table:style-name="ce152" table:number-columns-repeated="2"/>
          <table:table-cell table:style-name="Default" table:number-columns-repeated="7"/>
          <table:table-cell table:style-name="ce707" table:number-columns-repeated="4"/>
          <table:table-cell table:style-name="Default" table:number-columns-repeated="2"/>
          <table:table-cell table:style-name="ce17"/>
          <table:table-cell table:style-name="Default"/>
          <table:table-cell table:style-name="ce24"/>
          <table:table-cell table:style-name="ce163"/>
          <table:table-cell table:style-name="Default"/>
          <table:table-cell table:style-name="ce17"/>
          <table:table-cell table:style-name="Default"/>
          <table:table-cell table:style-name="ce24"/>
          <table:table-cell table:style-name="ce763"/>
          <table:table-cell table:style-name="ce161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/>
          <table:table-cell table:style-name="ce251"/>
          <table:table-cell table:style-name="ce800"/>
          <table:table-cell table:style-name="ce24"/>
          <table:table-cell table:style-name="ce163"/>
          <table:table-cell table:style-name="Default"/>
          <table:table-cell table:style-name="ce17"/>
          <table:table-cell table:style-name="Default"/>
          <table:table-cell table:style-name="ce24"/>
          <table:table-cell table:style-name="ce484"/>
          <table:table-cell table:style-name="ce286"/>
          <table:table-cell table:style-name="ce283" table:number-columns-repeated="3"/>
          <table:table-cell table:style-name="Default" table:number-columns-repeated="20"/>
          <table:table-cell table:style-name="ce271"/>
          <table:table-cell table:style-name="ce300"/>
          <table:table-cell table:style-name="ce309"/>
          <table:table-cell table:style-name="ce859"/>
          <table:table-cell table:style-name="ce300"/>
          <table:table-cell table:style-name="ce314"/>
          <table:table-cell table:style-name="Default"/>
          <table:table-cell table:style-name="ce271"/>
          <table:table-cell table:style-name="ce374"/>
          <table:table-cell table:style-name="ce400"/>
          <table:table-cell table:style-name="ce953"/>
          <table:table-cell table:style-name="ce374"/>
          <table:table-cell table:style-name="ce787"/>
          <table:table-cell table:style-name="ce161"/>
          <table:table-cell table:style-name="Default" table:number-columns-repeated="5"/>
          <table:table-cell table:number-columns-repeated="2"/>
          <table:table-cell table:style-name="ce506"/>
          <table:table-cell table:style-name="ce1063"/>
          <table:table-cell table:style-name="ce515"/>
          <table:table-cell table:style-name="ce1063"/>
          <table:table-cell table:style-name="ce522"/>
          <table:table-cell table:style-name="ce1078" table:number-columns-repeated="3"/>
          <table:table-cell table:style-name="ce532"/>
          <table:table-cell table:number-columns-repeated="2"/>
          <table:table-cell table:style-name="ce780"/>
          <table:table-cell table:style-name="ce214"/>
          <table:table-cell table:style-name="ce539"/>
          <table:table-cell table:style-name="ce780"/>
          <table:table-cell table:style-name="ce214"/>
          <table:table-cell table:style-name="ce539" table:number-columns-repeated="2"/>
          <table:table-cell table:style-name="Default" table:number-columns-repeated="8"/>
          <table:table-cell table:style-name="ce561"/>
          <table:table-cell table:style-name="Default" table:number-columns-repeated="10"/>
          <table:table-cell table:number-columns-repeated="12"/>
          <table:table-cell table:style-name="Default" table:number-columns-repeated="15"/>
          <table:table-cell table:number-columns-repeated="859"/>
        </table:table-row>
        <table:table-row table:style-name="ro1">
          <table:table-cell table:style-name="Default" table:number-columns-repeated="2"/>
          <table:table-cell table:style-name="ce17"/>
          <table:table-cell table:style-name="ce34"/>
          <table:table-cell table:style-name="ce24"/>
          <table:table-cell table:style-name="ce163"/>
          <table:table-cell table:style-name="ce108"/>
          <table:table-cell table:style-name="ce125"/>
          <table:table-cell table:style-name="ce152" table:number-columns-repeated="2"/>
          <table:table-cell table:style-name="Default" table:number-columns-repeated="7"/>
          <table:table-cell table:style-name="ce707" table:number-columns-repeated="4"/>
          <table:table-cell table:style-name="Default" table:number-columns-repeated="2"/>
          <table:table-cell table:style-name="ce17"/>
          <table:table-cell table:style-name="ce24" table:number-columns-repeated="2"/>
          <table:table-cell table:style-name="ce163"/>
          <table:table-cell table:style-name="Default"/>
          <table:table-cell table:style-name="ce17"/>
          <table:table-cell table:style-name="ce24" table:number-columns-repeated="2"/>
          <table:table-cell table:style-name="ce763"/>
          <table:table-cell table:style-name="ce161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/>
          <table:table-cell table:style-name="ce251"/>
          <table:table-cell table:style-name="ce263"/>
          <table:table-cell table:style-name="ce24"/>
          <table:table-cell table:style-name="ce163"/>
          <table:table-cell table:style-name="Default"/>
          <table:table-cell table:style-name="ce17"/>
          <table:table-cell table:style-name="ce24" table:number-columns-repeated="2"/>
          <table:table-cell table:style-name="ce484"/>
          <table:table-cell table:style-name="ce286"/>
          <table:table-cell table:style-name="ce283" table:number-columns-repeated="3"/>
          <table:table-cell table:style-name="Default" table:number-columns-repeated="20"/>
          <table:table-cell table:style-name="ce271"/>
          <table:table-cell table:style-name="ce300"/>
          <table:table-cell table:style-name="ce859" table:number-columns-repeated="2"/>
          <table:table-cell table:style-name="ce300"/>
          <table:table-cell table:style-name="ce314"/>
          <table:table-cell table:style-name="Default"/>
          <table:table-cell table:style-name="ce271"/>
          <table:table-cell table:style-name="ce374"/>
          <table:table-cell table:style-name="ce955"/>
          <table:table-cell table:style-name="ce953"/>
          <table:table-cell table:style-name="ce374"/>
          <table:table-cell table:style-name="ce787"/>
          <table:table-cell table:style-name="ce161"/>
          <table:table-cell table:number-columns-repeated="7"/>
          <table:table-cell table:style-name="ce506"/>
          <table:table-cell table:style-name="ce514"/>
          <table:table-cell table:style-name="ce515"/>
          <table:table-cell table:style-name="ce521"/>
          <table:table-cell table:style-name="ce522"/>
          <table:table-cell table:style-name="ce527"/>
          <table:table-cell table:style-name="ce1078"/>
          <table:table-cell table:style-name="ce530"/>
          <table:table-cell table:style-name="ce532"/>
          <table:table-cell table:number-columns-repeated="2"/>
          <table:table-cell table:style-name="ce271"/>
          <table:table-cell table:style-name="ce163"/>
          <table:table-cell table:style-name="ce539"/>
          <table:table-cell table:style-name="ce271"/>
          <table:table-cell table:style-name="ce163"/>
          <table:table-cell table:style-name="ce539" table:number-columns-repeated="2"/>
          <table:table-cell table:style-name="ce1"/>
          <table:table-cell table:style-name="Default" table:number-columns-repeated="7"/>
          <table:table-cell table:style-name="ce561"/>
          <table:table-cell table:style-name="Default" table:number-columns-repeated="10"/>
          <table:table-cell table:number-columns-repeated="12"/>
          <table:table-cell table:style-name="Default" table:number-columns-repeated="15"/>
          <table:table-cell table:number-columns-repeated="859"/>
        </table:table-row>
        <table:table-row table:style-name="ro1">
          <table:table-cell table:style-name="Default" table:number-columns-repeated="2"/>
          <table:table-cell table:style-name="ce271"/>
          <table:table-cell table:style-name="ce24" table:number-columns-repeated="2"/>
          <table:table-cell table:style-name="ce163"/>
          <table:table-cell table:style-name="ce109"/>
          <table:table-cell table:style-name="ce125"/>
          <table:table-cell table:style-name="ce152" table:number-columns-repeated="2"/>
          <table:table-cell table:style-name="Default" table:number-columns-repeated="7"/>
          <table:table-cell table:style-name="ce707" table:number-columns-repeated="4"/>
          <table:table-cell table:style-name="Default" table:number-columns-repeated="2"/>
          <table:table-cell table:style-name="ce271"/>
          <table:table-cell table:style-name="ce24" table:number-columns-repeated="2"/>
          <table:table-cell table:style-name="ce163"/>
          <table:table-cell table:style-name="Default"/>
          <table:table-cell table:style-name="ce271"/>
          <table:table-cell table:style-name="ce24" table:number-columns-repeated="2"/>
          <table:table-cell table:style-name="ce763"/>
          <table:table-cell table:style-name="ce161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/>
          <table:table-cell table:style-name="ce255"/>
          <table:table-cell table:style-name="ce263"/>
          <table:table-cell table:style-name="ce24"/>
          <table:table-cell table:style-name="ce163"/>
          <table:table-cell table:style-name="Default"/>
          <table:table-cell table:style-name="ce271"/>
          <table:table-cell table:style-name="ce24" table:number-columns-repeated="2"/>
          <table:table-cell table:style-name="ce484"/>
          <table:table-cell table:style-name="ce286"/>
          <table:table-cell table:style-name="ce283" table:number-columns-repeated="3"/>
          <table:table-cell table:style-name="Default" table:number-columns-repeated="20"/>
          <table:table-cell table:style-name="ce271"/>
          <table:table-cell table:style-name="ce301"/>
          <table:table-cell table:style-name="ce859" table:number-columns-repeated="2"/>
          <table:table-cell table:style-name="ce300"/>
          <table:table-cell table:style-name="ce314"/>
          <table:table-cell table:style-name="Default"/>
          <table:table-cell table:style-name="ce271"/>
          <table:table-cell table:style-name="ce426"/>
          <table:table-cell table:style-name="ce402"/>
          <table:table-cell table:style-name="ce953"/>
          <table:table-cell table:style-name="ce374"/>
          <table:table-cell table:style-name="ce1015"/>
          <table:table-cell table:style-name="ce161"/>
          <table:table-cell table:number-columns-repeated="7"/>
          <table:table-cell table:style-name="ce506"/>
          <table:table-cell table:style-name="ce515" table:number-columns-repeated="2"/>
          <table:table-cell table:style-name="ce1063"/>
          <table:table-cell table:style-name="ce522"/>
          <table:table-cell table:style-name="ce1078" table:number-columns-repeated="3"/>
          <table:table-cell table:style-name="ce532"/>
          <table:table-cell table:number-columns-repeated="2"/>
          <table:table-cell table:style-name="ce271"/>
          <table:table-cell table:style-name="ce211"/>
          <table:table-cell table:style-name="ce539"/>
          <table:table-cell table:style-name="ce17"/>
          <table:table-cell table:style-name="ce163"/>
          <table:table-cell table:style-name="ce539" table:number-columns-repeated="2"/>
          <table:table-cell table:style-name="ce1"/>
          <table:table-cell table:style-name="Default" table:number-columns-repeated="2"/>
          <table:table-cell table:style-name="ce1115" office:value-type="string" calcext:value-type="string" table:number-columns-spanned="11" table:number-rows-spanned="3">
            <text:p>jenerasyM;pGr</text:p>
            <text:p>etAdr pBi kMbine</text:p>
          </table:table-cell>
          <table:covered-table-cell table:number-columns-repeated="4" table:style-name="Default"/>
          <table:covered-table-cell table:style-name="ce562"/>
          <table:covered-table-cell table:number-columns-repeated="5" table:style-name="Default"/>
          <table:table-cell table:style-name="Default" table:number-columns-repeated="5"/>
          <table:table-cell/>
          <table:table-cell table:style-name="ce567" office:value-type="string" calcext:value-type="string" table:number-columns-spanned="10" table:number-rows-spanned="4">
            <text:p>triye</text:p>
          </table:table-cell>
          <table:covered-table-cell table:number-columns-repeated="9" table:style-name="ce569"/>
          <table:table-cell table:number-columns-repeated="875"/>
        </table:table-row>
        <table:table-row table:style-name="ro1">
          <table:table-cell table:style-name="Default" table:number-columns-repeated="2"/>
          <table:table-cell table:style-name="ce271"/>
          <table:table-cell table:style-name="ce24"/>
          <table:table-cell table:style-name="Default"/>
          <table:table-cell table:style-name="ce163"/>
          <table:table-cell table:style-name="ce110"/>
          <table:table-cell table:style-name="ce126"/>
          <table:table-cell table:style-name="ce152" table:number-columns-repeated="2"/>
          <table:table-cell table:style-name="Default" table:number-columns-repeated="7"/>
          <table:table-cell table:style-name="ce707" table:number-columns-repeated="4"/>
          <table:table-cell table:style-name="Default" table:number-columns-repeated="2"/>
          <table:table-cell table:style-name="ce271"/>
          <table:table-cell table:style-name="ce24"/>
          <table:table-cell table:style-name="Default"/>
          <table:table-cell table:style-name="ce163"/>
          <table:table-cell table:style-name="Default"/>
          <table:table-cell table:style-name="ce271"/>
          <table:table-cell table:style-name="ce24"/>
          <table:table-cell table:style-name="Default"/>
          <table:table-cell table:style-name="ce763"/>
          <table:table-cell table:style-name="ce161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/>
          <table:table-cell table:style-name="ce255"/>
          <table:table-cell table:style-name="ce263"/>
          <table:table-cell table:style-name="Default"/>
          <table:table-cell table:style-name="ce163"/>
          <table:table-cell table:style-name="Default"/>
          <table:table-cell table:style-name="ce271"/>
          <table:table-cell table:style-name="ce24"/>
          <table:table-cell table:style-name="Default"/>
          <table:table-cell table:style-name="ce484"/>
          <table:table-cell table:style-name="ce286"/>
          <table:table-cell table:style-name="ce283" table:number-columns-repeated="3"/>
          <table:table-cell table:style-name="Default" table:number-columns-repeated="20"/>
          <table:table-cell table:style-name="ce271"/>
          <table:table-cell table:style-name="ce301"/>
          <table:table-cell table:style-name="ce860"/>
          <table:table-cell table:style-name="ce864"/>
          <table:table-cell table:style-name="ce300"/>
          <table:table-cell table:style-name="ce314"/>
          <table:table-cell table:style-name="ce883"/>
          <table:table-cell table:style-name="ce906"/>
          <table:table-cell table:style-name="ce930"/>
          <table:table-cell table:style-name="ce403"/>
          <table:table-cell table:style-name="ce400"/>
          <table:table-cell table:style-name="ce374"/>
          <table:table-cell table:style-name="ce461"/>
          <table:table-cell table:style-name="ce161"/>
          <table:table-cell table:number-columns-repeated="7"/>
          <table:table-cell table:style-name="ce506"/>
          <table:table-cell table:style-name="ce516"/>
          <table:table-cell table:style-name="ce515"/>
          <table:table-cell table:style-name="ce1063"/>
          <table:table-cell table:style-name="ce522"/>
          <table:table-cell table:style-name="ce1078" table:number-columns-repeated="3"/>
          <table:table-cell table:style-name="ce532"/>
          <table:table-cell table:number-columns-repeated="2"/>
          <table:table-cell table:style-name="ce187"/>
          <table:table-cell table:style-name="ce161"/>
          <table:table-cell table:style-name="ce539"/>
          <table:table-cell table:style-name="ce17"/>
          <table:table-cell table:style-name="ce161"/>
          <table:table-cell table:style-name="Default" table:number-columns-repeated="2"/>
          <table:table-cell table:style-name="ce1"/>
          <table:table-cell table:style-name="Default" table:number-columns-repeated="2"/>
          <table:covered-table-cell table:number-columns-repeated="5" table:style-name="Default"/>
          <table:covered-table-cell table:style-name="ce563"/>
          <table:covered-table-cell table:number-columns-repeated="3" table:style-name="Default"/>
          <table:covered-table-cell table:style-name="ce565"/>
          <table:covered-table-cell table:style-name="Default"/>
          <table:table-cell table:style-name="Default" table:number-columns-repeated="5"/>
          <table:table-cell/>
          <table:covered-table-cell table:style-name="ce568"/>
          <table:covered-table-cell table:number-columns-repeated="9" table:style-name="ce565"/>
          <table:table-cell table:number-columns-repeated="875"/>
        </table:table-row>
        <table:table-row table:style-name="ro1">
          <table:table-cell table:style-name="Default" table:number-columns-repeated="2"/>
          <table:table-cell table:style-name="ce17"/>
          <table:table-cell table:style-name="ce35"/>
          <table:table-cell table:style-name="Default"/>
          <table:table-cell table:style-name="ce163"/>
          <table:table-cell table:style-name="ce111"/>
          <table:table-cell table:style-name="ce127"/>
          <table:table-cell table:style-name="ce152" table:number-columns-repeated="2"/>
          <table:table-cell table:style-name="Default" table:number-columns-repeated="7"/>
          <table:table-cell table:style-name="ce707" table:number-columns-repeated="4"/>
          <table:table-cell table:style-name="Default" table:number-columns-repeated="2"/>
          <table:table-cell table:style-name="ce17"/>
          <table:table-cell table:style-name="ce24"/>
          <table:table-cell table:style-name="Default"/>
          <table:table-cell table:style-name="ce163"/>
          <table:table-cell table:style-name="Default"/>
          <table:table-cell table:style-name="ce17"/>
          <table:table-cell table:style-name="ce24"/>
          <table:table-cell table:style-name="Default"/>
          <table:table-cell table:style-name="ce763"/>
          <table:table-cell table:style-name="ce161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/>
          <table:table-cell table:style-name="ce251"/>
          <table:table-cell table:style-name="ce263"/>
          <table:table-cell table:style-name="Default"/>
          <table:table-cell table:style-name="ce163"/>
          <table:table-cell table:style-name="Default"/>
          <table:table-cell table:style-name="ce17"/>
          <table:table-cell table:style-name="ce24"/>
          <table:table-cell table:style-name="Default"/>
          <table:table-cell table:style-name="ce484"/>
          <table:table-cell table:style-name="ce286"/>
          <table:table-cell table:style-name="ce283" table:number-columns-repeated="3"/>
          <table:table-cell table:style-name="Default" table:number-columns-repeated="20"/>
          <table:table-cell table:style-name="ce271"/>
          <table:table-cell table:style-name="ce300"/>
          <table:table-cell table:style-name="ce308"/>
          <table:table-cell table:style-name="ce312"/>
          <table:table-cell table:style-name="ce300"/>
          <table:table-cell table:style-name="ce314"/>
          <table:table-cell table:style-name="ce330"/>
          <table:table-cell table:style-name="ce353"/>
          <table:table-cell table:style-name="ce378"/>
          <table:table-cell table:style-name="ce404"/>
          <table:table-cell table:style-name="ce400"/>
          <table:table-cell table:style-name="ce991"/>
          <table:table-cell table:style-name="ce462"/>
          <table:table-cell table:style-name="ce1041"/>
          <table:table-cell table:number-columns-repeated="7"/>
          <table:table-cell table:style-name="ce507"/>
          <table:table-cell table:style-name="ce517" table:number-columns-repeated="4"/>
          <table:table-cell table:style-name="ce528" table:number-columns-repeated="3"/>
          <table:table-cell table:style-name="ce533"/>
          <table:table-cell table:number-columns-repeated="2"/>
          <table:table-cell table:style-name="ce187"/>
          <table:table-cell table:style-name="ce163"/>
          <table:table-cell table:style-name="ce539"/>
          <table:table-cell table:style-name="ce187"/>
          <table:table-cell table:style-name="ce161"/>
          <table:table-cell table:style-name="Default" table:number-columns-repeated="2"/>
          <table:table-cell table:style-name="ce1"/>
          <table:table-cell table:style-name="Default" table:number-columns-repeated="2"/>
          <table:covered-table-cell table:number-columns-repeated="5" table:style-name="Default"/>
          <table:covered-table-cell table:style-name="ce563"/>
          <table:covered-table-cell table:number-columns-repeated="3" table:style-name="Default"/>
          <table:covered-table-cell table:style-name="ce565"/>
          <table:covered-table-cell table:style-name="Default"/>
          <table:table-cell table:style-name="Default" table:number-columns-repeated="5"/>
          <table:table-cell/>
          <table:covered-table-cell table:style-name="ce568"/>
          <table:covered-table-cell table:number-columns-repeated="9" table:style-name="ce565"/>
          <table:table-cell/>
          <table:table-cell table:style-name="Default" table:number-columns-repeated="2"/>
          <table:table-cell/>
          <table:table-cell table:style-name="Default" table:number-columns-repeated="8"/>
          <table:table-cell table:number-columns-repeated="863"/>
        </table:table-row>
        <table:table-row table:style-name="ro1">
          <table:table-cell table:style-name="Default" table:number-columns-repeated="2"/>
          <table:table-cell table:style-name="ce17"/>
          <table:table-cell table:style-name="ce36"/>
          <table:table-cell table:style-name="ce65"/>
          <table:table-cell table:style-name="ce87"/>
          <table:table-cell table:style-name="ce112"/>
          <table:table-cell table:style-name="ce128"/>
          <table:table-cell table:style-name="ce152" table:number-columns-repeated="2"/>
          <table:table-cell table:style-name="Default" table:number-columns-repeated="7"/>
          <table:table-cell table:style-name="ce707" table:number-columns-repeated="3"/>
          <table:table-cell table:style-name="ce713"/>
          <table:table-cell table:style-name="ce6"/>
          <table:table-cell table:style-name="Default"/>
          <table:table-cell table:style-name="ce17"/>
          <table:table-cell table:style-name="Default" table:number-columns-repeated="2"/>
          <table:table-cell table:style-name="ce163"/>
          <table:table-cell table:style-name="ce6"/>
          <table:table-cell table:style-name="ce17"/>
          <table:table-cell table:style-name="Default" table:number-columns-repeated="2"/>
          <table:table-cell table:style-name="ce763"/>
          <table:table-cell table:style-name="ce161"/>
          <table:table-cell table:style-name="Default" table:number-columns-repeated="9"/>
          <table:table-cell table:style-name="ce781" table:number-columns-repeated="2"/>
          <table:table-cell table:style-name="ce242"/>
          <table:table-cell table:style-name="ce249"/>
          <table:table-cell table:style-name="ce800"/>
          <table:table-cell table:style-name="ce251"/>
          <table:table-cell table:style-name="ce800"/>
          <table:table-cell table:style-name="Default"/>
          <table:table-cell table:style-name="ce163"/>
          <table:table-cell table:style-name="ce6"/>
          <table:table-cell table:style-name="ce17"/>
          <table:table-cell table:style-name="Default" table:number-columns-repeated="2"/>
          <table:table-cell table:style-name="ce484"/>
          <table:table-cell table:style-name="ce286"/>
          <table:table-cell table:style-name="ce283" table:number-columns-repeated="3"/>
          <table:table-cell table:style-name="Default" table:number-columns-repeated="20"/>
          <table:table-cell table:style-name="ce271"/>
          <table:table-cell table:style-name="ce300"/>
          <table:table-cell table:style-name="ce309" table:number-columns-repeated="2"/>
          <table:table-cell table:style-name="ce300"/>
          <table:table-cell table:style-name="ce868"/>
          <table:table-cell table:style-name="ce331"/>
          <table:table-cell table:style-name="ce354"/>
          <table:table-cell table:style-name="ce379"/>
          <table:table-cell table:style-name="ce405"/>
          <table:table-cell table:style-name="ce400"/>
          <table:table-cell table:style-name="ce437"/>
          <table:table-cell table:style-name="ce463"/>
          <table:table-cell table:style-name="ce488"/>
          <table:table-cell table:number-columns-repeated="7"/>
          <table:table-cell table:style-name="Default" table:number-columns-repeated="9"/>
          <table:table-cell table:number-columns-repeated="2"/>
          <table:table-cell table:style-name="ce187"/>
          <table:table-cell table:style-name="ce211"/>
          <table:table-cell table:style-name="ce539"/>
          <table:table-cell table:style-name="ce187"/>
          <table:table-cell table:style-name="ce163"/>
          <table:table-cell table:style-name="ce1"/>
          <table:table-cell table:style-name="Default"/>
          <table:table-cell table:style-name="ce1"/>
          <table:table-cell table:style-name="Default" table:number-columns-repeated="11"/>
          <table:table-cell/>
          <table:table-cell table:style-name="Default" table:number-columns-repeated="6"/>
          <table:table-cell/>
          <table:covered-table-cell table:style-name="ce568"/>
          <table:covered-table-cell table:number-columns-repeated="9" table:style-name="ce565"/>
          <table:table-cell/>
          <table:table-cell table:style-name="Default" table:number-columns-repeated="2"/>
          <table:table-cell/>
          <table:table-cell table:style-name="Default" table:number-columns-repeated="8"/>
          <table:table-cell table:number-columns-repeated="863"/>
        </table:table-row>
        <table:table-row table:style-name="ro1">
          <table:table-cell table:style-name="Default" table:number-columns-repeated="2"/>
          <table:table-cell table:style-name="ce167"/>
          <table:table-cell table:style-name="ce37"/>
          <table:table-cell table:style-name="ce66"/>
          <table:table-cell table:style-name="ce88"/>
          <table:table-cell table:style-name="ce113"/>
          <table:table-cell table:style-name="ce129"/>
          <table:table-cell table:style-name="ce152" table:number-columns-repeated="2"/>
          <table:table-cell table:style-name="Default" table:number-columns-repeated="7"/>
          <table:table-cell table:style-name="ce707" table:number-columns-repeated="4"/>
          <table:table-cell table:style-name="Default" table:number-columns-repeated="2"/>
          <table:table-cell table:style-name="ce167"/>
          <table:table-cell table:style-name="ce172" table:number-columns-repeated="2"/>
          <table:table-cell table:style-name="ce164"/>
          <table:table-cell table:style-name="ce207"/>
          <table:table-cell table:style-name="ce742"/>
          <table:table-cell table:style-name="ce757" table:number-columns-repeated="2"/>
          <table:table-cell table:style-name="ce764"/>
          <table:table-cell table:style-name="ce161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/>
          <table:table-cell table:style-name="ce256"/>
          <table:table-cell table:style-name="ce264"/>
          <table:table-cell table:style-name="ce172"/>
          <table:table-cell table:style-name="ce164"/>
          <table:table-cell table:style-name="Default"/>
          <table:table-cell table:style-name="ce272"/>
          <table:table-cell table:style-name="ce829" table:number-columns-repeated="2"/>
          <table:table-cell table:style-name="ce834"/>
          <table:table-cell table:style-name="ce286"/>
          <table:table-cell table:style-name="ce283" table:number-columns-repeated="3"/>
          <table:table-cell table:style-name="Default" table:number-columns-repeated="20"/>
          <table:table-cell table:style-name="ce271"/>
          <table:table-cell table:style-name="ce301" table:number-columns-repeated="3"/>
          <table:table-cell table:style-name="ce300"/>
          <table:table-cell table:style-name="ce314"/>
          <table:table-cell table:style-name="ce332"/>
          <table:table-cell table:style-name="ce271"/>
          <table:table-cell table:style-name="ce380"/>
          <table:table-cell table:style-name="ce406"/>
          <table:table-cell table:style-name="ce983"/>
          <table:table-cell table:style-name="ce438"/>
          <table:table-cell table:style-name="ce464"/>
          <table:table-cell table:style-name="ce161"/>
          <table:table-cell table:number-columns-repeated="17"/>
          <table:table-cell table:style-name="Default"/>
          <table:table-cell table:style-name="ce17"/>
          <table:table-cell table:style-name="ce161"/>
          <table:table-cell table:style-name="ce539"/>
          <table:table-cell table:style-name="ce187"/>
          <table:table-cell table:style-name="ce211"/>
          <table:table-cell table:style-name="ce1"/>
          <table:table-cell table:style-name="Default"/>
          <table:table-cell table:style-name="ce1"/>
          <table:table-cell table:style-name="Default" table:number-columns-repeated="4"/>
          <table:table-cell table:style-name="ce780"/>
          <table:table-cell table:style-name="ce786"/>
          <table:table-cell table:style-name="ce214"/>
          <table:table-cell table:style-name="Default" table:number-columns-repeated="4"/>
          <table:table-cell/>
          <table:table-cell table:style-name="Default" table:number-columns-repeated="6"/>
          <table:table-cell table:number-columns-repeated="12"/>
          <table:table-cell table:style-name="Default" table:number-columns-repeated="2"/>
          <table:table-cell/>
          <table:table-cell table:style-name="Default" table:number-columns-repeated="8"/>
          <table:table-cell table:number-columns-repeated="863"/>
        </table:table-row>
        <table:table-row table:style-name="ro1">
          <table:table-cell table:style-name="Default" table:number-columns-repeated="2"/>
          <table:table-cell table:style-name="ce271"/>
          <table:table-cell table:style-name="ce38"/>
          <table:table-cell table:style-name="ce67"/>
          <table:table-cell table:style-name="ce89"/>
          <table:table-cell table:style-name="ce114"/>
          <table:table-cell table:style-name="ce130"/>
          <table:table-cell table:style-name="ce152" table:number-columns-repeated="2"/>
          <table:table-cell table:style-name="Default" table:number-columns-repeated="7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3"/>
          <table:table-cell table:style-name="ce207" table:number-columns-repeated="2"/>
          <table:table-cell table:style-name="ce208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2"/>
          <table:table-cell table:style-name="ce278" table:number-columns-repeated="2"/>
          <table:table-cell table:style-name="ce279"/>
          <table:table-cell table:style-name="ce287"/>
          <table:table-cell table:style-name="ce283" table:number-columns-repeated="3"/>
          <table:table-cell table:style-name="Default" table:number-columns-repeated="20"/>
          <table:table-cell table:style-name="ce167"/>
          <table:table-cell table:style-name="ce303" table:number-columns-repeated="4"/>
          <table:table-cell table:style-name="ce317"/>
          <table:table-cell table:style-name="ce333"/>
          <table:table-cell table:style-name="ce909"/>
          <table:table-cell table:style-name="ce381"/>
          <table:table-cell table:style-name="ce407"/>
          <table:table-cell table:style-name="ce400"/>
          <table:table-cell table:style-name="ce439"/>
          <table:table-cell table:style-name="ce465"/>
          <table:table-cell table:style-name="ce161"/>
          <table:table-cell table:number-columns-repeated="17"/>
          <table:table-cell table:style-name="Default"/>
          <table:table-cell table:style-name="ce17"/>
          <table:table-cell table:style-name="ce163"/>
          <table:table-cell table:style-name="ce539"/>
          <table:table-cell table:style-name="ce17"/>
          <table:table-cell table:style-name="ce211"/>
          <table:table-cell table:style-name="Default" table:number-columns-repeated="2"/>
          <table:table-cell table:style-name="ce1"/>
          <table:table-cell table:style-name="Default" table:number-columns-repeated="4"/>
          <table:table-cell table:style-name="ce271"/>
          <table:table-cell table:style-name="Default"/>
          <table:table-cell table:style-name="ce163"/>
          <table:table-cell table:style-name="Default" table:number-columns-repeated="4"/>
          <table:table-cell table:number-columns-repeated="7"/>
          <table:table-cell table:style-name="Default" table:number-columns-repeated="7"/>
          <table:table-cell table:style-name="ce570"/>
          <table:table-cell table:style-name="ce571"/>
          <table:table-cell table:style-name="ce572"/>
          <table:table-cell table:number-columns-repeated="5"/>
          <table:table-cell table:style-name="Default" table:number-columns-repeated="8"/>
          <table:table-cell table:number-columns-repeated="863"/>
        </table:table-row>
        <table:table-row table:style-name="ro1">
          <table:table-cell table:style-name="Default" table:number-columns-repeated="2"/>
          <table:table-cell table:style-name="ce17"/>
          <table:table-cell table:style-name="ce39"/>
          <table:table-cell table:style-name="ce68"/>
          <table:table-cell table:style-name="ce90"/>
          <table:table-cell table:style-name="ce115"/>
          <table:table-cell table:style-name="ce131"/>
          <table:table-cell table:style-name="ce152" table:number-columns-repeated="2"/>
          <table:table-cell table:style-name="Default" table:number-columns-repeated="7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4"/>
          <table:table-cell table:style-name="ce207" table:number-columns-repeated="2"/>
          <table:table-cell table:style-name="ce208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3"/>
          <table:table-cell table:style-name="ce278" table:number-columns-repeated="2"/>
          <table:table-cell table:style-name="ce279"/>
          <table:table-cell table:style-name="ce287"/>
          <table:table-cell table:style-name="ce283" table:number-columns-repeated="3"/>
          <table:table-cell table:style-name="Default" table:number-columns-repeated="21"/>
          <table:table-cell table:style-name="ce309" table:number-columns-repeated="5"/>
          <table:table-cell table:style-name="ce334"/>
          <table:table-cell table:style-name="ce356"/>
          <table:table-cell table:style-name="ce382"/>
          <table:table-cell table:style-name="ce408"/>
          <table:table-cell table:style-name="ce400"/>
          <table:table-cell table:style-name="ce440"/>
          <table:table-cell table:style-name="ce466"/>
          <table:table-cell table:style-name="ce1043"/>
          <table:table-cell table:number-columns-repeated="17"/>
          <table:table-cell table:style-name="Default"/>
          <table:table-cell table:style-name="ce537"/>
          <table:table-cell table:style-name="ce200"/>
          <table:table-cell table:style-name="ce539"/>
          <table:table-cell table:style-name="ce167"/>
          <table:table-cell table:style-name="ce200"/>
          <table:table-cell table:style-name="ce1" table:number-columns-repeated="3"/>
          <table:table-cell table:style-name="Default" table:number-columns-repeated="4"/>
          <table:table-cell table:style-name="ce271"/>
          <table:table-cell table:style-name="Default"/>
          <table:table-cell table:style-name="ce211"/>
          <table:table-cell table:style-name="ce1"/>
          <table:table-cell table:style-name="Default" table:number-columns-repeated="3"/>
          <table:table-cell table:number-columns-repeated="7"/>
          <table:table-cell table:style-name="Default" table:number-columns-repeated="7"/>
          <table:table-cell table:number-columns-repeated="8"/>
          <table:table-cell table:style-name="Default" table:number-columns-repeated="8"/>
          <table:table-cell table:number-columns-repeated="863"/>
        </table:table-row>
        <table:table-row table:style-name="ro1">
          <table:table-cell table:style-name="Default" table:number-columns-repeated="2"/>
          <table:table-cell table:style-name="ce17"/>
          <table:table-cell table:style-name="ce40"/>
          <table:table-cell table:style-name="ce38"/>
          <table:table-cell table:style-name="ce91"/>
          <table:table-cell table:style-name="ce116"/>
          <table:table-cell table:style-name="ce132"/>
          <table:table-cell table:style-name="ce152" table:number-columns-repeated="2"/>
          <table:table-cell table:style-name="Default" table:number-columns-repeated="7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4"/>
          <table:table-cell table:style-name="ce208"/>
          <table:table-cell table:style-name="ce207"/>
          <table:table-cell table:style-name="ce208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3"/>
          <table:table-cell table:style-name="ce279"/>
          <table:table-cell table:style-name="ce278"/>
          <table:table-cell table:style-name="ce279"/>
          <table:table-cell table:style-name="ce287"/>
          <table:table-cell table:style-name="ce283" table:number-columns-repeated="3"/>
          <table:table-cell table:style-name="Default" table:number-columns-repeated="21"/>
          <table:table-cell table:style-name="ce309" table:number-columns-repeated="5"/>
          <table:table-cell table:style-name="ce335"/>
          <table:table-cell table:style-name="ce357"/>
          <table:table-cell table:style-name="ce383"/>
          <table:table-cell table:style-name="ce409"/>
          <table:table-cell table:style-name="ce400"/>
          <table:table-cell table:style-name="ce441"/>
          <table:table-cell table:style-name="ce467"/>
          <table:table-cell table:style-name="ce490"/>
          <table:table-cell table:number-columns-repeated="17"/>
          <table:table-cell table:style-name="Default" table:number-columns-repeated="8"/>
          <table:table-cell table:style-name="ce1" table:number-columns-repeated="5"/>
          <table:table-cell table:style-name="ce271"/>
          <table:table-cell table:style-name="ce484"/>
          <table:table-cell table:style-name="ce161"/>
          <table:table-cell table:style-name="Default" table:number-columns-repeated="4"/>
          <table:table-cell table:number-columns-repeated="7"/>
          <table:table-cell table:style-name="Default"/>
          <table:table-cell table:style-name="ce17"/>
          <table:table-cell table:style-name="ce787"/>
          <table:table-cell table:style-name="ce163"/>
          <table:table-cell table:style-name="Default" table:number-columns-repeated="3"/>
          <table:table-cell table:number-columns-repeated="8"/>
          <table:table-cell table:style-name="Default" table:number-columns-repeated="9"/>
          <table:table-cell table:number-columns-repeated="862"/>
        </table:table-row>
        <table:table-row table:style-name="ro1">
          <table:table-cell table:style-name="Default" table:number-columns-repeated="2"/>
          <table:table-cell table:style-name="ce271"/>
          <table:table-cell table:style-name="ce41"/>
          <table:table-cell table:style-name="Default"/>
          <table:table-cell table:style-name="ce92"/>
          <table:table-cell table:style-name="ce117"/>
          <table:table-cell table:style-name="ce133"/>
          <table:table-cell table:style-name="ce152" table:number-columns-repeated="6"/>
          <table:table-cell table:style-name="Default" table:number-columns-repeated="3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3"/>
          <table:table-cell table:style-name="ce208"/>
          <table:table-cell table:style-name="ce207"/>
          <table:table-cell table:style-name="ce208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2"/>
          <table:table-cell table:style-name="ce279"/>
          <table:table-cell table:style-name="ce278"/>
          <table:table-cell table:style-name="ce279"/>
          <table:table-cell table:style-name="ce287"/>
          <table:table-cell table:style-name="ce283" table:number-columns-repeated="3"/>
          <table:table-cell table:style-name="Default" table:number-columns-repeated="21"/>
          <table:table-cell table:style-name="ce309" table:number-columns-repeated="5"/>
          <table:table-cell table:style-name="Default"/>
          <table:table-cell table:style-name="ce358"/>
          <table:table-cell table:style-name="ce384"/>
          <table:table-cell table:style-name="ce410"/>
          <table:table-cell table:style-name="ce400"/>
          <table:table-cell table:style-name="ce442"/>
          <table:table-cell table:style-name="ce468"/>
          <table:table-cell table:style-name="ce491"/>
          <table:table-cell table:number-columns-repeated="17"/>
          <table:table-cell table:style-name="Default" table:number-columns-repeated="13"/>
          <table:table-cell table:style-name="ce271"/>
          <table:table-cell table:style-name="ce484"/>
          <table:table-cell table:style-name="ce163"/>
          <table:table-cell table:style-name="Default" table:number-columns-repeated="3"/>
          <table:table-cell table:number-columns-repeated="8"/>
          <table:table-cell table:style-name="Default"/>
          <table:table-cell table:style-name="ce17"/>
          <table:table-cell table:style-name="ce787"/>
          <table:table-cell table:style-name="ce161"/>
          <table:table-cell table:style-name="Default" table:number-columns-repeated="3"/>
          <table:table-cell table:number-columns-repeated="8"/>
          <table:table-cell table:style-name="Default" table:number-columns-repeated="9"/>
          <table:table-cell table:number-columns-repeated="15"/>
          <table:table-cell table:style-name="Default" table:number-columns-repeated="5"/>
          <table:table-cell table:number-columns-repeated="842"/>
        </table:table-row>
        <table:table-row table:style-name="ro1">
          <table:table-cell table:style-name="Default" table:number-columns-repeated="2"/>
          <table:table-cell table:style-name="ce271"/>
          <table:table-cell table:style-name="ce41" table:number-columns-repeated="2"/>
          <table:table-cell table:style-name="ce93"/>
          <table:table-cell table:style-name="ce87"/>
          <table:table-cell table:style-name="ce134"/>
          <table:table-cell table:style-name="ce152" table:number-columns-repeated="6"/>
          <table:table-cell table:style-name="Default" table:number-columns-repeated="3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3"/>
          <table:table-cell table:style-name="ce208" table:number-columns-repeated="3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2"/>
          <table:table-cell table:style-name="ce279" table:number-columns-repeated="3"/>
          <table:table-cell table:style-name="ce287"/>
          <table:table-cell table:style-name="ce283" table:number-columns-repeated="3"/>
          <table:table-cell table:style-name="Default" table:number-columns-repeated="21"/>
          <table:table-cell table:style-name="ce309" table:number-columns-repeated="4"/>
          <table:table-cell table:style-name="ce870"/>
          <table:table-cell table:style-name="ce890"/>
          <table:table-cell table:style-name="ce359"/>
          <table:table-cell table:style-name="ce385"/>
          <table:table-cell table:style-name="ce411"/>
          <table:table-cell table:style-name="ce953"/>
          <table:table-cell table:style-name="ce443"/>
          <table:table-cell table:style-name="ce469"/>
          <table:table-cell table:style-name="ce492"/>
          <table:table-cell table:number-columns-repeated="23"/>
          <table:table-cell table:style-name="Default"/>
          <table:table-cell/>
          <table:table-cell table:style-name="Default" table:number-columns-repeated="5"/>
          <table:table-cell table:style-name="ce271"/>
          <table:table-cell table:style-name="ce484"/>
          <table:table-cell table:style-name="ce211"/>
          <table:table-cell table:style-name="Default" table:number-columns-repeated="3"/>
          <table:table-cell table:number-columns-repeated="8"/>
          <table:table-cell table:style-name="Default"/>
          <table:table-cell table:style-name="ce271"/>
          <table:table-cell table:style-name="ce787"/>
          <table:table-cell table:style-name="ce161"/>
          <table:table-cell table:style-name="Default" table:number-columns-repeated="4"/>
          <table:table-cell table:number-columns-repeated="7"/>
          <table:table-cell table:style-name="Default" table:number-columns-repeated="9"/>
          <table:table-cell table:number-columns-repeated="5"/>
          <table:table-cell table:style-name="Default"/>
          <table:table-cell table:number-columns-repeated="9"/>
          <table:table-cell table:style-name="Default" table:number-columns-repeated="5"/>
          <table:table-cell table:number-columns-repeated="3"/>
          <table:table-cell table:style-name="ce624" table:number-columns-repeated="5"/>
          <table:table-cell table:number-columns-repeated="834"/>
        </table:table-row>
        <table:table-row table:style-name="ro1">
          <table:table-cell table:style-name="Default" table:number-columns-repeated="2"/>
          <table:table-cell table:style-name="ce17"/>
          <table:table-cell table:style-name="ce42"/>
          <table:table-cell table:style-name="ce41"/>
          <table:table-cell table:style-name="ce94"/>
          <table:table-cell table:style-name="ce87"/>
          <table:table-cell table:style-name="ce135"/>
          <table:table-cell table:style-name="ce152" table:number-columns-repeated="6"/>
          <table:table-cell table:style-name="Default" table:number-columns-repeated="3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4"/>
          <table:table-cell table:style-name="ce208" table:number-columns-repeated="3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3"/>
          <table:table-cell table:style-name="ce279" table:number-columns-repeated="3"/>
          <table:table-cell table:style-name="ce287"/>
          <table:table-cell table:style-name="ce283" table:number-columns-repeated="3"/>
          <table:table-cell table:style-name="Default" table:number-columns-repeated="21"/>
          <table:table-cell table:style-name="ce309" table:number-columns-repeated="4"/>
          <table:table-cell table:style-name="ce318"/>
          <table:table-cell table:style-name="ce337"/>
          <table:table-cell table:style-name="ce360"/>
          <table:table-cell table:style-name="ce939"/>
          <table:table-cell table:style-name="ce412"/>
          <table:table-cell table:style-name="ce953"/>
          <table:table-cell table:style-name="ce444"/>
          <table:table-cell table:style-name="ce470"/>
          <table:table-cell table:style-name="ce493"/>
          <table:table-cell table:number-columns-repeated="23"/>
          <table:table-cell table:style-name="Default"/>
          <table:table-cell/>
          <table:table-cell table:style-name="Default" table:number-columns-repeated="5"/>
          <table:table-cell table:style-name="ce17"/>
          <table:table-cell table:style-name="ce484"/>
          <table:table-cell table:style-name="ce161"/>
          <table:table-cell table:style-name="Default" table:number-columns-repeated="3"/>
          <table:table-cell table:number-columns-repeated="8"/>
          <table:table-cell table:style-name="Default"/>
          <table:table-cell table:style-name="ce271"/>
          <table:table-cell table:style-name="Default"/>
          <table:table-cell table:style-name="ce163"/>
          <table:table-cell table:style-name="Default" table:number-columns-repeated="6"/>
          <table:table-cell table:number-columns-repeated="5"/>
          <table:table-cell table:style-name="Default" table:number-columns-repeated="4"/>
          <table:table-cell table:style-name="ce271"/>
          <table:table-cell table:style-name="ce787"/>
          <table:table-cell table:style-name="ce161"/>
          <table:table-cell table:style-name="Default" table:number-columns-repeated="2"/>
          <table:table-cell table:number-columns-repeated="2"/>
          <table:table-cell table:style-name="ce271"/>
          <table:table-cell table:style-name="ce787"/>
          <table:table-cell table:style-name="ce161"/>
          <table:table-cell table:style-name="Default" table:number-columns-repeated="4"/>
          <table:table-cell table:style-name="ce615"/>
          <table:table-cell table:style-name="ce618"/>
          <table:table-cell table:style-name="ce620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style-name="ce624" table:number-columns-repeated="5"/>
          <table:table-cell table:number-columns-repeated="8"/>
          <table:table-cell table:style-name="ce780"/>
          <table:table-cell table:style-name="ce786" table:number-columns-repeated="2"/>
          <table:table-cell table:style-name="ce214"/>
          <table:table-cell table:number-columns-repeated="822"/>
        </table:table-row>
        <table:table-row table:style-name="ro1">
          <table:table-cell table:style-name="Default" table:number-columns-repeated="2"/>
          <table:table-cell table:style-name="ce17"/>
          <table:table-cell table:style-name="ce43"/>
          <table:table-cell table:style-name="ce69"/>
          <table:table-cell table:style-name="ce95"/>
          <table:table-cell table:style-name="ce87"/>
          <table:table-cell table:style-name="ce136"/>
          <table:table-cell table:style-name="ce152" table:number-columns-repeated="6"/>
          <table:table-cell table:style-name="Default" table:number-columns-repeated="3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4"/>
          <table:table-cell table:style-name="ce207"/>
          <table:table-cell table:style-name="ce208" table:number-columns-repeated="2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3"/>
          <table:table-cell table:style-name="ce278"/>
          <table:table-cell table:style-name="ce279" table:number-columns-repeated="2"/>
          <table:table-cell table:style-name="ce287"/>
          <table:table-cell table:style-name="ce283" table:number-columns-repeated="3"/>
          <table:table-cell table:style-name="Default" table:number-columns-repeated="21"/>
          <table:table-cell table:style-name="ce309" table:number-columns-repeated="4"/>
          <table:table-cell table:style-name="ce318"/>
          <table:table-cell table:style-name="ce338"/>
          <table:table-cell table:style-name="ce361"/>
          <table:table-cell table:style-name="ce939"/>
          <table:table-cell table:style-name="ce413"/>
          <table:table-cell table:style-name="ce953"/>
          <table:table-cell table:style-name="ce445"/>
          <table:table-cell table:style-name="ce471"/>
          <table:table-cell table:style-name="ce494"/>
          <table:table-cell table:number-columns-repeated="23"/>
          <table:table-cell table:style-name="Default"/>
          <table:table-cell/>
          <table:table-cell table:style-name="Default" table:number-columns-repeated="5"/>
          <table:table-cell table:style-name="ce17"/>
          <table:table-cell table:style-name="ce484"/>
          <table:table-cell table:style-name="ce163"/>
          <table:table-cell table:style-name="Default" table:number-columns-repeated="3"/>
          <table:table-cell table:number-columns-repeated="8"/>
          <table:table-cell table:style-name="Default"/>
          <table:table-cell table:style-name="ce271"/>
          <table:table-cell table:style-name="Default"/>
          <table:table-cell table:style-name="ce211"/>
          <table:table-cell table:style-name="Default" table:number-columns-repeated="7"/>
          <table:table-cell table:number-columns-repeated="4"/>
          <table:table-cell table:style-name="Default" table:number-columns-repeated="4"/>
          <table:table-cell table:style-name="ce271"/>
          <table:table-cell table:style-name="Default"/>
          <table:table-cell table:style-name="ce163"/>
          <table:table-cell table:style-name="Default" table:number-columns-repeated="2"/>
          <table:table-cell table:number-columns-repeated="2"/>
          <table:table-cell table:style-name="ce17"/>
          <table:table-cell table:style-name="ce787"/>
          <table:table-cell table:style-name="ce161"/>
          <table:table-cell table:style-name="Default" table:number-columns-repeated="4"/>
          <table:table-cell table:style-name="ce185"/>
          <table:table-cell/>
          <table:table-cell table:style-name="ce621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style-name="ce624"/>
          <table:table-cell table:style-name="ce627"/>
          <table:table-cell table:style-name="ce633"/>
          <table:table-cell table:style-name="ce637"/>
          <table:table-cell table:style-name="ce624"/>
          <table:table-cell table:number-columns-repeated="8"/>
          <table:table-cell table:style-name="ce641"/>
          <table:table-cell table:style-name="ce647"/>
          <table:table-cell table:style-name="ce787"/>
          <table:table-cell table:style-name="ce161"/>
          <table:table-cell table:number-columns-repeated="822"/>
        </table:table-row>
        <table:table-row table:style-name="ro1">
          <table:table-cell table:style-name="Default" table:number-columns-repeated="2"/>
          <table:table-cell table:style-name="ce271"/>
          <table:table-cell table:style-name="ce38"/>
          <table:table-cell table:style-name="ce70"/>
          <table:table-cell table:style-name="ce96"/>
          <table:table-cell table:style-name="ce87"/>
          <table:table-cell table:style-name="ce137"/>
          <table:table-cell table:style-name="ce152" table:number-columns-repeated="6"/>
          <table:table-cell table:style-name="Default" table:number-columns-repeated="3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3"/>
          <table:table-cell table:style-name="ce207"/>
          <table:table-cell table:style-name="ce208" table:number-columns-repeated="2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2"/>
          <table:table-cell table:style-name="ce278"/>
          <table:table-cell table:style-name="ce279" table:number-columns-repeated="2"/>
          <table:table-cell table:style-name="ce287"/>
          <table:table-cell table:style-name="ce283" table:number-columns-repeated="3"/>
          <table:table-cell table:style-name="Default" table:number-columns-repeated="21"/>
          <table:table-cell table:style-name="ce309" table:number-columns-repeated="4"/>
          <table:table-cell table:style-name="ce872"/>
          <table:table-cell table:style-name="ce339"/>
          <table:table-cell table:style-name="ce361"/>
          <table:table-cell table:style-name="ce385"/>
          <table:table-cell table:style-name="ce414"/>
          <table:table-cell table:style-name="ce984"/>
          <table:table-cell table:style-name="ce445"/>
          <table:table-cell table:style-name="ce472"/>
          <table:table-cell table:style-name="ce161"/>
          <table:table-cell table:number-columns-repeated="23"/>
          <table:table-cell table:style-name="Default"/>
          <table:table-cell/>
          <table:table-cell table:style-name="Default" table:number-columns-repeated="5"/>
          <table:table-cell table:style-name="ce17"/>
          <table:table-cell table:style-name="ce484"/>
          <table:table-cell table:style-name="ce211"/>
          <table:table-cell table:style-name="Default" table:number-columns-repeated="3"/>
          <table:table-cell table:number-columns-repeated="9"/>
          <table:table-cell table:style-name="ce271"/>
          <table:table-cell table:style-name="ce484"/>
          <table:table-cell table:style-name="ce211"/>
          <table:table-cell table:number-columns-repeated="3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style-name="ce271"/>
          <table:table-cell table:style-name="Default"/>
          <table:table-cell table:style-name="ce211"/>
          <table:table-cell table:style-name="Default" table:number-columns-repeated="2"/>
          <table:table-cell table:number-columns-repeated="2"/>
          <table:table-cell table:style-name="ce17"/>
          <table:table-cell table:style-name="ce484"/>
          <table:table-cell table:style-name="ce608"/>
          <table:table-cell table:style-name="Default" table:number-columns-repeated="4"/>
          <table:table-cell table:style-name="ce187"/>
          <table:table-cell/>
          <table:table-cell table:style-name="ce621"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style-name="ce624"/>
          <table:table-cell table:style-name="ce17"/>
          <table:table-cell table:style-name="ce634"/>
          <table:table-cell table:style-name="ce638"/>
          <table:table-cell table:style-name="ce624"/>
          <table:table-cell table:number-columns-repeated="8"/>
          <table:table-cell table:style-name="ce641"/>
          <table:table-cell table:style-name="ce648"/>
          <table:table-cell table:style-name="ce655"/>
          <table:table-cell table:style-name="ce161"/>
          <table:table-cell table:number-columns-repeated="822"/>
        </table:table-row>
        <table:table-row table:style-name="ro1">
          <table:table-cell table:style-name="Default" table:number-columns-repeated="2"/>
          <table:table-cell table:style-name="ce271"/>
          <table:table-cell table:style-name="ce38"/>
          <table:table-cell table:style-name="ce71"/>
          <table:table-cell table:style-name="ce38"/>
          <table:table-cell table:style-name="ce87"/>
          <table:table-cell table:style-name="ce138"/>
          <table:table-cell table:style-name="ce152" table:number-columns-repeated="6"/>
          <table:table-cell table:style-name="Default" table:number-columns-repeated="3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3"/>
          <table:table-cell table:style-name="ce207"/>
          <table:table-cell table:style-name="ce208"/>
          <table:table-cell table:style-name="ce207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2"/>
          <table:table-cell table:style-name="ce278"/>
          <table:table-cell table:style-name="ce279"/>
          <table:table-cell table:style-name="ce278"/>
          <table:table-cell table:style-name="ce287"/>
          <table:table-cell table:style-name="ce283" table:number-columns-repeated="3"/>
          <table:table-cell table:style-name="Default" table:number-columns-repeated="21"/>
          <table:table-cell table:style-name="ce309" table:number-columns-repeated="4"/>
          <table:table-cell table:style-name="ce320"/>
          <table:table-cell table:style-name="ce340"/>
          <table:table-cell table:style-name="ce916"/>
          <table:table-cell table:style-name="ce385"/>
          <table:table-cell table:style-name="ce415"/>
          <table:table-cell table:style-name="ce984"/>
          <table:table-cell table:style-name="ce1001"/>
          <table:table-cell table:style-name="ce473"/>
          <table:table-cell table:style-name="ce161"/>
          <table:table-cell table:number-columns-repeated="25"/>
          <table:table-cell table:style-name="Default" table:number-columns-repeated="5"/>
          <table:table-cell table:style-name="ce17"/>
          <table:table-cell table:style-name="ce787"/>
          <table:table-cell table:style-name="ce161"/>
          <table:table-cell table:style-name="Default" table:number-columns-repeated="3"/>
          <table:table-cell table:number-columns-repeated="9"/>
          <table:table-cell table:style-name="ce271"/>
          <table:table-cell table:style-name="ce750"/>
          <table:table-cell table:style-name="ce211"/>
          <table:table-cell table:number-columns-repeated="3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style-name="ce271"/>
          <table:table-cell table:style-name="ce484"/>
          <table:table-cell table:style-name="ce161"/>
          <table:table-cell table:style-name="Default" table:number-columns-repeated="2"/>
          <table:table-cell table:number-columns-repeated="2"/>
          <table:table-cell table:style-name="ce271"/>
          <table:table-cell table:style-name="ce484"/>
          <table:table-cell table:style-name="ce609"/>
          <table:table-cell table:style-name="Default" table:number-columns-repeated="4"/>
          <table:table-cell table:style-name="ce187"/>
          <table:table-cell table:style-name="ce163"/>
          <table:table-cell table:style-name="ce161"/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 table:style-name="ce624"/>
          <table:table-cell table:style-name="ce17"/>
          <table:table-cell table:style-name="ce484"/>
          <table:table-cell table:style-name="ce639"/>
          <table:table-cell table:style-name="ce624"/>
          <table:table-cell table:number-columns-repeated="8"/>
          <table:table-cell table:style-name="ce642"/>
          <table:table-cell table:style-name="ce648"/>
          <table:table-cell table:style-name="ce656"/>
          <table:table-cell table:style-name="ce162"/>
          <table:table-cell table:number-columns-repeated="822"/>
        </table:table-row>
        <table:table-row table:style-name="ro1">
          <table:table-cell table:style-name="Default" table:number-columns-repeated="2"/>
          <table:table-cell table:style-name="ce17"/>
          <table:table-cell table:style-name="ce44"/>
          <table:table-cell table:style-name="ce72"/>
          <table:table-cell table:style-name="ce38"/>
          <table:table-cell table:style-name="ce87"/>
          <table:table-cell table:style-name="ce139"/>
          <table:table-cell table:style-name="ce152" table:number-columns-repeated="6"/>
          <table:table-cell table:style-name="Default" table:number-columns-repeated="3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4"/>
          <table:table-cell table:style-name="ce207"/>
          <table:table-cell table:style-name="ce208"/>
          <table:table-cell table:style-name="ce207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3"/>
          <table:table-cell table:style-name="ce278"/>
          <table:table-cell table:style-name="ce279"/>
          <table:table-cell table:style-name="ce278"/>
          <table:table-cell table:style-name="ce287"/>
          <table:table-cell table:style-name="ce283" table:number-columns-repeated="3"/>
          <table:table-cell table:style-name="Default" table:number-columns-repeated="15"/>
          <table:table-cell table:style-name="ce296" table:number-columns-repeated="4"/>
          <table:table-cell table:style-name="Default" table:number-columns-repeated="2"/>
          <table:table-cell table:style-name="ce309" table:number-columns-repeated="4"/>
          <table:table-cell table:style-name="ce321"/>
          <table:table-cell table:style-name="ce341"/>
          <table:table-cell table:style-name="ce363"/>
          <table:table-cell table:style-name="ce940"/>
          <table:table-cell table:style-name="ce416"/>
          <table:table-cell table:style-name="ce953"/>
          <table:table-cell table:style-name="ce448"/>
          <table:table-cell table:style-name="ce474"/>
          <table:table-cell table:style-name="ce1049"/>
          <table:table-cell table:number-columns-repeated="25"/>
          <table:table-cell table:style-name="Default" table:number-columns-repeated="5"/>
          <table:table-cell table:style-name="ce17"/>
          <table:table-cell table:style-name="ce787"/>
          <table:table-cell table:style-name="ce163"/>
          <table:table-cell table:style-name="Default" table:number-columns-repeated="3"/>
          <table:table-cell table:number-columns-repeated="9"/>
          <table:table-cell table:style-name="ce17"/>
          <table:table-cell table:style-name="ce787"/>
          <table:table-cell table:style-name="ce211"/>
          <table:table-cell table:number-columns-repeated="3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style-name="ce271"/>
          <table:table-cell table:style-name="ce484"/>
          <table:table-cell table:style-name="ce163"/>
          <table:table-cell table:style-name="Default" table:number-columns-repeated="2"/>
          <table:table-cell table:number-columns-repeated="2"/>
          <table:table-cell table:style-name="ce597"/>
          <table:table-cell table:style-name="ce602"/>
          <table:table-cell table:style-name="ce610"/>
          <table:table-cell table:style-name="Default" table:number-columns-repeated="4"/>
          <table:table-cell table:style-name="ce616"/>
          <table:table-cell table:style-name="ce163"/>
          <table:table-cell table:style-name="ce621"/>
          <table:table-cell table:style-name="Default" table:number-columns-repeated="8"/>
          <table:table-cell table:number-columns-repeated="2"/>
          <table:table-cell table:style-name="Default"/>
          <table:table-cell table:style-name="ce624"/>
          <table:table-cell table:style-name="ce628"/>
          <table:table-cell table:style-name="ce484"/>
          <table:table-cell table:style-name="ce640"/>
          <table:table-cell table:style-name="ce624"/>
          <table:table-cell table:number-columns-repeated="8"/>
          <table:table-cell table:style-name="ce643"/>
          <table:table-cell table:style-name="ce649"/>
          <table:table-cell table:style-name="ce657"/>
          <table:table-cell table:style-name="ce162"/>
          <table:table-cell table:number-columns-repeated="822"/>
        </table:table-row>
        <table:table-row table:style-name="ro1">
          <table:table-cell table:style-name="Default" table:number-columns-repeated="2"/>
          <table:table-cell table:style-name="ce17"/>
          <table:table-cell table:style-name="ce45"/>
          <table:table-cell table:style-name="ce73"/>
          <table:table-cell table:style-name="ce97"/>
          <table:table-cell table:style-name="ce87"/>
          <table:table-cell table:style-name="ce140"/>
          <table:table-cell table:style-name="ce152" table:number-columns-repeated="6"/>
          <table:table-cell table:style-name="Default" table:number-columns-repeated="3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4"/>
          <table:table-cell table:style-name="ce208" table:number-columns-repeated="2"/>
          <table:table-cell table:style-name="ce207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3"/>
          <table:table-cell table:style-name="ce279" table:number-columns-repeated="2"/>
          <table:table-cell table:style-name="ce278"/>
          <table:table-cell table:style-name="ce287"/>
          <table:table-cell table:style-name="ce283" table:number-columns-repeated="3"/>
          <table:table-cell table:style-name="Default" table:number-columns-repeated="12"/>
          <table:table-cell table:style-name="ce1" table:number-columns-repeated="3"/>
          <table:table-cell table:style-name="ce845"/>
          <table:table-cell table:style-name="ce296" table:number-columns-repeated="3"/>
          <table:table-cell table:style-name="Default" table:number-columns-repeated="2"/>
          <table:table-cell table:style-name="ce309"/>
          <table:table-cell table:style-name="ce862" table:number-columns-repeated="3"/>
          <table:table-cell table:style-name="ce875"/>
          <table:table-cell table:style-name="ce342"/>
          <table:table-cell table:style-name="ce364"/>
          <table:table-cell table:style-name="ce388"/>
          <table:table-cell table:style-name="ce417"/>
          <table:table-cell table:style-name="ce953"/>
          <table:table-cell table:style-name="ce449"/>
          <table:table-cell table:style-name="ce475"/>
          <table:table-cell table:style-name="ce496"/>
          <table:table-cell table:number-columns-repeated="25"/>
          <table:table-cell table:style-name="Default" table:number-columns-repeated="5"/>
          <table:table-cell table:style-name="ce17"/>
          <table:table-cell table:style-name="ce787"/>
          <table:table-cell table:style-name="ce211"/>
          <table:table-cell table:style-name="Default" table:number-columns-repeated="3"/>
          <table:table-cell table:number-columns-repeated="9"/>
          <table:table-cell table:style-name="ce187"/>
          <table:table-cell table:style-name="ce787"/>
          <table:table-cell table:style-name="ce211"/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style-name="ce271"/>
          <table:table-cell table:style-name="ce484"/>
          <table:table-cell table:style-name="ce211"/>
          <table:table-cell table:style-name="Default" table:number-columns-repeated="2"/>
          <table:table-cell table:number-columns-repeated="2"/>
          <table:table-cell table:style-name="ce598"/>
          <table:table-cell table:style-name="ce602"/>
          <table:table-cell table:style-name="ce610"/>
          <table:table-cell table:style-name="Default" table:number-columns-repeated="4"/>
          <table:table-cell table:style-name="ce185"/>
          <table:table-cell table:style-name="ce163"/>
          <table:table-cell table:style-name="ce621"/>
          <table:table-cell table:style-name="Default" table:number-columns-repeated="8"/>
          <table:table-cell table:number-columns-repeated="2"/>
          <table:table-cell table:style-name="Default"/>
          <table:table-cell table:style-name="ce624"/>
          <table:table-cell table:style-name="ce629"/>
          <table:table-cell table:style-name="ce484"/>
          <table:table-cell table:style-name="ce163"/>
          <table:table-cell table:style-name="ce624"/>
          <table:table-cell table:number-columns-repeated="8"/>
          <table:table-cell table:style-name="ce644"/>
          <table:table-cell table:style-name="ce649"/>
          <table:table-cell table:style-name="ce657"/>
          <table:table-cell table:style-name="ce161"/>
          <table:table-cell table:number-columns-repeated="822"/>
        </table:table-row>
        <table:table-row table:style-name="ro1">
          <table:table-cell table:style-name="Default" table:number-columns-repeated="2"/>
          <table:table-cell table:style-name="ce271"/>
          <table:table-cell table:style-name="ce41"/>
          <table:table-cell table:style-name="ce74"/>
          <table:table-cell table:style-name="ce98"/>
          <table:table-cell table:style-name="ce87"/>
          <table:table-cell table:style-name="ce141"/>
          <table:table-cell table:style-name="ce152" table:number-columns-repeated="6"/>
          <table:table-cell table:style-name="Default" table:number-columns-repeated="3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3"/>
          <table:table-cell table:style-name="ce208" table:number-columns-repeated="2"/>
          <table:table-cell table:style-name="ce207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2"/>
          <table:table-cell table:style-name="ce279" table:number-columns-repeated="2"/>
          <table:table-cell table:style-name="ce278"/>
          <table:table-cell table:style-name="ce287"/>
          <table:table-cell table:style-name="ce283" table:number-columns-repeated="3"/>
          <table:table-cell table:style-name="Default" table:number-columns-repeated="12"/>
          <table:table-cell table:style-name="ce1" table:number-columns-repeated="3"/>
          <table:table-cell table:style-name="ce845"/>
          <table:table-cell table:style-name="ce296" table:number-columns-repeated="3"/>
          <table:table-cell table:style-name="Default" table:number-columns-repeated="2"/>
          <table:table-cell table:style-name="ce309"/>
          <table:table-cell table:style-name="ce862" table:number-columns-repeated="3"/>
          <table:table-cell table:style-name="ce876"/>
          <table:table-cell table:style-name="ce343"/>
          <table:table-cell table:style-name="ce365"/>
          <table:table-cell table:style-name="ce942"/>
          <table:table-cell table:style-name="ce418"/>
          <table:table-cell table:style-name="ce984"/>
          <table:table-cell table:style-name="ce1003"/>
          <table:table-cell table:style-name="ce476"/>
          <table:table-cell table:style-name="ce497"/>
          <table:table-cell table:number-columns-repeated="25"/>
          <table:table-cell table:style-name="Default" table:number-columns-repeated="5"/>
          <table:table-cell table:style-name="ce187"/>
          <table:table-cell table:style-name="ce787"/>
          <table:table-cell table:style-name="ce161"/>
          <table:table-cell table:style-name="Default" table:number-columns-repeated="3"/>
          <table:table-cell table:number-columns-repeated="9"/>
          <table:table-cell table:style-name="ce187"/>
          <table:table-cell table:style-name="ce787"/>
          <table:table-cell table:style-name="ce163"/>
          <table:table-cell table:number-columns-repeated="3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style-name="ce17"/>
          <table:table-cell table:style-name="ce484"/>
          <table:table-cell table:style-name="ce161"/>
          <table:table-cell table:style-name="Default" table:number-columns-repeated="2"/>
          <table:table-cell table:number-columns-repeated="2"/>
          <table:table-cell table:style-name="ce598"/>
          <table:table-cell table:style-name="ce603"/>
          <table:table-cell table:style-name="ce610"/>
          <table:table-cell table:style-name="Default" table:number-columns-repeated="4"/>
          <table:table-cell table:style-name="ce185"/>
          <table:table-cell table:style-name="ce750"/>
          <table:table-cell table:style-name="ce621"/>
          <table:table-cell table:style-name="Default" table:number-columns-repeated="8"/>
          <table:table-cell table:number-columns-repeated="2"/>
          <table:table-cell table:style-name="Default"/>
          <table:table-cell table:style-name="ce624"/>
          <table:table-cell table:style-name="ce17"/>
          <table:table-cell table:style-name="ce484"/>
          <table:table-cell table:style-name="ce163"/>
          <table:table-cell table:style-name="ce624"/>
          <table:table-cell table:number-columns-repeated="8"/>
          <table:table-cell table:style-name="ce644"/>
          <table:table-cell table:style-name="ce650"/>
          <table:table-cell table:style-name="ce657"/>
          <table:table-cell table:style-name="ce161"/>
          <table:table-cell table:number-columns-repeated="822"/>
        </table:table-row>
        <table:table-row table:style-name="ro1">
          <table:table-cell table:style-name="Default" table:number-columns-repeated="2"/>
          <table:table-cell table:style-name="ce271"/>
          <table:table-cell table:style-name="ce41"/>
          <table:table-cell table:style-name="ce75"/>
          <table:table-cell table:style-name="ce38"/>
          <table:table-cell table:style-name="ce87"/>
          <table:table-cell table:style-name="ce142"/>
          <table:table-cell table:style-name="ce152" table:number-columns-repeated="6"/>
          <table:table-cell table:style-name="Default" table:number-columns-repeated="3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3"/>
          <table:table-cell table:style-name="ce208"/>
          <table:table-cell table:style-name="ce207" table:number-columns-repeated="2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2"/>
          <table:table-cell table:style-name="ce279"/>
          <table:table-cell table:style-name="ce278" table:number-columns-repeated="2"/>
          <table:table-cell table:style-name="ce287"/>
          <table:table-cell table:style-name="ce283" table:number-columns-repeated="3"/>
          <table:table-cell table:style-name="Default" table:number-columns-repeated="12"/>
          <table:table-cell table:style-name="ce1" table:number-columns-repeated="3"/>
          <table:table-cell table:style-name="ce845"/>
          <table:table-cell table:style-name="ce296" table:number-columns-repeated="3"/>
          <table:table-cell table:style-name="Default"/>
          <table:table-cell table:style-name="ce850"/>
          <table:table-cell table:style-name="ce309"/>
          <table:table-cell table:style-name="ce862" table:number-columns-repeated="3"/>
          <table:table-cell table:style-name="ce323"/>
          <table:table-cell table:style-name="ce344"/>
          <table:table-cell table:style-name="ce366"/>
          <table:table-cell table:style-name="ce943"/>
          <table:table-cell table:style-name="ce419"/>
          <table:table-cell table:style-name="ce449"/>
          <table:table-cell table:style-name="ce1004"/>
          <table:table-cell table:style-name="ce477"/>
          <table:table-cell table:style-name="ce498"/>
          <table:table-cell table:number-columns-repeated="25"/>
          <table:table-cell table:style-name="Default" table:number-columns-repeated="5"/>
          <table:table-cell table:style-name="ce187"/>
          <table:table-cell table:style-name="ce787"/>
          <table:table-cell table:style-name="ce163"/>
          <table:table-cell table:style-name="Default" table:number-columns-repeated="3"/>
          <table:table-cell table:number-columns-repeated="9"/>
          <table:table-cell table:style-name="ce187"/>
          <table:table-cell table:style-name="ce787"/>
          <table:table-cell table:style-name="ce161"/>
          <table:table-cell table:number-columns-repeated="3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style-name="ce17"/>
          <table:table-cell table:style-name="ce484"/>
          <table:table-cell table:style-name="ce163"/>
          <table:table-cell table:style-name="Default" table:number-columns-repeated="2"/>
          <table:table-cell table:number-columns-repeated="2"/>
          <table:table-cell table:style-name="ce599"/>
          <table:table-cell table:style-name="ce604"/>
          <table:table-cell table:style-name="ce610"/>
          <table:table-cell table:style-name="Default" table:number-columns-repeated="4"/>
          <table:table-cell table:style-name="ce187"/>
          <table:table-cell table:style-name="ce750"/>
          <table:table-cell table:style-name="ce621"/>
          <table:table-cell table:style-name="Default" table:number-columns-repeated="8"/>
          <table:table-cell table:number-columns-repeated="2"/>
          <table:table-cell table:style-name="Default"/>
          <table:table-cell table:style-name="ce624"/>
          <table:table-cell table:style-name="ce17"/>
          <table:table-cell table:style-name="ce635"/>
          <table:table-cell table:style-name="ce163"/>
          <table:table-cell table:style-name="ce624"/>
          <table:table-cell table:number-columns-repeated="8"/>
          <table:table-cell table:style-name="ce645"/>
          <table:table-cell table:style-name="ce651"/>
          <table:table-cell table:style-name="ce657"/>
          <table:table-cell table:style-name="ce161"/>
          <table:table-cell table:number-columns-repeated="822"/>
        </table:table-row>
        <table:table-row table:style-name="ro1">
          <table:table-cell table:style-name="Default" table:number-columns-repeated="2"/>
          <table:table-cell table:style-name="ce17"/>
          <table:table-cell table:style-name="ce46"/>
          <table:table-cell table:style-name="ce76"/>
          <table:table-cell table:style-name="ce38"/>
          <table:table-cell table:style-name="ce87"/>
          <table:table-cell table:style-name="ce143"/>
          <table:table-cell table:style-name="ce152" table:number-columns-repeated="6"/>
          <table:table-cell table:style-name="Default" table:number-columns-repeated="3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4"/>
          <table:table-cell table:style-name="ce208"/>
          <table:table-cell table:style-name="ce207" table:number-columns-repeated="2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3"/>
          <table:table-cell table:style-name="ce279"/>
          <table:table-cell table:style-name="ce278" table:number-columns-repeated="2"/>
          <table:table-cell table:style-name="ce287"/>
          <table:table-cell table:style-name="ce283" table:number-columns-repeated="3"/>
          <table:table-cell table:style-name="Default" table:number-columns-repeated="12"/>
          <table:table-cell table:style-name="ce1" table:number-columns-repeated="3"/>
          <table:table-cell table:style-name="ce845"/>
          <table:table-cell table:style-name="ce296" table:number-columns-repeated="3"/>
          <table:table-cell table:style-name="Default" table:number-columns-repeated="2"/>
          <table:table-cell table:style-name="ce309"/>
          <table:table-cell table:style-name="ce862" table:number-columns-repeated="3"/>
          <table:table-cell table:style-name="ce324"/>
          <table:table-cell table:style-name="ce345"/>
          <table:table-cell table:style-name="ce367"/>
          <table:table-cell table:style-name="ce390"/>
          <table:table-cell table:style-name="ce420"/>
          <table:table-cell table:style-name="ce986"/>
          <table:table-cell table:style-name="ce450"/>
          <table:table-cell table:style-name="ce478"/>
          <table:table-cell table:style-name="ce499"/>
          <table:table-cell table:style-name="ce5" table:number-columns-repeated="25"/>
          <table:table-cell table:number-columns-repeated="5"/>
          <table:table-cell table:style-name="ce187"/>
          <table:table-cell table:style-name="ce787"/>
          <table:table-cell table:style-name="ce211"/>
          <table:table-cell table:style-name="Default" table:number-columns-repeated="3"/>
          <table:table-cell table:number-columns-repeated="9"/>
          <table:table-cell table:style-name="ce187"/>
          <table:table-cell table:style-name="ce484"/>
          <table:table-cell table:style-name="ce161"/>
          <table:table-cell table:number-columns-repeated="3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style-name="ce17"/>
          <table:table-cell table:style-name="ce484"/>
          <table:table-cell table:style-name="ce211"/>
          <table:table-cell table:style-name="Default" table:number-columns-repeated="2"/>
          <table:table-cell table:number-columns-repeated="2"/>
          <table:table-cell table:style-name="ce271"/>
          <table:table-cell table:style-name="Default"/>
          <table:table-cell table:style-name="ce163"/>
          <table:table-cell table:style-name="Default"/>
          <table:table-cell/>
          <table:table-cell table:style-name="Default"/>
          <table:table-cell/>
          <table:table-cell table:style-name="ce616"/>
          <table:table-cell table:style-name="ce750"/>
          <table:table-cell table:style-name="ce621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style-name="ce624"/>
          <table:table-cell table:style-name="ce630"/>
          <table:table-cell table:style-name="ce636"/>
          <table:table-cell table:style-name="ce163"/>
          <table:table-cell table:style-name="ce624"/>
          <table:table-cell table:number-columns-repeated="8"/>
          <table:table-cell table:style-name="ce642"/>
          <table:table-cell table:style-name="ce652"/>
          <table:table-cell table:style-name="ce24"/>
          <table:table-cell table:style-name="ce163"/>
          <table:table-cell table:number-columns-repeated="822"/>
        </table:table-row>
        <table:table-row table:style-name="ro1">
          <table:table-cell table:style-name="Default" table:number-columns-repeated="2"/>
          <table:table-cell table:style-name="ce17"/>
          <table:table-cell table:style-name="ce47"/>
          <table:table-cell table:style-name="ce41"/>
          <table:table-cell table:style-name="Default"/>
          <table:table-cell table:style-name="ce163"/>
          <table:table-cell table:style-name="ce144"/>
          <table:table-cell table:style-name="ce152" table:number-columns-repeated="6"/>
          <table:table-cell table:style-name="Default" table:number-columns-repeated="3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4"/>
          <table:table-cell table:style-name="ce208" table:number-columns-repeated="2"/>
          <table:table-cell table:style-name="ce207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3"/>
          <table:table-cell table:style-name="ce279" table:number-columns-repeated="2"/>
          <table:table-cell table:style-name="ce278"/>
          <table:table-cell table:style-name="ce287"/>
          <table:table-cell table:style-name="ce283" table:number-columns-repeated="3"/>
          <table:table-cell table:style-name="Default" table:number-columns-repeated="12"/>
          <table:table-cell table:style-name="ce1" table:number-columns-repeated="3"/>
          <table:table-cell table:style-name="ce845"/>
          <table:table-cell table:style-name="ce296" table:number-columns-repeated="2"/>
          <table:table-cell table:style-name="ce846"/>
          <table:table-cell table:style-name="ce848"/>
          <table:table-cell table:style-name="Default"/>
          <table:table-cell table:style-name="ce309"/>
          <table:table-cell table:style-name="ce862" table:number-columns-repeated="3"/>
          <table:table-cell table:style-name="ce325"/>
          <table:table-cell table:style-name="ce346"/>
          <table:table-cell table:style-name="ce368"/>
          <table:table-cell table:style-name="ce391"/>
          <table:table-cell table:style-name="ce421"/>
          <table:table-cell table:style-name="ce431"/>
          <table:table-cell table:style-name="ce451"/>
          <table:table-cell table:style-name="ce479"/>
          <table:table-cell table:style-name="ce500"/>
          <table:table-cell table:style-name="ce5" table:number-columns-repeated="25"/>
          <table:table-cell table:number-columns-repeated="5"/>
          <table:table-cell table:style-name="ce187"/>
          <table:table-cell table:style-name="ce484"/>
          <table:table-cell table:style-name="ce161"/>
          <table:table-cell table:style-name="Default" table:number-columns-repeated="3"/>
          <table:table-cell table:number-columns-repeated="9"/>
          <table:table-cell table:style-name="ce187"/>
          <table:table-cell table:style-name="ce750"/>
          <table:table-cell table:style-name="ce161"/>
          <table:table-cell table:number-columns-repeated="3"/>
          <table:table-cell table:style-name="Default" table:number-columns-repeated="3"/>
          <table:table-cell table:number-columns-repeated="5"/>
          <table:table-cell table:style-name="Default" table:number-columns-repeated="4"/>
          <table:table-cell table:style-name="ce17"/>
          <table:table-cell table:style-name="ce787"/>
          <table:table-cell table:style-name="ce161"/>
          <table:table-cell table:style-name="Default" table:number-columns-repeated="2"/>
          <table:table-cell table:number-columns-repeated="2"/>
          <table:table-cell table:style-name="ce17"/>
          <table:table-cell table:style-name="Default"/>
          <table:table-cell table:style-name="ce163"/>
          <table:table-cell table:style-name="Default"/>
          <table:table-cell table:number-columns-repeated="3"/>
          <table:table-cell table:style-name="ce616"/>
          <table:table-cell table:style-name="ce750"/>
          <table:table-cell table:style-name="ce163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 table:style-name="ce624" table:number-columns-repeated="5"/>
          <table:table-cell table:number-columns-repeated="8"/>
          <table:table-cell table:style-name="ce641"/>
          <table:table-cell table:style-name="ce652"/>
          <table:table-cell table:style-name="ce24"/>
          <table:table-cell table:style-name="ce163"/>
          <table:table-cell table:number-columns-repeated="822"/>
        </table:table-row>
        <table:table-row table:style-name="ro1">
          <table:table-cell table:style-name="Default" table:number-columns-repeated="2"/>
          <table:table-cell table:style-name="ce271"/>
          <table:table-cell table:style-name="ce48"/>
          <table:table-cell table:style-name="ce41"/>
          <table:table-cell table:style-name="ce38"/>
          <table:table-cell table:style-name="ce87"/>
          <table:table-cell table:style-name="ce145"/>
          <table:table-cell table:style-name="ce152" table:number-columns-repeated="6"/>
          <table:table-cell table:style-name="Default" table:number-columns-repeated="3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3"/>
          <table:table-cell table:style-name="ce208" table:number-columns-repeated="2"/>
          <table:table-cell table:style-name="ce207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2"/>
          <table:table-cell table:style-name="ce279" table:number-columns-repeated="2"/>
          <table:table-cell table:style-name="ce278"/>
          <table:table-cell table:style-name="ce287"/>
          <table:table-cell table:style-name="ce283" table:number-columns-repeated="3"/>
          <table:table-cell table:style-name="Default" table:number-columns-repeated="12"/>
          <table:table-cell table:style-name="ce1" table:number-columns-repeated="3"/>
          <table:table-cell table:style-name="ce845"/>
          <table:table-cell table:style-name="ce296" table:number-columns-repeated="2"/>
          <table:table-cell table:style-name="ce295"/>
          <table:table-cell table:style-name="ce297"/>
          <table:table-cell table:style-name="Default"/>
          <table:table-cell table:style-name="ce309"/>
          <table:table-cell table:style-name="ce862" table:number-columns-repeated="3"/>
          <table:table-cell table:style-name="ce326"/>
          <table:table-cell table:style-name="ce347"/>
          <table:table-cell table:style-name="ce369"/>
          <table:table-cell table:style-name="ce392"/>
          <table:table-cell table:style-name="ce422"/>
          <table:table-cell table:style-name="ce432"/>
          <table:table-cell table:style-name="ce452"/>
          <table:table-cell table:style-name="ce480"/>
          <table:table-cell table:style-name="ce501"/>
          <table:table-cell table:style-name="ce504" table:number-columns-repeated="25"/>
          <table:table-cell table:style-name="ce5" table:number-columns-repeated="5"/>
          <table:table-cell table:style-name="ce187"/>
          <table:table-cell table:style-name="ce484"/>
          <table:table-cell table:style-name="ce163"/>
          <table:table-cell table:style-name="Default" table:number-columns-repeated="3"/>
          <table:table-cell table:number-columns-repeated="9"/>
          <table:table-cell table:style-name="ce271"/>
          <table:table-cell table:style-name="ce750"/>
          <table:table-cell table:style-name="ce161"/>
          <table:table-cell table:number-columns-repeated="15"/>
          <table:table-cell table:style-name="ce17"/>
          <table:table-cell table:style-name="ce787"/>
          <table:table-cell table:style-name="ce163"/>
          <table:table-cell table:style-name="Default" table:number-columns-repeated="2"/>
          <table:table-cell table:number-columns-repeated="2"/>
          <table:table-cell table:style-name="ce17"/>
          <table:table-cell table:style-name="ce24"/>
          <table:table-cell table:style-name="ce163"/>
          <table:table-cell table:style-name="Default"/>
          <table:table-cell table:number-columns-repeated="3"/>
          <table:table-cell table:style-name="ce185"/>
          <table:table-cell table:style-name="ce750"/>
          <table:table-cell table:style-name="ce163"/>
          <table:table-cell table:number-columns-repeated="10"/>
          <table:table-cell table:style-name="Default"/>
          <table:table-cell table:style-name="ce624" table:number-columns-repeated="5"/>
          <table:table-cell table:number-columns-repeated="8"/>
          <table:table-cell table:style-name="ce641"/>
          <table:table-cell table:style-name="ce653"/>
          <table:table-cell table:style-name="ce24"/>
          <table:table-cell table:style-name="ce163"/>
          <table:table-cell table:number-columns-repeated="822"/>
        </table:table-row>
        <table:table-row table:style-name="ro1">
          <table:table-cell table:style-name="Default" table:number-columns-repeated="2"/>
          <table:table-cell table:style-name="ce19"/>
          <table:table-cell table:style-name="ce49"/>
          <table:table-cell table:style-name="ce77" table:number-columns-repeated="2"/>
          <table:table-cell table:style-name="ce118"/>
          <table:table-cell table:style-name="ce146"/>
          <table:table-cell table:style-name="ce152" table:number-columns-repeated="6"/>
          <table:table-cell table:style-name="Default" table:number-columns-repeated="3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3"/>
          <table:table-cell table:style-name="ce208"/>
          <table:table-cell table:style-name="ce207" table:number-columns-repeated="2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2"/>
          <table:table-cell table:style-name="ce279"/>
          <table:table-cell table:style-name="ce278" table:number-columns-repeated="2"/>
          <table:table-cell table:style-name="ce287"/>
          <table:table-cell table:style-name="ce283" table:number-columns-repeated="3"/>
          <table:table-cell table:style-name="Default" table:number-columns-repeated="12"/>
          <table:table-cell table:style-name="ce1" table:number-columns-repeated="3"/>
          <table:table-cell table:style-name="ce845"/>
          <table:table-cell table:style-name="ce296" table:number-columns-repeated="3"/>
          <table:table-cell table:style-name="Default" table:number-columns-repeated="2"/>
          <table:table-cell table:style-name="ce309"/>
          <table:table-cell table:style-name="ce862" table:number-columns-repeated="3"/>
          <table:table-cell table:style-name="ce327"/>
          <table:table-cell table:style-name="ce348"/>
          <table:table-cell table:style-name="ce370"/>
          <table:table-cell table:style-name="ce393"/>
          <table:table-cell table:style-name="ce423"/>
          <table:table-cell table:style-name="ce433"/>
          <table:table-cell table:style-name="ce453"/>
          <table:table-cell table:style-name="ce481"/>
          <table:table-cell table:style-name="ce161"/>
          <table:table-cell table:style-name="ce504" table:number-columns-repeated="25"/>
          <table:table-cell table:style-name="ce5" table:number-columns-repeated="5"/>
          <table:table-cell table:style-name="ce187"/>
          <table:table-cell table:style-name="ce484"/>
          <table:table-cell table:style-name="ce211"/>
          <table:table-cell table:style-name="Default"/>
          <table:table-cell table:number-columns-repeated="11"/>
          <table:table-cell table:style-name="ce271"/>
          <table:table-cell table:style-name="ce484"/>
          <table:table-cell table:style-name="ce161"/>
          <table:table-cell table:number-columns-repeated="15"/>
          <table:table-cell table:style-name="ce17"/>
          <table:table-cell table:style-name="ce787"/>
          <table:table-cell table:style-name="ce211"/>
          <table:table-cell table:style-name="Default" table:number-columns-repeated="2"/>
          <table:table-cell table:number-columns-repeated="2"/>
          <table:table-cell table:style-name="ce271"/>
          <table:table-cell table:style-name="ce24"/>
          <table:table-cell table:style-name="ce163"/>
          <table:table-cell table:style-name="Default"/>
          <table:table-cell table:number-columns-repeated="3"/>
          <table:table-cell table:style-name="ce187"/>
          <table:table-cell table:style-name="ce750"/>
          <table:table-cell table:style-name="ce163"/>
          <table:table-cell table:number-columns-repeated="10"/>
          <table:table-cell table:style-name="Default" table:number-columns-repeated="3"/>
          <table:table-cell table:number-columns-repeated="11"/>
          <table:table-cell table:style-name="ce642"/>
          <table:table-cell table:style-name="ce653"/>
          <table:table-cell table:style-name="ce24"/>
          <table:table-cell table:style-name="ce163"/>
          <table:table-cell table:number-columns-repeated="822"/>
        </table:table-row>
        <table:table-row table:style-name="ro1">
          <table:table-cell table:style-name="Default" table:number-columns-repeated="2"/>
          <table:table-cell table:style-name="ce20"/>
          <table:table-cell table:style-name="ce50"/>
          <table:table-cell table:style-name="ce78" table:number-columns-repeated="2"/>
          <table:table-cell table:style-name="ce119"/>
          <table:table-cell table:style-name="ce147"/>
          <table:table-cell table:style-name="ce153" table:number-columns-repeated="6"/>
          <table:table-cell table:style-name="Default" table:number-columns-repeated="3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4"/>
          <table:table-cell table:style-name="ce208"/>
          <table:table-cell table:style-name="ce207" table:number-columns-repeated="2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3"/>
          <table:table-cell table:style-name="ce279"/>
          <table:table-cell table:style-name="ce278" table:number-columns-repeated="2"/>
          <table:table-cell table:style-name="ce287"/>
          <table:table-cell table:style-name="ce283" table:number-columns-repeated="3"/>
          <table:table-cell table:style-name="Default" table:number-columns-repeated="12"/>
          <table:table-cell table:style-name="ce1" table:number-columns-repeated="3"/>
          <table:table-cell table:style-name="ce845"/>
          <table:table-cell table:style-name="ce296" table:number-columns-repeated="3"/>
          <table:table-cell table:style-name="Default" table:number-columns-repeated="2"/>
          <table:table-cell table:style-name="ce309"/>
          <table:table-cell table:style-name="ce862" table:number-columns-repeated="3"/>
          <table:table-cell table:style-name="ce327"/>
          <table:table-cell table:style-name="ce349"/>
          <table:table-cell table:style-name="ce370"/>
          <table:table-cell table:style-name="ce394"/>
          <table:table-cell table:style-name="ce424"/>
          <table:table-cell table:style-name="ce400"/>
          <table:table-cell table:style-name="ce454"/>
          <table:table-cell table:style-name="ce482"/>
          <table:table-cell table:style-name="ce1056"/>
          <table:table-cell table:number-columns-repeated="30"/>
          <table:table-cell table:style-name="ce187"/>
          <table:table-cell table:style-name="ce750"/>
          <table:table-cell table:style-name="ce161"/>
          <table:table-cell table:number-columns-repeated="12"/>
          <table:table-cell table:style-name="ce271"/>
          <table:table-cell table:style-name="ce484"/>
          <table:table-cell table:style-name="ce163"/>
          <table:table-cell table:number-columns-repeated="15"/>
          <table:table-cell table:style-name="ce187"/>
          <table:table-cell table:style-name="ce787"/>
          <table:table-cell table:style-name="ce161"/>
          <table:table-cell table:style-name="Default" table:number-columns-repeated="2"/>
          <table:table-cell table:number-columns-repeated="2"/>
          <table:table-cell table:style-name="ce271"/>
          <table:table-cell table:style-name="ce24"/>
          <table:table-cell table:style-name="ce161"/>
          <table:table-cell table:style-name="Default"/>
          <table:table-cell table:number-columns-repeated="3"/>
          <table:table-cell table:style-name="ce187"/>
          <table:table-cell/>
          <table:table-cell table:style-name="ce163"/>
          <table:table-cell table:number-columns-repeated="10"/>
          <table:table-cell table:style-name="Default" table:number-columns-repeated="3"/>
          <table:table-cell table:number-columns-repeated="11"/>
          <table:table-cell table:style-name="ce642"/>
          <table:table-cell table:style-name="ce653"/>
          <table:table-cell table:style-name="Default"/>
          <table:table-cell table:style-name="ce163"/>
          <table:table-cell table:number-columns-repeated="822"/>
        </table:table-row>
        <table:table-row table:style-name="ro1">
          <table:table-cell table:style-name="Default" table:number-columns-repeated="2"/>
          <table:table-cell table:style-name="ce17"/>
          <table:table-cell table:style-name="Default" table:number-columns-repeated="3"/>
          <table:table-cell table:style-name="ce163"/>
          <table:table-cell table:style-name="ce161"/>
          <table:table-cell table:style-name="Default" table:number-columns-repeated="9"/>
          <table:table-cell table:style-name="ce707" table:number-columns-repeated="4"/>
          <table:table-cell table:style-name="Default" table:number-columns-repeated="6"/>
          <table:table-cell table:style-name="ce207"/>
          <table:table-cell table:style-name="ce194"/>
          <table:table-cell table:style-name="ce207" table:number-columns-repeated="3"/>
          <table:table-cell table:style-name="ce163"/>
          <table:table-cell table:style-name="Default" table:number-columns-repeated="9"/>
          <table:table-cell table:style-name="ce781" table:number-columns-repeated="3"/>
          <table:table-cell table:style-name="ce797"/>
          <table:table-cell table:style-name="ce800" table:number-columns-repeated="3"/>
          <table:table-cell table:style-name="Default" table:number-columns-repeated="3"/>
          <table:table-cell table:style-name="ce273"/>
          <table:table-cell table:style-name="ce278" table:number-columns-repeated="3"/>
          <table:table-cell table:style-name="ce287"/>
          <table:table-cell table:style-name="ce283" table:number-columns-repeated="3"/>
          <table:table-cell table:style-name="Default" table:number-columns-repeated="12"/>
          <table:table-cell table:style-name="ce1" table:number-columns-repeated="3"/>
          <table:table-cell table:style-name="ce845"/>
          <table:table-cell table:style-name="ce296" table:number-columns-repeated="3"/>
          <table:table-cell table:style-name="Default" table:number-columns-repeated="2"/>
          <table:table-cell table:style-name="ce309"/>
          <table:table-cell table:style-name="ce862" table:number-columns-repeated="3"/>
          <table:table-cell table:style-name="ce327"/>
          <table:table-cell table:style-name="ce350"/>
          <table:table-cell table:style-name="ce372"/>
          <table:table-cell table:style-name="ce395"/>
          <table:table-cell table:style-name="ce425"/>
          <table:table-cell table:style-name="ce400"/>
          <table:table-cell table:style-name="ce455"/>
          <table:table-cell table:style-name="ce483"/>
          <table:table-cell table:style-name="ce1056"/>
          <table:table-cell table:number-columns-repeated="30"/>
          <table:table-cell table:style-name="ce187"/>
          <table:table-cell table:style-name="ce750"/>
          <table:table-cell table:style-name="ce163"/>
          <table:table-cell table:number-columns-repeated="12"/>
          <table:table-cell table:style-name="ce187"/>
          <table:table-cell table:style-name="ce484"/>
          <table:table-cell table:style-name="ce163"/>
          <table:table-cell table:number-columns-repeated="3"/>
          <table:table-cell table:style-name="Default" table:number-columns-repeated="3"/>
          <table:table-cell table:style-name="ce573"/>
          <table:table-cell table:number-columns-repeated="8"/>
          <table:table-cell table:style-name="ce187"/>
          <table:table-cell table:style-name="ce787"/>
          <table:table-cell table:style-name="ce163"/>
          <table:table-cell table:style-name="Default" table:number-columns-repeated="2"/>
          <table:table-cell table:number-columns-repeated="2"/>
          <table:table-cell table:style-name="ce17"/>
          <table:table-cell table:style-name="ce24"/>
          <table:table-cell table:style-name="ce161"/>
          <table:table-cell table:style-name="Default"/>
          <table:table-cell table:style-name="ce5" table:number-columns-repeated="3"/>
          <table:table-cell table:style-name="ce616"/>
          <table:table-cell/>
          <table:table-cell table:style-name="ce163"/>
          <table:table-cell table:number-columns-repeated="10"/>
          <table:table-cell table:style-name="Default" table:number-columns-repeated="3"/>
          <table:table-cell table:number-columns-repeated="11"/>
          <table:table-cell table:style-name="ce641"/>
          <table:table-cell table:style-name="ce653"/>
          <table:table-cell table:style-name="Default"/>
          <table:table-cell table:style-name="ce163"/>
          <table:table-cell table:number-columns-repeated="822"/>
        </table:table-row>
        <table:table-row table:style-name="ro1">
          <table:table-cell table:style-name="Default" table:number-columns-repeated="2"/>
          <table:table-cell table:style-name="ce167"/>
          <table:table-cell table:style-name="ce172" table:number-columns-repeated="3"/>
          <table:table-cell table:style-name="ce164"/>
          <table:table-cell table:style-name="ce161"/>
          <table:table-cell table:style-name="Default" table:number-columns-repeated="20"/>
          <table:table-cell table:style-name="ce167"/>
          <table:table-cell table:style-name="ce172" table:number-columns-repeated="3"/>
          <table:table-cell table:style-name="ce164"/>
          <table:table-cell table:style-name="Default" table:number-columns-repeated="12"/>
          <table:table-cell table:style-name="ce32" table:number-columns-repeated="4"/>
          <table:table-cell table:style-name="Default" table:number-columns-repeated="3"/>
          <table:table-cell table:style-name="ce167"/>
          <table:table-cell table:style-name="ce172" table:number-columns-repeated="3"/>
          <table:table-cell table:style-name="ce164"/>
          <table:table-cell table:style-name="ce283" table:number-columns-repeated="3"/>
          <table:table-cell table:style-name="Default" table:number-columns-repeated="12"/>
          <table:table-cell table:style-name="ce1" table:number-columns-repeated="3"/>
          <table:table-cell table:style-name="ce845"/>
          <table:table-cell table:style-name="ce296" table:number-columns-repeated="3"/>
          <table:table-cell table:style-name="Default" table:number-columns-repeated="2"/>
          <table:table-cell table:style-name="ce309"/>
          <table:table-cell table:style-name="ce862" table:number-columns-repeated="3"/>
          <table:table-cell table:style-name="ce327"/>
          <table:table-cell table:style-name="ce350"/>
          <table:table-cell table:style-name="ce372"/>
          <table:table-cell table:style-name="ce396" table:number-columns-repeated="2"/>
          <table:table-cell table:style-name="ce426" table:number-columns-repeated="2"/>
          <table:table-cell table:style-name="ce484"/>
          <table:table-cell table:style-name="ce161"/>
          <table:table-cell table:number-columns-repeated="30"/>
          <table:table-cell table:style-name="ce187"/>
          <table:table-cell table:style-name="ce750"/>
          <table:table-cell table:style-name="ce211"/>
          <table:table-cell table:number-columns-repeated="12"/>
          <table:table-cell table:style-name="ce187"/>
          <table:table-cell table:style-name="ce484"/>
          <table:table-cell table:style-name="ce211"/>
          <table:table-cell table:style-name="Default"/>
          <table:table-cell table:number-columns-repeated="2"/>
          <table:table-cell table:style-name="Default" table:number-columns-repeated="3"/>
          <table:table-cell table:style-name="ce573"/>
          <table:table-cell table:number-columns-repeated="8"/>
          <table:table-cell table:style-name="ce187"/>
          <table:table-cell table:style-name="ce787"/>
          <table:table-cell table:style-name="ce211"/>
          <table:table-cell table:style-name="Default" table:number-columns-repeated="2"/>
          <table:table-cell table:number-columns-repeated="2"/>
          <table:table-cell table:style-name="ce17"/>
          <table:table-cell table:style-name="Default"/>
          <table:table-cell table:style-name="ce161"/>
          <table:table-cell table:style-name="Default"/>
          <table:table-cell table:number-columns-repeated="3"/>
          <table:table-cell table:style-name="ce185"/>
          <table:table-cell/>
          <table:table-cell table:style-name="ce163"/>
          <table:table-cell table:number-columns-repeated="10"/>
          <table:table-cell table:style-name="Default" table:number-columns-repeated="3"/>
          <table:table-cell table:number-columns-repeated="11"/>
          <table:table-cell table:style-name="ce641"/>
          <table:table-cell table:style-name="ce652"/>
          <table:table-cell table:style-name="Default"/>
          <table:table-cell table:style-name="ce163"/>
          <table:table-cell table:number-columns-repeated="822"/>
        </table:table-row>
        <table:table-row table:style-name="ro1">
          <table:table-cell table:style-name="Default"/>
          <table:table-cell table:style-name="ce1"/>
          <table:table-cell table:style-name="ce271"/>
          <table:table-cell table:style-name="Default" table:number-columns-repeated="3"/>
          <table:table-cell table:style-name="ce24"/>
          <table:table-cell table:style-name="ce163"/>
          <table:table-cell table:style-name="Default" table:number-columns-repeated="6"/>
          <table:table-cell table:style-name="ce1"/>
          <table:table-cell table:style-name="Default" table:number-columns-repeated="30"/>
          <table:table-cell table:style-name="ce32" table:number-columns-repeated="4"/>
          <table:table-cell table:style-name="Default" table:number-columns-repeated="8"/>
          <table:table-cell table:style-name="ce283" table:number-columns-repeated="3"/>
          <table:table-cell table:style-name="Default" table:number-columns-repeated="6"/>
          <table:table-cell table:style-name="ce1"/>
          <table:table-cell table:style-name="Default" table:number-columns-repeated="5"/>
          <table:table-cell table:style-name="ce1" table:number-columns-repeated="4"/>
          <table:table-cell table:style-name="Default" table:number-columns-repeated="6"/>
          <table:table-cell table:style-name="ce1" table:number-columns-repeated="5"/>
          <table:table-cell table:style-name="ce167"/>
          <table:table-cell table:style-name="ce172" table:number-columns-repeated="5"/>
          <table:table-cell table:style-name="ce290"/>
          <table:table-cell table:number-columns-repeated="30"/>
          <table:table-cell table:style-name="ce17"/>
          <table:table-cell table:style-name="ce750"/>
          <table:table-cell table:style-name="ce161"/>
          <table:table-cell table:number-columns-repeated="12"/>
          <table:table-cell table:style-name="ce17"/>
          <table:table-cell table:style-name="ce484"/>
          <table:table-cell table:style-name="ce211"/>
          <table:table-cell table:style-name="Default"/>
          <table:table-cell table:number-columns-repeated="2"/>
          <table:table-cell table:style-name="Default" table:number-columns-repeated="3"/>
          <table:table-cell table:style-name="ce573"/>
          <table:table-cell table:number-columns-repeated="8"/>
          <table:table-cell table:style-name="ce187"/>
          <table:table-cell table:style-name="ce484"/>
          <table:table-cell table:style-name="ce161"/>
          <table:table-cell table:style-name="Default" table:number-columns-repeated="2"/>
          <table:table-cell table:number-columns-repeated="2"/>
          <table:table-cell table:style-name="ce271"/>
          <table:table-cell table:style-name="ce787"/>
          <table:table-cell table:style-name="ce161"/>
          <table:table-cell table:style-name="Default"/>
          <table:table-cell table:number-columns-repeated="3"/>
          <table:table-cell table:style-name="ce185"/>
          <table:table-cell table:style-name="ce163" table:number-columns-repeated="2"/>
          <table:table-cell table:number-columns-repeated="10"/>
          <table:table-cell table:style-name="Default" table:number-columns-repeated="3"/>
          <table:table-cell table:number-columns-repeated="11"/>
          <table:table-cell table:style-name="ce646"/>
          <table:table-cell table:style-name="ce654"/>
          <table:table-cell table:style-name="ce172"/>
          <table:table-cell table:style-name="ce164"/>
          <table:table-cell table:number-columns-repeated="822"/>
        </table:table-row>
        <table:table-row table:style-name="ro1">
          <table:table-cell table:style-name="Default"/>
          <table:table-cell table:style-name="ce1"/>
          <table:table-cell table:style-name="ce17"/>
          <table:table-cell table:style-name="Default" table:number-columns-repeated="3"/>
          <table:table-cell table:style-name="ce24"/>
          <table:table-cell table:style-name="ce163"/>
          <table:table-cell table:style-name="Default" table:number-columns-repeated="6"/>
          <table:table-cell table:style-name="ce1" table:number-columns-repeated="2"/>
          <table:table-cell table:style-name="Default" table:number-columns-repeated="29"/>
          <table:table-cell table:style-name="ce32" table:number-columns-repeated="4"/>
          <table:table-cell table:style-name="Default" table:number-columns-repeated="6"/>
          <table:table-cell table:style-name="ce283" table:number-columns-repeated="5"/>
          <table:table-cell table:style-name="Default" table:number-columns-repeated="34"/>
          <table:table-cell table:number-columns-repeated="30"/>
          <table:table-cell table:style-name="ce17"/>
          <table:table-cell table:style-name="ce750"/>
          <table:table-cell table:style-name="ce163"/>
          <table:table-cell table:number-columns-repeated="12"/>
          <table:table-cell table:style-name="ce17"/>
          <table:table-cell table:style-name="ce484"/>
          <table:table-cell table:style-name="ce163"/>
          <table:table-cell table:style-name="Default"/>
          <table:table-cell table:number-columns-repeated="2"/>
          <table:table-cell table:style-name="Default" table:number-columns-repeated="3"/>
          <table:table-cell table:style-name="ce573"/>
          <table:table-cell table:number-columns-repeated="8"/>
          <table:table-cell table:style-name="ce187"/>
          <table:table-cell table:style-name="ce484"/>
          <table:table-cell table:style-name="ce163"/>
          <table:table-cell table:style-name="Default" table:number-columns-repeated="2"/>
          <table:table-cell table:number-columns-repeated="2"/>
          <table:table-cell table:style-name="ce600"/>
          <table:table-cell table:style-name="ce605"/>
          <table:table-cell table:style-name="ce611"/>
          <table:table-cell table:number-columns-repeated="4"/>
          <table:table-cell table:style-name="ce187"/>
          <table:table-cell table:style-name="ce163" table:number-columns-repeated="2"/>
          <table:table-cell table:number-columns-repeated="10"/>
          <table:table-cell table:style-name="Default" table:number-columns-repeated="3"/>
          <table:table-cell table:number-columns-repeated="837"/>
        </table:table-row>
        <table:table-row table:style-name="ro1">
          <table:table-cell table:style-name="ce1"/>
          <table:table-cell table:style-name="Default"/>
          <table:table-cell table:style-name="ce17"/>
          <table:table-cell table:style-name="ce24"/>
          <table:table-cell table:style-name="Default" table:number-columns-repeated="2"/>
          <table:table-cell table:style-name="ce24"/>
          <table:table-cell table:style-name="ce163"/>
          <table:table-cell table:style-name="Default" table:number-columns-repeated="6"/>
          <table:table-cell table:style-name="ce1" table:number-columns-repeated="9"/>
          <table:table-cell table:style-name="Default" table:number-columns-repeated="22"/>
          <table:table-cell table:number-columns-repeated="4"/>
          <table:table-cell table:style-name="Default" table:number-columns-repeated="6"/>
          <table:table-cell table:style-name="ce284" table:number-columns-repeated="5"/>
          <table:table-cell table:number-columns-repeated="64"/>
          <table:table-cell table:style-name="ce17"/>
          <table:table-cell table:style-name="ce750"/>
          <table:table-cell table:style-name="ce211"/>
          <table:table-cell table:number-columns-repeated="12"/>
          <table:table-cell table:style-name="ce17"/>
          <table:table-cell table:style-name="ce484"/>
          <table:table-cell table:style-name="ce161"/>
          <table:table-cell table:style-name="Default"/>
          <table:table-cell table:number-columns-repeated="14"/>
          <table:table-cell table:style-name="ce187"/>
          <table:table-cell table:style-name="ce484"/>
          <table:table-cell table:style-name="ce211"/>
          <table:table-cell table:style-name="Default" table:number-columns-repeated="2"/>
          <table:table-cell table:number-columns-repeated="2"/>
          <table:table-cell table:style-name="ce601"/>
          <table:table-cell table:style-name="ce605"/>
          <table:table-cell table:style-name="ce611"/>
          <table:table-cell table:style-name="ce5" table:number-columns-repeated="4"/>
          <table:table-cell table:style-name="ce616"/>
          <table:table-cell table:style-name="ce163" table:number-columns-repeated="2"/>
          <table:table-cell table:number-columns-repeated="10"/>
          <table:table-cell table:style-name="Default" table:number-columns-repeated="3"/>
          <table:table-cell table:number-columns-repeated="837"/>
        </table:table-row>
        <table:table-row table:style-name="ro1">
          <table:table-cell table:style-name="ce1"/>
          <table:table-cell table:style-name="Default"/>
          <table:table-cell table:style-name="ce271"/>
          <table:table-cell table:style-name="ce24"/>
          <table:table-cell table:style-name="Default" table:number-columns-repeated="2"/>
          <table:table-cell table:style-name="ce24"/>
          <table:table-cell table:style-name="ce163"/>
          <table:table-cell table:style-name="Default" table:number-columns-repeated="9"/>
          <table:table-cell table:style-name="ce1" table:number-columns-repeated="6"/>
          <table:table-cell table:style-name="Default" table:number-columns-repeated="4"/>
          <table:table-cell table:style-name="ce177"/>
          <table:table-cell table:style-name="ce196"/>
          <table:table-cell table:style-name="ce210"/>
          <table:table-cell table:style-name="Default" table:number-columns-repeated="3"/>
          <table:table-cell table:style-name="ce271"/>
          <table:table-cell table:style-name="Default"/>
          <table:table-cell table:style-name="ce232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style-name="ce284" table:number-columns-repeated="5"/>
          <table:table-cell table:number-columns-repeated="64"/>
          <table:table-cell table:style-name="ce271"/>
          <table:table-cell table:style-name="ce750"/>
          <table:table-cell table:style-name="ce161"/>
          <table:table-cell table:number-columns-repeated="12"/>
          <table:table-cell table:style-name="ce17"/>
          <table:table-cell table:style-name="ce750"/>
          <table:table-cell table:style-name="ce161"/>
          <table:table-cell table:number-columns-repeated="15"/>
          <table:table-cell table:style-name="ce187"/>
          <table:table-cell table:style-name="ce750"/>
          <table:table-cell table:style-name="ce161"/>
          <table:table-cell table:style-name="Default" table:number-columns-repeated="2"/>
          <table:table-cell table:number-columns-repeated="2"/>
          <table:table-cell table:style-name="ce601"/>
          <table:table-cell table:style-name="ce607"/>
          <table:table-cell table:style-name="ce611"/>
          <table:table-cell table:style-name="ce5" table:number-columns-repeated="4"/>
          <table:table-cell table:style-name="ce616"/>
          <table:table-cell table:style-name="ce163"/>
          <table:table-cell table:style-name="ce211"/>
          <table:table-cell table:number-columns-repeated="10"/>
          <table:table-cell table:style-name="Default" table:number-columns-repeated="3"/>
          <table:table-cell table:number-columns-repeated="837"/>
        </table:table-row>
        <table:table-row table:style-name="ro1">
          <table:table-cell table:style-name="ce1"/>
          <table:table-cell table:style-name="Default"/>
          <table:table-cell table:style-name="ce271"/>
          <table:table-cell table:style-name="ce24" table:number-columns-repeated="2"/>
          <table:table-cell table:style-name="Default"/>
          <table:table-cell table:style-name="ce24"/>
          <table:table-cell table:style-name="ce163"/>
          <table:table-cell table:style-name="Default" table:number-columns-repeated="19"/>
          <table:table-cell table:style-name="ce178"/>
          <table:table-cell table:style-name="ce197"/>
          <table:table-cell table:style-name="ce162"/>
          <table:table-cell table:style-name="Default" table:number-columns-repeated="3"/>
          <table:table-cell table:style-name="ce17"/>
          <table:table-cell table:style-name="Default"/>
          <table:table-cell table:style-name="ce162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style-name="ce284" table:number-columns-repeated="5"/>
          <table:table-cell table:number-columns-repeated="64"/>
          <table:table-cell table:style-name="ce271"/>
          <table:table-cell table:style-name="ce750"/>
          <table:table-cell table:style-name="ce163"/>
          <table:table-cell table:number-columns-repeated="12"/>
          <table:table-cell table:style-name="ce17"/>
          <table:table-cell table:style-name="ce750"/>
          <table:table-cell table:style-name="ce163"/>
          <table:table-cell table:number-columns-repeated="15"/>
          <table:table-cell table:style-name="ce187"/>
          <table:table-cell table:style-name="ce750"/>
          <table:table-cell table:style-name="ce163"/>
          <table:table-cell table:style-name="Default" table:number-columns-repeated="2"/>
          <table:table-cell table:number-columns-repeated="2"/>
          <table:table-cell table:style-name="ce600"/>
          <table:table-cell table:style-name="ce607"/>
          <table:table-cell table:style-name="ce611"/>
          <table:table-cell table:style-name="ce5" table:number-columns-repeated="4"/>
          <table:table-cell table:style-name="ce185"/>
          <table:table-cell table:style-name="ce163"/>
          <table:table-cell table:style-name="ce211"/>
          <table:table-cell table:number-columns-repeated="10"/>
          <table:table-cell table:style-name="Default" table:number-columns-repeated="3"/>
          <table:table-cell table:number-columns-repeated="837"/>
        </table:table-row>
        <table:table-row table:style-name="ro1">
          <table:table-cell table:style-name="ce1"/>
          <table:table-cell table:style-name="Default"/>
          <table:table-cell table:style-name="ce17"/>
          <table:table-cell table:style-name="ce24" table:number-columns-repeated="2"/>
          <table:table-cell table:style-name="Default"/>
          <table:table-cell table:style-name="ce24"/>
          <table:table-cell table:style-name="ce163"/>
          <table:table-cell table:style-name="Default" table:number-columns-repeated="19"/>
          <table:table-cell table:style-name="ce179"/>
          <table:table-cell table:style-name="ce162" table:number-columns-repeated="2"/>
          <table:table-cell table:style-name="Default" table:number-columns-repeated="3"/>
          <table:table-cell table:style-name="ce187"/>
          <table:table-cell table:style-name="Default"/>
          <table:table-cell table:style-name="ce162"/>
          <table:table-cell table:style-name="Default" table:number-columns-repeated="9"/>
          <table:table-cell table:number-columns-repeated="4"/>
          <table:table-cell table:style-name="Default" table:number-columns-repeated="6"/>
          <table:table-cell table:style-name="ce284" table:number-columns-repeated="5"/>
          <table:table-cell table:number-columns-repeated="64"/>
          <table:table-cell table:style-name="ce167"/>
          <table:table-cell table:style-name="ce560"/>
          <table:table-cell table:style-name="ce200"/>
          <table:table-cell table:number-columns-repeated="12"/>
          <table:table-cell table:style-name="ce187"/>
          <table:table-cell table:style-name="ce750"/>
          <table:table-cell table:style-name="ce163"/>
          <table:table-cell table:number-columns-repeated="15"/>
          <table:table-cell table:style-name="ce187"/>
          <table:table-cell table:style-name="ce750"/>
          <table:table-cell table:style-name="ce211"/>
          <table:table-cell table:style-name="Default" table:number-columns-repeated="2"/>
          <table:table-cell table:number-columns-repeated="2"/>
          <table:table-cell table:style-name="ce600"/>
          <table:table-cell table:style-name="ce607"/>
          <table:table-cell table:style-name="ce614"/>
          <table:table-cell table:style-name="ce5" table:number-columns-repeated="4"/>
          <table:table-cell table:style-name="ce187"/>
          <table:table-cell table:style-name="ce163"/>
          <table:table-cell table:style-name="ce211"/>
          <table:table-cell table:number-columns-repeated="10"/>
          <table:table-cell table:style-name="Default" table:number-columns-repeated="3"/>
          <table:table-cell table:number-columns-repeated="837"/>
        </table:table-row>
        <table:table-row table:style-name="ro1">
          <table:table-cell table:style-name="ce1"/>
          <table:table-cell table:style-name="Default"/>
          <table:table-cell table:style-name="ce271"/>
          <table:table-cell table:style-name="ce24" table:number-columns-repeated="2"/>
          <table:table-cell table:style-name="Default"/>
          <table:table-cell table:style-name="ce24"/>
          <table:table-cell table:style-name="ce163"/>
          <table:table-cell table:style-name="Default" table:number-columns-repeated="19"/>
          <table:table-cell table:style-name="ce180"/>
          <table:table-cell table:style-name="ce198"/>
          <table:table-cell table:style-name="ce161"/>
          <table:table-cell table:style-name="Default" table:number-columns-repeated="3"/>
          <table:table-cell table:style-name="ce187"/>
          <table:table-cell table:style-name="ce484"/>
          <table:table-cell table:style-name="ce161"/>
          <table:table-cell table:style-name="Default" table:number-columns-repeated="9"/>
          <table:table-cell table:number-columns-repeated="94"/>
          <table:table-cell table:style-name="ce187"/>
          <table:table-cell table:style-name="ce750"/>
          <table:table-cell table:style-name="ce211"/>
          <table:table-cell table:number-columns-repeated="15"/>
          <table:table-cell table:style-name="ce17"/>
          <table:table-cell table:style-name="ce750"/>
          <table:table-cell table:style-name="ce161"/>
          <table:table-cell table:style-name="Default" table:number-columns-repeated="2"/>
          <table:table-cell table:number-columns-repeated="2"/>
          <table:table-cell table:style-name="ce601"/>
          <table:table-cell table:style-name="ce607"/>
          <table:table-cell table:style-name="ce614"/>
          <table:table-cell table:style-name="ce5" table:number-columns-repeated="4"/>
          <table:table-cell table:style-name="ce187"/>
          <table:table-cell table:style-name="ce750"/>
          <table:table-cell table:style-name="ce211"/>
          <table:table-cell table:number-columns-repeated="10"/>
          <table:table-cell table:style-name="Default" table:number-columns-repeated="3"/>
          <table:table-cell table:number-columns-repeated="837"/>
        </table:table-row>
        <table:table-row table:style-name="ro1">
          <table:table-cell table:style-name="ce1"/>
          <table:table-cell table:style-name="Default"/>
          <table:table-cell table:style-name="ce271"/>
          <table:table-cell table:style-name="ce24"/>
          <table:table-cell table:style-name="Default" table:number-columns-repeated="2"/>
          <table:table-cell table:style-name="ce24"/>
          <table:table-cell table:style-name="ce163"/>
          <table:table-cell table:style-name="Default" table:number-columns-repeated="19"/>
          <table:table-cell table:style-name="ce181"/>
          <table:table-cell table:style-name="ce198"/>
          <table:table-cell table:style-name="ce162"/>
          <table:table-cell table:style-name="Default" table:number-columns-repeated="3"/>
          <table:table-cell table:style-name="ce271"/>
          <table:table-cell table:style-name="ce484"/>
          <table:table-cell table:style-name="ce162"/>
          <table:table-cell table:style-name="Default" table:number-columns-repeated="9"/>
          <table:table-cell table:number-columns-repeated="94"/>
          <table:table-cell table:style-name="ce17"/>
          <table:table-cell table:style-name="ce750"/>
          <table:table-cell table:style-name="ce211"/>
          <table:table-cell table:number-columns-repeated="15"/>
          <table:table-cell table:style-name="ce17"/>
          <table:table-cell table:style-name="ce750"/>
          <table:table-cell table:style-name="ce163"/>
          <table:table-cell table:style-name="Default" table:number-columns-repeated="2"/>
          <table:table-cell table:number-columns-repeated="2"/>
          <table:table-cell table:style-name="ce601"/>
          <table:table-cell table:style-name="ce605"/>
          <table:table-cell table:style-name="ce614"/>
          <table:table-cell table:style-name="ce5" table:number-columns-repeated="4"/>
          <table:table-cell table:style-name="ce616"/>
          <table:table-cell table:style-name="ce750"/>
          <table:table-cell table:style-name="ce211"/>
          <table:table-cell table:number-columns-repeated="10"/>
          <table:table-cell table:style-name="Default" table:number-columns-repeated="3"/>
          <table:table-cell table:number-columns-repeated="837"/>
        </table:table-row>
        <table:table-row table:style-name="ro1">
          <table:table-cell table:style-name="ce1"/>
          <table:table-cell table:style-name="Default"/>
          <table:table-cell table:style-name="ce17"/>
          <table:table-cell table:style-name="ce24"/>
          <table:table-cell table:style-name="Default" table:number-columns-repeated="2"/>
          <table:table-cell table:style-name="ce24"/>
          <table:table-cell table:style-name="ce163"/>
          <table:table-cell table:style-name="Default" table:number-columns-repeated="19"/>
          <table:table-cell table:style-name="ce182"/>
          <table:table-cell table:style-name="ce198"/>
          <table:table-cell table:style-name="ce162"/>
          <table:table-cell table:style-name="Default" table:number-columns-repeated="3"/>
          <table:table-cell table:style-name="ce17"/>
          <table:table-cell table:style-name="ce484"/>
          <table:table-cell table:style-name="ce162"/>
          <table:table-cell table:style-name="Default" table:number-columns-repeated="9"/>
          <table:table-cell table:number-columns-repeated="94"/>
          <table:table-cell table:style-name="Default" table:number-columns-repeated="3"/>
          <table:table-cell table:number-columns-repeated="15"/>
          <table:table-cell table:style-name="ce17"/>
          <table:table-cell table:style-name="ce750"/>
          <table:table-cell table:style-name="ce211"/>
          <table:table-cell table:style-name="Default" table:number-columns-repeated="2"/>
          <table:table-cell table:number-columns-repeated="2"/>
          <table:table-cell table:style-name="ce600"/>
          <table:table-cell table:style-name="ce605"/>
          <table:table-cell table:style-name="ce614"/>
          <table:table-cell table:style-name="ce5" table:number-columns-repeated="4"/>
          <table:table-cell table:style-name="ce185"/>
          <table:table-cell table:style-name="ce750"/>
          <table:table-cell table:style-name="ce211"/>
          <table:table-cell table:number-columns-repeated="10"/>
          <table:table-cell table:style-name="Default" table:number-columns-repeated="3"/>
          <table:table-cell table:number-columns-repeated="837"/>
        </table:table-row>
        <table:table-row table:style-name="ro1">
          <table:table-cell table:style-name="ce1"/>
          <table:table-cell table:style-name="Default"/>
          <table:table-cell table:style-name="ce271"/>
          <table:table-cell table:style-name="ce24"/>
          <table:table-cell table:style-name="Default" table:number-columns-repeated="2"/>
          <table:table-cell table:style-name="ce24"/>
          <table:table-cell table:style-name="ce163"/>
          <table:table-cell table:style-name="Default" table:number-columns-repeated="19"/>
          <table:table-cell table:style-name="ce182"/>
          <table:table-cell table:style-name="ce199"/>
          <table:table-cell table:style-name="ce162"/>
          <table:table-cell table:style-name="Default" table:number-columns-repeated="3"/>
          <table:table-cell table:style-name="ce17"/>
          <table:table-cell table:style-name="ce750"/>
          <table:table-cell table:style-name="ce162"/>
          <table:table-cell table:style-name="Default" table:number-columns-repeated="9"/>
          <table:table-cell table:number-columns-repeated="94"/>
          <table:table-cell table:style-name="Default" table:number-columns-repeated="3"/>
          <table:table-cell table:number-columns-repeated="15"/>
          <table:table-cell table:style-name="ce271"/>
          <table:table-cell table:style-name="ce750"/>
          <table:table-cell table:style-name="ce161"/>
          <table:table-cell table:number-columns-repeated="4"/>
          <table:table-cell table:style-name="ce600"/>
          <table:table-cell table:style-name="ce605"/>
          <table:table-cell table:style-name="ce614"/>
          <table:table-cell table:style-name="ce5" table:number-columns-repeated="4"/>
          <table:table-cell table:style-name="ce185"/>
          <table:table-cell/>
          <table:table-cell table:style-name="ce211"/>
          <table:table-cell table:number-columns-repeated="10"/>
          <table:table-cell table:style-name="Default" table:number-columns-repeated="3"/>
          <table:table-cell table:number-columns-repeated="837"/>
        </table:table-row>
        <table:table-row table:style-name="ro1">
          <table:table-cell/>
          <table:table-cell table:style-name="ce32"/>
          <table:table-cell table:style-name="ce21"/>
          <table:table-cell table:style-name="ce24" table:number-columns-repeated="2"/>
          <table:table-cell table:style-name="ce54"/>
          <table:table-cell table:style-name="ce24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5"/>
          <table:table-cell table:style-name="ce168" table:number-columns-repeated="3"/>
          <table:table-cell table:style-name="Default"/>
          <table:table-cell table:style-name="ce180"/>
          <table:table-cell table:style-name="ce199"/>
          <table:table-cell table:style-name="ce162"/>
          <table:table-cell table:style-name="Default"/>
          <table:table-cell table:style-name="ce216"/>
          <table:table-cell table:style-name="Default"/>
          <table:table-cell table:style-name="ce187"/>
          <table:table-cell table:style-name="ce750"/>
          <table:table-cell table:style-name="ce162"/>
          <table:table-cell table:style-name="ce216"/>
          <table:table-cell table:style-name="Default" table:number-columns-repeated="8"/>
          <table:table-cell table:number-columns-repeated="94"/>
          <table:table-cell table:style-name="Default" table:number-columns-repeated="3"/>
          <table:table-cell table:number-columns-repeated="15"/>
          <table:table-cell table:style-name="ce271"/>
          <table:table-cell table:style-name="ce750"/>
          <table:table-cell table:style-name="ce163"/>
          <table:table-cell table:number-columns-repeated="4"/>
          <table:table-cell table:style-name="ce601"/>
          <table:table-cell table:style-name="ce605"/>
          <table:table-cell table:style-name="ce614"/>
          <table:table-cell table:style-name="ce5" table:number-columns-repeated="4"/>
          <table:table-cell table:style-name="ce187"/>
          <table:table-cell/>
          <table:table-cell table:style-name="ce211"/>
          <table:table-cell table:number-columns-repeated="10"/>
          <table:table-cell table:style-name="Default" table:number-columns-repeated="3"/>
          <table:table-cell table:number-columns-repeated="837"/>
        </table:table-row>
        <table:table-row table:style-name="ro1">
          <table:table-cell/>
          <table:table-cell table:style-name="ce32"/>
          <table:table-cell table:style-name="ce17"/>
          <table:table-cell table:style-name="ce24" table:number-columns-repeated="2"/>
          <table:table-cell table:style-name="ce54"/>
          <table:table-cell table:style-name="ce24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5"/>
          <table:table-cell table:style-name="ce169" table:number-columns-repeated="3"/>
          <table:table-cell table:style-name="Default"/>
          <table:table-cell table:style-name="ce183"/>
          <table:table-cell table:style-name="ce200"/>
          <table:table-cell table:style-name="ce162"/>
          <table:table-cell table:style-name="Default"/>
          <table:table-cell table:style-name="ce217"/>
          <table:table-cell table:style-name="Default"/>
          <table:table-cell table:style-name="ce271"/>
          <table:table-cell table:style-name="ce750"/>
          <table:table-cell table:style-name="ce162"/>
          <table:table-cell table:style-name="ce217"/>
          <table:table-cell table:style-name="Default" table:number-columns-repeated="8"/>
          <table:table-cell table:number-columns-repeated="94"/>
          <table:table-cell table:style-name="Default" table:number-columns-repeated="3"/>
          <table:table-cell table:number-columns-repeated="15"/>
          <table:table-cell table:style-name="ce271"/>
          <table:table-cell table:style-name="ce750"/>
          <table:table-cell table:style-name="ce211"/>
          <table:table-cell table:number-columns-repeated="4"/>
          <table:table-cell table:style-name="ce601"/>
          <table:table-cell table:style-name="ce607"/>
          <table:table-cell table:style-name="ce614"/>
          <table:table-cell table:style-name="ce504" table:number-columns-repeated="4"/>
          <table:table-cell table:style-name="ce617"/>
          <table:table-cell table:style-name="ce619"/>
          <table:table-cell table:style-name="ce200"/>
          <table:table-cell table:number-columns-repeated="10"/>
          <table:table-cell table:style-name="Default" table:number-columns-repeated="3"/>
          <table:table-cell table:number-columns-repeated="837"/>
        </table:table-row>
        <table:table-row table:style-name="ro1">
          <table:table-cell/>
          <table:table-cell table:style-name="ce32"/>
          <table:table-cell table:style-name="ce17"/>
          <table:table-cell table:style-name="ce51"/>
          <table:table-cell table:style-name="ce24"/>
          <table:table-cell table:style-name="ce54"/>
          <table:table-cell table:style-name="ce24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style-name="ce184"/>
          <table:table-cell table:style-name="ce750"/>
          <table:table-cell table:style-name="ce163"/>
          <table:table-cell table:style-name="Default" table:number-columns-repeated="3"/>
          <table:table-cell table:style-name="ce271"/>
          <table:table-cell table:style-name="ce750"/>
          <table:table-cell table:style-name="ce163"/>
          <table:table-cell table:style-name="Default" table:number-columns-repeated="9"/>
          <table:table-cell table:number-columns-repeated="86"/>
          <table:table-cell table:style-name="ce566"/>
          <table:table-cell table:number-columns-repeated="52"/>
          <table:table-cell table:style-name="Default" table:number-columns-repeated="3"/>
          <table:table-cell table:number-columns-repeated="837"/>
        </table:table-row>
        <table:table-row table:style-name="ro1">
          <table:table-cell/>
          <table:table-cell table:style-name="ce32"/>
          <table:table-cell table:style-name="ce21"/>
          <table:table-cell table:style-name="ce52"/>
          <table:table-cell table:style-name="ce24"/>
          <table:table-cell table:style-name="ce54"/>
          <table:table-cell table:style-name="ce24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style-name="ce185"/>
          <table:table-cell table:style-name="ce750"/>
          <table:table-cell table:style-name="ce163"/>
          <table:table-cell table:style-name="Default" table:number-columns-repeated="3"/>
          <table:table-cell table:style-name="ce17"/>
          <table:table-cell table:style-name="ce750"/>
          <table:table-cell table:style-name="ce163"/>
          <table:table-cell table:style-name="Default" table:number-columns-repeated="9"/>
          <table:table-cell table:number-columns-repeated="86"/>
          <table:table-cell table:style-name="ce566"/>
          <table:table-cell table:number-columns-repeated="52"/>
          <table:table-cell table:style-name="Default" table:number-columns-repeated="3"/>
          <table:table-cell table:number-columns-repeated="837"/>
        </table:table-row>
        <table:table-row table:style-name="ro1">
          <table:table-cell table:style-name="ce3"/>
          <table:table-cell table:style-name="ce8"/>
          <table:table-cell table:style-name="ce22"/>
          <table:table-cell table:style-name="ce53"/>
          <table:table-cell table:style-name="ce24" table:number-columns-repeated="3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9"/>
          <table:table-cell table:style-name="ce186"/>
          <table:table-cell table:style-name="ce750"/>
          <table:table-cell table:style-name="ce163"/>
          <table:table-cell table:number-columns-repeated="2"/>
          <table:table-cell table:style-name="Default"/>
          <table:table-cell table:style-name="ce187"/>
          <table:table-cell table:style-name="ce750"/>
          <table:table-cell table:style-name="ce163"/>
          <table:table-cell/>
          <table:table-cell table:style-name="Default" table:number-columns-repeated="3"/>
          <table:table-cell table:number-columns-repeated="91"/>
          <table:table-cell table:style-name="ce566"/>
          <table:table-cell table:number-columns-repeated="52"/>
          <table:table-cell table:style-name="Default" table:number-columns-repeated="3"/>
          <table:table-cell table:number-columns-repeated="837"/>
        </table:table-row>
        <table:table-row table:style-name="ro1">
          <table:table-cell table:style-name="ce3"/>
          <table:table-cell table:style-name="ce8"/>
          <table:table-cell table:style-name="ce17"/>
          <table:table-cell table:style-name="ce53"/>
          <table:table-cell table:style-name="ce24" table:number-columns-repeated="3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9"/>
          <table:table-cell table:style-name="ce187"/>
          <table:table-cell table:style-name="ce1"/>
          <table:table-cell table:style-name="ce163"/>
          <table:table-cell table:number-columns-repeated="2"/>
          <table:table-cell table:style-name="Default"/>
          <table:table-cell table:style-name="ce187"/>
          <table:table-cell table:style-name="Default"/>
          <table:table-cell table:style-name="ce163"/>
          <table:table-cell/>
          <table:table-cell table:style-name="Default" table:number-columns-repeated="3"/>
          <table:table-cell table:number-columns-repeated="91"/>
          <table:table-cell table:style-name="ce566"/>
          <table:table-cell table:number-columns-repeated="52"/>
          <table:table-cell table:style-name="Default" table:number-columns-repeated="3"/>
          <table:table-cell table:number-columns-repeated="837"/>
        </table:table-row>
        <table:table-row table:style-name="ro1">
          <table:table-cell table:style-name="ce3"/>
          <table:table-cell table:style-name="ce8"/>
          <table:table-cell table:style-name="ce17"/>
          <table:table-cell table:style-name="ce24" table:number-columns-repeated="4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9"/>
          <table:table-cell table:style-name="ce184"/>
          <table:table-cell table:style-name="ce202"/>
          <table:table-cell table:style-name="ce163"/>
          <table:table-cell table:number-columns-repeated="2"/>
          <table:table-cell table:style-name="Default"/>
          <table:table-cell table:style-name="ce271"/>
          <table:table-cell table:style-name="Default"/>
          <table:table-cell table:style-name="ce163"/>
          <table:table-cell/>
          <table:table-cell table:style-name="Default" table:number-columns-repeated="3"/>
          <table:table-cell table:number-columns-repeated="91"/>
          <table:table-cell table:style-name="ce566"/>
          <table:table-cell table:number-columns-repeated="52"/>
          <table:table-cell table:style-name="ce622"/>
          <table:table-cell table:style-name="ce625"/>
          <table:table-cell table:style-name="ce631"/>
          <table:table-cell table:number-columns-repeated="837"/>
        </table:table-row>
        <table:table-row table:style-name="ro1">
          <table:table-cell table:style-name="ce3"/>
          <table:table-cell table:style-name="ce8"/>
          <table:table-cell table:style-name="ce271"/>
          <table:table-cell table:style-name="ce24" table:number-columns-repeated="4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9"/>
          <table:table-cell table:style-name="ce185"/>
          <table:table-cell table:style-name="ce1"/>
          <table:table-cell table:style-name="ce163"/>
          <table:table-cell table:number-columns-repeated="2"/>
          <table:table-cell table:style-name="Default"/>
          <table:table-cell table:style-name="ce17"/>
          <table:table-cell table:style-name="Default"/>
          <table:table-cell table:style-name="ce163"/>
          <table:table-cell/>
          <table:table-cell table:style-name="Default" table:number-columns-repeated="3"/>
          <table:table-cell table:number-columns-repeated="91"/>
          <table:table-cell table:style-name="ce566"/>
          <table:table-cell table:number-columns-repeated="21"/>
          <table:table-cell table:style-name="ce271"/>
          <table:table-cell table:style-name="ce787"/>
          <table:table-cell table:style-name="ce161"/>
          <table:table-cell table:style-name="Default"/>
          <table:table-cell table:style-name="ce589"/>
          <table:table-cell table:style-name="ce592"/>
          <table:table-cell table:style-name="ce595"/>
          <table:table-cell table:number-columns-repeated="24"/>
          <table:table-cell table:style-name="ce622"/>
          <table:table-cell table:style-name="ce625"/>
          <table:table-cell table:style-name="ce632"/>
          <table:table-cell table:number-columns-repeated="837"/>
        </table:table-row>
        <table:table-row table:style-name="ro1">
          <table:table-cell table:style-name="ce3"/>
          <table:table-cell table:style-name="ce8"/>
          <table:table-cell table:style-name="ce271"/>
          <table:table-cell table:style-name="ce24"/>
          <table:table-cell table:style-name="Default"/>
          <table:table-cell table:style-name="ce24" table:number-columns-repeated="2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9"/>
          <table:table-cell table:style-name="ce185"/>
          <table:table-cell table:style-name="ce163" table:number-columns-repeated="2"/>
          <table:table-cell table:number-columns-repeated="2"/>
          <table:table-cell table:style-name="Default"/>
          <table:table-cell table:style-name="ce17"/>
          <table:table-cell table:style-name="ce484"/>
          <table:table-cell table:style-name="ce163"/>
          <table:table-cell/>
          <table:table-cell table:style-name="Default" table:number-columns-repeated="3"/>
          <table:table-cell table:number-columns-repeated="91"/>
          <table:table-cell table:style-name="ce566"/>
          <table:table-cell table:number-columns-repeated="21"/>
          <table:table-cell table:style-name="ce17"/>
          <table:table-cell table:style-name="ce787"/>
          <table:table-cell table:style-name="ce161"/>
          <table:table-cell table:style-name="Default"/>
          <table:table-cell table:style-name="ce185"/>
          <table:table-cell table:style-name="ce593"/>
          <table:table-cell table:style-name="ce596"/>
          <table:table-cell table:number-columns-repeated="24"/>
          <table:table-cell table:style-name="ce623"/>
          <table:table-cell table:style-name="ce625"/>
          <table:table-cell table:style-name="ce632"/>
          <table:table-cell table:number-columns-repeated="837"/>
        </table:table-row>
        <table:table-row table:style-name="ro1">
          <table:table-cell table:style-name="ce3"/>
          <table:table-cell table:style-name="ce9"/>
          <table:table-cell table:style-name="ce17"/>
          <table:table-cell table:style-name="ce24"/>
          <table:table-cell table:style-name="Default"/>
          <table:table-cell table:style-name="ce24" table:number-columns-repeated="2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9"/>
          <table:table-cell table:style-name="ce187"/>
          <table:table-cell table:style-name="ce163" table:number-columns-repeated="2"/>
          <table:table-cell table:number-columns-repeated="2"/>
          <table:table-cell table:style-name="Default"/>
          <table:table-cell table:style-name="ce187"/>
          <table:table-cell table:style-name="ce484"/>
          <table:table-cell table:style-name="ce163"/>
          <table:table-cell/>
          <table:table-cell table:style-name="Default" table:number-columns-repeated="3"/>
          <table:table-cell table:number-columns-repeated="91"/>
          <table:table-cell table:style-name="ce566"/>
          <table:table-cell table:number-columns-repeated="21"/>
          <table:table-cell table:style-name="ce17"/>
          <table:table-cell table:style-name="ce1135"/>
          <table:table-cell table:style-name="ce161"/>
          <table:table-cell table:style-name="Default"/>
          <table:table-cell table:style-name="ce187"/>
          <table:table-cell table:style-name="ce593"/>
          <table:table-cell table:style-name="ce596"/>
          <table:table-cell table:number-columns-repeated="24"/>
          <table:table-cell table:style-name="ce623"/>
          <table:table-cell table:style-name="ce625"/>
          <table:table-cell table:style-name="ce631"/>
          <table:table-cell table:number-columns-repeated="837"/>
        </table:table-row>
        <table:table-row table:style-name="ro1">
          <table:table-cell table:style-name="ce4"/>
          <table:table-cell table:style-name="ce8"/>
          <table:table-cell table:style-name="ce17"/>
          <table:table-cell table:style-name="Default" table:number-columns-repeated="2"/>
          <table:table-cell table:style-name="ce24" table:number-columns-repeated="2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9"/>
          <table:table-cell table:style-name="ce184"/>
          <table:table-cell table:style-name="ce163" table:number-columns-repeated="2"/>
          <table:table-cell table:number-columns-repeated="2"/>
          <table:table-cell table:style-name="Default"/>
          <table:table-cell table:style-name="ce226"/>
          <table:table-cell table:style-name="ce775"/>
          <table:table-cell table:style-name="ce163"/>
          <table:table-cell/>
          <table:table-cell table:style-name="Default" table:number-columns-repeated="3"/>
          <table:table-cell table:number-columns-repeated="91"/>
          <table:table-cell table:style-name="ce566"/>
          <table:table-cell table:number-columns-repeated="21"/>
          <table:table-cell table:style-name="ce271"/>
          <table:table-cell table:style-name="ce1135"/>
          <table:table-cell table:style-name="ce162"/>
          <table:table-cell table:style-name="Default"/>
          <table:table-cell table:style-name="ce187"/>
          <table:table-cell table:style-name="ce163"/>
          <table:table-cell table:style-name="ce161"/>
          <table:table-cell table:number-columns-repeated="24"/>
          <table:table-cell table:style-name="ce622"/>
          <table:table-cell table:style-name="ce625"/>
          <table:table-cell table:style-name="ce631"/>
          <table:table-cell table:number-columns-repeated="837"/>
        </table:table-row>
        <table:table-row table:style-name="ro1">
          <table:table-cell table:style-name="ce3"/>
          <table:table-cell table:style-name="ce8"/>
          <table:table-cell table:style-name="ce271"/>
          <table:table-cell table:style-name="Default" table:number-columns-repeated="2"/>
          <table:table-cell table:style-name="ce24" table:number-columns-repeated="2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9"/>
          <table:table-cell table:style-name="ce184"/>
          <table:table-cell table:style-name="ce163"/>
          <table:table-cell table:style-name="ce211"/>
          <table:table-cell table:number-columns-repeated="2"/>
          <table:table-cell table:style-name="Default"/>
          <table:table-cell table:style-name="ce226"/>
          <table:table-cell table:style-name="ce775"/>
          <table:table-cell table:style-name="ce211"/>
          <table:table-cell/>
          <table:table-cell table:style-name="Default" table:number-columns-repeated="3"/>
          <table:table-cell table:number-columns-repeated="91"/>
          <table:table-cell table:style-name="ce566"/>
          <table:table-cell table:number-columns-repeated="21"/>
          <table:table-cell table:style-name="ce574"/>
          <table:table-cell table:style-name="ce579"/>
          <table:table-cell table:style-name="ce586"/>
          <table:table-cell table:style-name="Default"/>
          <table:table-cell table:style-name="ce590"/>
          <table:table-cell table:style-name="ce163"/>
          <table:table-cell table:style-name="ce596"/>
          <table:table-cell table:number-columns-repeated="24"/>
          <table:table-cell table:style-name="ce622"/>
          <table:table-cell table:style-name="ce625"/>
          <table:table-cell table:style-name="ce632"/>
          <table:table-cell table:number-columns-repeated="837"/>
        </table:table-row>
        <table:table-row table:style-name="ro1">
          <table:table-cell table:style-name="ce3"/>
          <table:table-cell table:style-name="ce8"/>
          <table:table-cell table:style-name="ce271"/>
          <table:table-cell table:style-name="Default" table:number-columns-repeated="2"/>
          <table:table-cell table:style-name="ce24"/>
          <table:table-cell table:style-name="Default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9"/>
          <table:table-cell table:style-name="ce185"/>
          <table:table-cell table:style-name="ce163"/>
          <table:table-cell table:style-name="ce211"/>
          <table:table-cell table:number-columns-repeated="2"/>
          <table:table-cell table:style-name="Default"/>
          <table:table-cell table:style-name="ce17"/>
          <table:table-cell table:style-name="ce484"/>
          <table:table-cell table:style-name="ce211"/>
          <table:table-cell/>
          <table:table-cell table:style-name="Default" table:number-columns-repeated="3"/>
          <table:table-cell table:number-columns-repeated="91"/>
          <table:table-cell table:style-name="ce566"/>
          <table:table-cell table:number-columns-repeated="21"/>
          <table:table-cell table:style-name="ce575"/>
          <table:table-cell table:style-name="ce579"/>
          <table:table-cell table:style-name="ce586"/>
          <table:table-cell table:style-name="Default"/>
          <table:table-cell table:style-name="ce185"/>
          <table:table-cell table:style-name="ce163"/>
          <table:table-cell table:style-name="ce596"/>
          <table:table-cell table:number-columns-repeated="24"/>
          <table:table-cell table:style-name="ce623"/>
          <table:table-cell table:style-name="ce625"/>
          <table:table-cell table:style-name="ce632"/>
          <table:table-cell table:number-columns-repeated="837"/>
        </table:table-row>
        <table:table-row table:style-name="ro1">
          <table:table-cell table:style-name="ce3"/>
          <table:table-cell table:style-name="ce8"/>
          <table:table-cell table:style-name="ce17"/>
          <table:table-cell table:style-name="Default" table:number-columns-repeated="2"/>
          <table:table-cell table:style-name="ce24"/>
          <table:table-cell table:style-name="Default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9"/>
          <table:table-cell table:style-name="ce187"/>
          <table:table-cell table:style-name="ce163"/>
          <table:table-cell table:style-name="ce211"/>
          <table:table-cell table:number-columns-repeated="2"/>
          <table:table-cell table:style-name="Default"/>
          <table:table-cell table:style-name="ce187"/>
          <table:table-cell table:style-name="ce484"/>
          <table:table-cell table:style-name="ce211"/>
          <table:table-cell/>
          <table:table-cell table:style-name="Default" table:number-columns-repeated="3"/>
          <table:table-cell table:number-columns-repeated="91"/>
          <table:table-cell table:style-name="ce566"/>
          <table:table-cell table:number-columns-repeated="21"/>
          <table:table-cell table:style-name="ce575"/>
          <table:table-cell table:style-name="ce580"/>
          <table:table-cell table:style-name="ce586"/>
          <table:table-cell table:style-name="Default"/>
          <table:table-cell table:style-name="ce185"/>
          <table:table-cell table:style-name="ce750"/>
          <table:table-cell table:style-name="ce596"/>
          <table:table-cell table:number-columns-repeated="24"/>
          <table:table-cell table:style-name="ce623"/>
          <table:table-cell table:style-name="ce626"/>
          <table:table-cell table:style-name="ce632"/>
          <table:table-cell table:number-columns-repeated="837"/>
        </table:table-row>
        <table:table-row table:style-name="ro1">
          <table:table-cell table:style-name="ce3"/>
          <table:table-cell table:style-name="ce8"/>
          <table:table-cell table:style-name="ce17"/>
          <table:table-cell table:style-name="ce24"/>
          <table:table-cell table:style-name="ce53"/>
          <table:table-cell table:style-name="ce24"/>
          <table:table-cell table:style-name="ce54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9"/>
          <table:table-cell table:style-name="ce187"/>
          <table:table-cell table:style-name="ce750"/>
          <table:table-cell table:style-name="ce211"/>
          <table:table-cell table:number-columns-repeated="2"/>
          <table:table-cell table:style-name="Default"/>
          <table:table-cell table:style-name="ce187"/>
          <table:table-cell table:style-name="ce750"/>
          <table:table-cell table:style-name="ce211"/>
          <table:table-cell/>
          <table:table-cell table:style-name="Default" table:number-columns-repeated="3"/>
          <table:table-cell table:number-columns-repeated="91"/>
          <table:table-cell table:style-name="ce566"/>
          <table:table-cell table:number-columns-repeated="21"/>
          <table:table-cell table:style-name="ce576"/>
          <table:table-cell table:style-name="ce581"/>
          <table:table-cell table:style-name="ce586"/>
          <table:table-cell table:style-name="Default"/>
          <table:table-cell table:style-name="ce187"/>
          <table:table-cell table:style-name="ce750"/>
          <table:table-cell table:style-name="ce596"/>
          <table:table-cell table:number-columns-repeated="864"/>
        </table:table-row>
        <table:table-row table:style-name="ro1">
          <table:table-cell table:style-name="ce3"/>
          <table:table-cell table:style-name="ce8"/>
          <table:table-cell table:style-name="ce22"/>
          <table:table-cell table:style-name="ce24"/>
          <table:table-cell table:style-name="ce53"/>
          <table:table-cell table:style-name="ce24"/>
          <table:table-cell table:style-name="ce54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9"/>
          <table:table-cell table:style-name="ce184"/>
          <table:table-cell table:style-name="ce750"/>
          <table:table-cell table:style-name="ce211"/>
          <table:table-cell table:number-columns-repeated="2"/>
          <table:table-cell table:style-name="Default"/>
          <table:table-cell table:style-name="ce226"/>
          <table:table-cell table:style-name="ce776"/>
          <table:table-cell table:style-name="ce211"/>
          <table:table-cell/>
          <table:table-cell table:style-name="Default" table:number-columns-repeated="3"/>
          <table:table-cell table:number-columns-repeated="91"/>
          <table:table-cell table:style-name="ce566"/>
          <table:table-cell table:number-columns-repeated="21"/>
          <table:table-cell table:style-name="ce271"/>
          <table:table-cell table:style-name="Default"/>
          <table:table-cell table:style-name="ce163"/>
          <table:table-cell table:style-name="Default"/>
          <table:table-cell table:style-name="ce590"/>
          <table:table-cell table:style-name="ce750"/>
          <table:table-cell table:style-name="ce596"/>
          <table:table-cell table:number-columns-repeated="864"/>
        </table:table-row>
        <table:table-row table:style-name="ro1">
          <table:table-cell table:style-name="ce3"/>
          <table:table-cell table:style-name="ce8"/>
          <table:table-cell table:style-name="ce22"/>
          <table:table-cell table:style-name="ce24" table:number-columns-repeated="3"/>
          <table:table-cell table:style-name="ce54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9"/>
          <table:table-cell table:style-name="ce188"/>
          <table:table-cell table:style-name="ce750"/>
          <table:table-cell table:style-name="ce211"/>
          <table:table-cell table:number-columns-repeated="2"/>
          <table:table-cell table:style-name="Default"/>
          <table:table-cell table:style-name="ce17"/>
          <table:table-cell table:style-name="ce776"/>
          <table:table-cell table:style-name="ce211"/>
          <table:table-cell/>
          <table:table-cell table:style-name="Default" table:number-columns-repeated="3"/>
          <table:table-cell table:number-columns-repeated="91"/>
          <table:table-cell table:style-name="ce566"/>
          <table:table-cell table:number-columns-repeated="21"/>
          <table:table-cell table:style-name="ce17"/>
          <table:table-cell table:style-name="Default"/>
          <table:table-cell table:style-name="ce163"/>
          <table:table-cell table:style-name="Default"/>
          <table:table-cell table:style-name="ce590"/>
          <table:table-cell table:style-name="ce750"/>
          <table:table-cell table:style-name="ce163"/>
          <table:table-cell table:number-columns-repeated="864"/>
        </table:table-row>
        <table:table-row table:style-name="ro1">
          <table:table-cell table:style-name="ce3"/>
          <table:table-cell table:style-name="ce8"/>
          <table:table-cell table:style-name="ce17"/>
          <table:table-cell table:style-name="ce24" table:number-columns-repeated="3"/>
          <table:table-cell table:style-name="ce54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9"/>
          <table:table-cell table:style-name="ce188"/>
          <table:table-cell table:style-name="ce1"/>
          <table:table-cell table:style-name="ce211"/>
          <table:table-cell table:number-columns-repeated="2"/>
          <table:table-cell table:style-name="Default"/>
          <table:table-cell table:style-name="ce17"/>
          <table:table-cell table:style-name="ce777"/>
          <table:table-cell table:style-name="ce211"/>
          <table:table-cell/>
          <table:table-cell table:style-name="Default" table:number-columns-repeated="3"/>
          <table:table-cell table:number-columns-repeated="91"/>
          <table:table-cell table:style-name="ce566"/>
          <table:table-cell table:number-columns-repeated="21"/>
          <table:table-cell table:style-name="ce17"/>
          <table:table-cell table:style-name="ce24"/>
          <table:table-cell table:style-name="ce163"/>
          <table:table-cell table:style-name="Default"/>
          <table:table-cell table:style-name="ce185"/>
          <table:table-cell table:style-name="ce750"/>
          <table:table-cell table:style-name="ce163"/>
          <table:table-cell table:number-columns-repeated="864"/>
        </table:table-row>
        <table:table-row table:style-name="ro1">
          <table:table-cell table:style-name="ce3"/>
          <table:table-cell table:style-name="ce8"/>
          <table:table-cell table:style-name="ce17"/>
          <table:table-cell table:style-name="ce53"/>
          <table:table-cell table:style-name="ce24" table:number-columns-repeated="2"/>
          <table:table-cell table:style-name="ce54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9"/>
          <table:table-cell table:style-name="ce187"/>
          <table:table-cell table:style-name="ce1"/>
          <table:table-cell table:style-name="ce211"/>
          <table:table-cell table:number-columns-repeated="2"/>
          <table:table-cell table:style-name="Default"/>
          <table:table-cell table:style-name="ce187"/>
          <table:table-cell table:style-name="Default"/>
          <table:table-cell table:style-name="ce211"/>
          <table:table-cell/>
          <table:table-cell table:style-name="Default" table:number-columns-repeated="3"/>
          <table:table-cell table:number-columns-repeated="91"/>
          <table:table-cell table:style-name="ce566"/>
          <table:table-cell table:number-columns-repeated="21"/>
          <table:table-cell table:style-name="ce271"/>
          <table:table-cell table:style-name="ce24"/>
          <table:table-cell table:style-name="ce163"/>
          <table:table-cell table:style-name="Default"/>
          <table:table-cell table:style-name="ce187"/>
          <table:table-cell table:style-name="ce750"/>
          <table:table-cell table:style-name="ce163"/>
          <table:table-cell table:number-columns-repeated="864"/>
        </table:table-row>
        <table:table-row table:style-name="ro1">
          <table:table-cell table:style-name="ce3"/>
          <table:table-cell table:style-name="ce8"/>
          <table:table-cell table:style-name="ce22"/>
          <table:table-cell table:style-name="ce53"/>
          <table:table-cell table:style-name="ce24" table:number-columns-repeated="2"/>
          <table:table-cell table:style-name="ce54"/>
          <table:table-cell table:style-name="ce163"/>
          <table:table-cell table:style-name="ce32" table:number-columns-repeated="6"/>
          <table:table-cell table:style-name="Default" table:number-columns-repeated="4"/>
          <table:table-cell table:number-columns-repeated="9"/>
          <table:table-cell table:style-name="ce189"/>
          <table:table-cell table:style-name="ce203"/>
          <table:table-cell table:style-name="ce200"/>
          <table:table-cell table:number-columns-repeated="2"/>
          <table:table-cell table:style-name="Default"/>
          <table:table-cell table:style-name="ce226"/>
          <table:table-cell table:style-name="ce778"/>
          <table:table-cell table:style-name="ce211"/>
          <table:table-cell/>
          <table:table-cell table:style-name="Default" table:number-columns-repeated="3"/>
          <table:table-cell table:number-columns-repeated="91"/>
          <table:table-cell table:style-name="ce566"/>
          <table:table-cell table:number-columns-repeated="21"/>
          <table:table-cell table:style-name="ce271"/>
          <table:table-cell table:style-name="ce24"/>
          <table:table-cell table:style-name="ce161"/>
          <table:table-cell table:style-name="Default"/>
          <table:table-cell table:style-name="ce187"/>
          <table:table-cell table:style-name="ce593"/>
          <table:table-cell table:style-name="ce163"/>
          <table:table-cell table:number-columns-repeated="864"/>
        </table:table-row>
        <table:table-row table:style-name="ro1">
          <table:table-cell table:style-name="ce3"/>
          <table:table-cell table:style-name="ce8"/>
          <table:table-cell table:style-name="ce22"/>
          <table:table-cell table:style-name="ce53"/>
          <table:table-cell table:style-name="ce24"/>
          <table:table-cell table:style-name="ce53"/>
          <table:table-cell table:style-name="ce54"/>
          <table:table-cell table:style-name="ce163"/>
          <table:table-cell table:style-name="ce10" table:number-columns-repeated="6"/>
          <table:table-cell/>
          <table:table-cell table:style-name="Default" table:number-columns-repeated="3"/>
          <table:table-cell table:number-columns-repeated="113"/>
          <table:table-cell table:style-name="ce566"/>
          <table:table-cell table:number-columns-repeated="21"/>
          <table:table-cell table:style-name="ce17"/>
          <table:table-cell table:style-name="ce24"/>
          <table:table-cell table:style-name="ce161"/>
          <table:table-cell table:style-name="Default"/>
          <table:table-cell table:style-name="ce590"/>
          <table:table-cell table:style-name="ce593"/>
          <table:table-cell table:style-name="ce163"/>
          <table:table-cell table:number-columns-repeated="864"/>
        </table:table-row>
        <table:table-row table:style-name="ro1">
          <table:table-cell/>
          <table:table-cell table:style-name="ce32"/>
          <table:table-cell table:style-name="ce17"/>
          <table:table-cell table:style-name="ce54"/>
          <table:table-cell table:style-name="ce24"/>
          <table:table-cell table:style-name="ce54" table:number-columns-repeated="2"/>
          <table:table-cell table:style-name="ce163"/>
          <table:table-cell table:style-name="ce32" table:number-columns-repeated="6"/>
          <table:table-cell table:number-columns-repeated="117"/>
          <table:table-cell table:style-name="ce566"/>
          <table:table-cell table:number-columns-repeated="21"/>
          <table:table-cell table:style-name="ce17"/>
          <table:table-cell table:style-name="Default"/>
          <table:table-cell table:style-name="ce161"/>
          <table:table-cell table:style-name="Default"/>
          <table:table-cell table:style-name="ce185"/>
          <table:table-cell table:style-name="ce593"/>
          <table:table-cell table:style-name="ce163"/>
          <table:table-cell table:number-columns-repeated="864"/>
        </table:table-row>
        <table:table-row table:style-name="ro1">
          <table:table-cell/>
          <table:table-cell table:style-name="ce32"/>
          <table:table-cell table:style-name="ce17"/>
          <table:table-cell table:style-name="ce24" table:number-columns-repeated="2"/>
          <table:table-cell table:style-name="ce54" table:number-columns-repeated="2"/>
          <table:table-cell table:style-name="ce163"/>
          <table:table-cell table:style-name="ce32" table:number-columns-repeated="6"/>
          <table:table-cell table:number-columns-repeated="117"/>
          <table:table-cell table:style-name="ce566"/>
          <table:table-cell table:number-columns-repeated="21"/>
          <table:table-cell table:style-name="ce271"/>
          <table:table-cell table:style-name="ce787"/>
          <table:table-cell table:style-name="ce161"/>
          <table:table-cell table:style-name="Default"/>
          <table:table-cell table:style-name="ce185"/>
          <table:table-cell table:style-name="ce163" table:number-columns-repeated="2"/>
          <table:table-cell table:number-columns-repeated="864"/>
        </table:table-row>
        <table:table-row table:style-name="ro1">
          <table:table-cell/>
          <table:table-cell table:style-name="ce32"/>
          <table:table-cell table:style-name="ce21"/>
          <table:table-cell table:style-name="ce24" table:number-columns-repeated="2"/>
          <table:table-cell table:style-name="ce54" table:number-columns-repeated="2"/>
          <table:table-cell table:style-name="ce163"/>
          <table:table-cell table:style-name="ce32" table:number-columns-repeated="6"/>
          <table:table-cell table:number-columns-repeated="117"/>
          <table:table-cell table:style-name="ce566"/>
          <table:table-cell table:number-columns-repeated="21"/>
          <table:table-cell table:style-name="ce577"/>
          <table:table-cell table:style-name="ce582"/>
          <table:table-cell table:style-name="ce587"/>
          <table:table-cell table:style-name="Default"/>
          <table:table-cell table:style-name="ce187"/>
          <table:table-cell table:style-name="ce163" table:number-columns-repeated="2"/>
          <table:table-cell table:number-columns-repeated="864"/>
        </table:table-row>
        <table:table-row table:style-name="ro1">
          <table:table-cell/>
          <table:table-cell table:style-name="ce32"/>
          <table:table-cell table:style-name="ce21"/>
          <table:table-cell table:style-name="ce24"/>
          <table:table-cell table:style-name="ce54" table:number-columns-repeated="3"/>
          <table:table-cell table:style-name="ce163"/>
          <table:table-cell table:style-name="ce32" table:number-columns-repeated="6"/>
          <table:table-cell table:number-columns-repeated="117"/>
          <table:table-cell table:style-name="ce566"/>
          <table:table-cell table:number-columns-repeated="21"/>
          <table:table-cell table:style-name="ce578"/>
          <table:table-cell table:style-name="ce582"/>
          <table:table-cell table:style-name="ce587"/>
          <table:table-cell table:style-name="Default"/>
          <table:table-cell table:style-name="ce590"/>
          <table:table-cell table:style-name="ce163" table:number-columns-repeated="2"/>
          <table:table-cell table:number-columns-repeated="864"/>
        </table:table-row>
        <table:table-row table:style-name="ro1">
          <table:table-cell/>
          <table:table-cell table:style-name="ce32"/>
          <table:table-cell table:style-name="ce17"/>
          <table:table-cell table:style-name="ce24"/>
          <table:table-cell table:style-name="ce54" table:number-columns-repeated="3"/>
          <table:table-cell table:style-name="ce163"/>
          <table:table-cell table:style-name="ce32" table:number-columns-repeated="6"/>
          <table:table-cell table:number-columns-repeated="117"/>
          <table:table-cell table:style-name="ce566"/>
          <table:table-cell table:number-columns-repeated="21"/>
          <table:table-cell table:style-name="ce578"/>
          <table:table-cell table:style-name="ce583"/>
          <table:table-cell table:style-name="ce587"/>
          <table:table-cell table:style-name="Default"/>
          <table:table-cell table:style-name="ce590"/>
          <table:table-cell table:style-name="ce163"/>
          <table:table-cell table:style-name="ce211"/>
          <table:table-cell table:number-columns-repeated="864"/>
        </table:table-row>
        <table:table-row table:style-name="ro1">
          <table:table-cell/>
          <table:table-cell table:style-name="ce32"/>
          <table:table-cell table:style-name="ce17"/>
          <table:table-cell table:style-name="ce54" table:number-columns-repeated="4"/>
          <table:table-cell table:style-name="ce163"/>
          <table:table-cell table:style-name="ce32" table:number-columns-repeated="6"/>
          <table:table-cell table:number-columns-repeated="117"/>
          <table:table-cell table:style-name="ce566"/>
          <table:table-cell table:number-columns-repeated="21"/>
          <table:table-cell table:style-name="ce577"/>
          <table:table-cell table:style-name="ce583"/>
          <table:table-cell table:style-name="ce587"/>
          <table:table-cell table:style-name="Default"/>
          <table:table-cell table:style-name="ce185"/>
          <table:table-cell table:style-name="ce163"/>
          <table:table-cell table:style-name="ce211"/>
          <table:table-cell table:number-columns-repeated="864"/>
        </table:table-row>
        <table:table-row table:style-name="ro1">
          <table:table-cell/>
          <table:table-cell table:style-name="ce32"/>
          <table:table-cell table:style-name="ce23"/>
          <table:table-cell table:style-name="ce55" table:number-columns-repeated="4"/>
          <table:table-cell table:style-name="ce164"/>
          <table:table-cell table:style-name="ce32" table:number-columns-repeated="6"/>
          <table:table-cell table:number-columns-repeated="117"/>
          <table:table-cell table:style-name="ce566"/>
          <table:table-cell table:number-columns-repeated="21"/>
          <table:table-cell table:style-name="ce577"/>
          <table:table-cell table:style-name="ce583"/>
          <table:table-cell table:style-name="ce588"/>
          <table:table-cell table:style-name="Default"/>
          <table:table-cell table:style-name="ce187"/>
          <table:table-cell table:style-name="ce163"/>
          <table:table-cell table:style-name="ce211"/>
          <table:table-cell table:number-columns-repeated="864"/>
        </table:table-row>
        <table:table-row table:style-name="ro1">
          <table:table-cell table:style-name="ce5"/>
          <table:table-cell table:style-name="ce10"/>
          <table:table-cell table:style-name="ce32" table:number-columns-repeated="5"/>
          <table:table-cell table:style-name="ce24" table:number-columns-repeated="2"/>
          <table:table-cell table:style-name="ce32" table:number-columns-repeated="5"/>
          <table:table-cell table:number-columns-repeated="117"/>
          <table:table-cell table:style-name="ce566"/>
          <table:table-cell table:number-columns-repeated="21"/>
          <table:table-cell table:style-name="ce578"/>
          <table:table-cell table:style-name="ce583"/>
          <table:table-cell table:style-name="ce588"/>
          <table:table-cell table:style-name="Default"/>
          <table:table-cell table:style-name="ce187"/>
          <table:table-cell table:style-name="ce750"/>
          <table:table-cell table:style-name="ce211"/>
          <table:table-cell table:number-columns-repeated="864"/>
        </table:table-row>
        <table:table-row table:style-name="ro1">
          <table:table-cell/>
          <table:table-cell table:style-name="ce32"/>
          <table:table-cell table:style-name="ce24"/>
          <table:table-cell table:style-name="ce32" table:number-columns-repeated="4"/>
          <table:table-cell table:style-name="ce24" table:number-columns-repeated="2"/>
          <table:table-cell table:style-name="ce32" table:number-columns-repeated="5"/>
          <table:table-cell table:number-columns-repeated="139"/>
          <table:table-cell table:style-name="ce578"/>
          <table:table-cell table:style-name="ce582"/>
          <table:table-cell table:style-name="ce588"/>
          <table:table-cell table:style-name="Default"/>
          <table:table-cell table:style-name="ce590"/>
          <table:table-cell table:style-name="ce750"/>
          <table:table-cell table:style-name="ce211"/>
          <table:table-cell table:number-columns-repeated="864"/>
        </table:table-row>
        <table:table-row table:style-name="ro1">
          <table:table-cell/>
          <table:table-cell table:style-name="ce32" table:number-columns-repeated="13"/>
          <table:table-cell table:number-columns-repeated="139"/>
          <table:table-cell table:style-name="ce577"/>
          <table:table-cell table:style-name="ce582"/>
          <table:table-cell table:style-name="ce588"/>
          <table:table-cell table:style-name="Default"/>
          <table:table-cell table:style-name="ce185"/>
          <table:table-cell table:style-name="ce750"/>
          <table:table-cell table:style-name="ce211"/>
          <table:table-cell table:number-columns-repeated="864"/>
        </table:table-row>
        <table:table-row table:style-name="ro1">
          <table:table-cell/>
          <table:table-cell table:style-name="ce32" table:number-columns-repeated="13"/>
          <table:table-cell table:number-columns-repeated="139"/>
          <table:table-cell table:style-name="ce577"/>
          <table:table-cell table:style-name="ce582"/>
          <table:table-cell table:style-name="ce588"/>
          <table:table-cell table:style-name="Default"/>
          <table:table-cell table:style-name="ce185"/>
          <table:table-cell table:style-name="ce593"/>
          <table:table-cell table:style-name="ce211"/>
          <table:table-cell table:number-columns-repeated="864"/>
        </table:table-row>
        <table:table-row table:style-name="ro1">
          <table:table-cell/>
          <table:table-cell table:style-name="ce32" table:number-columns-repeated="13"/>
          <table:table-cell table:number-columns-repeated="139"/>
          <table:table-cell table:style-name="ce578"/>
          <table:table-cell table:style-name="ce582"/>
          <table:table-cell table:style-name="ce588"/>
          <table:table-cell table:style-name="Default"/>
          <table:table-cell table:style-name="ce187"/>
          <table:table-cell table:style-name="ce593"/>
          <table:table-cell table:style-name="ce211"/>
          <table:table-cell table:number-columns-repeated="864"/>
        </table:table-row>
        <table:table-row table:style-name="ro1">
          <table:table-cell/>
          <table:table-cell table:style-name="ce32" table:number-columns-repeated="13"/>
          <table:table-cell table:number-columns-repeated="139"/>
          <table:table-cell table:style-name="ce578"/>
          <table:table-cell table:style-name="ce583"/>
          <table:table-cell table:style-name="ce588"/>
          <table:table-cell table:style-name="Default"/>
          <table:table-cell table:style-name="ce591"/>
          <table:table-cell table:style-name="ce594"/>
          <table:table-cell table:style-name="ce200"/>
          <table:table-cell table:number-columns-repeated="864"/>
        </table:table-row>
        <table:table-row table:style-name="ro1" table:number-rows-repeated="28">
          <table:table-cell/>
          <table:table-cell table:style-name="ce32" table:number-columns-repeated="13"/>
          <table:table-cell table:number-columns-repeated="1010"/>
        </table:table-row>
        <table:table-row table:style-name="ro1" table:number-rows-repeated="14">
          <table:table-cell/>
          <table:table-cell table:style-name="ce32" table:number-columns-repeated="4"/>
          <table:table-cell table:number-columns-repeated="1019"/>
        </table:table-row>
        <table:table-row table:style-name="ro1" table:number-rows-repeated="1048405">
          <table:table-cell table:number-columns-repeated="1024"/>
        </table:table-row>
        <table:table-row table:style-name="ro1" table:number-rows-repeated="38">
          <table:table-cell table:style-name="ce1" table:number-columns-repeated="1024"/>
        </table:table-row>
        <table:table-row table:style-name="ro1">
          <table:table-cell table:style-name="ce1" table:number-columns-repeated="1024"/>
        </table:table-row>
        <calcext:conditional-formats>
          <calcext:conditional-format calcext:target-range-address="Feuille1.FJ20:Feuille1.AMJ21 Feuille1.A91:Feuille1.AMJ1048537 Feuille1.AT51:Feuille1.AW52 Feuille1.AT12:Feuille1.AW50 Feuille1.CU16:Feuille1.CU16 Feuille1.BF11:Feuille1.BK11 Feuille1.S60:Feuille1.W60 Feuille1.CQ21:Feuille1.CU34 Feuille1.A57:Feuille1.B57 Feuille1.S57:Feuille1.W57 Feuille1.A58:Feuille1.B58 Feuille1.S58:Feuille1.W58 Feuille1.A59:Feuille1.B59 Feuille1.S59:Feuille1.W59 Feuille1.A60:Feuille1.B60 Feuille1.FE71:Feuille1.AMJ90 Feuille1.A85:Feuille1.G85 Feuille1.A78:Feuille1.B86 Feuille1.D86:Feuille1.G86 Feuille1.DG12:Feuille1.DH14 Feuille1.DG15:Feuille1.DH15 Feuille1.DG16:Feuille1.DH25 Feuille1.EI23:Feuille1.AMJ23 Feuille1.DG11:Feuille1.DH11 Feuille1.CV26:Feuille1.DG30 Feuille1.CU15:Feuille1.CW15 Feuille1.CV16:Feuille1.CW25 Feuille1.CV31:Feuille1.DM34 Feuille1.DO31:Feuille1.DO34 Feuille1.EI22:Feuille1.AMJ22 Feuille1.CQ42:Feuille1.DT48 Feuille1.FJ11:Feuille1.AMJ11 Feuille1.EI20:Feuille1.ET21 Feuille1.EQ11:Feuille1.ET19 Feuille1.FG29:Feuille1.AMJ29 Feuille1.EI26:Feuille1.ET26 Feuille1.FF24:Feuille1.AMJ24 Feuille1.FJ12:Feuille1.AMJ13 Feuille1.FJ15:Feuille1.AMJ19 Feuille1.FJ14:Feuille1.AMJ14 Feuille1.FF26:Feuille1.AMJ26 Feuille1.EW25:Feuille1.EW25 Feuille1.FF25:Feuille1.AMJ25 Feuille1.EW26:Feuille1.EW26 Feuille1.FF27:Feuille1.AMJ27 Feuille1.FF28:Feuille1.AMJ28 Feuille1.EW24:Feuille1.EW24 Feuille1.ES34:Feuille1.EW34 Feuille1.EA30:Feuille1.EH33 Feuille1.EB27:Feuille1.EH29 Feuille1.ER28:Feuille1.EW31 Feuille1.CQ40:Feuille1.DT43 Feuille1.CQ35:Feuille1.DO43 Feuille1.EB23:Feuille1.EB26 Feuille1.EI24:Feuille1.ET25 Feuille1.BI49:Feuille1.DT52 Feuille1.DY43:Feuille1.EI43 Feuille1.AT53:Feuille1.EI58 Feuille1.DX44:Feuille1.EI52 Feuille1.EA34:Feuille1.EI42 Feuille1.EP27:Feuille1.EP30 Feuille1.ES27:Feuille1.EW27 Feuille1.EQ28:Feuille1.EQ31 Feuille1.ES32:Feuille1.EW32 Feuille1.ET33:Feuille1.EW33 Feuille1.ES38:Feuille1.EW41 Feuille1.EM34:Feuille1.EO41 Feuille1.ES35:Feuille1.EW36 Feuille1.EM42:Feuille1.EM45 Feuille1.EM50:Feuille1.EM53 Feuille1.EN45:Feuille1.EO48 Feuille1.ES37:Feuille1.ES37 Feuille1.EW37:Feuille1.EW37 Feuille1.EN42:Feuille1.FA44 Feuille1.EN49:Feuille1.FA53 Feuille1.ET45:Feuille1.FA48 Feuille1.EM54:Feuille1.FA58 Feuille1.FG32:Feuille1.FH55 Feuille1.FP32:Feuille1.FU32 Feuille1.GF48:Feuille1.AMJ70 Feuille1.FR38:Feuille1.FR39 Feuille1.GA35:Feuille1.GA35 Feuille1.EC59:Feuille1.GB60 Feuille1.EC61:Feuille1.GB63 Feuille1.FS56:Feuille1.GB58 Feuille1.FS51:Feuille1.GB55 Feuille1.GA36:Feuille1.GB41 Feuille1.GA32:Feuille1.GB34 Feuille1.FS42:Feuille1.GB50 Feuille1.GF43:Feuille1.GP47 Feuille1.GU32:Feuille1.AMJ47 Feuille1.FE56:Feuille1.FH58 Feuille1.FG31:Feuille1.FK31 Feuille1.GA30:Feuille1.AMJ30 Feuille1.I78:Feuille1.EA84 Feuille1.J85:Feuille1.EA85 Feuille1.AT59:Feuille1.EA60 Feuille1.FM40:Feuille1.FM40 Feuille1.FG30:Feuille1.FU30 Feuille1.FS41:Feuille1.FU41 Feuille1.FM31:Feuille1.FU31 Feuille1.FR40:Feuille1.FU40 Feuille1.GI32:Feuille1.GP42 Feuille1.GA31:Feuille1.GC31 Feuille1.GI31:Feuille1.AMJ31 Feuille1.FS35:Feuille1.FU35 Feuille1.FQ34:Feuille1.FR34 Feuille1.FT34:Feuille1.FU34 Feuille1.FM45:Feuille1.FQ45 Feuille1.FL58:Feuille1.FQ58 Feuille1.FR36:Feuille1.FR37 Feuille1.FO40:Feuille1.FP40 Feuille1.FM41:Feuille1.FO47 Feuille1.FL49:Feuille1.FO58 Feuille1.FQ33:Feuille1.FU33 Feuille1.FP36:Feuille1.FP36 Feuille1.FP41:Feuille1.FP41 Feuille1.FQ44:Feuille1.FQ44 Feuille1.FQ46:Feuille1.FQ46 Feuille1.FL48:Feuille1.FO58 Feuille1.FP49:Feuille1.FP50 Feuille1.FP58:Feuille1.FP58 Feuille1.FP54:Feuille1.FP54 Feuille1.FQ56:Feuille1.FQ57 Feuille1.A87:Feuille1.EW90 Feuille1.EC64:Feuille1.EW85 Feuille1.J86:Feuille1.EW86 Feuille1.FE64:Feuille1.GB70 Feuille1.I77:Feuille1.O77 Feuille1.S77:Feuille1.EA77 Feuille1.I57:Feuille1.N77 Feuille1.S61:Feuille1.AA76 Feuille1.AO61:Feuille1.EA76 Feuille1.AK61:Feuille1.AK76 Feuille1.AE61:Feuille1.AF76">
            <calcext:condition calcext:apply-style-name="nw1e" calcext:value="=1" calcext:base-cell-address="Feuille1.A11"/>
          </calcext:conditional-format>
          <calcext:conditional-format calcext:target-range-address="Feuille1.BD48:Feuille1.BH52 Feuille1.BF13:Feuille1.BH47">
            <calcext:condition calcext:apply-style-name="nw1e" calcext:value="=1" calcext:base-cell-address="Feuille1.BD13"/>
          </calcext:conditional-format>
          <calcext:conditional-format calcext:target-range-address="Feuille1.I44:Feuille1.N44">
            <calcext:condition calcext:apply-style-name="nw1e" calcext:value="=1" calcext:base-cell-address="Feuille1.I44"/>
          </calcext:conditional-format>
          <calcext:conditional-format calcext:target-range-address="Feuille1.I12:Feuille1.J29 Feuille1.I14:Feuille1.J17 Feuille1.I30:Feuille1.N42 Feuille1.I43:Feuille1.N43 Feuille1.I13:Feuille1.N13">
            <calcext:condition calcext:apply-style-name="nw1e" calcext:value="=1" calcext:base-cell-address="Feuille1.I12"/>
          </calcext:conditional-format>
          <calcext:conditional-format calcext:target-range-address="Feuille1.X58:Feuille1.Z58">
            <calcext:condition calcext:apply-style-name="nw1e" calcext:value="=1" calcext:base-cell-address="Feuille1.X58"/>
          </calcext:conditional-format>
          <calcext:conditional-format calcext:target-range-address="Feuille1.X57:Feuille1.Z57">
            <calcext:condition calcext:apply-style-name="nw1e" calcext:value="=1" calcext:base-cell-address="Feuille1.X57"/>
          </calcext:conditional-format>
          <calcext:conditional-format calcext:target-range-address="Feuille1.AK58:Feuille1.AK58 Feuille1.AF58:Feuille1.AF58">
            <calcext:condition calcext:apply-style-name="nw1e" calcext:value="=1" calcext:base-cell-address="Feuille1.AF58"/>
          </calcext:conditional-format>
          <calcext:conditional-format calcext:target-range-address="Feuille1.AK57:Feuille1.AK57 Feuille1.AF57:Feuille1.AF57">
            <calcext:condition calcext:apply-style-name="nw1e" calcext:value="=1" calcext:base-cell-address="Feuille1.AF57"/>
          </calcext:conditional-format>
          <calcext:conditional-format calcext:target-range-address="Feuille1.AH5:Feuille1.BY8">
            <calcext:condition calcext:apply-style-name="nw1e" calcext:value="=1" calcext:base-cell-address="Feuille1.AH5"/>
          </calcext:conditional-format>
          <calcext:conditional-format calcext:target-range-address="Feuille1.A61:Feuille1.B61 Feuille1.A62:Feuille1.B64 Feuille1.A65:Feuille1.B65 Feuille1.A67:Feuille1.B71 Feuille1.A66:Feuille1.A67 Feuille1.A72:Feuille1.B73 Feuille1.A74:Feuille1.B75 Feuille1.A76:Feuille1.B77">
            <calcext:condition calcext:apply-style-name="nw1e" calcext:value="=1" calcext:base-cell-address="Feuille1.A61"/>
          </calcext:conditional-format>
          <calcext:conditional-format calcext:target-range-address="Feuille1.B66:Feuille1.B66">
            <calcext:condition calcext:apply-style-name="nw1e" calcext:value="=1" calcext:base-cell-address="Feuille1.B66"/>
          </calcext:conditional-format>
          <calcext:conditional-format calcext:target-range-address="Feuille1.C57:Feuille1.C57 Feuille1.F57:Feuille1.F60 Feuille1.C60:Feuille1.C60 Feuille1.G71:Feuille1.G77 Feuille1.D78:Feuille1.D78 Feuille1.F78:Feuille1.G80 Feuille1.C80:Feuille1.C81 Feuille1.E81:Feuille1.G82 Feuille1.D83:Feuille1.G83 Feuille1.C84:Feuille1.G84">
            <calcext:condition calcext:apply-style-name="nw1e" calcext:value="=1" calcext:base-cell-address="Feuille1.C57"/>
          </calcext:conditional-format>
          <calcext:conditional-format calcext:target-range-address="Feuille1.C44:Feuille1.H44">
            <calcext:condition calcext:apply-style-name="nw1e" calcext:value="=1" calcext:base-cell-address="Feuille1.C44"/>
          </calcext:conditional-format>
          <calcext:conditional-format calcext:target-range-address="Feuille1.C43:Feuille1.H43 Feuille1.C13:Feuille1.H13">
            <calcext:condition calcext:apply-style-name="nw1e" calcext:value="=1" calcext:base-cell-address="Feuille1.C13"/>
          </calcext:conditional-format>
          <calcext:conditional-format calcext:target-range-address="Feuille1.H12:Feuille1.H42 Feuille1.G14:Feuille1.H17 Feuille1.F25:Feuille1.F26 Feuille1.D26:Feuille1.D27 Feuille1.E29:Feuille1.E29 Feuille1.D30:Feuille1.D30 Feuille1.D31:Feuille1.E31 Feuille1.G31:Feuille1.G34 Feuille1.E32:Feuille1.E32 Feuille1.D34:Feuille1.D35 Feuille1.F35:Feuille1.G36 Feuille1.G37:Feuille1.G38 Feuille1.D38:Feuille1.D39 Feuille1.F39:Feuille1.G40 Feuille1.E41:Feuille1.E41 Feuille1.D42:Feuille1.G42 Feuille1.E43:Feuille1.G43">
            <calcext:condition calcext:apply-style-name="nw1e" calcext:value="=1" calcext:base-cell-address="Feuille1.D12"/>
          </calcext:conditional-format>
          <calcext:conditional-format calcext:target-range-address="Feuille1.F16:Feuille1.G16">
            <calcext:condition calcext:apply-style-name="nw1e" calcext:value="=1" calcext:base-cell-address="Feuille1.F16"/>
          </calcext:conditional-format>
          <calcext:conditional-format calcext:target-range-address="Feuille1.D12:Feuille1.D12">
            <calcext:condition calcext:apply-style-name="nw1e" calcext:value="=1" calcext:base-cell-address="Feuille1.D12"/>
          </calcext:conditional-format>
          <calcext:conditional-format calcext:target-range-address="Feuille1.E12:Feuille1.E12">
            <calcext:condition calcext:apply-style-name="nw1e" calcext:value="=1" calcext:base-cell-address="Feuille1.E12"/>
          </calcext:conditional-format>
          <calcext:conditional-format calcext:target-range-address="Feuille1.D13:Feuille1.D13">
            <calcext:condition calcext:apply-style-name="nw1e" calcext:value="=1" calcext:base-cell-address="Feuille1.D13"/>
          </calcext:conditional-format>
          <calcext:conditional-format calcext:target-range-address="Feuille1.F13:Feuille1.F13">
            <calcext:condition calcext:apply-style-name="nw1e" calcext:value="=1" calcext:base-cell-address="Feuille1.F13"/>
          </calcext:conditional-format>
          <calcext:conditional-format calcext:target-range-address="Feuille1.F14:Feuille1.F14">
            <calcext:condition calcext:apply-style-name="nw1e" calcext:value="=1" calcext:base-cell-address="Feuille1.F14"/>
          </calcext:conditional-format>
          <calcext:conditional-format calcext:target-range-address="Feuille1.F15:Feuille1.F15">
            <calcext:condition calcext:apply-style-name="nw1e" calcext:value="=1" calcext:base-cell-address="Feuille1.F15"/>
          </calcext:conditional-format>
          <calcext:conditional-format calcext:target-range-address="Feuille1.G15:Feuille1.G15">
            <calcext:condition calcext:apply-style-name="nw1e" calcext:value="=1" calcext:base-cell-address="Feuille1.G15"/>
          </calcext:conditional-format>
          <calcext:conditional-format calcext:target-range-address="Feuille1.D16:Feuille1.D16">
            <calcext:condition calcext:apply-style-name="nw1e" calcext:value="=1" calcext:base-cell-address="Feuille1.D16"/>
          </calcext:conditional-format>
          <calcext:conditional-format calcext:target-range-address="Feuille1.F16:Feuille1.F16">
            <calcext:condition calcext:apply-style-name="nw1e" calcext:value="=1" calcext:base-cell-address="Feuille1.F16"/>
          </calcext:conditional-format>
          <calcext:conditional-format calcext:target-range-address="Feuille1.G16:Feuille1.G16">
            <calcext:condition calcext:apply-style-name="nw1e" calcext:value="=1" calcext:base-cell-address="Feuille1.G16"/>
          </calcext:conditional-format>
          <calcext:conditional-format calcext:target-range-address="Feuille1.D17:Feuille1.D17">
            <calcext:condition calcext:apply-style-name="nw1e" calcext:value="=1" calcext:base-cell-address="Feuille1.D17"/>
          </calcext:conditional-format>
          <calcext:conditional-format calcext:target-range-address="Feuille1.E17:Feuille1.E17">
            <calcext:condition calcext:apply-style-name="nw1e" calcext:value="=1" calcext:base-cell-address="Feuille1.E17"/>
          </calcext:conditional-format>
          <calcext:conditional-format calcext:target-range-address="Feuille1.F17:Feuille1.F17">
            <calcext:condition calcext:apply-style-name="nw1e" calcext:value="=1" calcext:base-cell-address="Feuille1.F17"/>
          </calcext:conditional-format>
          <calcext:conditional-format calcext:target-range-address="Feuille1.G17:Feuille1.G17">
            <calcext:condition calcext:apply-style-name="nw1e" calcext:value="=1" calcext:base-cell-address="Feuille1.G17"/>
          </calcext:conditional-format>
          <calcext:conditional-format calcext:target-range-address="Feuille1.E18:Feuille1.E18">
            <calcext:condition calcext:apply-style-name="nw1e" calcext:value="=1" calcext:base-cell-address="Feuille1.E18"/>
          </calcext:conditional-format>
          <calcext:conditional-format calcext:target-range-address="Feuille1.F18:Feuille1.F18">
            <calcext:condition calcext:apply-style-name="nw1e" calcext:value="=1" calcext:base-cell-address="Feuille1.F18"/>
          </calcext:conditional-format>
          <calcext:conditional-format calcext:target-range-address="Feuille1.G18:Feuille1.G18">
            <calcext:condition calcext:apply-style-name="nw1e" calcext:value="=1" calcext:base-cell-address="Feuille1.G18"/>
          </calcext:conditional-format>
          <calcext:conditional-format calcext:target-range-address="Feuille1.E19:Feuille1.E19">
            <calcext:condition calcext:apply-style-name="nw1e" calcext:value="=1" calcext:base-cell-address="Feuille1.E19"/>
          </calcext:conditional-format>
          <calcext:conditional-format calcext:target-range-address="Feuille1.G19:Feuille1.G19">
            <calcext:condition calcext:apply-style-name="nw1e" calcext:value="=1" calcext:base-cell-address="Feuille1.G19"/>
          </calcext:conditional-format>
          <calcext:conditional-format calcext:target-range-address="Feuille1.D20:Feuille1.D20">
            <calcext:condition calcext:apply-style-name="nw1e" calcext:value="=1" calcext:base-cell-address="Feuille1.D20"/>
          </calcext:conditional-format>
          <calcext:conditional-format calcext:target-range-address="Feuille1.E20:Feuille1.E20">
            <calcext:condition calcext:apply-style-name="nw1e" calcext:value="=1" calcext:base-cell-address="Feuille1.E20"/>
          </calcext:conditional-format>
          <calcext:conditional-format calcext:target-range-address="Feuille1.G20:Feuille1.G20">
            <calcext:condition calcext:apply-style-name="nw1e" calcext:value="=1" calcext:base-cell-address="Feuille1.G20"/>
          </calcext:conditional-format>
          <calcext:conditional-format calcext:target-range-address="Feuille1.D21:Feuille1.D21">
            <calcext:condition calcext:apply-style-name="nw1e" calcext:value="=1" calcext:base-cell-address="Feuille1.D21"/>
          </calcext:conditional-format>
          <calcext:conditional-format calcext:target-range-address="Feuille1.G21:Feuille1.G21">
            <calcext:condition calcext:apply-style-name="nw1e" calcext:value="=1" calcext:base-cell-address="Feuille1.G21"/>
          </calcext:conditional-format>
          <calcext:conditional-format calcext:target-range-address="Feuille1.G22:Feuille1.G22">
            <calcext:condition calcext:apply-style-name="nw1e" calcext:value="=1" calcext:base-cell-address="Feuille1.G22"/>
          </calcext:conditional-format>
          <calcext:conditional-format calcext:target-range-address="Feuille1.H23:Feuille1.H23">
            <calcext:condition calcext:apply-style-name="nw1e" calcext:value="=1" calcext:base-cell-address="Feuille1.H23"/>
          </calcext:conditional-format>
          <calcext:conditional-format calcext:target-range-address="Feuille1.G23:Feuille1.G23">
            <calcext:condition calcext:apply-style-name="nw1e" calcext:value="=1" calcext:base-cell-address="Feuille1.G23"/>
          </calcext:conditional-format>
          <calcext:conditional-format calcext:target-range-address="Feuille1.D24:Feuille1.D24">
            <calcext:condition calcext:apply-style-name="nw1e" calcext:value="=1" calcext:base-cell-address="Feuille1.D24"/>
          </calcext:conditional-format>
          <calcext:conditional-format calcext:target-range-address="Feuille1.G24:Feuille1.G24">
            <calcext:condition calcext:apply-style-name="nw1e" calcext:value="=1" calcext:base-cell-address="Feuille1.G24"/>
          </calcext:conditional-format>
          <calcext:conditional-format calcext:target-range-address="Feuille1.H24:Feuille1.H24">
            <calcext:condition calcext:apply-style-name="nw1e" calcext:value="=1" calcext:base-cell-address="Feuille1.H24"/>
          </calcext:conditional-format>
          <calcext:conditional-format calcext:target-range-address="Feuille1.D25:Feuille1.D25">
            <calcext:condition calcext:apply-style-name="nw1e" calcext:value="=1" calcext:base-cell-address="Feuille1.D25"/>
          </calcext:conditional-format>
          <calcext:conditional-format calcext:target-range-address="Feuille1.E25:Feuille1.E25">
            <calcext:condition calcext:apply-style-name="nw1e" calcext:value="=1" calcext:base-cell-address="Feuille1.E25"/>
          </calcext:conditional-format>
          <calcext:conditional-format calcext:target-range-address="Feuille1.G25:Feuille1.G25">
            <calcext:condition calcext:apply-style-name="nw1e" calcext:value="=1" calcext:base-cell-address="Feuille1.G25"/>
          </calcext:conditional-format>
          <calcext:conditional-format calcext:target-range-address="Feuille1.H25:Feuille1.H25">
            <calcext:condition calcext:apply-style-name="nw1e" calcext:value="=1" calcext:base-cell-address="Feuille1.H25"/>
          </calcext:conditional-format>
          <calcext:conditional-format calcext:target-range-address="Feuille1.E26:Feuille1.E26">
            <calcext:condition calcext:apply-style-name="nw1e" calcext:value="=1" calcext:base-cell-address="Feuille1.E26"/>
          </calcext:conditional-format>
          <calcext:conditional-format calcext:target-range-address="Feuille1.G26:Feuille1.G26">
            <calcext:condition calcext:apply-style-name="nw1e" calcext:value="=1" calcext:base-cell-address="Feuille1.G26"/>
          </calcext:conditional-format>
          <calcext:conditional-format calcext:target-range-address="Feuille1.H26:Feuille1.H26">
            <calcext:condition calcext:apply-style-name="nw1e" calcext:value="=1" calcext:base-cell-address="Feuille1.H26"/>
          </calcext:conditional-format>
          <calcext:conditional-format calcext:target-range-address="Feuille1.E27:Feuille1.E27">
            <calcext:condition calcext:apply-style-name="nw1e" calcext:value="=1" calcext:base-cell-address="Feuille1.E27"/>
          </calcext:conditional-format>
          <calcext:conditional-format calcext:target-range-address="Feuille1.F27:Feuille1.F27">
            <calcext:condition calcext:apply-style-name="nw1e" calcext:value="=1" calcext:base-cell-address="Feuille1.F27"/>
          </calcext:conditional-format>
          <calcext:conditional-format calcext:target-range-address="Feuille1.G27:Feuille1.G27">
            <calcext:condition calcext:apply-style-name="nw1e" calcext:value="=1" calcext:base-cell-address="Feuille1.G27"/>
          </calcext:conditional-format>
          <calcext:conditional-format calcext:target-range-address="Feuille1.H27:Feuille1.H27">
            <calcext:condition calcext:apply-style-name="nw1e" calcext:value="=1" calcext:base-cell-address="Feuille1.H27"/>
          </calcext:conditional-format>
          <calcext:conditional-format calcext:target-range-address="Feuille1.D28:Feuille1.D28">
            <calcext:condition calcext:apply-style-name="nw1e" calcext:value="=1" calcext:base-cell-address="Feuille1.D28"/>
          </calcext:conditional-format>
          <calcext:conditional-format calcext:target-range-address="Feuille1.E28:Feuille1.E28">
            <calcext:condition calcext:apply-style-name="nw1e" calcext:value="=1" calcext:base-cell-address="Feuille1.E28"/>
          </calcext:conditional-format>
          <calcext:conditional-format calcext:target-range-address="Feuille1.F28:Feuille1.F28">
            <calcext:condition calcext:apply-style-name="nw1e" calcext:value="=1" calcext:base-cell-address="Feuille1.F28"/>
          </calcext:conditional-format>
          <calcext:conditional-format calcext:target-range-address="Feuille1.G28:Feuille1.G28">
            <calcext:condition calcext:apply-style-name="nw1e" calcext:value="=1" calcext:base-cell-address="Feuille1.G28"/>
          </calcext:conditional-format>
          <calcext:conditional-format calcext:target-range-address="Feuille1.H28:Feuille1.H28">
            <calcext:condition calcext:apply-style-name="nw1e" calcext:value="=1" calcext:base-cell-address="Feuille1.H28"/>
          </calcext:conditional-format>
          <calcext:conditional-format calcext:target-range-address="Feuille1.D29:Feuille1.D29">
            <calcext:condition calcext:apply-style-name="nw1e" calcext:value="=1" calcext:base-cell-address="Feuille1.D29"/>
          </calcext:conditional-format>
          <calcext:conditional-format calcext:target-range-address="Feuille1.F29:Feuille1.F29">
            <calcext:condition calcext:apply-style-name="nw1e" calcext:value="=1" calcext:base-cell-address="Feuille1.F29"/>
          </calcext:conditional-format>
          <calcext:conditional-format calcext:target-range-address="Feuille1.H29:Feuille1.H29">
            <calcext:condition calcext:apply-style-name="nw1e" calcext:value="=1" calcext:base-cell-address="Feuille1.H29"/>
          </calcext:conditional-format>
          <calcext:conditional-format calcext:target-range-address="Feuille1.G29:Feuille1.G29">
            <calcext:condition calcext:apply-style-name="nw1e" calcext:value="=1" calcext:base-cell-address="Feuille1.G29"/>
          </calcext:conditional-format>
          <calcext:conditional-format calcext:target-range-address="Feuille1.F30:Feuille1.F30">
            <calcext:condition calcext:apply-style-name="nw1e" calcext:value="=1" calcext:base-cell-address="Feuille1.F30"/>
          </calcext:conditional-format>
          <calcext:conditional-format calcext:target-range-address="Feuille1.G30:Feuille1.G30">
            <calcext:condition calcext:apply-style-name="nw1e" calcext:value="=1" calcext:base-cell-address="Feuille1.G30"/>
          </calcext:conditional-format>
          <calcext:conditional-format calcext:target-range-address="Feuille1.H30:Feuille1.H30">
            <calcext:condition calcext:apply-style-name="nw1e" calcext:value="=1" calcext:base-cell-address="Feuille1.H30"/>
          </calcext:conditional-format>
          <calcext:conditional-format calcext:target-range-address="Feuille1.F31:Feuille1.F31">
            <calcext:condition calcext:apply-style-name="nw1e" calcext:value="=1" calcext:base-cell-address="Feuille1.F31"/>
          </calcext:conditional-format>
          <calcext:conditional-format calcext:target-range-address="Feuille1.H31:Feuille1.H31">
            <calcext:condition calcext:apply-style-name="nw1e" calcext:value="=1" calcext:base-cell-address="Feuille1.H31"/>
          </calcext:conditional-format>
          <calcext:conditional-format calcext:target-range-address="Feuille1.D32:Feuille1.D32">
            <calcext:condition calcext:apply-style-name="nw1e" calcext:value="=1" calcext:base-cell-address="Feuille1.D32"/>
          </calcext:conditional-format>
          <calcext:conditional-format calcext:target-range-address="Feuille1.F32:Feuille1.F32">
            <calcext:condition calcext:apply-style-name="nw1e" calcext:value="=1" calcext:base-cell-address="Feuille1.F32"/>
          </calcext:conditional-format>
          <calcext:conditional-format calcext:target-range-address="Feuille1.H32:Feuille1.H32">
            <calcext:condition calcext:apply-style-name="nw1e" calcext:value="=1" calcext:base-cell-address="Feuille1.H32"/>
          </calcext:conditional-format>
          <calcext:conditional-format calcext:target-range-address="Feuille1.D33:Feuille1.D33">
            <calcext:condition calcext:apply-style-name="nw1e" calcext:value="=1" calcext:base-cell-address="Feuille1.D33"/>
          </calcext:conditional-format>
          <calcext:conditional-format calcext:target-range-address="Feuille1.E33:Feuille1.E33">
            <calcext:condition calcext:apply-style-name="nw1e" calcext:value="=1" calcext:base-cell-address="Feuille1.E33"/>
          </calcext:conditional-format>
          <calcext:conditional-format calcext:target-range-address="Feuille1.F33:Feuille1.F33">
            <calcext:condition calcext:apply-style-name="nw1e" calcext:value="=1" calcext:base-cell-address="Feuille1.F33"/>
          </calcext:conditional-format>
          <calcext:conditional-format calcext:target-range-address="Feuille1.H33:Feuille1.H33">
            <calcext:condition calcext:apply-style-name="nw1e" calcext:value="=1" calcext:base-cell-address="Feuille1.H33"/>
          </calcext:conditional-format>
          <calcext:conditional-format calcext:target-range-address="Feuille1.E34:Feuille1.E34">
            <calcext:condition calcext:apply-style-name="nw1e" calcext:value="=1" calcext:base-cell-address="Feuille1.E34"/>
          </calcext:conditional-format>
          <calcext:conditional-format calcext:target-range-address="Feuille1.F34:Feuille1.F34">
            <calcext:condition calcext:apply-style-name="nw1e" calcext:value="=1" calcext:base-cell-address="Feuille1.F34"/>
          </calcext:conditional-format>
          <calcext:conditional-format calcext:target-range-address="Feuille1.H34:Feuille1.H34">
            <calcext:condition calcext:apply-style-name="nw1e" calcext:value="=1" calcext:base-cell-address="Feuille1.H34"/>
          </calcext:conditional-format>
          <calcext:conditional-format calcext:target-range-address="Feuille1.E35:Feuille1.E35">
            <calcext:condition calcext:apply-style-name="nw1e" calcext:value="=1" calcext:base-cell-address="Feuille1.E35"/>
          </calcext:conditional-format>
          <calcext:conditional-format calcext:target-range-address="Feuille1.H35:Feuille1.H35">
            <calcext:condition calcext:apply-style-name="nw1e" calcext:value="=1" calcext:base-cell-address="Feuille1.H35"/>
          </calcext:conditional-format>
          <calcext:conditional-format calcext:target-range-address="Feuille1.D36:Feuille1.D36">
            <calcext:condition calcext:apply-style-name="nw1e" calcext:value="=1" calcext:base-cell-address="Feuille1.D36"/>
          </calcext:conditional-format>
          <calcext:conditional-format calcext:target-range-address="Feuille1.E36:Feuille1.E36">
            <calcext:condition calcext:apply-style-name="nw1e" calcext:value="=1" calcext:base-cell-address="Feuille1.E36"/>
          </calcext:conditional-format>
          <calcext:conditional-format calcext:target-range-address="Feuille1.H36:Feuille1.H36">
            <calcext:condition calcext:apply-style-name="nw1e" calcext:value="=1" calcext:base-cell-address="Feuille1.H36"/>
          </calcext:conditional-format>
          <calcext:conditional-format calcext:target-range-address="Feuille1.D37:Feuille1.D37">
            <calcext:condition calcext:apply-style-name="nw1e" calcext:value="=1" calcext:base-cell-address="Feuille1.D37"/>
          </calcext:conditional-format>
          <calcext:conditional-format calcext:target-range-address="Feuille1.E37:Feuille1.E37">
            <calcext:condition calcext:apply-style-name="nw1e" calcext:value="=1" calcext:base-cell-address="Feuille1.E37"/>
          </calcext:conditional-format>
          <calcext:conditional-format calcext:target-range-address="Feuille1.F37:Feuille1.F37">
            <calcext:condition calcext:apply-style-name="nw1e" calcext:value="=1" calcext:base-cell-address="Feuille1.F37"/>
          </calcext:conditional-format>
          <calcext:conditional-format calcext:target-range-address="Feuille1.H37:Feuille1.H37">
            <calcext:condition calcext:apply-style-name="nw1e" calcext:value="=1" calcext:base-cell-address="Feuille1.H37"/>
          </calcext:conditional-format>
          <calcext:conditional-format calcext:target-range-address="Feuille1.E38:Feuille1.E38">
            <calcext:condition calcext:apply-style-name="nw1e" calcext:value="=1" calcext:base-cell-address="Feuille1.E38"/>
          </calcext:conditional-format>
          <calcext:conditional-format calcext:target-range-address="Feuille1.F38:Feuille1.F38">
            <calcext:condition calcext:apply-style-name="nw1e" calcext:value="=1" calcext:base-cell-address="Feuille1.F38"/>
          </calcext:conditional-format>
          <calcext:conditional-format calcext:target-range-address="Feuille1.H38:Feuille1.H38">
            <calcext:condition calcext:apply-style-name="nw1e" calcext:value="=1" calcext:base-cell-address="Feuille1.H38"/>
          </calcext:conditional-format>
          <calcext:conditional-format calcext:target-range-address="Feuille1.E39:Feuille1.E39">
            <calcext:condition calcext:apply-style-name="nw1e" calcext:value="=1" calcext:base-cell-address="Feuille1.E39"/>
          </calcext:conditional-format>
          <calcext:conditional-format calcext:target-range-address="Feuille1.H39:Feuille1.H39">
            <calcext:condition calcext:apply-style-name="nw1e" calcext:value="=1" calcext:base-cell-address="Feuille1.H39"/>
          </calcext:conditional-format>
          <calcext:conditional-format calcext:target-range-address="Feuille1.D40:Feuille1.D40">
            <calcext:condition calcext:apply-style-name="nw1e" calcext:value="=1" calcext:base-cell-address="Feuille1.D40"/>
          </calcext:conditional-format>
          <calcext:conditional-format calcext:target-range-address="Feuille1.E40:Feuille1.E40">
            <calcext:condition calcext:apply-style-name="nw1e" calcext:value="=1" calcext:base-cell-address="Feuille1.E40"/>
          </calcext:conditional-format>
          <calcext:conditional-format calcext:target-range-address="Feuille1.H40:Feuille1.H40">
            <calcext:condition calcext:apply-style-name="nw1e" calcext:value="=1" calcext:base-cell-address="Feuille1.H40"/>
          </calcext:conditional-format>
          <calcext:conditional-format calcext:target-range-address="Feuille1.D41:Feuille1.D41">
            <calcext:condition calcext:apply-style-name="nw1e" calcext:value="=1" calcext:base-cell-address="Feuille1.D41"/>
          </calcext:conditional-format>
          <calcext:conditional-format calcext:target-range-address="Feuille1.H41:Feuille1.H41">
            <calcext:condition calcext:apply-style-name="nw1e" calcext:value="=1" calcext:base-cell-address="Feuille1.H41"/>
          </calcext:conditional-format>
          <calcext:conditional-format calcext:target-range-address="Feuille1.H42:Feuille1.H42">
            <calcext:condition calcext:apply-style-name="nw1e" calcext:value="=1" calcext:base-cell-address="Feuille1.H42"/>
          </calcext:conditional-format>
          <calcext:conditional-format calcext:target-range-address="Feuille1.H43:Feuille1.H43">
            <calcext:condition calcext:apply-style-name="nw1e" calcext:value="=1" calcext:base-cell-address="Feuille1.H43"/>
          </calcext:conditional-format>
          <calcext:conditional-format calcext:target-range-address="Feuille1.H43:Feuille1.H43">
            <calcext:condition calcext:apply-style-name="nw1e" calcext:value="=1" calcext:base-cell-address="Feuille1.H43"/>
          </calcext:conditional-format>
          <calcext:conditional-format calcext:target-range-address="Feuille1.D42:Feuille1.D42">
            <calcext:condition calcext:apply-style-name="nw1e" calcext:value="=1" calcext:base-cell-address="Feuille1.D42"/>
          </calcext:conditional-format>
          <calcext:conditional-format calcext:target-range-address="Feuille1.H42:Feuille1.H42">
            <calcext:condition calcext:apply-style-name="nw1e" calcext:value="=1" calcext:base-cell-address="Feuille1.H42"/>
          </calcext:conditional-format>
          <calcext:conditional-format calcext:target-range-address="Feuille1.H42:Feuille1.H42">
            <calcext:condition calcext:apply-style-name="nw1e" calcext:value="=1" calcext:base-cell-address="Feuille1.H42"/>
          </calcext:conditional-format>
          <calcext:conditional-format calcext:target-range-address="Feuille1.D14:Feuille1.D14">
            <calcext:condition calcext:apply-style-name="nw1e" calcext:value="=1" calcext:base-cell-address="Feuille1.D14"/>
          </calcext:conditional-format>
          <calcext:conditional-format calcext:target-range-address="Feuille1.D16:Feuille1.E16">
            <calcext:condition calcext:apply-style-name="nw1e" calcext:value="=1" calcext:base-cell-address="Feuille1.D16"/>
          </calcext:conditional-format>
          <calcext:conditional-format calcext:target-range-address="Feuille1.D15:Feuille1.D15">
            <calcext:condition calcext:apply-style-name="nw1e" calcext:value="=1" calcext:base-cell-address="Feuille1.D15"/>
          </calcext:conditional-format>
          <calcext:conditional-format calcext:target-range-address="Feuille1.E15:Feuille1.E15">
            <calcext:condition calcext:apply-style-name="nw1e" calcext:value="=1" calcext:base-cell-address="Feuille1.E15"/>
          </calcext:conditional-format>
          <calcext:conditional-format calcext:target-range-address="Feuille1.F77:Feuille1.F77 Feuille1.C61:Feuille1.D61 Feuille1.D62:Feuille1.D62 Feuille1.E71:Feuille1.E72 Feuille1.C72:Feuille1.C73 Feuille1.D75:Feuille1.D75 Feuille1.C76:Feuille1.D77">
            <calcext:condition calcext:apply-style-name="nw1e" calcext:value="=1" calcext:base-cell-address="Feuille1.C61"/>
          </calcext:conditional-format>
          <calcext:conditional-format calcext:target-range-address="Feuille1.D59:Feuille1.D59">
            <calcext:condition calcext:apply-style-name="nw1e" calcext:value="=1" calcext:base-cell-address="Feuille1.D59"/>
          </calcext:conditional-format>
          <calcext:conditional-format calcext:target-range-address="Feuille1.D60:Feuille1.D60">
            <calcext:condition calcext:apply-style-name="nw1e" calcext:value="=1" calcext:base-cell-address="Feuille1.D60"/>
          </calcext:conditional-format>
          <calcext:conditional-format calcext:target-range-address="Feuille1.DP11:Feuille1.DP19 Feuille1.DP19:Feuille1.DP19">
            <calcext:condition calcext:apply-style-name="nw1e" calcext:value="=1" calcext:base-cell-address="Feuille1.DP11"/>
          </calcext:conditional-format>
          <calcext:conditional-format calcext:target-range-address="Feuille1.DX19:Feuille1.DX19 Feuille1.DX11:Feuille1.DX18 Feuille1.DX18:Feuille1.DX18 Feuille1.DX20:Feuille1.DX24">
            <calcext:condition calcext:apply-style-name="nw1e" calcext:value="=1" calcext:base-cell-address="Feuille1.DX11"/>
          </calcext:conditional-format>
          <calcext:conditional-format calcext:target-range-address="Feuille1.DI19:Feuille1.DM19">
            <calcext:condition calcext:apply-style-name="nw1e" calcext:value="=1" calcext:base-cell-address="Feuille1.DI19"/>
          </calcext:conditional-format>
          <calcext:conditional-format calcext:target-range-address="Feuille1.DI19:Feuille1.DO19 Feuille1.DI13:Feuille1.DI13 Feuille1.DI15:Feuille1.DJ15 Feuille1.DJ16:Feuille1.DJ16 Feuille1.DI17:Feuille1.DI17 Feuille1.DL15:Feuille1.DL18 Feuille1.DI11:Feuille1.DL11 Feuille1.DK13:Feuille1.DL14 Feuille1.DJ12:Feuille1.DL12 Feuille1.DK20:Feuille1.DK28 Feuille1.DN20:Feuille1.DO22 Feuille1.DN18:Feuille1.DO18 Feuille1.DN15:Feuille1.DN16">
            <calcext:condition calcext:apply-style-name="nw1e" calcext:value="=1" calcext:base-cell-address="Feuille1.DI11"/>
          </calcext:conditional-format>
          <calcext:conditional-format calcext:target-range-address="Feuille1.DM12:Feuille1.DO18">
            <calcext:condition calcext:apply-style-name="nw1e" calcext:value="=1" calcext:base-cell-address="Feuille1.DM12"/>
          </calcext:conditional-format>
          <calcext:conditional-format calcext:target-range-address="Feuille1.DN13:Feuille1.DN13">
            <calcext:condition calcext:apply-style-name="nw1e" calcext:value="=1" calcext:base-cell-address="Feuille1.DN13"/>
          </calcext:conditional-format>
          <calcext:conditional-format calcext:target-range-address="Feuille1.DM13:Feuille1.DN13">
            <calcext:condition calcext:apply-style-name="nw1e" calcext:value="=1" calcext:base-cell-address="Feuille1.DM13"/>
          </calcext:conditional-format>
          <calcext:conditional-format calcext:target-range-address="Feuille1.DN14:Feuille1.DN17">
            <calcext:condition calcext:apply-style-name="nw1e" calcext:value="=1" calcext:base-cell-address="Feuille1.DN14"/>
          </calcext:conditional-format>
          <calcext:conditional-format calcext:target-range-address="Feuille1.DO14:Feuille1.DO14">
            <calcext:condition calcext:apply-style-name="nw1e" calcext:value="=1" calcext:base-cell-address="Feuille1.DO14"/>
          </calcext:conditional-format>
          <calcext:conditional-format calcext:target-range-address="Feuille1.ES45:Feuille1.ES48">
            <calcext:condition calcext:apply-style-name="nw1e" calcext:value="=1" calcext:base-cell-address="Feuille1.ES45"/>
          </calcext:conditional-format>
          <calcext:conditional-format calcext:target-range-address="Feuille1.GC63:Feuille1.GE70">
            <calcext:condition calcext:apply-style-name="nw1e" calcext:value="=1" calcext:base-cell-address="Feuille1.GC63"/>
          </calcext:conditional-format>
          <calcext:conditional-format calcext:target-range-address="Feuille1.GQ33:Feuille1.GR47">
            <calcext:condition calcext:apply-style-name="nw1e" calcext:value="=1" calcext:base-cell-address="Feuille1.GQ33"/>
          </calcext:conditional-format>
          <calcext:conditional-format calcext:target-range-address="Feuille1.GQ33:Feuille1.GR47">
            <calcext:condition calcext:apply-style-name="nw1e" calcext:value="=1" calcext:base-cell-address="Feuille1.GQ33"/>
          </calcext:conditional-format>
          <calcext:conditional-format calcext:target-range-address="Feuille1.GQ33:Feuille1.GR47">
            <calcext:condition calcext:apply-style-name="nw1e" calcext:value="=1" calcext:base-cell-address="Feuille1.GQ33"/>
          </calcext:conditional-format>
          <calcext:conditional-format calcext:target-range-address="Feuille1.GQ36:Feuille1.GS39 Feuille1.GS34:Feuille1.GS35">
            <calcext:condition calcext:apply-style-name="nw1e" calcext:value="=1" calcext:base-cell-address="Feuille1.GQ34"/>
          </calcext:conditional-format>
          <calcext:conditional-format calcext:target-range-address="Feuille1.FI48:Feuille1.FK58">
            <calcext:condition calcext:apply-style-name="nw1e" calcext:value="=1" calcext:base-cell-address="Feuille1.FI48"/>
          </calcext:conditional-format>
          <calcext:conditional-format calcext:target-range-address="Feuille1.FI36:Feuille1.FK39 Feuille1.FK34:Feuille1.FK35">
            <calcext:condition calcext:apply-style-name="nw1e" calcext:value="=1" calcext:base-cell-address="Feuille1.FI34"/>
          </calcext:conditional-format>
          <calcext:conditional-format calcext:target-range-address="Feuille1.F12:Feuille1.F12">
            <calcext:condition calcext:apply-style-name="nw1e" calcext:value="=1" calcext:base-cell-address="Feuille1.F12"/>
          </calcext:conditional-format>
          <calcext:conditional-format calcext:target-range-address="Feuille1.G12:Feuille1.G12">
            <calcext:condition calcext:apply-style-name="nw1e" calcext:value="=1" calcext:base-cell-address="Feuille1.G12"/>
          </calcext:conditional-format>
          <calcext:conditional-format calcext:target-range-address="Feuille1.EB59:Feuille1.EB85">
            <calcext:condition calcext:apply-style-name="nw1e" calcext:value="=1" calcext:base-cell-address="Feuille1.EB59"/>
          </calcext:conditional-format>
          <calcext:conditional-format calcext:target-range-address="Feuille1.GD31:Feuille1.GH32 Feuille1.GD33:Feuille1.GD40 Feuille1.GH33:Feuille1.GH40 Feuille1.GD41:Feuille1.GH42">
            <calcext:condition calcext:apply-style-name="nw1e" calcext:value="=1" calcext:base-cell-address="Feuille1.GD31"/>
          </calcext:conditional-format>
          <calcext:conditional-format calcext:target-range-address="Feuille1.GE33:Feuille1.GG33">
            <calcext:condition calcext:apply-style-name="nw1e" calcext:value="=1" calcext:base-cell-address="Feuille1.GE33"/>
          </calcext:conditional-format>
          <calcext:conditional-format calcext:target-range-address="Feuille1.GF34:Feuille1.GG34">
            <calcext:condition calcext:apply-style-name="nw1e" calcext:value="=1" calcext:base-cell-address="Feuille1.GF34"/>
          </calcext:conditional-format>
          <calcext:conditional-format calcext:target-range-address="Feuille1.GG35:Feuille1.GG35">
            <calcext:condition calcext:apply-style-name="nw1e" calcext:value="=1" calcext:base-cell-address="Feuille1.GG35"/>
          </calcext:conditional-format>
          <calcext:conditional-format calcext:target-range-address="Feuille1.GE36:Feuille1.GE36 Feuille1.GG36:Feuille1.GG36">
            <calcext:condition calcext:apply-style-name="nw1e" calcext:value="=1" calcext:base-cell-address="Feuille1.GE36"/>
          </calcext:conditional-format>
          <calcext:conditional-format calcext:target-range-address="Feuille1.GE37:Feuille1.GE37">
            <calcext:condition calcext:apply-style-name="nw1e" calcext:value="=1" calcext:base-cell-address="Feuille1.GE37"/>
          </calcext:conditional-format>
          <calcext:conditional-format calcext:target-range-address="Feuille1.GF39:Feuille1.GF39">
            <calcext:condition calcext:apply-style-name="nw1e" calcext:value="=1" calcext:base-cell-address="Feuille1.GF39"/>
          </calcext:conditional-format>
          <calcext:conditional-format calcext:target-range-address="Feuille1.GE40:Feuille1.GF40">
            <calcext:condition calcext:apply-style-name="nw1e" calcext:value="=1" calcext:base-cell-address="Feuille1.GE40"/>
          </calcext:conditional-format>
          <calcext:conditional-format calcext:target-range-address="Feuille1.FB64:Feuille1.FD64 Feuille1.FD68:Feuille1.FD72 Feuille1.FC65:Feuille1.FD66 Feuille1.FB77:Feuille1.FC77 Feuille1.FB90:Feuille1.FC90 Feuille1.FB72:Feuille1.FB73 Feuille1.FB68:Feuille1.FB68 Feuille1.FC76:Feuille1.FC76 Feuille1.FC78:Feuille1.FC78 Feuille1.FB81:Feuille1.FB82 Feuille1.FB86:Feuille1.FB86 Feuille1.FC88:Feuille1.FC89">
            <calcext:condition calcext:apply-style-name="nw1e" calcext:value="=1" calcext:base-cell-address="Feuille1.FB64"/>
          </calcext:conditional-format>
          <calcext:conditional-format calcext:target-range-address="Feuille1.EX80:Feuille1.EZ90">
            <calcext:condition calcext:apply-style-name="nw1e" calcext:value="=1" calcext:base-cell-address="Feuille1.EX80"/>
          </calcext:conditional-format>
          <calcext:conditional-format calcext:target-range-address="Feuille1.EX68:Feuille1.EZ71 Feuille1.EY66:Feuille1.EY67">
            <calcext:condition calcext:apply-style-name="nw1e" calcext:value="=1" calcext:base-cell-address="Feuille1.EX66"/>
          </calcext:conditional-format>
          <calcext:conditional-format calcext:target-range-address="Feuille1.R14:Feuille1.U45 Feuille1.R12:Feuille1.R13 Feuille1.U12:Feuille1.U13">
            <calcext:condition calcext:apply-style-name="nw1e" calcext:value="=1" calcext:base-cell-address="Feuille1.R12"/>
          </calcext:conditional-format>
          <calcext:conditional-format calcext:target-range-address="Feuille1.AB26:Feuille1.AF45 Feuille1.AF12:Feuille1.AF25">
            <calcext:condition calcext:apply-style-name="nw1e" calcext:value="=1" calcext:base-cell-address="Feuille1.AB12"/>
          </calcext:conditional-format>
          <calcext:conditional-format calcext:target-range-address="Feuille1.W14:Feuille1.Y17 Feuille1.Y12:Feuille1.Y13">
            <calcext:condition calcext:apply-style-name="nw1e" calcext:value="=1" calcext:base-cell-address="Feuille1.W12"/>
          </calcext:conditional-format>
          <calcext:conditional-format calcext:target-range-address="Feuille1.AB14:Feuille1.AD17 Feuille1.AD12:Feuille1.AD13">
            <calcext:condition calcext:apply-style-name="nw1e" calcext:value="=1" calcext:base-cell-address="Feuille1.AB12"/>
          </calcext:conditional-format>
          <calcext:conditional-format calcext:target-range-address="Feuille1.AT11:Feuille1.AW45">
            <calcext:condition calcext:apply-style-name="nw1e" calcext:value="=1" calcext:base-cell-address="Feuille1.AT11"/>
          </calcext:conditional-format>
          <calcext:conditional-format calcext:target-range-address="Feuille1.AT11:Feuille1.AW45">
            <calcext:condition calcext:apply-style-name="nw1e" calcext:value="=1" calcext:base-cell-address="Feuille1.AT11"/>
          </calcext:conditional-format>
          <calcext:conditional-format calcext:target-range-address="Feuille1.AT11:Feuille1.AW45">
            <calcext:condition calcext:apply-style-name="nw1e" calcext:value="=1" calcext:base-cell-address="Feuille1.AT11"/>
          </calcext:conditional-format>
          <calcext:conditional-format calcext:target-range-address="Feuille1.AQ14:Feuille1.AT45 Feuille1.AQ12:Feuille1.AQ13 Feuille1.AT12:Feuille1.AT13">
            <calcext:condition calcext:apply-style-name="nw1e" calcext:value="=1" calcext:base-cell-address="Feuille1.AQ12"/>
          </calcext:conditional-format>
          <calcext:conditional-format calcext:target-range-address="Feuille1.BA26:Feuille1.BE45 Feuille1.BE12:Feuille1.BE25">
            <calcext:condition calcext:apply-style-name="nw1e" calcext:value="=1" calcext:base-cell-address="Feuille1.BA12"/>
          </calcext:conditional-format>
          <calcext:conditional-format calcext:target-range-address="Feuille1.AV14:Feuille1.AX17 Feuille1.AX12:Feuille1.AX13">
            <calcext:condition calcext:apply-style-name="nw1e" calcext:value="=1" calcext:base-cell-address="Feuille1.AV12"/>
          </calcext:conditional-format>
          <calcext:conditional-format calcext:target-range-address="Feuille1.BA14:Feuille1.BC17 Feuille1.BC12:Feuille1.BC13">
            <calcext:condition calcext:apply-style-name="nw1e" calcext:value="=1" calcext:base-cell-address="Feuille1.BA12"/>
          </calcext:conditional-format>
          <calcext:conditional-format calcext:target-range-address="Feuille1.CK11:Feuille1.CN46">
            <calcext:condition calcext:apply-style-name="nw1e" calcext:value="=1" calcext:base-cell-address="Feuille1.CK11"/>
          </calcext:conditional-format>
          <calcext:conditional-format calcext:target-range-address="Feuille1.CD11:Feuille1.CH46">
            <calcext:condition calcext:apply-style-name="nw1e" calcext:value="=1" calcext:base-cell-address="Feuille1.CD11"/>
          </calcext:conditional-format>
          <calcext:conditional-format calcext:target-range-address="Feuille1.BX36:Feuille1.CA46 Feuille1.CE11:Feuille1.CE12 Feuille1.CP11:Feuille1.CP12 Feuille1.CL11:Feuille1.CL11">
            <calcext:condition calcext:apply-style-name="nw1e" calcext:value="=1" calcext:base-cell-address="Feuille1.BX11"/>
          </calcext:conditional-format>
          <calcext:conditional-format calcext:target-range-address="Feuille1.CH36:Feuille1.CL46">
            <calcext:condition calcext:apply-style-name="nw1e" calcext:value="=1" calcext:base-cell-address="Feuille1.CH36"/>
          </calcext:conditional-format>
          <calcext:conditional-format calcext:target-range-address="Feuille1.CC39:Feuille1.CC39">
            <calcext:condition calcext:apply-style-name="nw1e" calcext:value="=1" calcext:base-cell-address="Feuille1.CC39"/>
          </calcext:conditional-format>
          <calcext:conditional-format calcext:target-range-address="Feuille1.CA42:Feuille1.CB42">
            <calcext:condition calcext:apply-style-name="nw1e" calcext:value="=1" calcext:base-cell-address="Feuille1.CA42"/>
          </calcext:conditional-format>
          <calcext:conditional-format calcext:target-range-address="Feuille1.CA41:Feuille1.CA41">
            <calcext:condition calcext:apply-style-name="nw1e" calcext:value="=1" calcext:base-cell-address="Feuille1.CA41"/>
          </calcext:conditional-format>
          <calcext:conditional-format calcext:target-range-address="Feuille1.CB41:Feuille1.CB41">
            <calcext:condition calcext:apply-style-name="nw1e" calcext:value="=1" calcext:base-cell-address="Feuille1.CB41"/>
          </calcext:conditional-format>
          <calcext:conditional-format calcext:target-range-address="Feuille1.CN39:Feuille1.CP39">
            <calcext:condition calcext:apply-style-name="nw1e" calcext:value="=1" calcext:base-cell-address="Feuille1.CN39"/>
          </calcext:conditional-format>
          <calcext:conditional-format calcext:target-range-address="Feuille1.CP42:Feuille1.CP42">
            <calcext:condition calcext:apply-style-name="nw1e" calcext:value="=1" calcext:base-cell-address="Feuille1.CP42"/>
          </calcext:conditional-format>
          <calcext:conditional-format calcext:target-range-address="Feuille1.CP37:Feuille1.CP37">
            <calcext:condition calcext:apply-style-name="nw1e" calcext:value="=1" calcext:base-cell-address="Feuille1.CP37"/>
          </calcext:conditional-format>
          <calcext:conditional-format calcext:target-range-address="Feuille1.CP38:Feuille1.CP38">
            <calcext:condition calcext:apply-style-name="nw1e" calcext:value="=1" calcext:base-cell-address="Feuille1.CP38"/>
          </calcext:conditional-format>
          <calcext:conditional-format calcext:target-range-address="Feuille1.CN39:Feuille1.CN39">
            <calcext:condition calcext:apply-style-name="nw1e" calcext:value="=1" calcext:base-cell-address="Feuille1.CN39"/>
          </calcext:conditional-format>
          <calcext:conditional-format calcext:target-range-address="Feuille1.CP39:Feuille1.CP39">
            <calcext:condition calcext:apply-style-name="nw1e" calcext:value="=1" calcext:base-cell-address="Feuille1.CP39"/>
          </calcext:conditional-format>
          <calcext:conditional-format calcext:target-range-address="Feuille1.CP40:Feuille1.CP40">
            <calcext:condition calcext:apply-style-name="nw1e" calcext:value="=1" calcext:base-cell-address="Feuille1.CP40"/>
          </calcext:conditional-format>
          <calcext:conditional-format calcext:target-range-address="Feuille1.CN40:Feuille1.CN40">
            <calcext:condition calcext:apply-style-name="nw1e" calcext:value="=1" calcext:base-cell-address="Feuille1.CN40"/>
          </calcext:conditional-format>
          <calcext:conditional-format calcext:target-range-address="Feuille1.CN42:Feuille1.CO42">
            <calcext:condition calcext:apply-style-name="nw1e" calcext:value="=1" calcext:base-cell-address="Feuille1.CN42"/>
          </calcext:conditional-format>
          <calcext:conditional-format calcext:target-range-address="Feuille1.CN41:Feuille1.CN41">
            <calcext:condition calcext:apply-style-name="nw1e" calcext:value="=1" calcext:base-cell-address="Feuille1.CN41"/>
          </calcext:conditional-format>
          <calcext:conditional-format calcext:target-range-address="Feuille1.CO41:Feuille1.CO41">
            <calcext:condition calcext:apply-style-name="nw1e" calcext:value="=1" calcext:base-cell-address="Feuille1.CO41"/>
          </calcext:conditional-format>
          <calcext:conditional-format calcext:target-range-address="Feuille1.CE23:Feuille1.CE23">
            <calcext:condition calcext:apply-style-name="nw1e" calcext:value="=1" calcext:base-cell-address="Feuille1.CE23"/>
            <calcext:condition calcext:apply-style-name="bla" calcext:value="=0" calcext:base-cell-address="Feuille1.CE23"/>
          </calcext:conditional-format>
          <calcext:conditional-format calcext:target-range-address="Feuille1.CE23:Feuille1.CE23">
            <calcext:condition calcext:apply-style-name="nw1e" calcext:value="=1" calcext:base-cell-address="Feuille1.CE23"/>
            <calcext:condition calcext:apply-style-name="bla" calcext:value="=0" calcext:base-cell-address="Feuille1.CE23"/>
          </calcext:conditional-format>
          <calcext:conditional-format calcext:target-range-address="Feuille1.CE23:Feuille1.CE23">
            <calcext:condition calcext:apply-style-name="nw1e" calcext:value="=1" calcext:base-cell-address="Feuille1.CE23"/>
            <calcext:condition calcext:apply-style-name="bla" calcext:value="=0" calcext:base-cell-address="Feuille1.CE23"/>
          </calcext:conditional-format>
          <calcext:conditional-format calcext:target-range-address="Feuille1.CE23:Feuille1.CF23">
            <calcext:condition calcext:apply-style-name="nw1e" calcext:value="=1" calcext:base-cell-address="Feuille1.CE23"/>
          </calcext:conditional-format>
          <calcext:conditional-format calcext:target-range-address="Feuille1.CE24:Feuille1.CE24">
            <calcext:condition calcext:apply-style-name="nw1e" calcext:value="=1" calcext:base-cell-address="Feuille1.CE24"/>
          </calcext:conditional-format>
          <calcext:conditional-format calcext:target-range-address="Feuille1.CF24:Feuille1.CF24">
            <calcext:condition calcext:apply-style-name="nw1e" calcext:value="=1" calcext:base-cell-address="Feuille1.CF24"/>
          </calcext:conditional-format>
          <calcext:conditional-format calcext:target-range-address="Feuille1.CH42:Feuille1.CL42">
            <calcext:condition calcext:apply-style-name="nw1e" calcext:value="=1" calcext:base-cell-address="Feuille1.CH42"/>
          </calcext:conditional-format>
          <calcext:conditional-format calcext:target-range-address="Feuille1.CH39:Feuille1.CL41 Feuille1.CH25:Feuille1.CH25 Feuille1.CL11:Feuille1.CL11 Feuille1.CL28:Feuille1.CL40">
            <calcext:condition calcext:apply-style-name="nw1e" calcext:value="=1" calcext:base-cell-address="Feuille1.CH11"/>
          </calcext:conditional-format>
          <calcext:conditional-format calcext:target-range-address="Feuille1.CI25:Feuille1.CL25">
            <calcext:condition calcext:apply-style-name="nw1e" calcext:value="=1" calcext:base-cell-address="Feuille1.CI25"/>
          </calcext:conditional-format>
          <calcext:conditional-format calcext:target-range-address="Feuille1.CI23:Feuille1.CI23">
            <calcext:condition calcext:apply-style-name="nw1e" calcext:value="=1" calcext:base-cell-address="Feuille1.CI23"/>
            <calcext:condition calcext:apply-style-name="bla" calcext:value="=0" calcext:base-cell-address="Feuille1.CI23"/>
          </calcext:conditional-format>
          <calcext:conditional-format calcext:target-range-address="Feuille1.CI23:Feuille1.CI23">
            <calcext:condition calcext:apply-style-name="nw1e" calcext:value="=1" calcext:base-cell-address="Feuille1.CI23"/>
            <calcext:condition calcext:apply-style-name="bla" calcext:value="=0" calcext:base-cell-address="Feuille1.CI23"/>
          </calcext:conditional-format>
          <calcext:conditional-format calcext:target-range-address="Feuille1.CI23:Feuille1.CI23">
            <calcext:condition calcext:apply-style-name="nw1e" calcext:value="=1" calcext:base-cell-address="Feuille1.CI23"/>
            <calcext:condition calcext:apply-style-name="bla" calcext:value="=0" calcext:base-cell-address="Feuille1.CI23"/>
          </calcext:conditional-format>
          <calcext:conditional-format calcext:target-range-address="Feuille1.CK28:Feuille1.CL28 Feuille1.CI23:Feuille1.CJ23 Feuille1.CL23:Feuille1.CL23">
            <calcext:condition calcext:apply-style-name="nw1e" calcext:value="=1" calcext:base-cell-address="Feuille1.CI23"/>
          </calcext:conditional-format>
          <calcext:conditional-format calcext:target-range-address="Feuille1.CK23:Feuille1.CK23">
            <calcext:condition calcext:apply-style-name="nw1e" calcext:value="=1" calcext:base-cell-address="Feuille1.CK23"/>
          </calcext:conditional-format>
          <calcext:conditional-format calcext:target-range-address="Feuille1.CI24:Feuille1.CI24">
            <calcext:condition calcext:apply-style-name="nw1e" calcext:value="=1" calcext:base-cell-address="Feuille1.CI24"/>
          </calcext:conditional-format>
          <calcext:conditional-format calcext:target-range-address="Feuille1.CJ24:Feuille1.CJ24">
            <calcext:condition calcext:apply-style-name="nw1e" calcext:value="=1" calcext:base-cell-address="Feuille1.CJ24"/>
          </calcext:conditional-format>
          <calcext:conditional-format calcext:target-range-address="Feuille1.CK24:Feuille1.CK24">
            <calcext:condition calcext:apply-style-name="nw1e" calcext:value="=1" calcext:base-cell-address="Feuille1.CK24"/>
          </calcext:conditional-format>
          <calcext:conditional-format calcext:target-range-address="Feuille1.CI25:Feuille1.CI25">
            <calcext:condition calcext:apply-style-name="nw1e" calcext:value="=1" calcext:base-cell-address="Feuille1.CI25"/>
          </calcext:conditional-format>
          <calcext:conditional-format calcext:target-range-address="Feuille1.CK25:Feuille1.CK25">
            <calcext:condition calcext:apply-style-name="nw1e" calcext:value="=1" calcext:base-cell-address="Feuille1.CK25"/>
          </calcext:conditional-format>
          <calcext:conditional-format calcext:target-range-address="Feuille1.CK26:Feuille1.CK26">
            <calcext:condition calcext:apply-style-name="nw1e" calcext:value="=1" calcext:base-cell-address="Feuille1.CK26"/>
          </calcext:conditional-format>
          <calcext:conditional-format calcext:target-range-address="Feuille1.CK27:Feuille1.CK27">
            <calcext:condition calcext:apply-style-name="nw1e" calcext:value="=1" calcext:base-cell-address="Feuille1.CK27"/>
          </calcext:conditional-format>
          <calcext:conditional-format calcext:target-range-address="Feuille1.CL27:Feuille1.CL27">
            <calcext:condition calcext:apply-style-name="nw1e" calcext:value="=1" calcext:base-cell-address="Feuille1.CL27"/>
          </calcext:conditional-format>
          <calcext:conditional-format calcext:target-range-address="Feuille1.CI28:Feuille1.CI28">
            <calcext:condition calcext:apply-style-name="nw1e" calcext:value="=1" calcext:base-cell-address="Feuille1.CI28"/>
          </calcext:conditional-format>
          <calcext:conditional-format calcext:target-range-address="Feuille1.CK28:Feuille1.CK28">
            <calcext:condition calcext:apply-style-name="nw1e" calcext:value="=1" calcext:base-cell-address="Feuille1.CK28"/>
          </calcext:conditional-format>
          <calcext:conditional-format calcext:target-range-address="Feuille1.CL28:Feuille1.CL28">
            <calcext:condition calcext:apply-style-name="nw1e" calcext:value="=1" calcext:base-cell-address="Feuille1.CL28"/>
          </calcext:conditional-format>
          <calcext:conditional-format calcext:target-range-address="Feuille1.CI29:Feuille1.CI29">
            <calcext:condition calcext:apply-style-name="nw1e" calcext:value="=1" calcext:base-cell-address="Feuille1.CI29"/>
          </calcext:conditional-format>
          <calcext:conditional-format calcext:target-range-address="Feuille1.CJ29:Feuille1.CJ29">
            <calcext:condition calcext:apply-style-name="nw1e" calcext:value="=1" calcext:base-cell-address="Feuille1.CJ29"/>
          </calcext:conditional-format>
          <calcext:conditional-format calcext:target-range-address="Feuille1.CK29:Feuille1.CK29">
            <calcext:condition calcext:apply-style-name="nw1e" calcext:value="=1" calcext:base-cell-address="Feuille1.CK29"/>
          </calcext:conditional-format>
          <calcext:conditional-format calcext:target-range-address="Feuille1.CL29:Feuille1.CL29">
            <calcext:condition calcext:apply-style-name="nw1e" calcext:value="=1" calcext:base-cell-address="Feuille1.CL29"/>
          </calcext:conditional-format>
          <calcext:conditional-format calcext:target-range-address="Feuille1.CJ30:Feuille1.CJ30">
            <calcext:condition calcext:apply-style-name="nw1e" calcext:value="=1" calcext:base-cell-address="Feuille1.CJ30"/>
          </calcext:conditional-format>
          <calcext:conditional-format calcext:target-range-address="Feuille1.CK30:Feuille1.CK30">
            <calcext:condition calcext:apply-style-name="nw1e" calcext:value="=1" calcext:base-cell-address="Feuille1.CK30"/>
          </calcext:conditional-format>
          <calcext:conditional-format calcext:target-range-address="Feuille1.CL30:Feuille1.CL30">
            <calcext:condition calcext:apply-style-name="nw1e" calcext:value="=1" calcext:base-cell-address="Feuille1.CL30"/>
          </calcext:conditional-format>
          <calcext:conditional-format calcext:target-range-address="Feuille1.CJ31:Feuille1.CJ31">
            <calcext:condition calcext:apply-style-name="nw1e" calcext:value="=1" calcext:base-cell-address="Feuille1.CJ31"/>
          </calcext:conditional-format>
          <calcext:conditional-format calcext:target-range-address="Feuille1.CL31:Feuille1.CL31">
            <calcext:condition calcext:apply-style-name="nw1e" calcext:value="=1" calcext:base-cell-address="Feuille1.CL31"/>
          </calcext:conditional-format>
          <calcext:conditional-format calcext:target-range-address="Feuille1.CI32:Feuille1.CI32">
            <calcext:condition calcext:apply-style-name="nw1e" calcext:value="=1" calcext:base-cell-address="Feuille1.CI32"/>
          </calcext:conditional-format>
          <calcext:conditional-format calcext:target-range-address="Feuille1.CJ32:Feuille1.CJ32">
            <calcext:condition calcext:apply-style-name="nw1e" calcext:value="=1" calcext:base-cell-address="Feuille1.CJ32"/>
          </calcext:conditional-format>
          <calcext:conditional-format calcext:target-range-address="Feuille1.CL32:Feuille1.CL32">
            <calcext:condition calcext:apply-style-name="nw1e" calcext:value="=1" calcext:base-cell-address="Feuille1.CL32"/>
          </calcext:conditional-format>
          <calcext:conditional-format calcext:target-range-address="Feuille1.CI33:Feuille1.CI33">
            <calcext:condition calcext:apply-style-name="nw1e" calcext:value="=1" calcext:base-cell-address="Feuille1.CI33"/>
          </calcext:conditional-format>
          <calcext:conditional-format calcext:target-range-address="Feuille1.CL33:Feuille1.CL33">
            <calcext:condition calcext:apply-style-name="nw1e" calcext:value="=1" calcext:base-cell-address="Feuille1.CL33"/>
          </calcext:conditional-format>
          <calcext:conditional-format calcext:target-range-address="Feuille1.CL34:Feuille1.CL34">
            <calcext:condition calcext:apply-style-name="nw1e" calcext:value="=1" calcext:base-cell-address="Feuille1.CL34"/>
          </calcext:conditional-format>
          <calcext:conditional-format calcext:target-range-address="Feuille1.CI26:Feuille1.CI26">
            <calcext:condition calcext:apply-style-name="nw1e" calcext:value="=1" calcext:base-cell-address="Feuille1.CI26"/>
          </calcext:conditional-format>
          <calcext:conditional-format calcext:target-range-address="Feuille1.CI28:Feuille1.CJ28">
            <calcext:condition calcext:apply-style-name="nw1e" calcext:value="=1" calcext:base-cell-address="Feuille1.CI28"/>
          </calcext:conditional-format>
          <calcext:conditional-format calcext:target-range-address="Feuille1.CI27:Feuille1.CI27">
            <calcext:condition calcext:apply-style-name="nw1e" calcext:value="=1" calcext:base-cell-address="Feuille1.CI27"/>
          </calcext:conditional-format>
          <calcext:conditional-format calcext:target-range-address="Feuille1.CJ27:Feuille1.CJ27">
            <calcext:condition calcext:apply-style-name="nw1e" calcext:value="=1" calcext:base-cell-address="Feuille1.CJ27"/>
          </calcext:conditional-format>
          <calcext:conditional-format calcext:target-range-address="Feuille1.CJ11:Feuille1.CL11">
            <calcext:condition calcext:apply-style-name="nw1e" calcext:value="=1" calcext:base-cell-address="Feuille1.CJ11"/>
          </calcext:conditional-format>
          <calcext:conditional-format calcext:target-range-address="Feuille1.CL12:Feuille1.CL15 Feuille1.CK35:Feuille1.CK38 Feuille1.CI38:Feuille1.CI39 Feuille1.CJ41:Feuille1.CJ41 Feuille1.CI42:Feuille1.CI42 Feuille1.CI43:Feuille1.CJ43 Feuille1.CK29:Feuille1.CK32 Feuille1.CJ44:Feuille1.CJ44 Feuille1.CH32:Feuille1.CH33 Feuille1.CJ33:Feuille1.CK34 Feuille1.CH36:Feuille1.CH37 Feuille1.CJ37:Feuille1.CK38 Feuille1.CH40:Feuille1.CK40">
            <calcext:condition calcext:apply-style-name="nw1e" calcext:value="=1" calcext:base-cell-address="Feuille1.CH12"/>
          </calcext:conditional-format>
          <calcext:conditional-format calcext:target-range-address="Feuille1.CI23:Feuille1.CI23">
            <calcext:condition calcext:apply-style-name="nw1e" calcext:value="=1" calcext:base-cell-address="Feuille1.CI23"/>
            <calcext:condition calcext:apply-style-name="bla" calcext:value="=0" calcext:base-cell-address="Feuille1.CI23"/>
          </calcext:conditional-format>
          <calcext:conditional-format calcext:target-range-address="Feuille1.CI23:Feuille1.CI23">
            <calcext:condition calcext:apply-style-name="nw1e" calcext:value="=1" calcext:base-cell-address="Feuille1.CI23"/>
            <calcext:condition calcext:apply-style-name="bla" calcext:value="=0" calcext:base-cell-address="Feuille1.CI23"/>
          </calcext:conditional-format>
          <calcext:conditional-format calcext:target-range-address="Feuille1.CI23:Feuille1.CI23">
            <calcext:condition calcext:apply-style-name="nw1e" calcext:value="=1" calcext:base-cell-address="Feuille1.CI23"/>
            <calcext:condition calcext:apply-style-name="bla" calcext:value="=0" calcext:base-cell-address="Feuille1.CI23"/>
          </calcext:conditional-format>
          <calcext:conditional-format calcext:target-range-address="Feuille1.CK28:Feuille1.CL28 Feuille1.CI23:Feuille1.CJ23 Feuille1.CL23:Feuille1.CL23">
            <calcext:condition calcext:apply-style-name="nw1e" calcext:value="=1" calcext:base-cell-address="Feuille1.CI23"/>
          </calcext:conditional-format>
          <calcext:conditional-format calcext:target-range-address="Feuille1.CK23:Feuille1.CK23">
            <calcext:condition calcext:apply-style-name="nw1e" calcext:value="=1" calcext:base-cell-address="Feuille1.CK23"/>
          </calcext:conditional-format>
          <calcext:conditional-format calcext:target-range-address="Feuille1.CI24:Feuille1.CI24">
            <calcext:condition calcext:apply-style-name="nw1e" calcext:value="=1" calcext:base-cell-address="Feuille1.CI24"/>
          </calcext:conditional-format>
          <calcext:conditional-format calcext:target-range-address="Feuille1.CJ24:Feuille1.CJ24">
            <calcext:condition calcext:apply-style-name="nw1e" calcext:value="=1" calcext:base-cell-address="Feuille1.CJ24"/>
          </calcext:conditional-format>
          <calcext:conditional-format calcext:target-range-address="Feuille1.CK24:Feuille1.CK24">
            <calcext:condition calcext:apply-style-name="nw1e" calcext:value="=1" calcext:base-cell-address="Feuille1.CK24"/>
          </calcext:conditional-format>
          <calcext:conditional-format calcext:target-range-address="Feuille1.CI25:Feuille1.CI25">
            <calcext:condition calcext:apply-style-name="nw1e" calcext:value="=1" calcext:base-cell-address="Feuille1.CI25"/>
          </calcext:conditional-format>
          <calcext:conditional-format calcext:target-range-address="Feuille1.CK25:Feuille1.CK25">
            <calcext:condition calcext:apply-style-name="nw1e" calcext:value="=1" calcext:base-cell-address="Feuille1.CK25"/>
          </calcext:conditional-format>
          <calcext:conditional-format calcext:target-range-address="Feuille1.CK26:Feuille1.CK26">
            <calcext:condition calcext:apply-style-name="nw1e" calcext:value="=1" calcext:base-cell-address="Feuille1.CK26"/>
          </calcext:conditional-format>
          <calcext:conditional-format calcext:target-range-address="Feuille1.CK27:Feuille1.CK27">
            <calcext:condition calcext:apply-style-name="nw1e" calcext:value="=1" calcext:base-cell-address="Feuille1.CK27"/>
          </calcext:conditional-format>
          <calcext:conditional-format calcext:target-range-address="Feuille1.CL27:Feuille1.CL27">
            <calcext:condition calcext:apply-style-name="nw1e" calcext:value="=1" calcext:base-cell-address="Feuille1.CL27"/>
          </calcext:conditional-format>
          <calcext:conditional-format calcext:target-range-address="Feuille1.CI28:Feuille1.CI28">
            <calcext:condition calcext:apply-style-name="nw1e" calcext:value="=1" calcext:base-cell-address="Feuille1.CI28"/>
          </calcext:conditional-format>
          <calcext:conditional-format calcext:target-range-address="Feuille1.CK28:Feuille1.CK28">
            <calcext:condition calcext:apply-style-name="nw1e" calcext:value="=1" calcext:base-cell-address="Feuille1.CK28"/>
          </calcext:conditional-format>
          <calcext:conditional-format calcext:target-range-address="Feuille1.CL28:Feuille1.CL28">
            <calcext:condition calcext:apply-style-name="nw1e" calcext:value="=1" calcext:base-cell-address="Feuille1.CL28"/>
          </calcext:conditional-format>
          <calcext:conditional-format calcext:target-range-address="Feuille1.CI29:Feuille1.CI29">
            <calcext:condition calcext:apply-style-name="nw1e" calcext:value="=1" calcext:base-cell-address="Feuille1.CI29"/>
          </calcext:conditional-format>
          <calcext:conditional-format calcext:target-range-address="Feuille1.CJ29:Feuille1.CJ29">
            <calcext:condition calcext:apply-style-name="nw1e" calcext:value="=1" calcext:base-cell-address="Feuille1.CJ29"/>
          </calcext:conditional-format>
          <calcext:conditional-format calcext:target-range-address="Feuille1.CK29:Feuille1.CK29">
            <calcext:condition calcext:apply-style-name="nw1e" calcext:value="=1" calcext:base-cell-address="Feuille1.CK29"/>
          </calcext:conditional-format>
          <calcext:conditional-format calcext:target-range-address="Feuille1.CL29:Feuille1.CL29">
            <calcext:condition calcext:apply-style-name="nw1e" calcext:value="=1" calcext:base-cell-address="Feuille1.CL29"/>
          </calcext:conditional-format>
          <calcext:conditional-format calcext:target-range-address="Feuille1.CJ30:Feuille1.CJ30">
            <calcext:condition calcext:apply-style-name="nw1e" calcext:value="=1" calcext:base-cell-address="Feuille1.CJ30"/>
          </calcext:conditional-format>
          <calcext:conditional-format calcext:target-range-address="Feuille1.CK30:Feuille1.CK30">
            <calcext:condition calcext:apply-style-name="nw1e" calcext:value="=1" calcext:base-cell-address="Feuille1.CK30"/>
          </calcext:conditional-format>
          <calcext:conditional-format calcext:target-range-address="Feuille1.CL30:Feuille1.CL30">
            <calcext:condition calcext:apply-style-name="nw1e" calcext:value="=1" calcext:base-cell-address="Feuille1.CL30"/>
          </calcext:conditional-format>
          <calcext:conditional-format calcext:target-range-address="Feuille1.CJ31:Feuille1.CJ31">
            <calcext:condition calcext:apply-style-name="nw1e" calcext:value="=1" calcext:base-cell-address="Feuille1.CJ31"/>
          </calcext:conditional-format>
          <calcext:conditional-format calcext:target-range-address="Feuille1.CL31:Feuille1.CL31">
            <calcext:condition calcext:apply-style-name="nw1e" calcext:value="=1" calcext:base-cell-address="Feuille1.CL31"/>
          </calcext:conditional-format>
          <calcext:conditional-format calcext:target-range-address="Feuille1.CI32:Feuille1.CI32">
            <calcext:condition calcext:apply-style-name="nw1e" calcext:value="=1" calcext:base-cell-address="Feuille1.CI32"/>
          </calcext:conditional-format>
          <calcext:conditional-format calcext:target-range-address="Feuille1.CJ32:Feuille1.CJ32">
            <calcext:condition calcext:apply-style-name="nw1e" calcext:value="=1" calcext:base-cell-address="Feuille1.CJ32"/>
          </calcext:conditional-format>
          <calcext:conditional-format calcext:target-range-address="Feuille1.CL32:Feuille1.CL32">
            <calcext:condition calcext:apply-style-name="nw1e" calcext:value="=1" calcext:base-cell-address="Feuille1.CL32"/>
          </calcext:conditional-format>
          <calcext:conditional-format calcext:target-range-address="Feuille1.CI33:Feuille1.CI33">
            <calcext:condition calcext:apply-style-name="nw1e" calcext:value="=1" calcext:base-cell-address="Feuille1.CI33"/>
          </calcext:conditional-format>
          <calcext:conditional-format calcext:target-range-address="Feuille1.CL33:Feuille1.CL33">
            <calcext:condition calcext:apply-style-name="nw1e" calcext:value="=1" calcext:base-cell-address="Feuille1.CL33"/>
          </calcext:conditional-format>
          <calcext:conditional-format calcext:target-range-address="Feuille1.CL34:Feuille1.CL34">
            <calcext:condition calcext:apply-style-name="nw1e" calcext:value="=1" calcext:base-cell-address="Feuille1.CL34"/>
          </calcext:conditional-format>
          <calcext:conditional-format calcext:target-range-address="Feuille1.CL21:Feuille1.CL21">
            <calcext:condition calcext:apply-style-name="nw1e" calcext:value="=1" calcext:base-cell-address="Feuille1.CL21"/>
          </calcext:conditional-format>
          <calcext:conditional-format calcext:target-range-address="Feuille1.CL35:Feuille1.CL35">
            <calcext:condition calcext:apply-style-name="nw1e" calcext:value="=1" calcext:base-cell-address="Feuille1.CL35"/>
          </calcext:conditional-format>
          <calcext:conditional-format calcext:target-range-address="Feuille1.CI36:Feuille1.CI36">
            <calcext:condition calcext:apply-style-name="nw1e" calcext:value="=1" calcext:base-cell-address="Feuille1.CI36"/>
          </calcext:conditional-format>
          <calcext:conditional-format calcext:target-range-address="Feuille1.CL36:Feuille1.CL36">
            <calcext:condition calcext:apply-style-name="nw1e" calcext:value="=1" calcext:base-cell-address="Feuille1.CL36"/>
          </calcext:conditional-format>
          <calcext:conditional-format calcext:target-range-address="Feuille1.CL22:Feuille1.CL22">
            <calcext:condition calcext:apply-style-name="nw1e" calcext:value="=1" calcext:base-cell-address="Feuille1.CL22"/>
          </calcext:conditional-format>
          <calcext:conditional-format calcext:target-range-address="Feuille1.CI37:Feuille1.CI37">
            <calcext:condition calcext:apply-style-name="nw1e" calcext:value="=1" calcext:base-cell-address="Feuille1.CI37"/>
          </calcext:conditional-format>
          <calcext:conditional-format calcext:target-range-address="Feuille1.CJ37:Feuille1.CJ37">
            <calcext:condition calcext:apply-style-name="nw1e" calcext:value="=1" calcext:base-cell-address="Feuille1.CJ37"/>
          </calcext:conditional-format>
          <calcext:conditional-format calcext:target-range-address="Feuille1.CL37:Feuille1.CL37">
            <calcext:condition calcext:apply-style-name="nw1e" calcext:value="=1" calcext:base-cell-address="Feuille1.CL37"/>
          </calcext:conditional-format>
          <calcext:conditional-format calcext:target-range-address="Feuille1.CL23:Feuille1.CL23">
            <calcext:condition calcext:apply-style-name="nw1e" calcext:value="=1" calcext:base-cell-address="Feuille1.CL23"/>
          </calcext:conditional-format>
          <calcext:conditional-format calcext:target-range-address="Feuille1.CJ38:Feuille1.CJ38">
            <calcext:condition calcext:apply-style-name="nw1e" calcext:value="=1" calcext:base-cell-address="Feuille1.CJ38"/>
          </calcext:conditional-format>
          <calcext:conditional-format calcext:target-range-address="Feuille1.CL38:Feuille1.CL38">
            <calcext:condition calcext:apply-style-name="nw1e" calcext:value="=1" calcext:base-cell-address="Feuille1.CL38"/>
          </calcext:conditional-format>
          <calcext:conditional-format calcext:target-range-address="Feuille1.CL24:Feuille1.CL24">
            <calcext:condition calcext:apply-style-name="nw1e" calcext:value="=1" calcext:base-cell-address="Feuille1.CL24"/>
          </calcext:conditional-format>
          <calcext:conditional-format calcext:target-range-address="Feuille1.CJ39:Feuille1.CJ39">
            <calcext:condition calcext:apply-style-name="nw1e" calcext:value="=1" calcext:base-cell-address="Feuille1.CJ39"/>
          </calcext:conditional-format>
          <calcext:conditional-format calcext:target-range-address="Feuille1.CK39:Feuille1.CK39">
            <calcext:condition calcext:apply-style-name="nw1e" calcext:value="=1" calcext:base-cell-address="Feuille1.CK39"/>
          </calcext:conditional-format>
          <calcext:conditional-format calcext:target-range-address="Feuille1.CL39:Feuille1.CL39">
            <calcext:condition calcext:apply-style-name="nw1e" calcext:value="=1" calcext:base-cell-address="Feuille1.CL39"/>
          </calcext:conditional-format>
          <calcext:conditional-format calcext:target-range-address="Feuille1.CL25:Feuille1.CL25">
            <calcext:condition calcext:apply-style-name="nw1e" calcext:value="=1" calcext:base-cell-address="Feuille1.CL25"/>
          </calcext:conditional-format>
          <calcext:conditional-format calcext:target-range-address="Feuille1.CI40:Feuille1.CI40">
            <calcext:condition calcext:apply-style-name="nw1e" calcext:value="=1" calcext:base-cell-address="Feuille1.CI40"/>
          </calcext:conditional-format>
          <calcext:conditional-format calcext:target-range-address="Feuille1.CJ40:Feuille1.CJ40">
            <calcext:condition calcext:apply-style-name="nw1e" calcext:value="=1" calcext:base-cell-address="Feuille1.CJ40"/>
          </calcext:conditional-format>
          <calcext:conditional-format calcext:target-range-address="Feuille1.CK40:Feuille1.CK40">
            <calcext:condition calcext:apply-style-name="nw1e" calcext:value="=1" calcext:base-cell-address="Feuille1.CK40"/>
          </calcext:conditional-format>
          <calcext:conditional-format calcext:target-range-address="Feuille1.CL40:Feuille1.CL40">
            <calcext:condition calcext:apply-style-name="nw1e" calcext:value="=1" calcext:base-cell-address="Feuille1.CL40"/>
          </calcext:conditional-format>
          <calcext:conditional-format calcext:target-range-address="Feuille1.CL26:Feuille1.CL26">
            <calcext:condition calcext:apply-style-name="nw1e" calcext:value="=1" calcext:base-cell-address="Feuille1.CL26"/>
          </calcext:conditional-format>
          <calcext:conditional-format calcext:target-range-address="Feuille1.CI41:Feuille1.CI41">
            <calcext:condition calcext:apply-style-name="nw1e" calcext:value="=1" calcext:base-cell-address="Feuille1.CI41"/>
          </calcext:conditional-format>
          <calcext:conditional-format calcext:target-range-address="Feuille1.CK41:Feuille1.CK41">
            <calcext:condition calcext:apply-style-name="nw1e" calcext:value="=1" calcext:base-cell-address="Feuille1.CK41"/>
          </calcext:conditional-format>
          <calcext:conditional-format calcext:target-range-address="Feuille1.CL27:Feuille1.CL27">
            <calcext:condition calcext:apply-style-name="nw1e" calcext:value="=1" calcext:base-cell-address="Feuille1.CL27"/>
          </calcext:conditional-format>
          <calcext:conditional-format calcext:target-range-address="Feuille1.CL41:Feuille1.CL41">
            <calcext:condition calcext:apply-style-name="nw1e" calcext:value="=1" calcext:base-cell-address="Feuille1.CL41"/>
          </calcext:conditional-format>
          <calcext:conditional-format calcext:target-range-address="Feuille1.CK42:Feuille1.CK42">
            <calcext:condition calcext:apply-style-name="nw1e" calcext:value="=1" calcext:base-cell-address="Feuille1.CK42"/>
          </calcext:conditional-format>
          <calcext:conditional-format calcext:target-range-address="Feuille1.CL42:Feuille1.CL42">
            <calcext:condition calcext:apply-style-name="nw1e" calcext:value="=1" calcext:base-cell-address="Feuille1.CL42"/>
          </calcext:conditional-format>
          <calcext:conditional-format calcext:target-range-address="Feuille1.CL28:Feuille1.CL28">
            <calcext:condition calcext:apply-style-name="nw1e" calcext:value="=1" calcext:base-cell-address="Feuille1.CL28"/>
          </calcext:conditional-format>
          <calcext:conditional-format calcext:target-range-address="Feuille1.CK43:Feuille1.CK43">
            <calcext:condition calcext:apply-style-name="nw1e" calcext:value="=1" calcext:base-cell-address="Feuille1.CK43"/>
          </calcext:conditional-format>
          <calcext:conditional-format calcext:target-range-address="Feuille1.CL29:Feuille1.CL29">
            <calcext:condition calcext:apply-style-name="nw1e" calcext:value="=1" calcext:base-cell-address="Feuille1.CL29"/>
          </calcext:conditional-format>
          <calcext:conditional-format calcext:target-range-address="Feuille1.CI44:Feuille1.CI44">
            <calcext:condition calcext:apply-style-name="nw1e" calcext:value="=1" calcext:base-cell-address="Feuille1.CI44"/>
          </calcext:conditional-format>
          <calcext:conditional-format calcext:target-range-address="Feuille1.CK44:Feuille1.CK44">
            <calcext:condition calcext:apply-style-name="nw1e" calcext:value="=1" calcext:base-cell-address="Feuille1.CK44"/>
          </calcext:conditional-format>
          <calcext:conditional-format calcext:target-range-address="Feuille1.CL30:Feuille1.CL30">
            <calcext:condition calcext:apply-style-name="nw1e" calcext:value="=1" calcext:base-cell-address="Feuille1.CL30"/>
          </calcext:conditional-format>
          <calcext:conditional-format calcext:target-range-address="Feuille1.CH31:Feuille1.CH31">
            <calcext:condition calcext:apply-style-name="nw1e" calcext:value="=1" calcext:base-cell-address="Feuille1.CH31"/>
          </calcext:conditional-format>
          <calcext:conditional-format calcext:target-range-address="Feuille1.CI31:Feuille1.CI31">
            <calcext:condition calcext:apply-style-name="nw1e" calcext:value="=1" calcext:base-cell-address="Feuille1.CI31"/>
          </calcext:conditional-format>
          <calcext:conditional-format calcext:target-range-address="Feuille1.CJ31:Feuille1.CJ31">
            <calcext:condition calcext:apply-style-name="nw1e" calcext:value="=1" calcext:base-cell-address="Feuille1.CJ31"/>
          </calcext:conditional-format>
          <calcext:conditional-format calcext:target-range-address="Feuille1.CL31:Feuille1.CL31">
            <calcext:condition calcext:apply-style-name="nw1e" calcext:value="=1" calcext:base-cell-address="Feuille1.CL31"/>
          </calcext:conditional-format>
          <calcext:conditional-format calcext:target-range-address="Feuille1.CI32:Feuille1.CI32">
            <calcext:condition calcext:apply-style-name="nw1e" calcext:value="=1" calcext:base-cell-address="Feuille1.CI32"/>
          </calcext:conditional-format>
          <calcext:conditional-format calcext:target-range-address="Feuille1.CJ32:Feuille1.CJ32">
            <calcext:condition calcext:apply-style-name="nw1e" calcext:value="=1" calcext:base-cell-address="Feuille1.CJ32"/>
          </calcext:conditional-format>
          <calcext:conditional-format calcext:target-range-address="Feuille1.CL32:Feuille1.CL32">
            <calcext:condition calcext:apply-style-name="nw1e" calcext:value="=1" calcext:base-cell-address="Feuille1.CL32"/>
          </calcext:conditional-format>
          <calcext:conditional-format calcext:target-range-address="Feuille1.CI33:Feuille1.CI33">
            <calcext:condition calcext:apply-style-name="nw1e" calcext:value="=1" calcext:base-cell-address="Feuille1.CI33"/>
          </calcext:conditional-format>
          <calcext:conditional-format calcext:target-range-address="Feuille1.CL33:Feuille1.CL33">
            <calcext:condition calcext:apply-style-name="nw1e" calcext:value="=1" calcext:base-cell-address="Feuille1.CL33"/>
          </calcext:conditional-format>
          <calcext:conditional-format calcext:target-range-address="Feuille1.CH34:Feuille1.CH34">
            <calcext:condition calcext:apply-style-name="nw1e" calcext:value="=1" calcext:base-cell-address="Feuille1.CH34"/>
          </calcext:conditional-format>
          <calcext:conditional-format calcext:target-range-address="Feuille1.CI34:Feuille1.CI34">
            <calcext:condition calcext:apply-style-name="nw1e" calcext:value="=1" calcext:base-cell-address="Feuille1.CI34"/>
          </calcext:conditional-format>
          <calcext:conditional-format calcext:target-range-address="Feuille1.CL34:Feuille1.CL34">
            <calcext:condition calcext:apply-style-name="nw1e" calcext:value="=1" calcext:base-cell-address="Feuille1.CL34"/>
          </calcext:conditional-format>
          <calcext:conditional-format calcext:target-range-address="Feuille1.CH35:Feuille1.CH35">
            <calcext:condition calcext:apply-style-name="nw1e" calcext:value="=1" calcext:base-cell-address="Feuille1.CH35"/>
          </calcext:conditional-format>
          <calcext:conditional-format calcext:target-range-address="Feuille1.CI35:Feuille1.CI35">
            <calcext:condition calcext:apply-style-name="nw1e" calcext:value="=1" calcext:base-cell-address="Feuille1.CI35"/>
          </calcext:conditional-format>
          <calcext:conditional-format calcext:target-range-address="Feuille1.CJ35:Feuille1.CJ35">
            <calcext:condition calcext:apply-style-name="nw1e" calcext:value="=1" calcext:base-cell-address="Feuille1.CJ35"/>
          </calcext:conditional-format>
          <calcext:conditional-format calcext:target-range-address="Feuille1.CL35:Feuille1.CL35">
            <calcext:condition calcext:apply-style-name="nw1e" calcext:value="=1" calcext:base-cell-address="Feuille1.CL35"/>
          </calcext:conditional-format>
          <calcext:conditional-format calcext:target-range-address="Feuille1.CI36:Feuille1.CI36">
            <calcext:condition calcext:apply-style-name="nw1e" calcext:value="=1" calcext:base-cell-address="Feuille1.CI36"/>
          </calcext:conditional-format>
          <calcext:conditional-format calcext:target-range-address="Feuille1.CJ36:Feuille1.CJ36">
            <calcext:condition calcext:apply-style-name="nw1e" calcext:value="=1" calcext:base-cell-address="Feuille1.CJ36"/>
          </calcext:conditional-format>
          <calcext:conditional-format calcext:target-range-address="Feuille1.CL36:Feuille1.CL36">
            <calcext:condition calcext:apply-style-name="nw1e" calcext:value="=1" calcext:base-cell-address="Feuille1.CL36"/>
          </calcext:conditional-format>
          <calcext:conditional-format calcext:target-range-address="Feuille1.CI37:Feuille1.CI37">
            <calcext:condition calcext:apply-style-name="nw1e" calcext:value="=1" calcext:base-cell-address="Feuille1.CI37"/>
          </calcext:conditional-format>
          <calcext:conditional-format calcext:target-range-address="Feuille1.CL37:Feuille1.CL37">
            <calcext:condition calcext:apply-style-name="nw1e" calcext:value="=1" calcext:base-cell-address="Feuille1.CL37"/>
          </calcext:conditional-format>
          <calcext:conditional-format calcext:target-range-address="Feuille1.CH38:Feuille1.CH38">
            <calcext:condition calcext:apply-style-name="nw1e" calcext:value="=1" calcext:base-cell-address="Feuille1.CH38"/>
          </calcext:conditional-format>
          <calcext:conditional-format calcext:target-range-address="Feuille1.CI38:Feuille1.CI38">
            <calcext:condition calcext:apply-style-name="nw1e" calcext:value="=1" calcext:base-cell-address="Feuille1.CI38"/>
          </calcext:conditional-format>
          <calcext:conditional-format calcext:target-range-address="Feuille1.CL38:Feuille1.CL38">
            <calcext:condition calcext:apply-style-name="nw1e" calcext:value="=1" calcext:base-cell-address="Feuille1.CL38"/>
          </calcext:conditional-format>
          <calcext:conditional-format calcext:target-range-address="Feuille1.CH39:Feuille1.CH39">
            <calcext:condition calcext:apply-style-name="nw1e" calcext:value="=1" calcext:base-cell-address="Feuille1.CH39"/>
          </calcext:conditional-format>
          <calcext:conditional-format calcext:target-range-address="Feuille1.CL39:Feuille1.CL39">
            <calcext:condition calcext:apply-style-name="nw1e" calcext:value="=1" calcext:base-cell-address="Feuille1.CL39"/>
          </calcext:conditional-format>
          <calcext:conditional-format calcext:target-range-address="Feuille1.CL40:Feuille1.CL40">
            <calcext:condition calcext:apply-style-name="nw1e" calcext:value="=1" calcext:base-cell-address="Feuille1.CL40"/>
          </calcext:conditional-format>
          <calcext:conditional-format calcext:target-range-address="Feuille1.CI26:Feuille1.CI26">
            <calcext:condition calcext:apply-style-name="nw1e" calcext:value="=1" calcext:base-cell-address="Feuille1.CI26"/>
          </calcext:conditional-format>
          <calcext:conditional-format calcext:target-range-address="Feuille1.CI28:Feuille1.CJ28">
            <calcext:condition calcext:apply-style-name="nw1e" calcext:value="=1" calcext:base-cell-address="Feuille1.CI28"/>
          </calcext:conditional-format>
          <calcext:conditional-format calcext:target-range-address="Feuille1.CI27:Feuille1.CI27">
            <calcext:condition calcext:apply-style-name="nw1e" calcext:value="=1" calcext:base-cell-address="Feuille1.CI27"/>
          </calcext:conditional-format>
          <calcext:conditional-format calcext:target-range-address="Feuille1.CJ27:Feuille1.CJ27">
            <calcext:condition calcext:apply-style-name="nw1e" calcext:value="=1" calcext:base-cell-address="Feuille1.CJ27"/>
          </calcext:conditional-format>
          <calcext:conditional-format calcext:target-range-address="Feuille1.CH11:Feuille1.CI11">
            <calcext:condition calcext:apply-style-name="nw1e" calcext:value="=1" calcext:base-cell-address="Feuille1.CH11"/>
          </calcext:conditional-format>
          <calcext:conditional-format calcext:target-range-address="Feuille1.CO11:Feuille1.CP11">
            <calcext:condition calcext:apply-style-name="nw1e" calcext:value="=1" calcext:base-cell-address="Feuille1.CO11"/>
          </calcext:conditional-format>
          <calcext:conditional-format calcext:target-range-address="Feuille1.CP12:Feuille1.CP12">
            <calcext:condition calcext:apply-style-name="nw1e" calcext:value="=1" calcext:base-cell-address="Feuille1.CP12"/>
          </calcext:conditional-format>
          <calcext:conditional-format calcext:target-range-address="Feuille1.CO11:Feuille1.CP11">
            <calcext:condition calcext:apply-style-name="nw1e" calcext:value="=1" calcext:base-cell-address="Feuille1.CO11"/>
          </calcext:conditional-format>
          <calcext:conditional-format calcext:target-range-address="Feuille1.CP12:Feuille1.CP12">
            <calcext:condition calcext:apply-style-name="nw1e" calcext:value="=1" calcext:base-cell-address="Feuille1.CP12"/>
          </calcext:conditional-format>
          <calcext:conditional-format calcext:target-range-address="Feuille1.CJ23:Feuille1.CJ23">
            <calcext:condition calcext:apply-style-name="nw1e" calcext:value="=1" calcext:base-cell-address="Feuille1.CJ23"/>
            <calcext:condition calcext:apply-style-name="bla" calcext:value="=0" calcext:base-cell-address="Feuille1.CJ23"/>
          </calcext:conditional-format>
          <calcext:conditional-format calcext:target-range-address="Feuille1.CJ23:Feuille1.CJ23">
            <calcext:condition calcext:apply-style-name="nw1e" calcext:value="=1" calcext:base-cell-address="Feuille1.CJ23"/>
            <calcext:condition calcext:apply-style-name="bla" calcext:value="=0" calcext:base-cell-address="Feuille1.CJ23"/>
          </calcext:conditional-format>
          <calcext:conditional-format calcext:target-range-address="Feuille1.CJ23:Feuille1.CJ23">
            <calcext:condition calcext:apply-style-name="nw1e" calcext:value="=1" calcext:base-cell-address="Feuille1.CJ23"/>
            <calcext:condition calcext:apply-style-name="bla" calcext:value="=0" calcext:base-cell-address="Feuille1.CJ23"/>
          </calcext:conditional-format>
          <calcext:conditional-format calcext:target-range-address="Feuille1.CI24:Feuille1.CJ24">
            <calcext:condition calcext:apply-style-name="nw1e" calcext:value="=1" calcext:base-cell-address="Feuille1.CI24"/>
          </calcext:conditional-format>
          <calcext:conditional-format calcext:target-range-address="Feuille1.CJ24:Feuille1.CJ24">
            <calcext:condition calcext:apply-style-name="nw1e" calcext:value="=1" calcext:base-cell-address="Feuille1.CJ24"/>
          </calcext:conditional-format>
          <calcext:conditional-format calcext:target-range-address="Feuille1.CJ25:Feuille1.CJ25">
            <calcext:condition calcext:apply-style-name="nw1e" calcext:value="=1" calcext:base-cell-address="Feuille1.CJ25"/>
          </calcext:conditional-format>
          <calcext:conditional-format calcext:target-range-address="Feuille1.CK43:Feuille1.CO43">
            <calcext:condition calcext:apply-style-name="nw1e" calcext:value="=1" calcext:base-cell-address="Feuille1.CK43"/>
          </calcext:conditional-format>
          <calcext:conditional-format calcext:target-range-address="Feuille1.CK40:Feuille1.CO42 Feuille1.CN26:Feuille1.CN26 Feuille1.CO12:Feuille1.CO12 Feuille1.CO29:Feuille1.CO41">
            <calcext:condition calcext:apply-style-name="nw1e" calcext:value="=1" calcext:base-cell-address="Feuille1.CK12"/>
          </calcext:conditional-format>
          <calcext:conditional-format calcext:target-range-address="Feuille1.CL26:Feuille1.CO26">
            <calcext:condition calcext:apply-style-name="nw1e" calcext:value="=1" calcext:base-cell-address="Feuille1.CL26"/>
          </calcext:conditional-format>
          <calcext:conditional-format calcext:target-range-address="Feuille1.CO24:Feuille1.CO24">
            <calcext:condition calcext:apply-style-name="nw1e" calcext:value="=1" calcext:base-cell-address="Feuille1.CO24"/>
            <calcext:condition calcext:apply-style-name="bla" calcext:value="=0" calcext:base-cell-address="Feuille1.CO24"/>
          </calcext:conditional-format>
          <calcext:conditional-format calcext:target-range-address="Feuille1.CO24:Feuille1.CO24">
            <calcext:condition calcext:apply-style-name="nw1e" calcext:value="=1" calcext:base-cell-address="Feuille1.CO24"/>
            <calcext:condition calcext:apply-style-name="bla" calcext:value="=0" calcext:base-cell-address="Feuille1.CO24"/>
          </calcext:conditional-format>
          <calcext:conditional-format calcext:target-range-address="Feuille1.CO24:Feuille1.CO24">
            <calcext:condition calcext:apply-style-name="nw1e" calcext:value="=1" calcext:base-cell-address="Feuille1.CO24"/>
            <calcext:condition calcext:apply-style-name="bla" calcext:value="=0" calcext:base-cell-address="Feuille1.CO24"/>
          </calcext:conditional-format>
          <calcext:conditional-format calcext:target-range-address="Feuille1.CN29:Feuille1.CO29 Feuille1.CO24:Feuille1.CP24">
            <calcext:condition calcext:apply-style-name="nw1e" calcext:value="=1" calcext:base-cell-address="Feuille1.CN24"/>
          </calcext:conditional-format>
          <calcext:conditional-format calcext:target-range-address="Feuille1.CN24:Feuille1.CN24">
            <calcext:condition calcext:apply-style-name="nw1e" calcext:value="=1" calcext:base-cell-address="Feuille1.CN24"/>
          </calcext:conditional-format>
          <calcext:conditional-format calcext:target-range-address="Feuille1.CO25:Feuille1.CO25">
            <calcext:condition calcext:apply-style-name="nw1e" calcext:value="=1" calcext:base-cell-address="Feuille1.CO25"/>
          </calcext:conditional-format>
          <calcext:conditional-format calcext:target-range-address="Feuille1.CP25:Feuille1.CP25">
            <calcext:condition calcext:apply-style-name="nw1e" calcext:value="=1" calcext:base-cell-address="Feuille1.CP25"/>
          </calcext:conditional-format>
          <calcext:conditional-format calcext:target-range-address="Feuille1.CN25:Feuille1.CN25">
            <calcext:condition calcext:apply-style-name="nw1e" calcext:value="=1" calcext:base-cell-address="Feuille1.CN25"/>
          </calcext:conditional-format>
          <calcext:conditional-format calcext:target-range-address="Feuille1.CO26:Feuille1.CO26">
            <calcext:condition calcext:apply-style-name="nw1e" calcext:value="=1" calcext:base-cell-address="Feuille1.CO26"/>
          </calcext:conditional-format>
          <calcext:conditional-format calcext:target-range-address="Feuille1.CN26:Feuille1.CN26">
            <calcext:condition calcext:apply-style-name="nw1e" calcext:value="=1" calcext:base-cell-address="Feuille1.CN26"/>
          </calcext:conditional-format>
          <calcext:conditional-format calcext:target-range-address="Feuille1.CN27:Feuille1.CN27">
            <calcext:condition calcext:apply-style-name="nw1e" calcext:value="=1" calcext:base-cell-address="Feuille1.CN27"/>
          </calcext:conditional-format>
          <calcext:conditional-format calcext:target-range-address="Feuille1.CN28:Feuille1.CN28">
            <calcext:condition calcext:apply-style-name="nw1e" calcext:value="=1" calcext:base-cell-address="Feuille1.CN28"/>
          </calcext:conditional-format>
          <calcext:conditional-format calcext:target-range-address="Feuille1.CO28:Feuille1.CO28">
            <calcext:condition calcext:apply-style-name="nw1e" calcext:value="=1" calcext:base-cell-address="Feuille1.CO28"/>
          </calcext:conditional-format>
          <calcext:conditional-format calcext:target-range-address="Feuille1.CO29:Feuille1.CO29">
            <calcext:condition calcext:apply-style-name="nw1e" calcext:value="=1" calcext:base-cell-address="Feuille1.CO29"/>
          </calcext:conditional-format>
          <calcext:conditional-format calcext:target-range-address="Feuille1.CN29:Feuille1.CN29">
            <calcext:condition calcext:apply-style-name="nw1e" calcext:value="=1" calcext:base-cell-address="Feuille1.CN29"/>
          </calcext:conditional-format>
          <calcext:conditional-format calcext:target-range-address="Feuille1.CO29:Feuille1.CO29">
            <calcext:condition calcext:apply-style-name="nw1e" calcext:value="=1" calcext:base-cell-address="Feuille1.CO29"/>
          </calcext:conditional-format>
          <calcext:conditional-format calcext:target-range-address="Feuille1.CO30:Feuille1.CO30">
            <calcext:condition calcext:apply-style-name="nw1e" calcext:value="=1" calcext:base-cell-address="Feuille1.CO30"/>
          </calcext:conditional-format>
          <calcext:conditional-format calcext:target-range-address="Feuille1.CP30:Feuille1.CP30">
            <calcext:condition calcext:apply-style-name="nw1e" calcext:value="=1" calcext:base-cell-address="Feuille1.CP30"/>
          </calcext:conditional-format>
          <calcext:conditional-format calcext:target-range-address="Feuille1.CN30:Feuille1.CN30">
            <calcext:condition calcext:apply-style-name="nw1e" calcext:value="=1" calcext:base-cell-address="Feuille1.CN30"/>
          </calcext:conditional-format>
          <calcext:conditional-format calcext:target-range-address="Feuille1.CO30:Feuille1.CO30">
            <calcext:condition calcext:apply-style-name="nw1e" calcext:value="=1" calcext:base-cell-address="Feuille1.CO30"/>
          </calcext:conditional-format>
          <calcext:conditional-format calcext:target-range-address="Feuille1.CP31:Feuille1.CP31">
            <calcext:condition calcext:apply-style-name="nw1e" calcext:value="=1" calcext:base-cell-address="Feuille1.CP31"/>
          </calcext:conditional-format>
          <calcext:conditional-format calcext:target-range-address="Feuille1.CN31:Feuille1.CN31">
            <calcext:condition calcext:apply-style-name="nw1e" calcext:value="=1" calcext:base-cell-address="Feuille1.CN31"/>
          </calcext:conditional-format>
          <calcext:conditional-format calcext:target-range-address="Feuille1.CO31:Feuille1.CO31">
            <calcext:condition calcext:apply-style-name="nw1e" calcext:value="=1" calcext:base-cell-address="Feuille1.CO31"/>
          </calcext:conditional-format>
          <calcext:conditional-format calcext:target-range-address="Feuille1.CP32:Feuille1.CP32">
            <calcext:condition calcext:apply-style-name="nw1e" calcext:value="=1" calcext:base-cell-address="Feuille1.CP32"/>
          </calcext:conditional-format>
          <calcext:conditional-format calcext:target-range-address="Feuille1.CO32:Feuille1.CO32">
            <calcext:condition calcext:apply-style-name="nw1e" calcext:value="=1" calcext:base-cell-address="Feuille1.CO32"/>
          </calcext:conditional-format>
          <calcext:conditional-format calcext:target-range-address="Feuille1.CO33:Feuille1.CO33">
            <calcext:condition calcext:apply-style-name="nw1e" calcext:value="=1" calcext:base-cell-address="Feuille1.CO33"/>
          </calcext:conditional-format>
          <calcext:conditional-format calcext:target-range-address="Feuille1.CP33:Feuille1.CP33">
            <calcext:condition calcext:apply-style-name="nw1e" calcext:value="=1" calcext:base-cell-address="Feuille1.CP33"/>
          </calcext:conditional-format>
          <calcext:conditional-format calcext:target-range-address="Feuille1.CO33:Feuille1.CO33">
            <calcext:condition calcext:apply-style-name="nw1e" calcext:value="=1" calcext:base-cell-address="Feuille1.CO33"/>
          </calcext:conditional-format>
          <calcext:conditional-format calcext:target-range-address="Feuille1.CO34:Feuille1.CO34">
            <calcext:condition calcext:apply-style-name="nw1e" calcext:value="=1" calcext:base-cell-address="Feuille1.CO34"/>
          </calcext:conditional-format>
          <calcext:conditional-format calcext:target-range-address="Feuille1.CO34:Feuille1.CO34">
            <calcext:condition calcext:apply-style-name="nw1e" calcext:value="=1" calcext:base-cell-address="Feuille1.CO34"/>
          </calcext:conditional-format>
          <calcext:conditional-format calcext:target-range-address="Feuille1.CO35:Feuille1.CO35">
            <calcext:condition calcext:apply-style-name="nw1e" calcext:value="=1" calcext:base-cell-address="Feuille1.CO35"/>
          </calcext:conditional-format>
          <calcext:conditional-format calcext:target-range-address="Feuille1.CO27:Feuille1.CO27">
            <calcext:condition calcext:apply-style-name="nw1e" calcext:value="=1" calcext:base-cell-address="Feuille1.CO27"/>
          </calcext:conditional-format>
          <calcext:conditional-format calcext:target-range-address="Feuille1.CO29:Feuille1.CP29">
            <calcext:condition calcext:apply-style-name="nw1e" calcext:value="=1" calcext:base-cell-address="Feuille1.CO29"/>
          </calcext:conditional-format>
          <calcext:conditional-format calcext:target-range-address="Feuille1.CO28:Feuille1.CO28">
            <calcext:condition calcext:apply-style-name="nw1e" calcext:value="=1" calcext:base-cell-address="Feuille1.CO28"/>
          </calcext:conditional-format>
          <calcext:conditional-format calcext:target-range-address="Feuille1.CP28:Feuille1.CP28">
            <calcext:condition calcext:apply-style-name="nw1e" calcext:value="=1" calcext:base-cell-address="Feuille1.CP28"/>
          </calcext:conditional-format>
          <calcext:conditional-format calcext:target-range-address="Feuille1.CM12:Feuille1.CO12">
            <calcext:condition calcext:apply-style-name="nw1e" calcext:value="=1" calcext:base-cell-address="Feuille1.CM12"/>
          </calcext:conditional-format>
          <calcext:conditional-format calcext:target-range-address="Feuille1.CO13:Feuille1.CO16 Feuille1.CN36:Feuille1.CN39 Feuille1.CO39:Feuille1.CO40 Feuille1.CP42:Feuille1.CP42 Feuille1.CO43:Feuille1.CO43 Feuille1.CO44:Feuille1.CP44 Feuille1.CN30:Feuille1.CN33 Feuille1.CP45:Feuille1.CP45 Feuille1.CN33:Feuille1.CN34 Feuille1.CM34:Feuille1.CN35 Feuille1.CM38:Feuille1.CN39 Feuille1.CK41:Feuille1.CN41">
            <calcext:condition calcext:apply-style-name="nw1e" calcext:value="=1" calcext:base-cell-address="Feuille1.CK13"/>
          </calcext:conditional-format>
          <calcext:conditional-format calcext:target-range-address="Feuille1.CO24:Feuille1.CO24">
            <calcext:condition calcext:apply-style-name="nw1e" calcext:value="=1" calcext:base-cell-address="Feuille1.CO24"/>
            <calcext:condition calcext:apply-style-name="bla" calcext:value="=0" calcext:base-cell-address="Feuille1.CO24"/>
          </calcext:conditional-format>
          <calcext:conditional-format calcext:target-range-address="Feuille1.CO24:Feuille1.CO24">
            <calcext:condition calcext:apply-style-name="nw1e" calcext:value="=1" calcext:base-cell-address="Feuille1.CO24"/>
            <calcext:condition calcext:apply-style-name="bla" calcext:value="=0" calcext:base-cell-address="Feuille1.CO24"/>
          </calcext:conditional-format>
          <calcext:conditional-format calcext:target-range-address="Feuille1.CO24:Feuille1.CO24">
            <calcext:condition calcext:apply-style-name="nw1e" calcext:value="=1" calcext:base-cell-address="Feuille1.CO24"/>
            <calcext:condition calcext:apply-style-name="bla" calcext:value="=0" calcext:base-cell-address="Feuille1.CO24"/>
          </calcext:conditional-format>
          <calcext:conditional-format calcext:target-range-address="Feuille1.CN29:Feuille1.CO29 Feuille1.CO24:Feuille1.CP24">
            <calcext:condition calcext:apply-style-name="nw1e" calcext:value="=1" calcext:base-cell-address="Feuille1.CN24"/>
          </calcext:conditional-format>
          <calcext:conditional-format calcext:target-range-address="Feuille1.CN24:Feuille1.CN24">
            <calcext:condition calcext:apply-style-name="nw1e" calcext:value="=1" calcext:base-cell-address="Feuille1.CN24"/>
          </calcext:conditional-format>
          <calcext:conditional-format calcext:target-range-address="Feuille1.CO25:Feuille1.CO25">
            <calcext:condition calcext:apply-style-name="nw1e" calcext:value="=1" calcext:base-cell-address="Feuille1.CO25"/>
          </calcext:conditional-format>
          <calcext:conditional-format calcext:target-range-address="Feuille1.CP25:Feuille1.CP25">
            <calcext:condition calcext:apply-style-name="nw1e" calcext:value="=1" calcext:base-cell-address="Feuille1.CP25"/>
          </calcext:conditional-format>
          <calcext:conditional-format calcext:target-range-address="Feuille1.CN25:Feuille1.CN25">
            <calcext:condition calcext:apply-style-name="nw1e" calcext:value="=1" calcext:base-cell-address="Feuille1.CN25"/>
          </calcext:conditional-format>
          <calcext:conditional-format calcext:target-range-address="Feuille1.CO26:Feuille1.CO26">
            <calcext:condition calcext:apply-style-name="nw1e" calcext:value="=1" calcext:base-cell-address="Feuille1.CO26"/>
          </calcext:conditional-format>
          <calcext:conditional-format calcext:target-range-address="Feuille1.CN26:Feuille1.CN26">
            <calcext:condition calcext:apply-style-name="nw1e" calcext:value="=1" calcext:base-cell-address="Feuille1.CN26"/>
          </calcext:conditional-format>
          <calcext:conditional-format calcext:target-range-address="Feuille1.CN27:Feuille1.CN27">
            <calcext:condition calcext:apply-style-name="nw1e" calcext:value="=1" calcext:base-cell-address="Feuille1.CN27"/>
          </calcext:conditional-format>
          <calcext:conditional-format calcext:target-range-address="Feuille1.CN28:Feuille1.CN28">
            <calcext:condition calcext:apply-style-name="nw1e" calcext:value="=1" calcext:base-cell-address="Feuille1.CN28"/>
          </calcext:conditional-format>
          <calcext:conditional-format calcext:target-range-address="Feuille1.CO28:Feuille1.CO28">
            <calcext:condition calcext:apply-style-name="nw1e" calcext:value="=1" calcext:base-cell-address="Feuille1.CO28"/>
          </calcext:conditional-format>
          <calcext:conditional-format calcext:target-range-address="Feuille1.CO29:Feuille1.CO29">
            <calcext:condition calcext:apply-style-name="nw1e" calcext:value="=1" calcext:base-cell-address="Feuille1.CO29"/>
          </calcext:conditional-format>
          <calcext:conditional-format calcext:target-range-address="Feuille1.CN29:Feuille1.CN29">
            <calcext:condition calcext:apply-style-name="nw1e" calcext:value="=1" calcext:base-cell-address="Feuille1.CN29"/>
          </calcext:conditional-format>
          <calcext:conditional-format calcext:target-range-address="Feuille1.CO29:Feuille1.CO29">
            <calcext:condition calcext:apply-style-name="nw1e" calcext:value="=1" calcext:base-cell-address="Feuille1.CO29"/>
          </calcext:conditional-format>
          <calcext:conditional-format calcext:target-range-address="Feuille1.CO30:Feuille1.CO30">
            <calcext:condition calcext:apply-style-name="nw1e" calcext:value="=1" calcext:base-cell-address="Feuille1.CO30"/>
          </calcext:conditional-format>
          <calcext:conditional-format calcext:target-range-address="Feuille1.CP30:Feuille1.CP30">
            <calcext:condition calcext:apply-style-name="nw1e" calcext:value="=1" calcext:base-cell-address="Feuille1.CP30"/>
          </calcext:conditional-format>
          <calcext:conditional-format calcext:target-range-address="Feuille1.CN30:Feuille1.CN30">
            <calcext:condition calcext:apply-style-name="nw1e" calcext:value="=1" calcext:base-cell-address="Feuille1.CN30"/>
          </calcext:conditional-format>
          <calcext:conditional-format calcext:target-range-address="Feuille1.CO30:Feuille1.CO30">
            <calcext:condition calcext:apply-style-name="nw1e" calcext:value="=1" calcext:base-cell-address="Feuille1.CO30"/>
          </calcext:conditional-format>
          <calcext:conditional-format calcext:target-range-address="Feuille1.CP31:Feuille1.CP31">
            <calcext:condition calcext:apply-style-name="nw1e" calcext:value="=1" calcext:base-cell-address="Feuille1.CP31"/>
          </calcext:conditional-format>
          <calcext:conditional-format calcext:target-range-address="Feuille1.CN31:Feuille1.CN31">
            <calcext:condition calcext:apply-style-name="nw1e" calcext:value="=1" calcext:base-cell-address="Feuille1.CN31"/>
          </calcext:conditional-format>
          <calcext:conditional-format calcext:target-range-address="Feuille1.CO31:Feuille1.CO31">
            <calcext:condition calcext:apply-style-name="nw1e" calcext:value="=1" calcext:base-cell-address="Feuille1.CO31"/>
          </calcext:conditional-format>
          <calcext:conditional-format calcext:target-range-address="Feuille1.CP32:Feuille1.CP32">
            <calcext:condition calcext:apply-style-name="nw1e" calcext:value="=1" calcext:base-cell-address="Feuille1.CP32"/>
          </calcext:conditional-format>
          <calcext:conditional-format calcext:target-range-address="Feuille1.CO32:Feuille1.CO32">
            <calcext:condition calcext:apply-style-name="nw1e" calcext:value="=1" calcext:base-cell-address="Feuille1.CO32"/>
          </calcext:conditional-format>
          <calcext:conditional-format calcext:target-range-address="Feuille1.CO33:Feuille1.CO33">
            <calcext:condition calcext:apply-style-name="nw1e" calcext:value="=1" calcext:base-cell-address="Feuille1.CO33"/>
          </calcext:conditional-format>
          <calcext:conditional-format calcext:target-range-address="Feuille1.CP33:Feuille1.CP33">
            <calcext:condition calcext:apply-style-name="nw1e" calcext:value="=1" calcext:base-cell-address="Feuille1.CP33"/>
          </calcext:conditional-format>
          <calcext:conditional-format calcext:target-range-address="Feuille1.CO33:Feuille1.CO33">
            <calcext:condition calcext:apply-style-name="nw1e" calcext:value="=1" calcext:base-cell-address="Feuille1.CO33"/>
          </calcext:conditional-format>
          <calcext:conditional-format calcext:target-range-address="Feuille1.CO34:Feuille1.CO34">
            <calcext:condition calcext:apply-style-name="nw1e" calcext:value="=1" calcext:base-cell-address="Feuille1.CO34"/>
          </calcext:conditional-format>
          <calcext:conditional-format calcext:target-range-address="Feuille1.CO34:Feuille1.CO34">
            <calcext:condition calcext:apply-style-name="nw1e" calcext:value="=1" calcext:base-cell-address="Feuille1.CO34"/>
          </calcext:conditional-format>
          <calcext:conditional-format calcext:target-range-address="Feuille1.CO35:Feuille1.CO35">
            <calcext:condition calcext:apply-style-name="nw1e" calcext:value="=1" calcext:base-cell-address="Feuille1.CO35"/>
          </calcext:conditional-format>
          <calcext:conditional-format calcext:target-range-address="Feuille1.CO22:Feuille1.CO22">
            <calcext:condition calcext:apply-style-name="nw1e" calcext:value="=1" calcext:base-cell-address="Feuille1.CO22"/>
          </calcext:conditional-format>
          <calcext:conditional-format calcext:target-range-address="Feuille1.CO36:Feuille1.CO36">
            <calcext:condition calcext:apply-style-name="nw1e" calcext:value="=1" calcext:base-cell-address="Feuille1.CO36"/>
          </calcext:conditional-format>
          <calcext:conditional-format calcext:target-range-address="Feuille1.CO37:Feuille1.CO37">
            <calcext:condition calcext:apply-style-name="nw1e" calcext:value="=1" calcext:base-cell-address="Feuille1.CO37"/>
          </calcext:conditional-format>
          <calcext:conditional-format calcext:target-range-address="Feuille1.CO37:Feuille1.CO37">
            <calcext:condition calcext:apply-style-name="nw1e" calcext:value="=1" calcext:base-cell-address="Feuille1.CO37"/>
          </calcext:conditional-format>
          <calcext:conditional-format calcext:target-range-address="Feuille1.CO23:Feuille1.CO23">
            <calcext:condition calcext:apply-style-name="nw1e" calcext:value="=1" calcext:base-cell-address="Feuille1.CO23"/>
          </calcext:conditional-format>
          <calcext:conditional-format calcext:target-range-address="Feuille1.CO38:Feuille1.CO38">
            <calcext:condition calcext:apply-style-name="nw1e" calcext:value="=1" calcext:base-cell-address="Feuille1.CO38"/>
          </calcext:conditional-format>
          <calcext:conditional-format calcext:target-range-address="Feuille1.CP38:Feuille1.CP38">
            <calcext:condition calcext:apply-style-name="nw1e" calcext:value="=1" calcext:base-cell-address="Feuille1.CP38"/>
          </calcext:conditional-format>
          <calcext:conditional-format calcext:target-range-address="Feuille1.CO38:Feuille1.CO38">
            <calcext:condition calcext:apply-style-name="nw1e" calcext:value="=1" calcext:base-cell-address="Feuille1.CO38"/>
          </calcext:conditional-format>
          <calcext:conditional-format calcext:target-range-address="Feuille1.CO24:Feuille1.CO24">
            <calcext:condition calcext:apply-style-name="nw1e" calcext:value="=1" calcext:base-cell-address="Feuille1.CO24"/>
          </calcext:conditional-format>
          <calcext:conditional-format calcext:target-range-address="Feuille1.CP39:Feuille1.CP39">
            <calcext:condition calcext:apply-style-name="nw1e" calcext:value="=1" calcext:base-cell-address="Feuille1.CP39"/>
          </calcext:conditional-format>
          <calcext:conditional-format calcext:target-range-address="Feuille1.CO39:Feuille1.CO39">
            <calcext:condition calcext:apply-style-name="nw1e" calcext:value="=1" calcext:base-cell-address="Feuille1.CO39"/>
          </calcext:conditional-format>
          <calcext:conditional-format calcext:target-range-address="Feuille1.CO25:Feuille1.CO25">
            <calcext:condition calcext:apply-style-name="nw1e" calcext:value="=1" calcext:base-cell-address="Feuille1.CO25"/>
          </calcext:conditional-format>
          <calcext:conditional-format calcext:target-range-address="Feuille1.CP40:Feuille1.CP40">
            <calcext:condition calcext:apply-style-name="nw1e" calcext:value="=1" calcext:base-cell-address="Feuille1.CP40"/>
          </calcext:conditional-format>
          <calcext:conditional-format calcext:target-range-address="Feuille1.CN40:Feuille1.CN40">
            <calcext:condition calcext:apply-style-name="nw1e" calcext:value="=1" calcext:base-cell-address="Feuille1.CN40"/>
          </calcext:conditional-format>
          <calcext:conditional-format calcext:target-range-address="Feuille1.CO40:Feuille1.CO40">
            <calcext:condition calcext:apply-style-name="nw1e" calcext:value="=1" calcext:base-cell-address="Feuille1.CO40"/>
          </calcext:conditional-format>
          <calcext:conditional-format calcext:target-range-address="Feuille1.CO26:Feuille1.CO26">
            <calcext:condition calcext:apply-style-name="nw1e" calcext:value="=1" calcext:base-cell-address="Feuille1.CO26"/>
          </calcext:conditional-format>
          <calcext:conditional-format calcext:target-range-address="Feuille1.CO41:Feuille1.CO41">
            <calcext:condition calcext:apply-style-name="nw1e" calcext:value="=1" calcext:base-cell-address="Feuille1.CO41"/>
          </calcext:conditional-format>
          <calcext:conditional-format calcext:target-range-address="Feuille1.CP41:Feuille1.CP41">
            <calcext:condition calcext:apply-style-name="nw1e" calcext:value="=1" calcext:base-cell-address="Feuille1.CP41"/>
          </calcext:conditional-format>
          <calcext:conditional-format calcext:target-range-address="Feuille1.CN41:Feuille1.CN41">
            <calcext:condition calcext:apply-style-name="nw1e" calcext:value="=1" calcext:base-cell-address="Feuille1.CN41"/>
          </calcext:conditional-format>
          <calcext:conditional-format calcext:target-range-address="Feuille1.CO41:Feuille1.CO41">
            <calcext:condition calcext:apply-style-name="nw1e" calcext:value="=1" calcext:base-cell-address="Feuille1.CO41"/>
          </calcext:conditional-format>
          <calcext:conditional-format calcext:target-range-address="Feuille1.CO27:Feuille1.CO27">
            <calcext:condition calcext:apply-style-name="nw1e" calcext:value="=1" calcext:base-cell-address="Feuille1.CO27"/>
          </calcext:conditional-format>
          <calcext:conditional-format calcext:target-range-address="Feuille1.CO42:Feuille1.CO42">
            <calcext:condition calcext:apply-style-name="nw1e" calcext:value="=1" calcext:base-cell-address="Feuille1.CO42"/>
          </calcext:conditional-format>
          <calcext:conditional-format calcext:target-range-address="Feuille1.CN42:Feuille1.CN42">
            <calcext:condition calcext:apply-style-name="nw1e" calcext:value="=1" calcext:base-cell-address="Feuille1.CN42"/>
          </calcext:conditional-format>
          <calcext:conditional-format calcext:target-range-address="Feuille1.CO28:Feuille1.CO28">
            <calcext:condition calcext:apply-style-name="nw1e" calcext:value="=1" calcext:base-cell-address="Feuille1.CO28"/>
          </calcext:conditional-format>
          <calcext:conditional-format calcext:target-range-address="Feuille1.CO42:Feuille1.CO42">
            <calcext:condition calcext:apply-style-name="nw1e" calcext:value="=1" calcext:base-cell-address="Feuille1.CO42"/>
          </calcext:conditional-format>
          <calcext:conditional-format calcext:target-range-address="Feuille1.CN43:Feuille1.CN43">
            <calcext:condition calcext:apply-style-name="nw1e" calcext:value="=1" calcext:base-cell-address="Feuille1.CN43"/>
          </calcext:conditional-format>
          <calcext:conditional-format calcext:target-range-address="Feuille1.CO43:Feuille1.CO43">
            <calcext:condition calcext:apply-style-name="nw1e" calcext:value="=1" calcext:base-cell-address="Feuille1.CO43"/>
          </calcext:conditional-format>
          <calcext:conditional-format calcext:target-range-address="Feuille1.CO29:Feuille1.CO29">
            <calcext:condition calcext:apply-style-name="nw1e" calcext:value="=1" calcext:base-cell-address="Feuille1.CO29"/>
          </calcext:conditional-format>
          <calcext:conditional-format calcext:target-range-address="Feuille1.CN44:Feuille1.CN44">
            <calcext:condition calcext:apply-style-name="nw1e" calcext:value="=1" calcext:base-cell-address="Feuille1.CN44"/>
          </calcext:conditional-format>
          <calcext:conditional-format calcext:target-range-address="Feuille1.CO30:Feuille1.CO30">
            <calcext:condition calcext:apply-style-name="nw1e" calcext:value="=1" calcext:base-cell-address="Feuille1.CO30"/>
          </calcext:conditional-format>
          <calcext:conditional-format calcext:target-range-address="Feuille1.CO45:Feuille1.CO45">
            <calcext:condition calcext:apply-style-name="nw1e" calcext:value="=1" calcext:base-cell-address="Feuille1.CO45"/>
          </calcext:conditional-format>
          <calcext:conditional-format calcext:target-range-address="Feuille1.CN45:Feuille1.CN45">
            <calcext:condition calcext:apply-style-name="nw1e" calcext:value="=1" calcext:base-cell-address="Feuille1.CN45"/>
          </calcext:conditional-format>
          <calcext:conditional-format calcext:target-range-address="Feuille1.CO31:Feuille1.CO31">
            <calcext:condition calcext:apply-style-name="nw1e" calcext:value="=1" calcext:base-cell-address="Feuille1.CO31"/>
          </calcext:conditional-format>
          <calcext:conditional-format calcext:target-range-address="Feuille1.CN32:Feuille1.CN32">
            <calcext:condition calcext:apply-style-name="nw1e" calcext:value="=1" calcext:base-cell-address="Feuille1.CN32"/>
          </calcext:conditional-format>
          <calcext:conditional-format calcext:target-range-address="Feuille1.CO32:Feuille1.CO32">
            <calcext:condition calcext:apply-style-name="nw1e" calcext:value="=1" calcext:base-cell-address="Feuille1.CO32"/>
          </calcext:conditional-format>
          <calcext:conditional-format calcext:target-range-address="Feuille1.CP32:Feuille1.CP32">
            <calcext:condition calcext:apply-style-name="nw1e" calcext:value="=1" calcext:base-cell-address="Feuille1.CP32"/>
          </calcext:conditional-format>
          <calcext:conditional-format calcext:target-range-address="Feuille1.CO32:Feuille1.CO32">
            <calcext:condition calcext:apply-style-name="nw1e" calcext:value="=1" calcext:base-cell-address="Feuille1.CO32"/>
          </calcext:conditional-format>
          <calcext:conditional-format calcext:target-range-address="Feuille1.CO33:Feuille1.CO33">
            <calcext:condition calcext:apply-style-name="nw1e" calcext:value="=1" calcext:base-cell-address="Feuille1.CO33"/>
          </calcext:conditional-format>
          <calcext:conditional-format calcext:target-range-address="Feuille1.CP33:Feuille1.CP33">
            <calcext:condition calcext:apply-style-name="nw1e" calcext:value="=1" calcext:base-cell-address="Feuille1.CP33"/>
          </calcext:conditional-format>
          <calcext:conditional-format calcext:target-range-address="Feuille1.CO33:Feuille1.CO33">
            <calcext:condition calcext:apply-style-name="nw1e" calcext:value="=1" calcext:base-cell-address="Feuille1.CO33"/>
          </calcext:conditional-format>
          <calcext:conditional-format calcext:target-range-address="Feuille1.CO34:Feuille1.CO34">
            <calcext:condition calcext:apply-style-name="nw1e" calcext:value="=1" calcext:base-cell-address="Feuille1.CO34"/>
          </calcext:conditional-format>
          <calcext:conditional-format calcext:target-range-address="Feuille1.CO34:Feuille1.CO34">
            <calcext:condition calcext:apply-style-name="nw1e" calcext:value="=1" calcext:base-cell-address="Feuille1.CO34"/>
          </calcext:conditional-format>
          <calcext:conditional-format calcext:target-range-address="Feuille1.CN35:Feuille1.CN35">
            <calcext:condition calcext:apply-style-name="nw1e" calcext:value="=1" calcext:base-cell-address="Feuille1.CN35"/>
          </calcext:conditional-format>
          <calcext:conditional-format calcext:target-range-address="Feuille1.CO35:Feuille1.CO35">
            <calcext:condition calcext:apply-style-name="nw1e" calcext:value="=1" calcext:base-cell-address="Feuille1.CO35"/>
          </calcext:conditional-format>
          <calcext:conditional-format calcext:target-range-address="Feuille1.CO35:Feuille1.CO35">
            <calcext:condition calcext:apply-style-name="nw1e" calcext:value="=1" calcext:base-cell-address="Feuille1.CO35"/>
          </calcext:conditional-format>
          <calcext:conditional-format calcext:target-range-address="Feuille1.CN36:Feuille1.CN36">
            <calcext:condition calcext:apply-style-name="nw1e" calcext:value="=1" calcext:base-cell-address="Feuille1.CN36"/>
          </calcext:conditional-format>
          <calcext:conditional-format calcext:target-range-address="Feuille1.CO36:Feuille1.CO36">
            <calcext:condition calcext:apply-style-name="nw1e" calcext:value="=1" calcext:base-cell-address="Feuille1.CO36"/>
          </calcext:conditional-format>
          <calcext:conditional-format calcext:target-range-address="Feuille1.CP36:Feuille1.CP36">
            <calcext:condition calcext:apply-style-name="nw1e" calcext:value="=1" calcext:base-cell-address="Feuille1.CP36"/>
          </calcext:conditional-format>
          <calcext:conditional-format calcext:target-range-address="Feuille1.CO36:Feuille1.CO36">
            <calcext:condition calcext:apply-style-name="nw1e" calcext:value="=1" calcext:base-cell-address="Feuille1.CO36"/>
          </calcext:conditional-format>
          <calcext:conditional-format calcext:target-range-address="Feuille1.CO37:Feuille1.CO37">
            <calcext:condition calcext:apply-style-name="nw1e" calcext:value="=1" calcext:base-cell-address="Feuille1.CO37"/>
          </calcext:conditional-format>
          <calcext:conditional-format calcext:target-range-address="Feuille1.CP37:Feuille1.CP37">
            <calcext:condition calcext:apply-style-name="nw1e" calcext:value="=1" calcext:base-cell-address="Feuille1.CP37"/>
          </calcext:conditional-format>
          <calcext:conditional-format calcext:target-range-address="Feuille1.CO37:Feuille1.CO37">
            <calcext:condition calcext:apply-style-name="nw1e" calcext:value="=1" calcext:base-cell-address="Feuille1.CO37"/>
          </calcext:conditional-format>
          <calcext:conditional-format calcext:target-range-address="Feuille1.CO38:Feuille1.CO38">
            <calcext:condition calcext:apply-style-name="nw1e" calcext:value="=1" calcext:base-cell-address="Feuille1.CO38"/>
          </calcext:conditional-format>
          <calcext:conditional-format calcext:target-range-address="Feuille1.CO38:Feuille1.CO38">
            <calcext:condition calcext:apply-style-name="nw1e" calcext:value="=1" calcext:base-cell-address="Feuille1.CO38"/>
          </calcext:conditional-format>
          <calcext:conditional-format calcext:target-range-address="Feuille1.CN39:Feuille1.CN39">
            <calcext:condition calcext:apply-style-name="nw1e" calcext:value="=1" calcext:base-cell-address="Feuille1.CN39"/>
          </calcext:conditional-format>
          <calcext:conditional-format calcext:target-range-address="Feuille1.CO39:Feuille1.CO39">
            <calcext:condition calcext:apply-style-name="nw1e" calcext:value="=1" calcext:base-cell-address="Feuille1.CO39"/>
          </calcext:conditional-format>
          <calcext:conditional-format calcext:target-range-address="Feuille1.CO39:Feuille1.CO39">
            <calcext:condition calcext:apply-style-name="nw1e" calcext:value="=1" calcext:base-cell-address="Feuille1.CO39"/>
          </calcext:conditional-format>
          <calcext:conditional-format calcext:target-range-address="Feuille1.CN40:Feuille1.CN40">
            <calcext:condition calcext:apply-style-name="nw1e" calcext:value="=1" calcext:base-cell-address="Feuille1.CN40"/>
          </calcext:conditional-format>
          <calcext:conditional-format calcext:target-range-address="Feuille1.CO40:Feuille1.CO40">
            <calcext:condition calcext:apply-style-name="nw1e" calcext:value="=1" calcext:base-cell-address="Feuille1.CO40"/>
          </calcext:conditional-format>
          <calcext:conditional-format calcext:target-range-address="Feuille1.CO41:Feuille1.CO41">
            <calcext:condition calcext:apply-style-name="nw1e" calcext:value="=1" calcext:base-cell-address="Feuille1.CO41"/>
          </calcext:conditional-format>
          <calcext:conditional-format calcext:target-range-address="Feuille1.CO27:Feuille1.CO27">
            <calcext:condition calcext:apply-style-name="nw1e" calcext:value="=1" calcext:base-cell-address="Feuille1.CO27"/>
          </calcext:conditional-format>
          <calcext:conditional-format calcext:target-range-address="Feuille1.CO29:Feuille1.CP29">
            <calcext:condition calcext:apply-style-name="nw1e" calcext:value="=1" calcext:base-cell-address="Feuille1.CO29"/>
          </calcext:conditional-format>
          <calcext:conditional-format calcext:target-range-address="Feuille1.CO28:Feuille1.CO28">
            <calcext:condition calcext:apply-style-name="nw1e" calcext:value="=1" calcext:base-cell-address="Feuille1.CO28"/>
          </calcext:conditional-format>
          <calcext:conditional-format calcext:target-range-address="Feuille1.CP28:Feuille1.CP28">
            <calcext:condition calcext:apply-style-name="nw1e" calcext:value="=1" calcext:base-cell-address="Feuille1.CP28"/>
          </calcext:conditional-format>
          <calcext:conditional-format calcext:target-range-address="Feuille1.CN12:Feuille1.CO12">
            <calcext:condition calcext:apply-style-name="nw1e" calcext:value="=1" calcext:base-cell-address="Feuille1.CN12"/>
          </calcext:conditional-format>
          <calcext:conditional-format calcext:target-range-address="Feuille1.DC16:Feuille1.DC16 Feuille1.DC12:Feuille1.DF15 Feuille1.DC17:Feuille1.DD17 Feuille1.DC11:Feuille1.DF11 Feuille1.DD11:Feuille1.DD11 Feuille1.DC18:Feuille1.DF23 Feuille1.DE16:Feuille1.DF16 Feuille1.DF17:Feuille1.DF17 Feuille1.DF11:Feuille1.DF11">
            <calcext:condition calcext:apply-style-name="nw1e" calcext:value="=1" calcext:base-cell-address="Feuille1.DC11"/>
          </calcext:conditional-format>
          <calcext:conditional-format calcext:target-range-address="Feuille1.AD50:Feuille1.AD50 Feuille1.AB63:Feuille1.AC63 Feuille1.AB51:Feuille1.AB59 Feuille1.AB61:Feuille1.AB61 Feuille1.AB67:Feuille1.AB68 Feuille1.AB72:Feuille1.AB74">
            <calcext:condition calcext:apply-style-name="nw1e" calcext:value="=1" calcext:base-cell-address="Feuille1.AB50"/>
          </calcext:conditional-format>
          <calcext:conditional-format calcext:target-range-address="Feuille1.AB76:Feuille1.AC76">
            <calcext:condition calcext:apply-style-name="nw1e" calcext:value="=1" calcext:base-cell-address="Feuille1.AB76"/>
          </calcext:conditional-format>
          <calcext:conditional-format calcext:target-range-address="Feuille1.AB51:Feuille1.AB58">
            <calcext:condition calcext:apply-style-name="nw1e" calcext:value="=1" calcext:base-cell-address="Feuille1.AB51"/>
          </calcext:conditional-format>
          <calcext:conditional-format calcext:target-range-address="Feuille1.AC50:Feuille1.AC51 Feuille1.AC53:Feuille1.AC57 Feuille1.AB58:Feuille1.AB58 Feuille1.AB54:Feuille1.AB54">
            <calcext:condition calcext:apply-style-name="nw1e" calcext:value="=1" calcext:base-cell-address="Feuille1.AB50"/>
          </calcext:conditional-format>
          <calcext:conditional-format calcext:target-range-address="Feuille1.AB50:Feuille1.AB51">
            <calcext:condition calcext:apply-style-name="nw1e" calcext:value="=1" calcext:base-cell-address="Feuille1.AB50"/>
          </calcext:conditional-format>
          <calcext:conditional-format calcext:target-range-address="Feuille1.AJ50:Feuille1.AJ50">
            <calcext:condition calcext:apply-style-name="nw1e" calcext:value="=1" calcext:base-cell-address="Feuille1.AJ50"/>
          </calcext:conditional-format>
          <calcext:conditional-format calcext:target-range-address="Feuille1.AI67:Feuille1.AI68 Feuille1.AI72:Feuille1.AI74">
            <calcext:condition calcext:apply-style-name="nw1e" calcext:value="=1" calcext:base-cell-address="Feuille1.AI67"/>
          </calcext:conditional-format>
          <calcext:conditional-format calcext:target-range-address="Feuille1.AI76:Feuille1.AI76">
            <calcext:condition calcext:apply-style-name="nw1e" calcext:value="=1" calcext:base-cell-address="Feuille1.AI76"/>
          </calcext:conditional-format>
        </calcext:conditional-formats>
      </table:table>
      <table:named-expressions/>
      <table:database-ranges>
        <table:database-range table:name="__Anonymous_DB__1" table:target-range-address="Feuille1.CC15:Feuille1.CF29" table:contains-header="false">
          <table:sort>
            <table:sort-by table:field-number="0" table:data-type="automatic"/>
          </table:sort>
        </table:database-range>
        <table:database-range table:name="__Anonymous_Sheet_DB__0" table:target-range-address="Feuille1.F27:Feuille1.I4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14:55:29.2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6.0.7.3$Windows_X86_64 LibreOffice_project/dc89aa7a9eabfd848af146d5086077aeed2ae4a5</meta:generator>
    <dc:date>2019-03-09T14:58:58.048000000</dc:date>
    <meta:editing-duration>PT4H54M49S</meta:editing-duration>
    <meta:editing-cycles>17</meta:editing-cycles>
    <meta:document-statistic meta:table-count="1" meta:cell-count="12" meta:object-count="0"/>
  </office:meta>
</office:document-meta>
</file>